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20000001BD458AA934825D568.jpg" manifest:media-type="image/jpeg"/>
  <manifest:file-entry manifest:full-path="Pictures/10000000000000820000001B93B44D5CDBFF6D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Regular1" svg:font-family="ArialRegular"/>
    <style:font-face style:name="CourierNewRegular1" svg:font-family="CourierNewRegular"/>
    <style:font-face style:name="VerdanaRegular1" svg:font-family="VerdanaRegular"/>
    <style:font-face style:name="Arial" svg:font-family="Arial" style:font-pitch="variable"/>
    <style:font-face style:name="ArialRegular" svg:font-family="ArialRegular" style:font-pitch="variable"/>
    <style:font-face style:name="CourierNewRegular" svg:font-family="CourierNewRegula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VerdanaRegular" svg:font-family="Verdana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ee"/>
    </style:style>
    <style:style style:name="gr2" style:family="graphic" style:parent-style-name="standard">
      <style:graphic-properties draw:stroke="none" draw:fill="solid" draw:fill-color="#666666"/>
    </style:style>
    <style:style style:name="gr3" style:family="graphic" style:parent-style-name="standard">
      <style:graphic-properties draw:stroke="none" draw:fill="solid" draw:fill-color="#aaaaaa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222222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46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6cm" fo:min-width="0.296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solid" svg:stroke-width="0.021cm" svg:stroke-color="#0000ee" draw:stroke-linejoin="miter" svg:stroke-linecap="square" draw:fill="none" fo:padding-top="0.01cm" fo:padding-bottom="0.01cm" fo:padding-left="0.01cm" fo:padding-right="0.0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68cm" fo:min-width="0.168cm" fo:padding-top="0cm" fo:padding-bottom="0cm" fo:padding-left="0cm" fo:padding-right="0cm"/>
    </style:style>
    <style:style style:name="P1" style:family="paragraph">
      <loext:graphic-properties draw:fill="solid" draw:fill-color="#ccccee"/>
    </style:style>
    <style:style style:name="P2" style:family="paragraph">
      <loext:graphic-properties draw:fill="solid" draw:fill-color="#666666"/>
    </style:style>
    <style:style style:name="P3" style:family="paragraph">
      <loext:graphic-properties draw:fill="solid" draw:fill-color="#aaaaaa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9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10" style:family="paragraph">
      <loext:graphic-properties draw:fill="solid" draw:fill-color="#222222"/>
    </style:style>
    <style:style style:name="P11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1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13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T1" style:family="text">
      <style:text-properties fo:color="#000000" style:font-name="ArialRegular1" fo:font-size="9.60000038146973pt" style:font-size-asian="9.60000038146973pt" style:font-name-complex="ArialRegular1" style:font-size-complex="9.60000038146973pt"/>
    </style:style>
    <style:style style:name="T2" style:family="text">
      <style:text-properties fo:color="#888888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000055" style:font-name="Arial1" fo:font-size="18pt" fo:font-weight="bold" style:font-size-asian="18pt" style:font-name-complex="Arial1" style:font-size-complex="18pt" style:font-weight-complex="bold"/>
    </style:style>
    <style:style style:name="T4" style:family="text">
      <style:text-properties fo:color="#000000" style:font-name="Arial1" fo:font-size="7.19999980926514pt" fo:font-weight="bold" style:font-size-asian="7.19999980926514pt" style:font-name-complex="Arial1" style:font-size-complex="7.19999980926514pt" style:font-weight-complex="bold"/>
    </style:style>
    <style:style style:name="T5" style:family="text">
      <style:text-properties fo:color="#000000" style:font-name="ArialRegular1" fo:font-size="7.80000019073486pt" style:font-size-asian="7.80000019073486pt" style:font-name-complex="ArialRegular1" style:font-size-complex="7.80000019073486pt"/>
    </style:style>
    <style:style style:name="T6" style:family="text">
      <style:text-properties fo:color="#2222ff" style:font-name="ArialRegular1" fo:font-size="7.80000019073486pt" style:font-size-asian="7.80000019073486pt" style:font-name-complex="ArialRegular1" style:font-size-complex="7.80000019073486pt"/>
    </style:style>
    <style:style style:name="T7" style:family="text">
      <style:text-properties fo:color="#eeeeee" style:font-name="ArialRegular1" fo:font-size="7.80000019073486pt" style:font-size-asian="7.80000019073486pt" style:font-name-complex="ArialRegular1" style:font-size-complex="7.80000019073486pt"/>
    </style:style>
    <style:style style:name="T8" style:family="text">
      <style:text-properties fo:color="#000000" style:font-name="Arial1" fo:font-size="13.1999998092651pt" fo:font-weight="bold" style:font-size-asian="13.1999998092651pt" style:font-name-complex="Arial1" style:font-size-complex="13.1999998092651pt" style:font-weight-complex="bold"/>
    </style:style>
    <style:style style:name="T9" style:family="text">
      <style:text-properties fo:color="#000000" style:font-name="Arial1" fo:font-size="10.8000001907349pt" fo:font-weight="bold" style:font-size-asian="10.8000001907349pt" style:font-name-complex="Arial1" style:font-size-complex="10.8000001907349pt" style:font-weight-complex="bold"/>
    </style:style>
    <style:style style:name="T10" style:family="text">
      <style:text-properties fo:color="#000000" style:font-name="Arial1" fo:font-size="9.60000038146973pt" fo:font-weight="bold" style:font-size-asian="9.60000038146973pt" style:font-name-complex="Arial1" style:font-size-complex="9.60000038146973pt" style:font-weight-complex="bold"/>
    </style:style>
    <style:style style:name="T11" style:family="text">
      <style:text-properties fo:color="#cccccc" style:font-name="Arial1" fo:font-size="7.19999980926514pt" fo:font-weight="bold" style:font-size-asian="7.19999980926514pt" style:font-name-complex="Arial1" style:font-size-complex="7.19999980926514pt" style:font-weight-complex="bold"/>
    </style:style>
    <style:style style:name="T12" style:family="text">
      <style:text-properties fo:color="#aaaaff" style:font-name="Arial1" fo:font-size="7.19999980926514pt" fo:font-weight="bold" style:font-size-asian="7.19999980926514pt" style:font-name-complex="Arial1" style:font-size-complex="7.19999980926514pt" style:font-weight-complex="bold"/>
    </style:style>
    <style:style style:name="T13" style:family="text">
      <style:text-properties fo:color="#000000" style:font-name="Arial1" fo:font-size="8.39999961853027pt" fo:font-style="italic" style:font-size-asian="8.39999961853027pt" style:font-name-complex="Arial1" style:font-size-complex="8.39999961853027pt" style:font-style-complex="italic"/>
    </style:style>
    <style:style style:name="T14" style:family="text">
      <style:text-properties fo:color="#0000ee" style:font-name="VerdanaRegular1" fo:font-size="7.19999980926514pt" style:font-size-asian="7.19999980926514pt" style:font-name-complex="VerdanaRegular1" style:font-size-complex="7.19999980926514pt"/>
    </style:style>
    <style:style style:name="T15" style:family="text">
      <style:text-properties fo:color="#333333" style:font-name="ArialRegular1" fo:font-size="7.19999980926514pt" style:font-size-asian="7.19999980926514pt" style:font-name-complex="ArialRegular1" style:font-size-complex="7.19999980926514pt"/>
    </style:style>
    <style:style style:name="T16" style:family="text">
      <style:text-properties fo:color="#333333" style:font-name="CourierNewRegular1" fo:font-size="4.80000019073486pt" style:font-size-asian="4.80000019073486pt" style:font-name-complex="CourierNewRegular1" style:font-size-complex="4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976cm" svg:height="27.708cm" svg:x="0.499cm" svg:y="0.999cm" svg:viewBox="0 0 19977 27709" draw:points="0,0 19977,0 19977,27709 0,27709">
          <text:p/>
        </draw:polygon>
        <draw:polygon draw:style-name="gr2" draw:text-style-name="P2" draw:layer="layout" svg:width="19.976cm" svg:height="0.021cm" svg:x="0.499cm" svg:y="3.223cm" svg:viewBox="0 0 19977 22" draw:points="0,0 19977,0 19977,22 0,22">
          <text:p/>
        </draw:polygon>
        <draw:polygon draw:style-name="gr3" draw:text-style-name="P3" draw:layer="layout" svg:width="19.976cm" svg:height="0.339cm" svg:x="0.499cm" svg:y="2.884cm" svg:viewBox="0 0 19977 340" draw:points="0,0 19977,0 19977,340 0,340">
          <text:p/>
        </draw:polygon>
        <draw:polygon draw:style-name="gr2" draw:text-style-name="P2" draw:layer="layout" svg:width="19.976cm" svg:height="0.021cm" svg:x="0.499cm" svg:y="2.884cm" svg:viewBox="0 0 19977 22" draw:points="0,0 19977,0 19977,22 0,22">
          <text:p/>
        </draw:polygon>
        <draw:path draw:style-name="gr4" draw:text-style-name="P4" draw:layer="layout" svg:width="0.128cm" svg:height="0.145cm" svg:x="0.76cm" svg:y="5.404cm" svg:viewBox="0 0 129 146" svg:d="M129 19c0-10-8-19-18-19-7 0-12 4-12 11 0 5 2 9 8 14 4 3 6 6 6 10 0 15-21 50-44 73l-10 10c-3-42-4-60-8-81-6-35-7-37-10-37-1 0-4 0-6 1-10 3-21 5-35 7v4c3 0 6 0 9 0 12 0 16 5 20 30 3 24 7 70 7 90 0 6 0 14 3 14 8 0 37-32 71-78 11-16 19-37 19-49z">
          <text:p/>
        </draw:path>
        <draw:path draw:style-name="gr4" draw:text-style-name="P4" draw:layer="layout" svg:width="0.162cm" svg:height="0.081cm" svg:x="1.015cm" svg:y="5.422cm" svg:viewBox="0 0 163 82" svg:d="M163 18v-18h-163v18zM163 82v-17h-163v17z">
          <text:p/>
        </draw:path>
        <draw:path draw:style-name="gr4" draw:text-style-name="P4" draw:layer="layout" svg:width="0.152cm" svg:height="0.223cm" svg:x="1.328cm" svg:y="5.109cm" svg:viewBox="0 0 153 224" svg:d="M84 3v9c22 0 24 2 24 18v70c-7-9-20-20-40-20-36 0-68 31-68 72s30 72 65 72c24 0 38-16 42-22v22l46-3v-10c-21 0-24-2-24-17v-194zM107 184c0 5 0 6-4 13-8 11-21 20-36 20-9 0-43-3-43-64 0-24 4-37 11-47 6-10 19-20 35-20 19 0 30 14 34 19 3 6 3 6 3 12z">
          <text:p/>
        </draw:path>
        <draw:path draw:style-name="gr4" draw:text-style-name="P4" draw:layer="layout" svg:width="0.11cm" svg:height="0.144cm" svg:x="1.558cm" svg:y="5.189cm" svg:viewBox="0 0 111 145" svg:d="M6 95l-6 50h5c3-5 4-7 8-7 3 0 9 1 15 3 7 2 13 3 18 3 27 0 46-17 46-41 0-12-7-26-22-44-12-15-17-24-17-34s7-17 18-17c16 0 26 12 29 37h5l6-45h-4c-3 5-5 6-10 6-2 0-5 0-11-2-8-3-13-3-18-3-23 0-39 13-39 35 0 11 7 24 21 41 12 16 18 27 18 36 0 14-10 25-24 25-18 0-28-13-33-43z">
          <text:p/>
        </draw:path>
        <draw:polygon draw:style-name="gr4" draw:text-style-name="P4" draw:layer="layout" svg:width="0.368cm" svg:height="0.018cm" svg:x="1.317cm" svg:y="5.453cm" svg:viewBox="0 0 369 19" draw:points="0,0 369,0 369,19 0,19">
          <text:p/>
        </draw:polygon>
        <draw:path draw:style-name="gr4" draw:text-style-name="P4" draw:layer="layout" svg:width="0.152cm" svg:height="0.223cm" svg:x="1.348cm" svg:y="5.541cm" svg:viewBox="0 0 153 224" svg:d="M84 3v10c23 0 25 2 25 17v70c-6-9-21-20-40-20-37 0-69 31-69 73 0 40 30 71 65 71 24 0 39-16 44-22v22l44-3v-9c-21 0-24-2-24-18v-194zM109 184c0 6 0 7-5 14-7 11-21 20-37 20-8 0-43-3-43-65 0-24 4-36 11-47 6-10 19-20 35-20 20 0 32 15 35 20 4 5 4 6 4 12z">
          <text:p/>
        </draw:path>
        <draw:path draw:style-name="gr4" draw:text-style-name="P4" draw:layer="layout" svg:width="0.082cm" svg:height="0.176cm" svg:x="1.569cm" svg:y="5.589cm" svg:viewBox="0 0 83 177" svg:d="M83 37h-26l9-32c1-1 1-1 1-2 0-2-1-3-3-3s-3 0-5 3c-12 16-31 32-42 35-8 2-11 4-11 7 0 1 0 1 1 2h24l-24 88c0 3-1 4-2 7-2 9-5 20-5 23 0 6 7 12 16 12 15 0 25-9 45-39l-4-2c-16 20-21 25-26 25-3 0-4-2-4-6 0-1 0-1 0-2l28-106h26z">
          <text:p/>
        </draw:path>
        <draw:path draw:style-name="gr4" draw:text-style-name="P4" draw:layer="layout" svg:width="0.145cm" svg:height="0.142cm" svg:x="4.835cm" svg:y="5.405cm" svg:viewBox="0 0 146 143" svg:d="M142 105c-5 5-7 6-10 9-9 9-13 13-16 13s-5-2-5-4c0-7 14-62 29-116 1-3 2-4 2-7h-2l-20 2-1 1-3 15c-3-12-12-18-26-18-41 0-90 57-90 108 0 22 12 35 32 35 22 0 36-10 64-49-7 24-8 28-8 36 0 9 4 13 13 13 13 0 21-6 45-35zM92 6c11 1 18 9 18 20 0 26-16 64-38 88-7 8-18 14-27 14-11 0-18-10-18-24 0-17 12-51 25-70 13-18 28-28 40-28z">
          <text:p/>
        </draw:path>
        <draw:path draw:style-name="gr4" draw:text-style-name="P4" draw:layer="layout" svg:width="0.077cm" svg:height="0.149cm" svg:x="4.995cm" svg:y="5.445cm" svg:viewBox="0 0 78 150" svg:d="M74 51v-7h-36v-44h-7c0 20-8 44-31 45v6h20v66c0 27 20 33 32 33 17 0 26-16 26-33v-14h-7v13c0 18-7 26-17 26-16 0-16-21-16-25v-66z">
          <text:p/>
        </draw:path>
        <draw:path draw:style-name="gr4" draw:text-style-name="P4" draw:layer="layout" svg:width="0.162cm" svg:height="0.082cm" svg:x="5.206cm" svg:y="5.422cm" svg:viewBox="0 0 163 83" svg:d="M163 18v-18h-163v18zM163 83v-18h-163v18z">
          <text:p/>
        </draw:path>
        <draw:path draw:style-name="gr4" draw:text-style-name="P4" draw:layer="layout" svg:width="0.153cm" svg:height="0.224cm" svg:x="5.519cm" svg:y="5.108cm" svg:viewBox="0 0 154 225" svg:d="M85 4v9c22 0 24 2 24 18v70c-6-9-20-20-39-20-37 0-70 31-70 72s31 72 66 72c24 0 38-16 43-22v22l45-3v-10c-22 0-25-2-25-17v-195zM109 184c0 6 0 7-5 14-7 11-20 20-36 20-8 0-44-3-44-64 0-24 4-37 12-47 6-10 19-20 35-20 20 0 31 14 34 19 4 6 4 6 4 12z">
          <text:p/>
        </draw:path>
        <draw:path draw:style-name="gr4" draw:text-style-name="P4" draw:layer="layout" svg:width="0.128cm" svg:height="0.145cm" svg:x="5.742cm" svg:y="5.189cm" svg:viewBox="0 0 129 146" svg:d="M129 19c0-10-8-19-17-19-8 0-12 4-12 11 0 5 2 9 8 14 4 4 5 6 5 9 0 15-20 50-44 74l-10 10c-2-43-4-61-8-82-6-34-7-36-9-36s-4 0-7 1c-10 3-21 5-35 7v4c4 0 7 0 10 0 11 0 15 5 19 29s8 71 8 91c0 6 0 14 2 14 8 0 37-32 71-79 11-16 19-36 19-48z">
          <text:p/>
        </draw:path>
        <draw:polygon draw:style-name="gr4" draw:text-style-name="P4" draw:layer="layout" svg:width="0.383cm" svg:height="0.018cm" svg:x="5.508cm" svg:y="5.453cm" svg:viewBox="0 0 384 19" draw:points="0,0 384,0 384,19 0,19">
          <text:p/>
        </draw:polygon>
        <draw:path draw:style-name="gr4" draw:text-style-name="P4" draw:layer="layout" svg:width="0.152cm" svg:height="0.224cm" svg:x="5.547cm" svg:y="5.541cm" svg:viewBox="0 0 153 225" svg:d="M85 3v10c21 0 24 2 24 17v71c-7-10-20-21-40-21-37 0-69 31-69 73 0 40 31 72 66 72 24 0 38-16 42-22v22l45-4v-9c-21 0-24-2-24-18v-194zM108 184c0 6 0 7-4 14-8 11-21 20-37 20-8 0-42-3-42-65 0-23 4-36 11-47 6-9 19-19 35-19 19 0 30 14 34 19 3 5 3 6 3 12z">
          <text:p/>
        </draw:path>
        <draw:path draw:style-name="gr4" draw:text-style-name="P4" draw:layer="layout" svg:width="0.081cm" svg:height="0.176cm" svg:x="5.768cm" svg:y="5.589cm" svg:viewBox="0 0 82 177" svg:d="M82 37h-25l9-32c0-1 0-1 0-2 0-2-1-3-2-3-2 0-3 1-5 3-12 16-32 32-43 35-8 2-10 4-10 8 0 0 0 1 0 2h25l-24 87c-1 3-1 4-2 7-3 9-5 20-5 23 0 7 6 12 15 12 15 0 26-9 46-38l-4-2c-16 19-21 24-26 24-3 0-5-2-5-6 0 0 0-1 1-1l27-106h27z">
          <text:p/>
        </draw:path>
        <draw:path draw:style-name="gr4" draw:text-style-name="P4" draw:layer="layout" svg:width="0.144cm" svg:height="0.143cm" svg:x="8.904cm" svg:y="5.404cm" svg:viewBox="0 0 145 144" svg:d="M142 105c-5 5-7 7-9 9-10 10-14 13-17 13-2 0-4-2-4-4 0-6 13-61 28-115 1-3 1-4 2-7l-2-1-20 2v1l-4 16c-2-12-12-19-26-19-42 0-90 58-90 109 0 22 12 35 32 35 22 0 36-11 63-50-6 25-7 29-7 36 0 9 4 13 14 13 12 0 20-6 43-34zM92 7c11 1 18 8 18 19 0 27-16 65-38 88-8 9-18 14-27 14-12 0-19-9-19-23 0-17 12-51 26-70 12-19 27-29 40-28z">
          <text:p/>
        </draw:path>
        <draw:path draw:style-name="gr4" draw:text-style-name="P4" draw:layer="layout" svg:width="0.077cm" svg:height="0.149cm" svg:x="9.063cm" svg:y="5.444cm" svg:viewBox="0 0 78 150" svg:d="M74 52v-8h-34v-44h-7c0 20-9 45-33 46v6h22v66c0 27 19 32 32 32 16 0 24-15 24-32v-14h-7v13c0 18-7 27-16 27-15 0-15-21-15-26v-66z">
          <text:p/>
        </draw:path>
        <draw:path draw:style-name="gr4" draw:text-style-name="P4" draw:layer="layout" svg:width="0.161cm" svg:height="0.081cm" svg:x="9.275cm" svg:y="5.422cm" svg:viewBox="0 0 162 82" svg:d="M162 17v-17h-162v17zM162 82v-18h-162v18z">
          <text:p/>
        </draw:path>
        <draw:path draw:style-name="gr4" draw:text-style-name="P4" draw:layer="layout" svg:width="0.128cm" svg:height="0.145cm" svg:x="9.553cm" svg:y="5.404cm" svg:viewBox="0 0 129 146" svg:d="M129 18c0-10-8-18-17-18s-13 4-13 10 2 9 8 14c5 4 6 7 6 11 0 15-21 49-44 73l-10 10c-2-43-4-60-8-81-6-35-6-37-9-37-2 0-4 0-6 1-11 2-21 4-36 7v4c4-1 7-1 10-1 12 0 15 6 19 31 4 24 8 70 8 89 0 6 0 15 3 15 8 0 36-32 69-79 12-15 20-37 20-49z">
          <text:p/>
        </draw:path>
        <draw:path draw:style-name="gr4" draw:text-style-name="P4" draw:layer="layout" svg:width="0.152cm" svg:height="0.224cm" svg:x="9.797cm" svg:y="5.108cm" svg:viewBox="0 0 153 225" svg:d="M85 4v9c22 0 24 2 24 18v70c-6-9-20-21-39-21-37 0-70 32-70 73 0 40 31 72 66 72 24 0 38-16 43-22v22l44-4v-9c-21 0-24-2-24-18v-194zM109 184c0 6 0 7-5 14-7 11-20 20-36 20-9 0-43-3-43-65 0-23 4-36 11-47 6-9 19-19 35-19 20 0 31 14 34 19 4 6 4 6 4 12z">
          <text:p/>
        </draw:path>
        <draw:path draw:style-name="gr4" draw:text-style-name="P4" draw:layer="layout" svg:width="0.128cm" svg:height="0.145cm" svg:x="10.02cm" svg:y="5.189cm" svg:viewBox="0 0 129 146" svg:d="M129 19c0-11-8-19-18-19-7 0-11 4-11 11 0 5 2 9 7 14 4 3 6 6 6 9 0 15-21 50-43 74l-10 10c-2-43-4-61-8-82-6-34-7-36-10-36-1 0-3 0-6 1-11 2-22 5-36 7v4c3 0 6 0 9 0 12 0 16 5 21 29 4 24 7 71 7 90 0 6 0 15 3 15 8 0 37-32 70-79 11-16 19-36 19-48z">
          <text:p/>
        </draw:path>
        <draw:polygon draw:style-name="gr4" draw:text-style-name="P4" draw:layer="layout" svg:width="0.383cm" svg:height="0.017cm" svg:x="9.786cm" svg:y="5.453cm" svg:viewBox="0 0 384 18" draw:points="0,0 384,0 384,18 0,18">
          <text:p/>
        </draw:polygon>
        <draw:path draw:style-name="gr4" draw:text-style-name="P4" draw:layer="layout" svg:width="0.153cm" svg:height="0.223cm" svg:x="9.804cm" svg:y="5.541cm" svg:viewBox="0 0 154 224" svg:d="M84 3v9c22 0 25 2 25 18v70c-7-9-21-20-40-20-37 0-69 31-69 73 0 40 31 71 65 71 25 0 39-16 43-22v22l46-3v-9c-23 0-25-3-25-18v-194zM108 184c0 5 0 6-4 13-8 11-21 21-37 21-8 0-42-4-42-65 0-24 3-37 10-47s19-20 35-20c20 0 31 14 34 20 4 5 4 6 4 11z">
          <text:p/>
        </draw:path>
        <draw:path draw:style-name="gr4" draw:text-style-name="P4" draw:layer="layout" svg:width="0.11cm" svg:height="0.143cm" svg:x="10.035cm" svg:y="5.622cm" svg:viewBox="0 0 111 144" svg:d="M6 94l-6 50h5c2-5 4-7 7-7 4 0 9 2 16 3 7 2 13 3 18 3 26 0 45-17 45-41 0-12-6-26-21-44-12-15-17-24-17-34s6-17 17-17c17 0 26 12 29 37h5l7-44h-5c-2 4-5 5-9 5-2 0-5 0-11-2-8-2-13-3-18-3-23 0-39 13-39 36 0 10 7 23 21 40 12 16 17 27 17 36 0 15-9 25-23 25-18 0-28-13-33-43z">
          <text:p/>
        </draw:path>
        <draw:path draw:style-name="gr4" draw:text-style-name="P4" draw:layer="layout" svg:width="0.128cm" svg:height="0.145cm" svg:x="12.968cm" svg:y="5.404cm" svg:viewBox="0 0 129 146" svg:d="M129 19c0-10-9-19-18-19-7 0-12 4-12 11 0 5 2 9 8 14 4 3 6 6 6 10 0 15-21 50-44 73l-10 10c-2-42-3-60-7-81-6-35-7-37-10-37-2 0-4 0-6 1-10 2-22 5-36 7v4c3 0 6 0 9 0 12 0 17 5 20 30 4 24 8 70 8 90 0 6 0 14 3 14 8 0 36-32 69-78 11-16 20-37 20-49z">
          <text:p/>
        </draw:path>
        <draw:path draw:style-name="gr4" draw:text-style-name="P4" draw:layer="layout" svg:width="0.109cm" svg:height="0.105cm" svg:x="13.108cm" svg:y="5.489cm" svg:viewBox="0 0 110 106" svg:d="M100 78c-2 2-3 3-5 6-6 7-8 9-11 9s-5-3-7-9c-1-2-1-4-1-4-6-25-8-35-8-39 10-18 18-28 22-28 2 0 4 1 6 2 3 2 4 2 6 2 5 0 8-3 8-8s-4-9-9-9c-10 0-19 9-35 33l-3-12c-3-16-6-21-12-21-5 0-13 2-28 7l-2 1 1 3c9-2 11-2 14-2 5 0 7 2 10 16l7 28-19 28c-5 7-11 11-13 11s-4 0-6-2c-3-1-6-2-8-2-4 0-7 3-7 8 0 6 4 10 11 10s10-2 23-16c6-8 11-14 20-29l7 29c3 12 6 16 14 16 9 0 15-6 28-27z">
          <text:p/>
        </draw:path>
        <draw:path draw:style-name="gr4" draw:text-style-name="P4" draw:layer="layout" svg:width="0.162cm" svg:height="0.082cm" svg:x="13.349cm" svg:y="5.422cm" svg:viewBox="0 0 163 83" svg:d="M163 18v-18h-163v18zM163 83v-18h-163v18z">
          <text:p/>
        </draw:path>
        <draw:path draw:style-name="gr4" draw:text-style-name="P4" draw:layer="layout" svg:width="0.153cm" svg:height="0.224cm" svg:x="13.662cm" svg:y="5.108cm" svg:viewBox="0 0 154 225" svg:d="M84 4v9c23 0 25 2 25 18v70c-6-9-21-20-40-20-37 0-69 31-69 72s30 72 65 72c24 0 39-16 44-22v22l45-3v-10c-22 0-25-2-25-17v-195zM109 184c0 6 0 7-5 14-7 11-21 20-37 20-8 0-43-3-43-64 0-24 4-37 11-47 6-10 19-20 35-20 20 0 32 14 35 19 4 6 4 6 4 12z">
          <text:p/>
        </draw:path>
        <draw:path draw:style-name="gr4" draw:text-style-name="P4" draw:layer="layout" svg:width="0.149cm" svg:height="0.142cm" svg:x="13.885cm" svg:y="5.19cm" svg:viewBox="0 0 150 143" svg:d="M136 104c-2 2-4 4-7 8-7 10-11 13-14 13-5 0-8-4-10-13-1-3-1-5-1-6-8-31-12-46-12-51 14-24 26-38 31-38 2 0 5 1 8 3 4 2 6 3 8 3 7 0 11-5 11-12 0-6-5-11-13-11-13 0-25 11-47 45l-4-18c-4-21-7-27-16-27-7 0-18 2-38 9l-3 1 1 5c12-3 15-4 19-4 7 0 9 3 14 22l9 39-27 37c-6 9-13 15-16 15-2 0-5-1-8-3-4-2-8-3-10-3-6 0-11 4-11 11 0 9 6 14 16 14s13-3 29-23c10-10 16-19 29-37l10 38c4 17 8 22 18 22 12 0 20-9 39-37z">
          <text:p/>
        </draw:path>
        <draw:polygon draw:style-name="gr4" draw:text-style-name="P4" draw:layer="layout" svg:width="0.399cm" svg:height="0.018cm" svg:x="13.651cm" svg:y="5.453cm" svg:viewBox="0 0 400 19" draw:points="0,0 400,0 400,19 0,19">
          <text:p/>
        </draw:polygon>
        <draw:path draw:style-name="gr4" draw:text-style-name="P4" draw:layer="layout" svg:width="0.152cm" svg:height="0.224cm" svg:x="13.698cm" svg:y="5.541cm" svg:viewBox="0 0 153 225" svg:d="M85 3v10c22 0 24 2 24 17v71c-7-10-20-21-40-21-37 0-69 31-69 73 0 40 30 72 66 72 24 0 38-16 42-22v22l45-4v-9c-21 0-24-2-24-18v-194zM108 184c0 6 0 7-4 14-8 11-21 20-37 20-8 0-43-3-43-65 0-23 4-36 11-47 6-9 19-19 36-19 19 0 30 14 34 19 3 5 3 6 3 12z">
          <text:p/>
        </draw:path>
        <draw:path draw:style-name="gr4" draw:text-style-name="P4" draw:layer="layout" svg:width="0.082cm" svg:height="0.176cm" svg:x="13.919cm" svg:y="5.589cm" svg:viewBox="0 0 83 177" svg:d="M83 37h-26l9-32c0-1 0-1 0-2 0-2 0-3-2-3s-3 1-5 3c-13 16-33 32-43 35-8 2-10 4-10 8 0 0 0 1 1 2h23l-23 87c0 3-1 4-2 7-3 9-5 20-5 23 0 7 7 12 15 12 15 0 25-9 46-38l-4-2c-17 19-22 24-27 24-3 0-5-2-5-6 0 0 0-1 1-1l27-106h28z">
          <text:p/>
        </draw:path>
        <draw:path draw:style-name="gr4" draw:text-style-name="P4" draw:layer="layout" svg:width="0.145cm" svg:height="0.142cm" svg:x="0.763cm" svg:y="6.464cm" svg:viewBox="0 0 146 143" svg:d="M142 104c-5 5-7 6-9 9-9 10-14 13-16 13-3 0-5-2-5-4 0-7 13-61 28-115 1-3 2-4 2-6l-2-1-19 2-1 1-4 15c-2-12-11-18-25-18-41 0-91 57-91 107 0 22 12 36 33 36 22 0 36-11 63-50-6 24-7 28-7 36 0 9 4 14 13 14 12 0 20-7 44-36zM93 7c11 0 18 8 18 19 0 26-16 64-38 87-7 8-18 14-27 14-11 0-20-9-20-24 0-17 13-49 27-69 13-18 27-28 40-27z">
          <text:p/>
        </draw:path>
        <draw:path draw:style-name="gr4" draw:text-style-name="P4" draw:layer="layout" svg:width="0.109cm" svg:height="0.105cm" svg:x="0.925cm" svg:y="6.548cm" svg:viewBox="0 0 110 106" svg:d="M100 78c-2 2-3 3-5 6-6 7-9 9-11 9-4 0-6-3-7-9-1-2-1-4-1-4-6-25-8-35-8-39 10-17 18-28 22-28 2 0 3 1 6 2 3 2 4 2 6 2 5 0 8-3 8-8s-4-9-9-9c-11 0-19 9-35 33l-3-12c-3-16-6-21-12-21-5 0-13 2-27 7l-2 1v4c9-3 11-3 13-3 6 0 8 2 11 16l7 28-19 28c-5 7-10 11-12 11s-4 0-6-2c-3-1-6-2-8-2-4 0-8 4-8 8 0 6 5 10 12 10s10-2 22-16c6-8 11-14 20-27l7 27c3 12 6 16 14 16s15-6 28-26z">
          <text:p/>
        </draw:path>
        <draw:path draw:style-name="gr4" draw:text-style-name="P4" draw:layer="layout" svg:width="0.162cm" svg:height="0.082cm" svg:x="1.166cm" svg:y="6.481cm" svg:viewBox="0 0 163 83" svg:d="M163 18v-18h-163v18zM163 83v-18h-163v18z">
          <text:p/>
        </draw:path>
        <draw:path draw:style-name="gr4" draw:text-style-name="P4" draw:layer="layout" svg:width="0.153cm" svg:height="0.224cm" svg:x="1.479cm" svg:y="6.167cm" svg:viewBox="0 0 154 225" svg:d="M84 4v9c22 0 24 2 24 18v70c-6-9-20-20-39-20-37 0-69 31-69 71 0 42 30 73 65 73 24 0 38-16 43-22v22l46-3v-9c-22 0-25-3-25-18v-195zM108 184c0 6 0 7-5 14-7 11-20 21-36 21-8 0-43-4-43-66 0-23 4-36 11-46 6-10 19-20 35-20 20 0 31 14 34 19 4 6 4 6 4 12z">
          <text:p/>
        </draw:path>
        <draw:path draw:style-name="gr4" draw:text-style-name="P4" draw:layer="layout" svg:width="0.128cm" svg:height="0.145cm" svg:x="1.702cm" svg:y="6.248cm" svg:viewBox="0 0 129 146" svg:d="M129 19c0-10-8-19-17-19-8 0-12 4-12 11 0 5 2 9 8 14 4 4 5 6 5 9 0 15-20 51-43 74l-10 11c-2-43-4-62-8-83-6-34-7-36-9-36s-4 1-7 1c-11 3-22 5-36 7v4c4 0 7 0 10 0 11 0 15 6 20 29 4 25 8 72 8 91 0 6 0 14 2 14 8 0 37-32 70-78 11-17 19-37 19-49z">
          <text:p/>
        </draw:path>
        <draw:path draw:style-name="gr4" draw:text-style-name="P4" draw:layer="layout" svg:width="0.11cm" svg:height="0.105cm" svg:x="1.842cm" svg:y="6.333cm" svg:viewBox="0 0 111 106" svg:d="M100 78c-1 2-3 3-5 6-5 7-8 9-10 9-4 0-6-3-7-9-1-2-1-4-1-4-6-25-9-35-9-39 10-17 19-28 23-28 1 0 3 1 5 2 3 2 5 2 7 2 5 0 8-3 8-8s-4-9-10-9c-10 0-19 9-36 33l-2-12c-3-16-6-21-12-21-5 0-13 3-27 7l-3 1 1 4c9-3 11-3 13-3 6 0 7 2 11 16l6 28-19 28c-4 7-9 11-12 11-1 0-3 0-6-2-3-1-5-2-7-2-4 0-8 4-8 8 0 6 5 10 12 10s10-2 21-16c7-8 11-14 21-28l7 28c3 12 7 16 14 16 9 0 15-6 29-26z">
          <text:p/>
        </draw:path>
        <draw:polygon draw:style-name="gr4" draw:text-style-name="P4" draw:layer="layout" svg:width="0.51cm" svg:height="0.018cm" svg:x="1.468cm" svg:y="6.512cm" svg:viewBox="0 0 511 19" draw:points="0,0 511,0 511,19 0,19">
          <text:p/>
        </draw:polygon>
        <draw:path draw:style-name="gr4" draw:text-style-name="P4" draw:layer="layout" svg:width="0.152cm" svg:height="0.224cm" svg:x="1.57cm" svg:y="6.6cm" svg:viewBox="0 0 153 225" svg:d="M85 4v9c21 0 24 2 24 18v70c-7-9-20-20-40-20-37 0-69 31-69 71 0 41 31 73 66 73 24 0 38-16 42-22v22l45-3v-10c-21 0-24-2-24-18v-194zM108 183c0 6 0 7-4 14-8 12-21 21-37 21-8 0-43-3-43-65 0-23 5-36 12-46 6-10 19-20 35-20 19 0 30 14 34 19 3 6 3 6 3 12z">
          <text:p/>
        </draw:path>
        <draw:path draw:style-name="gr4" draw:text-style-name="P4" draw:layer="layout" svg:width="0.082cm" svg:height="0.176cm" svg:x="1.791cm" svg:y="6.648cm" svg:viewBox="0 0 83 177" svg:d="M83 38h-26l9-33v-1c0-3-1-4-2-4-2 0-3 1-5 3-12 16-33 32-43 35-8 2-10 4-10 8 0 0 0 1 0 2h24l-23 87c-1 3-1 4-2 7-3 9-5 21-5 23 0 7 6 12 15 12 14 0 26-9 46-38l-4-2c-16 20-21 25-27 25-3 0-5-3-5-7l1-1 28-106h27z">
          <text:p/>
        </draw:path>
        <draw:path draw:style-name="gr4" draw:text-style-name="P4" draw:layer="layout" svg:width="0.144cm" svg:height="0.142cm" svg:x="4.832cm" svg:y="6.464cm" svg:viewBox="0 0 145 143" svg:d="M141 104c-4 5-7 6-9 9-10 10-14 13-17 13-2 0-4-2-4-4 0-7 13-61 29-115 1-3 1-4 2-6l-2-1-21 2-1 1-3 15c-3-12-12-18-25-18-42 0-90 57-90 107 0 22 12 36 32 36 22 0 35-11 63-50-6 24-7 28-7 36 0 9 4 14 12 14 13 0 21-7 45-36zM92 7c10 0 17 8 17 19 0 26-16 64-37 87-8 8-19 14-28 14-11 0-18-9-18-24 0-17 12-49 26-69 12-18 27-28 40-27z">
          <text:p/>
        </draw:path>
        <draw:path draw:style-name="gr4" draw:text-style-name="P4" draw:layer="layout" svg:width="0.11cm" svg:height="0.105cm" svg:x="4.993cm" svg:y="6.548cm" svg:viewBox="0 0 111 106" svg:d="M100 78c-2 2-3 3-5 6-5 7-8 9-10 9-4 0-6-3-8-9 0-2 0-4-2-4-5-25-8-35-8-39 11-17 20-28 24-28 1 0 3 1 5 2 3 2 5 2 7 2 4 0 8-3 8-8s-4-9-10-9c-10 0-19 9-36 33l-2-12c-3-16-6-21-12-21-5 0-13 2-27 7l-3 1 1 4c9-3 11-3 13-3 6 0 7 2 10 16l7 28-19 28c-4 7-9 11-12 11-1 0-3 0-6-2-3-1-5-2-7-2-4 0-8 4-8 8 0 6 5 10 12 10s10-2 21-16c6-8 11-14 21-27l7 27c3 12 6 16 13 16 10 0 16-6 29-26z">
          <text:p/>
        </draw:path>
        <draw:path draw:style-name="gr4" draw:text-style-name="P4" draw:layer="layout" svg:width="0.161cm" svg:height="0.082cm" svg:x="5.235cm" svg:y="6.481cm" svg:viewBox="0 0 162 83" svg:d="M162 18v-18h-162v18zM162 83v-18h-162v18z">
          <text:p/>
        </draw:path>
        <draw:path draw:style-name="gr4" draw:text-style-name="P4" draw:layer="layout" svg:width="0.128cm" svg:height="0.145cm" svg:x="5.514cm" svg:y="6.463cm" svg:viewBox="0 0 129 146" svg:d="M129 19c0-10-8-19-18-19-7 0-11 4-11 11 0 5 2 9 7 14 4 4 6 6 6 9 0 15-21 50-43 73l-10 11c-2-43-4-61-9-82-6-34-7-36-10-36-1 0-3 1-6 1-10 3-21 5-35 7v4c3 0 6 0 10 0 11 0 15 6 19 29 4 24 7 71 7 90 0 7 0 15 3 15 8 0 38-33 71-79 11-16 19-36 19-48z">
          <text:p/>
        </draw:path>
        <draw:path draw:style-name="gr4" draw:text-style-name="P4" draw:layer="layout" svg:width="0.11cm" svg:height="0.105cm" svg:x="5.654cm" svg:y="6.548cm" svg:viewBox="0 0 111 106" svg:d="M100 78c-2 2-3 3-5 6-5 7-8 9-11 9s-5-3-7-9c0-2 0-4-1-4-5-25-9-35-9-39 11-17 20-28 24-28 1 0 3 1 5 2 3 2 5 2 7 2 4 0 8-3 8-8s-4-9-10-9c-10 0-19 9-36 33l-2-12c-4-16-6-21-12-21-5 0-13 2-27 7l-3 1 1 4c9-3 11-3 13-3 6 0 7 2 10 16l7 28-19 28c-5 7-9 11-12 11-1 0-3 0-6-2-3-1-5-2-7-2-5 0-8 4-8 8 0 6 5 10 12 10s10-2 21-16c6-8 11-14 21-27l7 27c3 12 6 16 14 16 9 0 15-6 28-26z">
          <text:p/>
        </draw:path>
        <draw:path draw:style-name="gr4" draw:text-style-name="P4" draw:layer="layout" svg:width="0.152cm" svg:height="0.224cm" svg:x="5.884cm" svg:y="6.167cm" svg:viewBox="0 0 153 225" svg:d="M84 4v9c22 0 24 2 24 18v70c-6-9-20-20-39-20-37 0-69 31-69 71 0 42 30 73 65 73 24 0 38-16 43-22v22l45-3v-9c-21 0-24-3-24-18v-195zM108 184c0 6 0 7-5 14-7 11-21 21-36 21-9 0-43-4-43-66 0-23 4-36 11-46 6-10 19-20 35-20 19 0 31 14 34 19 4 6 4 6 4 12z">
          <text:p/>
        </draw:path>
        <draw:path draw:style-name="gr4" draw:text-style-name="P4" draw:layer="layout" svg:width="0.128cm" svg:height="0.145cm" svg:x="6.107cm" svg:y="6.248cm" svg:viewBox="0 0 129 146" svg:d="M129 19c0-10-8-19-18-19-7 0-12 4-12 11 0 5 3 9 8 14 4 4 6 6 6 9 0 15-22 51-44 74l-10 11c-2-43-4-62-8-83-6-34-7-36-10-36-1 0-3 1-6 1-10 3-21 5-35 7v4c3 0 6 0 10 0 11 0 15 6 19 29 4 25 7 72 7 91 0 6 0 14 3 14 8 0 37-32 71-78 11-17 19-37 19-49z">
          <text:p/>
        </draw:path>
        <draw:path draw:style-name="gr4" draw:text-style-name="P4" draw:layer="layout" svg:width="0.11cm" svg:height="0.105cm" svg:x="6.247cm" svg:y="6.333cm" svg:viewBox="0 0 111 106" svg:d="M100 78c-2 2-3 3-5 6-5 7-8 9-11 9s-5-3-7-9c0-2 0-4-1-4-5-25-8-35-8-39 10-17 19-28 23-28 1 0 3 1 5 2 3 2 5 2 7 2 4 0 8-3 8-8s-4-9-10-9c-10 0-19 9-35 33l-2-12c-4-16-6-21-12-21-5 0-13 3-27 7l-3 1 1 4c9-3 11-3 13-3 6 0 7 2 10 16l7 28-19 28c-5 7-9 11-12 11-2 0-4 0-7-2-3-1-5-2-7-2-4 0-8 4-8 8 0 6 5 10 12 10s11-2 22-16c6-8 11-14 21-28l7 28c3 12 6 16 13 16 9 0 15-6 28-26z">
          <text:p/>
        </draw:path>
        <draw:polygon draw:style-name="gr4" draw:text-style-name="P4" draw:layer="layout" svg:width="0.509cm" svg:height="0.018cm" svg:x="5.873cm" svg:y="6.512cm" svg:viewBox="0 0 510 19" draw:points="0,0 510,0 510,19 0,19">
          <text:p/>
        </draw:polygon>
        <draw:path draw:style-name="gr4" draw:text-style-name="P4" draw:layer="layout" svg:width="0.152cm" svg:height="0.224cm" svg:x="5.939cm" svg:y="6.6cm" svg:viewBox="0 0 153 225" svg:d="M85 4v9c22 0 24 2 24 18v70c-6-9-20-20-39-20-38 0-70 31-70 71 0 41 30 73 66 73 24 0 38-16 43-22v22l44-3v-10c-21 0-24-2-24-18v-194zM109 183c0 6 0 7-5 14-7 12-20 21-36 21-10 0-44-3-44-65 0-23 4-36 11-46 6-10 19-20 36-20 20 0 31 14 34 19 4 6 4 6 4 12z">
          <text:p/>
        </draw:path>
        <draw:path draw:style-name="gr4" draw:text-style-name="P4" draw:layer="layout" svg:width="0.149cm" svg:height="0.142cm" svg:x="6.162cm" svg:y="6.682cm" svg:viewBox="0 0 150 143" svg:d="M136 105c-3 2-4 4-7 8-7 10-11 13-14 13-5 0-8-4-10-13-1-3-1-5-1-6-8-31-12-47-12-52 14-24 25-38 31-38 2 0 5 1 8 3s6 3 8 3c7 0 11-5 11-12 0-6-5-11-13-11-14 0-26 11-47 45l-4-18c-4-21-8-27-16-27-7 0-18 2-37 9l-4 1 2 5c12-3 15-4 17-4 8 0 10 3 15 22l9 40-26 37c-6 9-13 15-16 15-2 0-5-1-9-3-5-2-8-3-10-3-6 0-11 4-11 11 0 8 6 13 16 13s14-3 30-22c8-10 15-19 28-37l10 38c4 16 8 21 18 21 12 0 20-8 38-36z">
          <text:p/>
        </draw:path>
        <draw:polygon draw:style-name="gr4" draw:text-style-name="P4" draw:layer="layout" svg:width="0.132cm" svg:height="0.072cm" svg:x="0.877cm" svg:y="8.212cm" svg:viewBox="0 0 133 73" draw:points="133,36 99,0 90,8 107,30 2,30 0,42 104,42 74,65 80,73">
          <text:p/>
        </draw:polygon>
        <draw:path draw:style-name="gr4" draw:text-style-name="P4" draw:layer="layout" svg:width="0.143cm" svg:height="0.141cm" svg:x="0.837cm" svg:y="8.308cm" svg:viewBox="0 0 144 142" svg:d="M140 104c-4 5-6 6-9 9-9 10-13 13-16 13-2 0-4-2-4-4 0-7 13-60 28-115 1-3 1-3 2-6l-3-1-19 2-1 1-3 15c-3-11-12-18-26-18-41 0-89 58-89 107 0 22 12 35 32 35 21 0 35-10 63-49-7 24-8 28-8 36 0 9 4 13 14 13 12 0 20-6 43-35zM91 7c11 0 18 8 18 20 0 26-15 63-38 86-7 8-18 14-27 14-11 0-18-9-18-24 0-17 12-49 25-68s27-29 40-28z">
          <text:p/>
        </draw:path>
        <draw:path draw:style-name="gr4" draw:text-style-name="P4" draw:layer="layout" svg:width="0.035cm" svg:height="0.035cm" svg:x="1.092cm" svg:y="8.347cm" svg:viewBox="0 0 36 36" svg:d="M36 18c0-10-8-18-18-18s-18 8-18 18c0 12 11 18 18 18s18-6 18-18z">
          <text:p/>
        </draw:path>
        <draw:polygon draw:style-name="gr4" draw:text-style-name="P4" draw:layer="layout" svg:width="0.133cm" svg:height="0.072cm" svg:x="1.256cm" svg:y="8.137cm" svg:viewBox="0 0 134 73" draw:points="134,36 100,0 91,8 108,30 3,30 0,42 105,42 75,66 81,73">
          <text:p/>
        </draw:polygon>
        <draw:path draw:style-name="gr4" draw:text-style-name="P4" draw:layer="layout" svg:width="0.14cm" svg:height="0.216cm" svg:x="1.236cm" svg:y="8.233cm" svg:viewBox="0 0 141 217" svg:d="M27 12c18 1 20 2 20 8 0 3-1 7-2 14-1 2-2 4-2 6l-1 2-42 157v1c0 8 24 17 41 17 47 0 100-55 100-104 0-21-15-38-36-38-23 0-39 14-61 48 16-60 18-69 32-122l-1-1c-16 2-27 4-48 7zM92 91c14 0 23 11 23 27 0 21-16 54-36 73-11 12-25 19-38 19-10 0-14-4-14-11 0-19 9-49 22-72 14-24 28-36 43-36z">
          <text:p/>
        </draw:path>
        <draw:path draw:style-name="gr4" draw:text-style-name="P4" draw:layer="layout" svg:width="0.16cm" svg:height="0.081cm" svg:x="1.488cm" svg:y="8.325cm" svg:viewBox="0 0 161 82" svg:d="M161 18v-18h-161v18zM161 82v-18h-161v18z">
          <text:p/>
        </draw:path>
        <draw:path draw:style-name="gr4" draw:text-style-name="P4" draw:layer="layout" svg:width="0.143cm" svg:height="0.141cm" svg:x="1.768cm" svg:y="8.308cm" svg:viewBox="0 0 144 142" svg:d="M140 104c-4 5-6 6-9 9-9 10-13 13-16 13-2 0-4-2-4-4 0-7 13-60 28-115 1-3 1-3 2-6l-3-1-19 2-1 1-3 15c-3-11-12-18-25-18-41 0-90 58-90 107 0 22 12 35 33 35s35-10 62-49c-6 24-7 28-7 36 0 9 4 13 13 13 12 0 20-6 43-35zM92 7c10 0 17 8 17 20 0 26-15 63-37 86-7 8-18 14-27 14-11 0-18-9-18-24 0-17 12-49 25-68s27-29 40-28z">
          <text:p/>
        </draw:path>
        <draw:path draw:style-name="gr4" draw:text-style-name="P4" draw:layer="layout" svg:width="0.14cm" svg:height="0.216cm" svg:x="1.995cm" svg:y="8.233cm" svg:viewBox="0 0 141 217" svg:d="M27 12c19 1 21 2 21 8 0 3-1 7-3 14-1 2-1 4-1 6l-1 2-43 157v1c0 8 24 17 42 17 47 0 99-55 99-104 0-21-15-38-36-38-22 0-38 14-61 48 17-60 19-69 33-122l-2-1c-15 2-26 4-48 7zM93 91c13 0 21 11 21 27 0 21-16 54-34 73-11 12-25 19-38 19-11 0-16-4-16-11 0-19 11-49 24-72 14-24 28-36 43-36z">
          <text:p/>
        </draw:path>
        <draw:path draw:style-name="gr4" draw:text-style-name="P4" draw:layer="layout" svg:width="0.117cm" svg:height="0.144cm" svg:x="2.255cm" svg:y="8.305cm" svg:viewBox="0 0 118 145" svg:d="M104 24c-4 0-15 0-15 13 0 8 5 13 13 13 7 0 13-4 13-13 0-22-22-37-48-37-36 0-67 33-67 74 0 40 32 71 67 71 42 0 51-38 51-41s-2-3-3-3c-3 0-3 1-4 5-7 22-24 32-41 32-19 0-45-17-45-65 0-53 27-66 43-66 12 0 29 5 36 17z">
          <text:p/>
        </draw:path>
        <draw:path draw:style-name="gr4" draw:text-style-name="P4" draw:layer="layout" svg:width="0.135cm" svg:height="0.144cm" svg:x="2.39cm" svg:y="8.305cm" svg:viewBox="0 0 136 145" svg:d="M136 74c0-41-31-74-68-74-38 0-68 34-68 74s31 71 67 71c38 0 69-31 69-71zM68 138c-12 0-26-5-35-21-9-14-9-32-9-46 0-12 0-32 10-46 8-13 22-18 33-18 13 0 27 5 35 18 10 14 10 34 10 46 0 11 0 31-8 46-9 15-24 21-36 21z">
          <text:p/>
        </draw:path>
        <draw:path draw:style-name="gr4" draw:text-style-name="P4" draw:layer="layout" svg:width="0.1cm" svg:height="0.144cm" svg:x="2.544cm" svg:y="8.305cm" svg:viewBox="0 0 101 145" svg:d="M94 8c0-6 0-8-3-8s-9 7-11 10c-10-8-19-10-29-10-38 0-51 21-51 38 0 4 0 15 13 27 10 9 21 11 35 14 18 3 22 4 30 10 5 5 9 12 9 21 0 13-8 28-35 28-21 0-36-12-43-43-1-6-1-6-1-6-1-2-3-2-4-2-4 0-4 2-4 8v42c0 6 0 8 3 8 2 0 2-1 9-7 1-2 1-3 6-8 12 15 29 15 34 15 33 0 49-19 49-43 0-17-10-27-13-30-11-10-20-13-40-17-10-2-33-6-33-25 0-10 7-24 35-24 34 0 36 29 37 39 0 3 3 3 3 3 4 0 4-2 4-8z">
          <text:p/>
        </draw:path>
        <draw:path draw:style-name="gr4" draw:text-style-name="P4" draw:layer="layout" svg:width="0.132cm" svg:height="0.207cm" svg:x="2.722cm" svg:y="8.242cm" svg:viewBox="0 0 133 208" svg:d="M133 53c0-6-1-53-39-53-55 0-94 86-94 147 0 11 2 61 41 61 62 0 92-107 92-155zM111 35c0 17-4 40-10 65h-68c11-45 31-94 61-94 12 0 17 11 17 29zM98 111c-10 38-21 90-52 90-18 0-24-15-24-36 0-15 4-35 8-54z">
          <text:p/>
        </draw:path>
        <draw:path draw:style-name="gr4" draw:text-style-name="P4" draw:layer="layout" svg:width="0.16cm" svg:height="0.081cm" svg:x="2.974cm" svg:y="8.325cm" svg:viewBox="0 0 161 82" svg:d="M161 18v-18h-161v18zM161 82v-18h-161v18z">
          <text:p/>
        </draw:path>
        <draw:path draw:style-name="gr4" draw:text-style-name="P4" draw:layer="layout" svg:width="0.143cm" svg:height="0.141cm" svg:x="3.254cm" svg:y="8.308cm" svg:viewBox="0 0 144 142" svg:d="M140 104c-5 5-6 6-9 9-9 10-13 13-16 13-2 0-4-2-4-4 0-7 13-60 28-115 1-3 1-3 1-6l-2-1-19 2-1 1-3 15c-3-11-13-18-26-18-41 0-89 58-89 107 0 22 12 35 32 35 21 0 35-10 62-49-6 24-7 28-7 36 0 9 4 13 13 13 13 0 21-6 44-35zM91 7c10 0 18 8 18 20 0 26-16 63-38 86-7 8-18 14-27 14-11 0-18-9-18-24 0-17 12-49 25-68s27-29 40-28z">
          <text:p/>
        </draw:path>
        <draw:path draw:style-name="gr4" draw:text-style-name="P4" draw:layer="layout" svg:width="0.108cm" svg:height="0.103cm" svg:x="3.414cm" svg:y="8.392cm" svg:viewBox="0 0 109 104" svg:d="M99 76c-2 2-4 4-6 6-6 7-8 10-11 10s-5-3-7-10c0-2-1-3-1-4-6-23-8-33-8-37 10-17 18-27 22-27 2 0 3 0 6 1 4 2 5 2 7 2 5 0 8-3 8-8s-4-9-9-9c-11 0-20 9-36 33l-2-12c-4-16-6-21-12-21-5 0-13 2-27 7l-3 1 1 4c9-2 11-3 13-3 6 0 7 2 10 16l7 28-19 27c-4 7-9 11-11 11s-4-1-6-2c-3-2-6-2-8-2-4 0-7 3-7 8s4 9 11 9 10-2 21-16c6-7 11-13 21-27l7 28c3 11 6 15 13 15 9 0 15-5 29-26z">
          <text:p/>
        </draw:path>
        <draw:path draw:style-name="gr4" draw:text-style-name="P4" draw:layer="layout" svg:width="0.141cm" svg:height="0.216cm" svg:x="3.613cm" svg:y="8.233cm" svg:viewBox="0 0 142 217" svg:d="M27 12c19 1 21 2 21 8 0 3-1 7-3 14-1 2-1 4-2 6v2l-43 157v1c0 8 24 17 42 17 47 0 100-55 100-104 0-21-16-38-37-38-22 0-39 14-61 48 16-60 19-69 33-122l-2-1c-15 2-27 4-48 7zM92 91c15 0 23 11 23 27 0 21-16 54-35 73-12 12-25 19-39 19-9 0-14-4-14-11 0-19 9-49 23-72 13-24 27-36 42-36z">
          <text:p/>
        </draw:path>
        <draw:path draw:style-name="gr4" draw:text-style-name="P4" draw:layer="layout" svg:width="0.108cm" svg:height="0.103cm" svg:x="3.765cm" svg:y="8.392cm" svg:viewBox="0 0 109 104" svg:d="M99 76c-2 2-3 4-5 6-5 7-8 10-11 10s-5-3-7-10c0-2 0-3-1-4-5-23-9-33-9-37 11-17 20-27 24-27 1 0 3 0 5 1 3 2 4 2 6 2 5 0 8-3 8-8s-4-9-9-9c-10 0-19 9-36 33l-2-12c-3-16-6-21-12-21-5 0-13 2-27 7l-2 1 1 4c8-2 10-3 12-3 6 0 8 2 11 16l6 28-18 27c-5 7-10 11-12 11-1 0-4-1-6-2-3-2-5-2-7-2-5 0-8 3-8 8s5 9 11 9c7 0 10-2 22-16 6-7 11-13 20-27l7 28c3 11 6 15 14 15 9 0 15-5 28-26z">
          <text:p/>
        </draw:path>
        <draw:polygon draw:style-name="gr4" draw:text-style-name="P4" draw:layer="layout" svg:width="0.159cm" svg:height="0.159cm" svg:x="3.987cm" svg:y="8.286cm" svg:viewBox="0 0 160 160" draw:points="160,89 160,72 89,72 89,0 72,0 72,72 0,72 0,89 72,89 72,160 89,160 89,89">
          <text:p/>
        </draw:polygon>
        <draw:path draw:style-name="gr4" draw:text-style-name="P4" draw:layer="layout" svg:width="0.143cm" svg:height="0.141cm" svg:x="4.249cm" svg:y="8.308cm" svg:viewBox="0 0 144 142" svg:d="M140 104c-5 5-6 6-9 9-9 10-13 13-16 13s-5-2-5-4c0-7 14-60 29-115 1-3 1-3 1-6l-2-1-19 2-1 1-3 15c-4-11-13-18-26-18-41 0-89 58-89 107 0 22 12 35 32 35 21 0 35-10 62-49-6 24-7 28-7 36 0 9 4 13 13 13 12 0 21-6 44-35zM91 7c10 0 17 8 17 20 0 26-15 63-37 86-7 8-18 14-27 14-11 0-18-9-18-24 0-17 12-49 25-68s27-29 40-28z">
          <text:p/>
        </draw:path>
        <draw:path draw:style-name="gr4" draw:text-style-name="P4" draw:layer="layout" svg:width="0.103cm" svg:height="0.149cm" svg:x="4.409cm" svg:y="8.391cm" svg:viewBox="0 0 104 150" svg:d="M104 13c0-7-6-13-13-13-5 0-9 4-9 9 0 4 2 6 7 9 4 2 6 4 6 8 0 9-9 26-29 59l-5-27c-3-20-16-58-20-58h-1l-2 1-22 4-7 1v4c2-1 4-1 7-1 9 0 13 3 17 15 7 15 19 67 19 76 0 2-1 5-2 8-2 3-12 17-16 22-6 5-8 7-11 7-2 0-3 0-6-2-3-3-6-4-8-4-6 0-9 4-9 9 0 6 4 10 11 10 13 0 38-27 63-67 19-32 30-57 30-70z">
          <text:p/>
        </draw:path>
        <draw:path draw:style-name="gr4" draw:text-style-name="P4" draw:layer="layout" svg:width="0.141cm" svg:height="0.216cm" svg:x="4.605cm" svg:y="8.233cm" svg:viewBox="0 0 142 217" svg:d="M27 12c19 1 21 2 21 8 0 3-1 7-3 14-1 2-1 4-2 6v2l-43 157v1c0 8 24 17 42 17 48 0 100-55 100-104 0-21-16-38-37-38-22 0-39 14-61 48 16-60 19-69 33-122l-2-1c-15 2-27 4-48 7zM93 91c14 0 22 11 22 27 0 21-16 54-35 73-12 12-25 19-39 19-9 0-14-4-14-11 0-19 9-49 23-72 13-24 27-36 43-36z">
          <text:p/>
        </draw:path>
        <draw:path draw:style-name="gr4" draw:text-style-name="P4" draw:layer="layout" svg:width="0.103cm" svg:height="0.149cm" svg:x="4.757cm" svg:y="8.391cm" svg:viewBox="0 0 104 150" svg:d="M104 13c0-7-5-13-12-13-6 0-9 4-9 9 0 4 2 6 6 9 4 2 6 4 6 8 0 9-8 26-28 59l-4-27c-4-20-17-58-20-58h-1l-2 1-24 4-7 1v4c3-1 5-1 7-1 9 0 13 3 19 15 6 15 19 67 19 76 0 2-1 5-3 8s-12 17-16 22c-6 5-9 7-12 7-2 0-3 0-6-2-3-3-5-4-8-4-5 0-9 4-9 9 0 6 5 10 12 10 13 0 39-27 62-67 19-32 30-57 30-70z">
          <text:p/>
        </draw:path>
        <draw:polygon draw:style-name="gr4" draw:text-style-name="P4" draw:layer="layout" svg:width="0.159cm" svg:height="0.159cm" svg:x="4.976cm" svg:y="8.286cm" svg:viewBox="0 0 160 160" draw:points="160,89 160,72 89,72 89,0 72,0 72,72 0,72 0,89 72,89 72,160 89,160 89,89">
          <text:p/>
        </draw:polygon>
        <draw:path draw:style-name="gr4" draw:text-style-name="P4" draw:layer="layout" svg:width="0.143cm" svg:height="0.141cm" svg:x="5.238cm" svg:y="8.308cm" svg:viewBox="0 0 144 142" svg:d="M140 104c-4 5-6 6-9 9-10 10-14 13-17 13-2 0-4-2-4-4 0-7 13-60 29-115 1-3 1-3 2-6l-3-1-20 2-1 1-3 15c-3-11-12-18-25-18-41 0-89 58-89 107 0 22 12 35 32 35 21 0 35-10 62-49-6 24-7 28-7 36 0 9 4 13 13 13 12 0 20-6 44-35zM91 7c10 0 17 8 17 20 0 26-15 63-37 86-7 8-18 14-27 14-11 0-18-9-18-24 0-17 12-49 25-68s27-29 40-28z">
          <text:p/>
        </draw:path>
        <draw:path draw:style-name="gr4" draw:text-style-name="P4" draw:layer="layout" svg:width="0.087cm" svg:height="0.116cm" svg:x="5.401cm" svg:y="8.395cm" svg:viewBox="0 0 88 117" svg:d="M19 28c5-11 8-15 19-15h34l-72 87 2 2c4-3 7-5 10-5 6 0 13 3 24 10 13 7 20 10 27 10 11 0 21-8 21-17 0-5-3-8-8-8-4 0-7 2-7 7 0 2 0 4 2 6 0 2 1 3 1 4 0 2-3 3-6 3-6 0-9-1-16-11-10-13-16-16-29-19l67-80v-2h-66l-7 27z">
          <text:p/>
        </draw:path>
        <draw:path draw:style-name="gr4" draw:text-style-name="P4" draw:layer="layout" svg:width="0.141cm" svg:height="0.216cm" svg:x="5.58cm" svg:y="8.233cm" svg:viewBox="0 0 142 217" svg:d="M27 12c19 1 21 2 21 8 0 3-1 7-3 14-1 2-1 4-2 6v2l-43 157v1c0 8 24 17 42 17 47 0 100-55 100-104 0-21-16-38-37-38-22 0-39 14-61 48 16-60 19-69 33-122l-2-1c-15 2-27 4-48 7zM93 91c14 0 22 11 22 27 0 21-16 54-35 73-12 12-25 19-39 19-9 0-14-4-14-11 0-19 9-49 23-72 13-24 27-36 43-36z">
          <text:p/>
        </draw:path>
        <draw:path draw:style-name="gr4" draw:text-style-name="P4" draw:layer="layout" svg:width="0.088cm" svg:height="0.116cm" svg:x="5.735cm" svg:y="8.395cm" svg:viewBox="0 0 89 117" svg:d="M19 28c5-11 8-15 19-15h34l-72 87 2 2c4-3 7-5 11-5 5 0 13 3 24 10s20 10 26 10c12 0 22-8 22-17 0-5-4-8-8-8-5 0-8 2-8 7 0 2 1 4 2 6s1 3 1 4c0 2-2 3-6 3-6 0-9-1-17-11-10-13-15-16-28-19l68-80v-2h-66l-7 27z">
          <text:p/>
        </draw:path>
        <draw:path draw:style-name="gr4" draw:text-style-name="P4" draw:layer="layout" svg:width="0.145cm" svg:height="0.143cm" svg:x="8.901cm" svg:y="8.296cm" svg:viewBox="0 0 146 144" svg:d="M142 105c-4 5-6 7-9 9-9 10-13 13-16 13s-4-2-4-4c0-6 13-61 28-116 1-3 1-4 2-6l-3-1-19 2-1 1-3 15c-3-12-12-18-26-18-41 0-91 58-91 109 0 22 12 35 33 35 22 0 36-11 64-50-7 25-8 29-8 36 0 10 4 13 13 13 13 0 21-6 44-34zM93 7c11 0 18 8 18 19 0 27-16 65-38 88-7 9-18 14-27 14-11 0-19-9-19-24 0-17 12-50 26-70 13-18 28-28 40-27z">
          <text:p/>
        </draw:path>
        <draw:path draw:style-name="gr4" draw:text-style-name="P4" draw:layer="layout" svg:width="0.162cm" svg:height="0.082cm" svg:x="9.171cm" svg:y="8.313cm" svg:viewBox="0 0 163 83" svg:d="M163 18v-18h-163v18zM163 83v-19h-163v19z">
          <text:p/>
        </draw:path>
        <draw:polygon draw:style-name="gr4" draw:text-style-name="P4" draw:layer="layout" svg:width="0.214cm" svg:height="0.318cm" svg:x="9.461cm" svg:y="8.137cm" svg:viewBox="0 0 215 319" draw:points="215,0 196,0 124,249 62,117 0,149 4,156 39,143 122,319">
          <text:p/>
        </draw:polygon>
        <draw:polygon draw:style-name="gr4" draw:text-style-name="P4" draw:layer="layout" svg:width="0.579cm" svg:height="0.018cm" svg:x="9.666cm" svg:y="8.137cm" svg:viewBox="0 0 580 19" draw:points="0,0 580,0 580,19 0,19">
          <text:p/>
        </draw:polygon>
        <draw:polygon draw:style-name="gr4" draw:text-style-name="P4" draw:layer="layout" svg:width="0.135cm" svg:height="0.073cm" svg:x="9.719cm" svg:y="8.198cm" svg:viewBox="0 0 136 74" draw:points="136,37 101,0 92,8 109,30 3,30 0,43 107,43 76,67 82,74">
          <text:p/>
        </draw:polygon>
        <draw:path draw:style-name="gr4" draw:text-style-name="P4" draw:layer="layout" svg:width="0.145cm" svg:height="0.143cm" svg:x="9.679cm" svg:y="8.296cm" svg:viewBox="0 0 146 144" svg:d="M142 105c-4 5-6 7-8 9-10 10-14 13-17 13-2 0-4-2-4-4 0-6 13-61 28-116 1-3 1-4 2-6l-2-1-20 2-1 1-3 15c-3-12-13-18-27-18-41 0-90 58-90 109 0 22 12 35 32 35 22 0 36-11 64-50-6 25-7 29-7 36 0 10 3 13 12 13 14 0 22-6 45-34zM92 7c11 0 19 8 19 19 0 27-17 65-39 88-7 9-18 14-27 14-11 0-18-9-18-24 0-17 12-50 25-70 13-18 28-28 40-27z">
          <text:p/>
        </draw:path>
        <draw:path draw:style-name="gr4" draw:text-style-name="P4" draw:layer="layout" svg:width="0.035cm" svg:height="0.036cm" svg:x="9.938cm" svg:y="8.335cm" svg:viewBox="0 0 36 37" svg:d="M36 20c0-11-8-20-19-20-9 0-17 8-17 20s11 17 17 17c8 0 19-6 19-17z">
          <text:p/>
        </draw:path>
        <draw:polygon draw:style-name="gr4" draw:text-style-name="P4" draw:layer="layout" svg:width="0.135cm" svg:height="0.073cm" svg:x="10.122cm" svg:y="8.198cm" svg:viewBox="0 0 136 74" draw:points="136,37 101,0 92,8 109,30 3,30 0,43 107,43 75,67 82,74">
          <text:p/>
        </draw:polygon>
        <draw:path draw:style-name="gr4" draw:text-style-name="P4" draw:layer="layout" svg:width="0.145cm" svg:height="0.143cm" svg:x="10.082cm" svg:y="8.296cm" svg:viewBox="0 0 146 144" svg:d="M142 105c-5 5-7 7-10 9-9 10-13 13-16 13s-4-2-4-4c0-6 13-61 28-116 2-3 2-4 3-6l-4-1-19 2-1 1-3 15c-3-12-12-18-26-18-41 0-90 58-90 109 0 22 12 35 32 35 22 0 36-11 64-50-7 25-8 29-8 36 0 10 4 13 13 13 13 0 21-6 45-34zM92 7c11 0 18 8 18 19 0 27-16 65-38 88-7 9-18 14-27 14-11 0-19-9-19-24 0-17 12-50 26-70 13-18 28-28 40-27z">
          <text:p/>
        </draw:path>
        <draw:polygon draw:style-name="gr4" draw:text-style-name="P4" draw:layer="layout" svg:width="0.132cm" svg:height="0.073cm" svg:x="13.033cm" svg:y="8.2cm" svg:viewBox="0 0 133 74" draw:points="133,37 99,0 90,9 108,31 2,31 0,43 105,43 74,65 80,74">
          <text:p/>
        </draw:polygon>
        <draw:path draw:style-name="gr4" draw:text-style-name="P4" draw:layer="layout" svg:width="0.114cm" svg:height="0.137cm" svg:x="13.011cm" svg:y="8.296cm" svg:viewBox="0 0 115 138" svg:d="M24 138c16-54 22-67 37-91 10-17 19-27 24-27 2 0 3 1 5 4 2 6 5 7 11 7 9 0 14-5 14-15s-6-16-14-16c-7 0-16 5-24 13-13 13-25 31-30 44l-4 11 16-68h-1c-24 4-26 5-49 8v6c7-2 8-2 10-2 7 0 11 3 11 9 0 4 0 4-5 25l-25 92z">
          <text:p/>
        </draw:path>
        <draw:path draw:style-name="gr4" draw:text-style-name="P4" draw:layer="layout" svg:width="0.16cm" svg:height="0.081cm" svg:x="13.249cm" svg:y="8.313cm" svg:viewBox="0 0 161 82" svg:d="M161 17v-17h-161v17zM161 82v-18h-161v18z">
          <text:p/>
        </draw:path>
        <draw:path draw:style-name="gr4" draw:text-style-name="P4" draw:layer="layout" svg:width="0.147cm" svg:height="0.141cm" svg:x="13.525cm" svg:y="8.296cm" svg:viewBox="0 0 148 142" svg:d="M134 104c-2 2-4 4-7 8-7 9-11 12-14 12-5 0-7-4-10-12 0-3-1-5-1-6-8-31-11-45-11-50 14-25 25-39 30-39 2 0 5 1 8 3 4 2 6 3 8 3 7 0 11-5 11-12 0-6-5-11-13-11-13 0-25 11-47 45l-3-18c-4-21-8-27-17-27-7 0-18 3-37 9l-3 1 1 5c12-3 15-4 18-4 7 0 9 3 14 22l9 39-26 37c-6 9-12 14-16 14-2 0-5 0-8-2-4-3-7-3-10-3-6 0-10 4-10 10 0 9 6 14 15 14 10 0 14-3 29-22 9-10 15-19 28-37l11 38c4 16 8 21 18 21 11 0 20-8 38-36z">
          <text:p/>
        </draw:path>
        <draw:polygon draw:style-name="gr4" draw:text-style-name="P4" draw:layer="layout" svg:width="0.082cm" svg:height="0.047cm" svg:x="13.745cm" svg:y="8.212cm" svg:viewBox="0 0 83 48" draw:points="41,0 0,44 5,48 41,15 78,48 83,44">
          <text:p/>
        </draw:polygon>
        <draw:path draw:style-name="gr4" draw:text-style-name="P4" draw:layer="layout" svg:width="0.058cm" svg:height="0.141cm" svg:x="13.748cm" svg:y="8.296cm" svg:viewBox="0 0 59 142" svg:d="M59 106l-4-3c-13 18-22 24-26 24-2 0-5-3-5-5 0-4 4-16 5-20l28-102h-1c-12 2-39 7-51 8v5c18 0 21 1 21 8 0 8-26 87-26 101 0 6 0 20 15 20 18 0 32-18 44-36z">
          <text:p/>
        </draw:path>
        <draw:polygon draw:style-name="gr4" draw:text-style-name="P4" draw:layer="layout" svg:width="0.159cm" svg:height="0.159cm" svg:x="13.906cm" svg:y="8.274cm" svg:viewBox="0 0 160 160" draw:points="160,89 160,70 89,70 89,0 72,0 72,70 0,70 0,89 72,89 72,160 89,160 89,89">
          <text:p/>
        </draw:polygon>
        <draw:path draw:style-name="gr4" draw:text-style-name="P4" draw:layer="layout" svg:width="0.14cm" svg:height="0.202cm" svg:x="14.164cm" svg:y="8.295cm" svg:viewBox="0 0 141 203" svg:d="M141 18c0-10-8-18-17-18-7 0-12 5-12 12 0 5 2 8 9 12 6 4 8 6 8 11 0 12-11 36-38 82l-7-38c-4-27-22-79-26-79h-2l-3 1-31 5-10 2v5c4-1 6-1 10-1 12 0 18 5 25 20 8 21 25 92 25 105 0 3-1 7-3 11s-16 22-22 28c-8 8-12 10-16 10-2 0-4-1-8-3-4-4-7-5-11-5-7 0-12 5-12 12 0 8 6 13 16 13 17 0 52-35 84-89 27-44 41-79 41-96z">
          <text:p/>
        </draw:path>
        <draw:polygon draw:style-name="gr4" draw:text-style-name="P4" draw:layer="layout" svg:width="0.082cm" svg:height="0.047cm" svg:x="14.428cm" svg:y="8.212cm" svg:viewBox="0 0 83 48" draw:points="42,0 0,44 5,48 42,15 78,48 83,44">
          <text:p/>
        </draw:polygon>
        <draw:path draw:style-name="gr4" draw:text-style-name="P4" draw:layer="layout" svg:width="0.115cm" svg:height="0.202cm" svg:x="14.37cm" svg:y="8.296cm" svg:viewBox="0 0 116 203" svg:d="M116 0h-1c-12 2-40 7-54 8v5l12-1c11 1 12 3 12 9 1 3-1 10-5 27l-23 91c-6 24-14 56-30 56-2 0-6 0-6-3 0-4 4-4 4-10 0-7-6-12-12-12-12 0-13 11-13 13 0 15 14 20 24 20 28 0 47-24 60-74z">
          <text:p/>
        </draw:path>
        <draw:polygon draw:style-name="gr4" draw:text-style-name="P4" draw:layer="layout" svg:width="0.16cm" svg:height="0.159cm" svg:x="14.582cm" svg:y="8.274cm" svg:viewBox="0 0 161 160" draw:points="161,89 161,70 89,70 89,0 71,0 71,70 0,70 0,89 71,89 71,160 89,160 89,89">
          <text:p/>
        </draw:polygon>
        <draw:path draw:style-name="gr4" draw:text-style-name="P4" draw:layer="layout" svg:width="0.119cm" svg:height="0.158cm" svg:x="14.844cm" svg:y="8.3cm" svg:viewBox="0 0 120 159" svg:d="M26 37c7-16 11-18 25-18h47l-98 115 3 3c5-4 9-5 15-5 7 0 17 4 32 13 15 10 26 14 36 14 15 0 29-12 29-24 0-7-4-12-11-12-6 0-10 4-10 10 0 3 0 6 2 9 1 2 2 4 2 5 0 3-4 5-9 5-8 0-12-3-22-16-14-18-20-22-38-26l91-107v-3h-89l-10 36z">
          <text:p/>
        </draw:path>
        <draw:polygon draw:style-name="gr4" draw:text-style-name="P4" draw:layer="layout" svg:width="0.082cm" svg:height="0.048cm" svg:x="15.085cm" svg:y="8.137cm" svg:viewBox="0 0 83 49" draw:points="42,0 0,44 5,49 42,15 78,49 83,44">
          <text:p/>
        </draw:polygon>
        <draw:path draw:style-name="gr4" draw:text-style-name="P4" draw:layer="layout" svg:width="0.139cm" svg:height="0.216cm" svg:x="15.049cm" svg:y="8.221cm" svg:viewBox="0 0 140 217" svg:d="M125 179l-5 8c-5 10-9 13-14 13-6 0-13-10-25-40-1-4-6-15-11-27 45-42 55-48 70-49v-5h-57v5h5c7 0 12 2 12 5 0 8-16 23-45 45-4 3-8 7-13 10l37-143-1-1c-19 4-30 6-50 8v5c16 0 22 2 22 8 0 5-2 13-7 28-1 4-2 7-2 10l-1 3-40 151h23l16-56 13-10c5 14 13 33 19 44 10 20 15 26 24 26 13 0 21-8 35-34z">
          <text:p/>
        </draw:path>
        <draw:polygon draw:style-name="gr4" draw:text-style-name="P4" draw:layer="layout" svg:width="0.135cm" svg:height="0.073cm" svg:x="0.804cm" svg:y="9.413cm" svg:viewBox="0 0 136 74" draw:points="136,37 102,0 93,8 110,30 2,30 0,44 107,44 76,67 82,74">
          <text:p/>
        </draw:polygon>
        <draw:path draw:style-name="gr4" draw:text-style-name="P4" draw:layer="layout" svg:width="0.129cm" svg:height="0.146cm" svg:x="0.787cm" svg:y="9.511cm" svg:viewBox="0 0 130 147" svg:d="M130 18c0-10-8-18-17-18-8 0-12 4-12 10s2 9 7 14c5 4 6 7 6 10 0 15-21 51-44 75l-9 10c-3-43-4-61-8-83-8-35-8-36-11-36-2 0-4 0-6 1-11 2-21 4-36 7v4c4-1 7-1 10-1 12 0 15 6 19 30 4 25 8 72 8 91 0 6 0 15 3 15 8 0 37-33 71-79 11-17 19-37 19-50z">
          <text:p/>
        </draw:path>
        <draw:path draw:style-name="gr4" draw:text-style-name="P4" draw:layer="layout" svg:width="0.163cm" svg:height="0.082cm" svg:x="1.046cm" svg:y="9.529cm" svg:viewBox="0 0 164 83" svg:d="M164 17v-17h-164v17zM164 83v-18h-164v18z">
          <text:p/>
        </draw:path>
        <draw:path draw:style-name="gr4" draw:text-style-name="P4" draw:layer="layout" svg:width="0.154cm" svg:height="0.226cm" svg:x="1.361cm" svg:y="9.212cm" svg:viewBox="0 0 155 227" svg:d="M85 4v9c23 0 25 2 25 18v71c-6-10-21-21-41-21-37 0-69 32-69 74 0 40 31 72 66 72 24 0 39-16 44-22v22l45-4v-9c-22 0-24-2-24-18v-196zM110 186c0 6 0 7-5 14-7 11-22 20-38 20-8 0-42-3-42-65 0-23 3-37 10-48 7-9 20-19 36-19 19 0 32 14 35 19 4 6 4 6 4 12z">
          <text:p/>
        </draw:path>
        <draw:polygon draw:style-name="gr4" draw:text-style-name="P4" draw:layer="layout" svg:width="0.135cm" svg:height="0.073cm" svg:x="1.608cm" svg:y="9.197cm" svg:viewBox="0 0 136 74" draw:points="136,36 102,0 93,7 110,30 3,30 0,43 108,43 76,66 83,74">
          <text:p/>
        </draw:polygon>
        <draw:path draw:style-name="gr4" draw:text-style-name="P4" draw:layer="layout" svg:width="0.117cm" svg:height="0.14cm" svg:x="1.586cm" svg:y="9.294cm" svg:viewBox="0 0 118 141" svg:d="M24 141c17-54 22-67 37-91 10-18 19-28 25-28 1 0 3 1 5 4 2 6 6 7 12 7 9 0 15-5 15-15 0-11-6-18-15-18s-17 5-25 14c-13 14-26 33-31 45l-5 12 17-70-1-1c-23 4-26 5-49 9v5c8-1 9-1 11-1 7 0 11 4 11 10 0 4 0 4-5 26l-26 92z">
          <text:p/>
        </draw:path>
        <draw:polygon draw:style-name="gr4" draw:text-style-name="P4" draw:layer="layout" svg:width="0.371cm" svg:height="0.018cm" svg:x="1.35cm" svg:y="9.56cm" svg:viewBox="0 0 372 19" draw:points="0,0 372,0 372,19 0,19">
          <text:p/>
        </draw:polygon>
        <draw:path draw:style-name="gr4" draw:text-style-name="P4" draw:layer="layout" svg:width="0.154cm" svg:height="0.225cm" svg:x="1.381cm" svg:y="9.649cm" svg:viewBox="0 0 155 226" svg:d="M86 3v10c22 0 25 2 25 17v71c-7-9-21-20-41-20-38 0-70 31-70 73 0 41 31 72 66 72 25 0 39-16 44-22v22l45-3v-9c-22 0-24-3-24-18v-196zM110 185c0 6 0 7-5 14-7 11-20 21-37 21-9 0-43-3-43-66 0-24 4-36 11-47 6-10 19-20 35-20 21 0 32 15 35 20 4 5 4 6 4 12z">
          <text:p/>
        </draw:path>
        <draw:path draw:style-name="gr4" draw:text-style-name="P4" draw:layer="layout" svg:width="0.083cm" svg:height="0.177cm" svg:x="1.604cm" svg:y="9.697cm" svg:viewBox="0 0 84 178" svg:d="M84 38h-27l9-33v-1c0-3 0-4-2-4s-3 1-5 3c-12 16-32 32-42 35-8 3-10 5-10 8 0 0 0 1 0 2h24l-23 88c-1 3-1 4-2 7-3 10-6 21-6 23 0 7 7 12 16 12 14 0 25-8 45-38l-4-2c-16 20-21 25-26 25-3 0-5-3-5-6 0-1 0-1 0-2l28-107h28z">
          <text:p/>
        </draw:path>
        <draw:polygon draw:style-name="gr4" draw:text-style-name="P4" draw:layer="layout" svg:width="0.135cm" svg:height="0.073cm" svg:x="4.869cm" svg:y="9.413cm" svg:viewBox="0 0 136 74" draw:points="136,37 102,0 93,8 110,30 3,30 0,44 108,44 77,67 83,74">
          <text:p/>
        </draw:polygon>
        <draw:path draw:style-name="gr4" draw:text-style-name="P4" draw:layer="layout" svg:width="0.146cm" svg:height="0.144cm" svg:x="4.828cm" svg:y="9.511cm" svg:viewBox="0 0 147 145" svg:d="M143 105c-4 5-6 7-8 9-10 10-14 13-17 13s-4-2-4-4c0-6 13-61 28-115 1-3 1-4 2-7l-2-1-20 2-1 1-3 16c-3-12-12-19-26-19-42 0-92 58-92 108 0 23 12 37 34 37s36-12 64-51c-7 25-8 29-8 36 0 10 4 14 13 14 13 0 21-7 44-36zM94 7c11 1 18 8 18 19 0 27-16 65-38 88-7 9-18 14-28 14-11 0-19-9-19-24 0-17 13-50 27-69 13-19 27-29 40-28z">
          <text:p/>
        </draw:path>
        <draw:path draw:style-name="gr4" draw:text-style-name="P4" draw:layer="layout" svg:width="0.163cm" svg:height="0.082cm" svg:x="5.1cm" svg:y="9.529cm" svg:viewBox="0 0 164 83" svg:d="M164 17v-17h-164v17zM164 83v-18h-164v18z">
          <text:p/>
        </draw:path>
        <draw:path draw:style-name="gr4" draw:text-style-name="P4" draw:layer="layout" svg:width="0.154cm" svg:height="0.226cm" svg:x="5.416cm" svg:y="9.212cm" svg:viewBox="0 0 155 227" svg:d="M86 4v9c21 0 24 2 24 18v71c-7-10-20-21-40-21-37 0-70 32-70 74 0 40 31 72 66 72 25 0 39-16 43-22v22l46-4v-9c-22 0-25-2-25-18v-196zM109 186c0 6 0 7-4 14-8 11-21 20-37 20-8 0-43-3-43-65 0-23 4-37 11-48 6-9 19-19 35-19 20 0 31 14 35 19 3 6 3 6 3 12z">
          <text:p/>
        </draw:path>
        <draw:polygon draw:style-name="gr4" draw:text-style-name="P4" draw:layer="layout" svg:width="0.135cm" svg:height="0.073cm" svg:x="5.657cm" svg:y="9.197cm" svg:viewBox="0 0 136 74" draw:points="136,36 103,0 93,7 111,30 3,30 0,43 108,43 76,66 83,74">
          <text:p/>
        </draw:polygon>
        <draw:path draw:style-name="gr4" draw:text-style-name="P4" draw:layer="layout" svg:width="0.129cm" svg:height="0.146cm" svg:x="5.641cm" svg:y="9.294cm" svg:viewBox="0 0 130 147" svg:d="M130 19c0-11-8-19-18-19-7 0-13 4-13 11 0 5 3 9 9 14 4 3 6 6 6 9 0 15-22 50-45 74l-10 10c-2-43-4-61-8-82-6-34-7-36-9-36s-4 0-7 1c-10 2-21 4-35 7v4c3 0 6 0 9 0 12 0 16 5 20 29s7 71 7 92c0 6 0 14 3 14 8 0 37-33 72-80 11-16 19-36 19-48z">
          <text:p/>
        </draw:path>
        <draw:polygon draw:style-name="gr4" draw:text-style-name="P4" draw:layer="layout" svg:width="0.386cm" svg:height="0.018cm" svg:x="5.405cm" svg:y="9.56cm" svg:viewBox="0 0 387 19" draw:points="0,0 387,0 387,19 0,19">
          <text:p/>
        </draw:polygon>
        <draw:path draw:style-name="gr4" draw:text-style-name="P4" draw:layer="layout" svg:width="0.153cm" svg:height="0.225cm" svg:x="5.444cm" svg:y="9.649cm" svg:viewBox="0 0 154 226" svg:d="M85 3v10c21 0 24 2 24 17v71c-7-9-21-20-40-20-37 0-69 31-69 73 0 41 30 72 65 72 25 0 39-16 43-22v22l46-3v-9c-22 0-25-3-25-18v-196zM108 185c0 6 0 7-4 14-8 11-21 21-37 21-8 0-43-3-43-66 0-24 4-36 11-47 6-10 19-20 35-20 20 0 31 15 34 20 4 5 4 6 4 12z">
          <text:p/>
        </draw:path>
        <draw:path draw:style-name="gr4" draw:text-style-name="P4" draw:layer="layout" svg:width="0.082cm" svg:height="0.177cm" svg:x="5.667cm" svg:y="9.697cm" svg:viewBox="0 0 83 178" svg:d="M83 38h-25l8-33c1 0 1-1 1-1 0-3-1-4-3-4s-3 1-5 3c-12 16-33 32-43 35-8 3-10 5-10 8 0 0 0 1 0 2h24l-23 88c-1 3-1 4-2 7-3 10-5 21-5 23 0 7 6 12 15 12 15 0 26-8 46-38l-4-2c-16 20-21 25-27 25-3 0-5-3-5-6 0-1 0-1 1-2l29-107h26z">
          <text:p/>
        </draw:path>
        <draw:polygon draw:style-name="gr4" draw:text-style-name="P4" draw:layer="layout" svg:width="0.134cm" svg:height="0.073cm" svg:x="8.943cm" svg:y="9.497cm" svg:viewBox="0 0 135 74" draw:points="135,36 101,0 91,8 110,30 3,30 0,44 107,44 75,66 81,74">
          <text:p/>
        </draw:polygon>
        <draw:path draw:style-name="gr4" draw:text-style-name="P4" draw:layer="layout" svg:width="0.116cm" svg:height="0.139cm" svg:x="8.921cm" svg:y="9.594cm" svg:viewBox="0 0 117 140" svg:d="M24 140c17-53 22-67 36-92 11-18 20-27 25-27 2 0 4 1 5 4 3 5 5 7 11 7 11 0 16-6 16-15 0-10-6-17-16-17-7 0-16 5-24 13-13 14-25 32-30 45l-5 12 17-69-1-1c-23 4-26 5-49 9v5c8-2 9-2 11-2 7 0 11 4 11 9s0 5-5 26l-26 93z">
          <text:p/>
        </draw:path>
        <draw:path draw:style-name="gr4" draw:text-style-name="P4" draw:layer="layout" svg:width="0.161cm" svg:height="0.082cm" svg:x="9.163cm" svg:y="9.611cm" svg:viewBox="0 0 162 83" svg:d="M162 18v-18h-162v18zM162 83v-18h-162v18z">
          <text:p/>
        </draw:path>
        <draw:polygon draw:style-name="gr4" draw:text-style-name="P4" draw:layer="layout" svg:width="0.134cm" svg:height="0.073cm" svg:x="9.464cm" svg:y="9.497cm" svg:viewBox="0 0 135 74" draw:points="135,36 101,0 91,8 109,30 3,30 0,44 106,44 75,66 81,74">
          <text:p/>
        </draw:polygon>
        <draw:path draw:style-name="gr4" draw:text-style-name="P4" draw:layer="layout" svg:width="0.116cm" svg:height="0.139cm" svg:x="9.442cm" svg:y="9.594cm" svg:viewBox="0 0 117 140" svg:d="M24 140c17-53 23-67 37-92 11-18 20-27 25-27 2 0 4 1 5 4 3 5 5 7 11 7 10 0 15-6 15-15 0-10-6-17-15-17-7 0-16 5-24 13-13 14-25 32-30 45l-6 12 18-69-1-1c-24 4-27 5-50 9v5c8-2 8-2 11-2 7 0 11 4 11 9s0 5-5 26l-26 93z">
          <text:p/>
        </draw:path>
        <draw:path draw:style-name="gr4" draw:text-style-name="P4" draw:layer="layout" svg:width="0.103cm" svg:height="0.164cm" svg:x="9.573cm" svg:y="9.622cm" svg:viewBox="0 0 104 165" svg:d="M104 83c0-16-1-37-9-55-11-22-29-28-43-28-15 0-33 6-43 29-8 16-9 36-9 54 0 15 0 38 11 58s29 24 40 24c17 0 34-6 44-28 8-17 9-35 9-54zM52 159c-8 0-25-3-29-31-3-14-3-35-3-48 0-16 0-35 3-48 5-22 20-26 28-26 10 0 25 5 30 27 3 13 3 32 3 47s0 35-3 49c-5 28-24 30-29 30z">
          <text:p/>
        </draw:path>
        <draw:polygon draw:style-name="gr4" draw:text-style-name="P4" draw:layer="layout" svg:width="0.161cm" svg:height="0.161cm" svg:x="9.79cm" svg:y="9.572cm" svg:viewBox="0 0 162 162" draw:points="162,90 162,72 89,72 89,0 72,0 72,72 0,72 0,90 72,90 72,162 89,162 89,90">
          <text:p/>
        </draw:polygon>
        <draw:path draw:style-name="gr4" draw:text-style-name="P4" draw:layer="layout" svg:width="0.06cm" svg:height="0.129cm" svg:x="10.169cm" svg:y="9.197cm" svg:viewBox="0 0 61 130" svg:d="M61 27h-19l7-24v-1c0-2-1-2-2-2s-2 0-3 2c-9 11-24 23-31 25s-8 3-8 6v1h18l-18 65c0 2 0 3-1 5-2 7-4 15-4 17 0 5 5 9 12 9 11 0 18-7 33-28l-3-2c-11 14-15 18-19 18-2 0-3-2-3-4 0-1 0-1 0-2l20-78h20z">
          <text:p/>
        </draw:path>
        <draw:path draw:style-name="gr4" draw:text-style-name="P4" draw:layer="layout" svg:width="0.211cm" svg:height="0.53cm" svg:x="10.06cm" svg:y="9.387cm" svg:viewBox="0 0 212 531" svg:d="M35 531c54 0 88-53 88-108v-315c0-51 13-101 54-101 8 0 16 3 21 8h-1c-8 0-15 5-15 15s7 15 15 15c7 0 15-5 15-15 0-18-17-30-35-30-53 0-85 53-85 108v315c0 50-15 100-57 100-8 0-15-2-20-7 8 0 16-5 16-16 0-10-8-15-16-15-7 0-15 5-15 15 0 19 17 31 35 31z">
          <text:p/>
        </draw:path>
        <draw:path draw:style-name="gr4" draw:text-style-name="P4" draw:layer="layout" svg:width="0.103cm" svg:height="0.164cm" svg:x="10.079cm" svg:y="9.965cm" svg:viewBox="0 0 104 165" svg:d="M104 82c0-16 0-36-9-54-10-23-29-28-43-28-15 0-33 5-43 28-8 17-9 36-9 54 0 16 0 40 11 59 11 20 30 24 40 24 17 0 35-7 45-29 7-17 8-35 8-54zM52 159c-7 0-25-4-29-31-3-15-3-35-3-49 0-16 0-35 3-48 5-21 20-25 28-25 10 0 26 4 30 26 3 14 3 32 3 47s0 35-3 50c-5 27-23 30-29 30z">
          <text:p/>
        </draw:path>
        <draw:polygon draw:style-name="gr4" draw:text-style-name="P4" draw:layer="layout" svg:width="0.134cm" svg:height="0.073cm" svg:x="10.368cm" svg:y="9.497cm" svg:viewBox="0 0 135 74" draw:points="135,36 102,0 93,8 110,30 3,30 0,44 107,44 76,66 82,74">
          <text:p/>
        </draw:polygon>
        <draw:path draw:style-name="gr4" draw:text-style-name="P4" draw:layer="layout" svg:width="0.128cm" svg:height="0.145cm" svg:x="10.352cm" svg:y="9.594cm" svg:viewBox="0 0 129 146" svg:d="M129 18c0-10-8-18-18-18-7 0-11 4-11 10 0 5 2 9 7 14 4 4 6 7 6 10 0 16-21 51-44 74l-10 10c-2-43-4-60-8-82-6-35-7-36-10-36-1 0-3 0-6 1-10 2-21 4-35 7v4c3-1 6-1 9-1 12 0 16 6 20 30 4 25 7 71 7 90 0 6 0 15 3 15 8 0 37-32 71-79 11-15 19-37 19-49z">
          <text:p/>
        </draw:path>
        <draw:path draw:style-name="gr4" draw:text-style-name="P4" draw:layer="layout" svg:width="0.153cm" svg:height="0.223cm" svg:x="10.565cm" svg:y="9.513cm" svg:viewBox="0 0 154 224" svg:d="M84 3v9c22 0 24 3 24 18v70c-6-9-20-20-39-20-37 0-69 31-69 72s30 72 65 72c24 0 38-15 43-21v21l46-3v-9c-23 0-26-2-26-18v-194zM108 183c0 7 0 8-5 15-7 11-20 20-36 20-9 0-43-3-43-66 0-23 4-35 11-46 6-10 19-20 35-20 20 0 31 15 34 20 4 5 4 6 4 12z">
          <text:p/>
        </draw:path>
        <draw:path draw:style-name="gr4" draw:text-style-name="P4" draw:layer="layout" svg:width="0.082cm" svg:height="0.176cm" svg:x="10.786cm" svg:y="9.561cm" svg:viewBox="0 0 83 177" svg:d="M83 37h-25l9-32c0-1 0-2 0-2 0-2-1-3-3-3-1 0-2 0-4 3-13 16-33 32-43 35-8 2-10 4-10 7 0 1 0 1 0 2h24l-23 87c-1 3-1 4-2 7-3 9-6 21-6 24 0 7 7 12 16 12 15 0 25-9 45-39l-4-3c-15 21-20 26-25 26-3 0-6-2-6-6 0 0 0-1 0-2l29-106h27z">
          <text:p/>
        </draw:path>
        <draw:polygon draw:style-name="gr4" draw:text-style-name="P4" draw:layer="layout" svg:width="0.134cm" svg:height="0.073cm" svg:x="13.017cm" svg:y="9.497cm" svg:viewBox="0 0 135 74" draw:points="135,36 102,0 92,8 109,30 3,30 0,44 107,44 76,66 82,74">
          <text:p/>
        </draw:polygon>
        <draw:path draw:style-name="gr4" draw:text-style-name="P4" draw:layer="layout" svg:width="0.128cm" svg:height="0.145cm" svg:x="13.001cm" svg:y="9.594cm" svg:viewBox="0 0 129 146" svg:d="M129 18c0-10-8-18-19-18-7 0-12 4-12 10 0 5 2 9 8 14 4 4 6 7 6 10 0 16-21 51-44 74l-10 10c-2-43-3-60-7-82-6-35-7-36-10-36-2 0-4 0-6 1-10 2-21 4-35 7v4c3-1 6-1 9-1 12 0 16 6 19 30 4 25 8 71 8 90 0 6 0 15 3 15 8 0 36-32 70-79 12-15 20-37 20-49z">
          <text:p/>
        </draw:path>
        <draw:path draw:style-name="gr4" draw:text-style-name="P4" draw:layer="layout" svg:width="0.162cm" svg:height="0.082cm" svg:x="13.257cm" svg:y="9.611cm" svg:viewBox="0 0 163 83" svg:d="M163 18v-18h-163v18zM163 83v-18h-163v18z">
          <text:p/>
        </draw:path>
        <draw:polygon draw:style-name="gr4" draw:text-style-name="P4" draw:layer="layout" svg:width="0.134cm" svg:height="0.073cm" svg:x="13.553cm" svg:y="9.497cm" svg:viewBox="0 0 135 74" draw:points="135,36 102,0 93,8 110,30 3,30 0,44 107,44 76,66 82,74">
          <text:p/>
        </draw:polygon>
        <draw:path draw:style-name="gr4" draw:text-style-name="P4" draw:layer="layout" svg:width="0.128cm" svg:height="0.145cm" svg:x="13.537cm" svg:y="9.594cm" svg:viewBox="0 0 129 146" svg:d="M129 18c0-10-8-18-18-18-7 0-11 4-11 10 0 5 2 9 7 14 4 4 6 7 6 10 0 16-22 51-44 74l-10 10c-3-43-4-60-8-82-6-35-7-36-10-36-1 0-4 0-6 1-10 2-21 4-35 7v4c3-1 6-1 9-1 12 0 16 6 20 30 3 25 7 71 7 90 0 6 0 15 3 15 8 0 36-32 71-79 11-15 19-37 19-49z">
          <text:p/>
        </draw:path>
        <draw:path draw:style-name="gr4" draw:text-style-name="P4" draw:layer="layout" svg:width="0.103cm" svg:height="0.164cm" svg:x="13.68cm" svg:y="9.622cm" svg:viewBox="0 0 104 165" svg:d="M104 83c0-16 0-37-9-55-10-22-29-28-43-28-15 0-33 6-43 29-8 16-9 36-9 54 0 15 0 38 11 58s30 24 41 24c15 0 34-6 44-28 7-17 8-35 8-54zM52 159c-7 0-25-3-29-31-2-14-2-35-2-48 0-16 0-35 2-48 5-22 20-26 29-26s25 5 29 27c3 13 3 32 3 47s0 35-3 49c-5 28-23 30-29 30z">
          <text:p/>
        </draw:path>
        <draw:polygon draw:style-name="gr4" draw:text-style-name="P4" draw:layer="layout" svg:width="0.162cm" svg:height="0.161cm" svg:x="13.897cm" svg:y="9.572cm" svg:viewBox="0 0 163 162" draw:points="163,90 163,72 91,72 91,0 73,0 73,72 0,72 0,90 73,90 73,162 91,162 91,90">
          <text:p/>
        </draw:polygon>
        <draw:path draw:style-name="gr4" draw:text-style-name="P4" draw:layer="layout" svg:width="0.06cm" svg:height="0.129cm" svg:x="14.276cm" svg:y="9.197cm" svg:viewBox="0 0 61 130" svg:d="M61 27h-18l6-24v-1c0-2 0-2-1-2-2 0-2 0-4 2-9 11-24 23-32 25-5 2-7 3-7 6v1h17l-16 65c-1 2-1 3-2 5-2 7-4 15-4 17 0 5 5 9 11 9 11 0 19-7 34-28l-3-2c-12 14-16 18-19 18s-4-2-4-4c0-1 0-1 0-2l22-78h19z">
          <text:p/>
        </draw:path>
        <draw:path draw:style-name="gr4" draw:text-style-name="P4" draw:layer="layout" svg:width="0.212cm" svg:height="0.53cm" svg:x="14.167cm" svg:y="9.387cm" svg:viewBox="0 0 213 531" svg:d="M35 531c55 0 90-53 90-108v-315c0-51 12-101 53-101 8 0 15 3 20 8h-1c-7 0-15 5-15 15s7 15 15 15 16-5 16-15c0-18-17-30-35-30-53 0-84 53-84 108v315c0 50-16 100-59 100-8 0-15-2-20-7h1c7 0 15-5 15-16 0-10-8-15-15-15-8 0-16 5-16 15 0 19 17 31 35 31z">
          <text:p/>
        </draw:path>
        <draw:path draw:style-name="gr4" draw:text-style-name="P4" draw:layer="layout" svg:width="0.104cm" svg:height="0.164cm" svg:x="14.186cm" svg:y="9.965cm" svg:viewBox="0 0 105 165" svg:d="M105 82c0-16-1-36-10-54-10-23-29-28-43-28s-32 5-43 28c-8 17-9 36-9 54 0 16 1 40 11 59 11 20 30 24 41 24 15 0 34-7 44-29 7-17 9-35 9-54zM52 159c-7 0-24-4-29-31-2-15-2-35-2-49 0-16 0-35 3-48 4-21 20-25 28-25 9 0 24 4 29 26 3 14 3 32 3 47s0 35-2 50c-6 27-24 30-30 30z">
          <text:p/>
        </draw:path>
        <draw:polygon draw:style-name="gr4" draw:text-style-name="P4" draw:layer="layout" svg:width="0.134cm" svg:height="0.073cm" svg:x="14.503cm" svg:y="9.497cm" svg:viewBox="0 0 135 74" draw:points="135,36 102,0 93,8 110,30 3,30 0,44 107,44 76,66 82,74">
          <text:p/>
        </draw:polygon>
        <draw:path draw:style-name="gr4" draw:text-style-name="P4" draw:layer="layout" svg:width="0.145cm" svg:height="0.143cm" svg:x="14.463cm" svg:y="9.594cm" svg:viewBox="0 0 146 144" svg:d="M142 105c-5 4-7 6-9 8-10 10-14 13-16 13-3 0-5-2-5-4 0-6 13-60 28-114 1-3 1-4 2-7l-2-1-19 2-1 1-4 15c-2-11-11-18-25-18-42 0-91 58-91 108 0 22 13 36 33 36 22 0 36-12 63-51-6 25-7 29-7 37 0 10 4 13 13 13 12 0 20-6 44-35zM93 7c11 1 18 8 18 19 0 27-16 64-38 87-8 9-18 14-27 14-12 0-19-9-19-23 0-17 12-50 26-69 12-19 27-29 40-28z">
          <text:p/>
        </draw:path>
        <draw:path draw:style-name="gr4" draw:text-style-name="P4" draw:layer="layout" svg:width="0.153cm" svg:height="0.223cm" svg:x="14.689cm" svg:y="9.513cm" svg:viewBox="0 0 154 224" svg:d="M84 3v9c22 0 24 3 24 18v70c-6-9-20-20-39-20-37 0-69 31-69 72s30 72 65 72c24 0 38-15 43-21v21l46-3v-9c-22 0-25-2-25-18v-194zM108 183c0 7 0 8-5 15-7 11-20 20-36 20-8 0-43-3-43-66 0-23 4-35 11-46 6-10 19-20 35-20 20 0 31 15 34 20 4 5 4 6 4 12z">
          <text:p/>
        </draw:path>
        <draw:path draw:style-name="gr4" draw:text-style-name="P4" draw:layer="layout" svg:width="0.082cm" svg:height="0.176cm" svg:x="14.91cm" svg:y="9.561cm" svg:viewBox="0 0 83 177" svg:d="M83 37h-25l9-32c0-1 0-2 0-2 0-2-1-3-2-3-2 0-3 0-5 3-12 16-33 32-43 35-8 2-10 4-10 7 0 1 0 1 0 2h23l-22 87c-1 3-1 4-2 7-3 9-6 21-6 24 0 7 7 12 16 12 14 0 26-9 45-39l-4-3c-15 21-20 26-26 26-3 0-5-2-5-6 0 0 0-1 0-2l29-106h27z">
          <text:p/>
        </draw:path>
        <draw:polygon draw:style-name="gr4" draw:text-style-name="P4" draw:layer="layout" svg:width="0.135cm" svg:height="0.072cm" svg:x="0.803cm" svg:y="11.315cm" svg:viewBox="0 0 136 73" draw:points="136,37 102,0 93,8 110,31 3,31 0,43 107,43 76,66 82,73">
          <text:p/>
        </draw:polygon>
        <draw:path draw:style-name="gr4" draw:text-style-name="P4" draw:layer="layout" svg:width="0.115cm" svg:height="0.139cm" svg:x="0.782cm" svg:y="11.412cm" svg:viewBox="0 0 116 140" svg:d="M24 140c16-54 21-67 36-92 10-18 19-28 26-28 1 0 3 2 5 5 2 5 5 7 11 7 9 0 14-6 14-16 0-9-6-16-14-16s-16 5-25 13c-13 13-26 32-31 46l-4 11 16-69-1-1c-23 4-25 5-49 8v6c8-2 9-2 11-2 7 0 11 3 11 9 0 4 0 4-5 26l-25 93z">
          <text:p/>
        </draw:path>
        <draw:path draw:style-name="gr4" draw:text-style-name="P4" draw:layer="layout" svg:width="0.057cm" svg:height="0.099cm" svg:x="1.011cm" svg:y="11.326cm" svg:viewBox="0 0 58 100" svg:d="M58 14c0-8-8-14-17-14-8 0-13 9-15 16l-24 70c-1 2-2 7-2 9s1 5 3 5c4 0 8-5 9-7l39-61c4-5 7-12 7-18z">
          <text:p/>
        </draw:path>
        <draw:path draw:style-name="gr4" draw:text-style-name="P4" draw:layer="layout" svg:width="0.162cm" svg:height="0.082cm" svg:x="1.194cm" svg:y="11.429cm" svg:viewBox="0 0 163 83" svg:d="M163 18v-18h-163v18zM163 83v-18h-163v18z">
          <text:p/>
        </draw:path>
        <draw:polygon draw:style-name="gr4" draw:text-style-name="P4" draw:layer="layout" svg:width="0.134cm" svg:height="0.072cm" svg:x="1.495cm" svg:y="11.315cm" svg:viewBox="0 0 135 73" draw:points="135,37 102,0 93,8 110,31 3,31 0,43 107,43 76,66 82,73">
          <text:p/>
        </draw:polygon>
        <draw:path draw:style-name="gr4" draw:text-style-name="P4" draw:layer="layout" svg:width="0.116cm" svg:height="0.139cm" svg:x="1.473cm" svg:y="11.412cm" svg:viewBox="0 0 117 140" svg:d="M24 140c17-54 22-67 37-92 10-18 20-28 25-28 2 0 4 2 5 5 3 5 5 7 12 7 9 0 14-6 14-16 0-9-6-16-15-16-7 0-16 5-25 13-13 13-25 32-30 46l-5 11 17-69-1-1c-23 4-26 5-49 8v6c8-2 9-2 11-2 7 0 11 3 11 9 0 4 0 4-5 26l-26 93z">
          <text:p/>
        </draw:path>
        <draw:polygon draw:style-name="gr4" draw:text-style-name="P4" draw:layer="layout" svg:width="0.162cm" svg:height="0.161cm" svg:x="1.697cm" svg:y="11.39cm" svg:viewBox="0 0 163 162" draw:points="163,89 163,71 90,71 90,0 72,0 72,71 0,71 0,89 72,89 72,162 90,162 90,89">
          <text:p/>
        </draw:polygon>
        <draw:polygon draw:style-name="gr4" draw:text-style-name="P4" draw:layer="layout" svg:width="0.135cm" svg:height="0.072cm" svg:x="1.98cm" svg:y="11.315cm" svg:viewBox="0 0 136 73" draw:points="136,37 102,0 92,8 110,31 3,31 0,43 108,43 76,66 82,73">
          <text:p/>
        </draw:polygon>
        <draw:path draw:style-name="gr4" draw:text-style-name="P4" draw:layer="layout" svg:width="0.116cm" svg:height="0.139cm" svg:x="1.959cm" svg:y="11.412cm" svg:viewBox="0 0 117 140" svg:d="M24 140c16-54 22-67 37-92 10-18 19-28 25-28 2 0 3 2 5 5 2 5 5 7 11 7 9 0 15-6 15-16 0-9-6-16-15-16-8 0-16 5-24 13-13 13-27 32-32 46l-4 11 17-69v-1c-25 4-27 5-50 8v6c7-2 8-2 10-2 7 0 11 3 11 9 0 4 0 4-5 26l-25 93z">
          <text:p/>
        </draw:path>
        <draw:path draw:style-name="gr4" draw:text-style-name="P4" draw:layer="layout" svg:width="0.057cm" svg:height="0.099cm" svg:x="2.188cm" svg:y="11.326cm" svg:viewBox="0 0 58 100" svg:d="M58 14c0-8-8-14-16-14s-13 9-15 16l-25 70c-1 2-2 7-2 9s1 5 3 5c5 0 9-5 10-7l39-61c3-5 6-12 6-18z">
          <text:p/>
        </draw:path>
        <draw:path draw:style-name="gr4" draw:text-style-name="P4" draw:layer="layout" svg:width="0.163cm" svg:height="0.173cm" svg:x="2.194cm" svg:y="11.502cm" svg:viewBox="0 0 164 174" svg:d="M164 88c0-49-37-88-81-88-45 0-83 40-83 88s38 86 83 86c44 0 81-38 81-86zM83 167c-24 0-57-21-57-83 0-58 34-77 57-77s57 19 57 77c0 62-33 83-57 83z">
          <text:p/>
        </draw:path>
        <draw:polygon draw:style-name="gr4" draw:text-style-name="P4" draw:layer="layout" svg:width="0.134cm" svg:height="0.072cm" svg:x="4.877cm" svg:y="11.315cm" svg:viewBox="0 0 135 73" draw:points="135,37 102,0 92,8 109,31 3,31 0,43 107,43 76,66 82,73">
          <text:p/>
        </draw:polygon>
        <draw:path draw:style-name="gr4" draw:text-style-name="P4" draw:layer="layout" svg:width="0.128cm" svg:height="0.146cm" svg:x="4.861cm" svg:y="11.411cm" svg:viewBox="0 0 129 147" svg:d="M129 19c0-10-8-19-18-19-7 0-12 4-12 11 0 5 2 9 8 14 4 4 6 6 6 10 0 14-21 49-44 73l-11 11c-2-44-3-62-7-83-6-34-7-36-10-36-2 0-4 1-6 2-10 2-21 4-35 6v4c3 0 6 0 9 0 12 0 16 6 19 30 4 24 8 70 8 90 0 6 0 15 3 15 8 0 37-34 71-80 11-16 19-36 19-48z">
          <text:p/>
        </draw:path>
        <draw:path draw:style-name="gr4" draw:text-style-name="P4" draw:layer="layout" svg:width="0.057cm" svg:height="0.099cm" svg:x="5.105cm" svg:y="11.326cm" svg:viewBox="0 0 58 100" svg:d="M58 14c0-8-9-14-17-14s-13 9-15 16l-24 70c-1 2-2 7-2 9s1 5 3 5c4 0 8-5 9-7l38-61c5-5 8-12 8-18z">
          <text:p/>
        </draw:path>
        <draw:path draw:style-name="gr4" draw:text-style-name="P4" draw:layer="layout" svg:width="0.162cm" svg:height="0.082cm" svg:x="5.288cm" svg:y="11.429cm" svg:viewBox="0 0 163 83" svg:d="M163 18v-18h-163v18zM163 83v-18h-163v18z">
          <text:p/>
        </draw:path>
        <draw:polygon draw:style-name="gr4" draw:text-style-name="P4" draw:layer="layout" svg:width="0.134cm" svg:height="0.072cm" svg:x="5.584cm" svg:y="11.315cm" svg:viewBox="0 0 135 73" draw:points="135,37 100,0 91,8 108,31 3,31 0,43 106,43 75,66 81,73">
          <text:p/>
        </draw:polygon>
        <draw:path draw:style-name="gr4" draw:text-style-name="P4" draw:layer="layout" svg:width="0.13cm" svg:height="0.146cm" svg:x="5.567cm" svg:y="11.411cm" svg:viewBox="0 0 131 147" svg:d="M131 19c0-10-10-19-19-19-7 0-12 4-12 11 0 5 2 9 8 14 4 4 6 6 6 10 0 14-21 49-44 73l-10 11c-2-44-3-62-8-83-6-34-6-36-9-36-2 0-4 1-6 2-11 2-21 4-37 6v4c5 0 8 0 11 0 12 0 15 6 19 30s8 70 8 90c0 6 0 15 3 15 8 0 36-34 69-80 11-16 21-36 21-48z">
          <text:p/>
        </draw:path>
        <draw:polygon draw:style-name="gr4" draw:text-style-name="P4" draw:layer="layout" svg:width="0.162cm" svg:height="0.161cm" svg:x="5.806cm" svg:y="11.39cm" svg:viewBox="0 0 163 162" draw:points="163,89 163,71 91,71 91,0 73,0 73,71 0,71 0,89 73,89 73,162 91,162 91,89">
          <text:p/>
        </draw:polygon>
        <draw:polygon draw:style-name="gr4" draw:text-style-name="P4" draw:layer="layout" svg:width="0.135cm" svg:height="0.072cm" svg:x="6.084cm" svg:y="11.315cm" svg:viewBox="0 0 136 73" draw:points="136,37 102,0 93,8 110,31 3,31 0,43 108,43 76,66 82,73">
          <text:p/>
        </draw:polygon>
        <draw:path draw:style-name="gr4" draw:text-style-name="P4" draw:layer="layout" svg:width="0.128cm" svg:height="0.146cm" svg:x="6.068cm" svg:y="11.411cm" svg:viewBox="0 0 129 147" svg:d="M129 19c0-10-8-19-17-19-8 0-12 4-12 11 0 5 2 9 8 14 4 4 5 6 5 10 0 14-20 49-43 73l-10 11c-2-44-4-62-8-83-6-34-6-36-9-36-2 0-4 1-7 2-10 2-21 4-36 6v4c4 0 7 0 10 0 12 0 16 6 20 30s8 70 8 90c0 6 0 15 2 15 8 0 37-34 70-80 11-16 19-36 19-48z">
          <text:p/>
        </draw:path>
        <draw:path draw:style-name="gr4" draw:text-style-name="P4" draw:layer="layout" svg:width="0.058cm" svg:height="0.099cm" svg:x="6.312cm" svg:y="11.326cm" svg:viewBox="0 0 59 100" svg:d="M59 14c0-8-9-14-17-14-9 0-13 9-15 16l-24 70c-1 2-3 7-3 9s2 5 4 5c3 0 7-5 9-7l39-61c3-5 7-12 7-18z">
          <text:p/>
        </draw:path>
        <draw:path draw:style-name="gr4" draw:text-style-name="P4" draw:layer="layout" svg:width="0.163cm" svg:height="0.173cm" svg:x="6.319cm" svg:y="11.502cm" svg:viewBox="0 0 164 174" svg:d="M164 88c0-49-37-88-83-88-44 0-81 40-81 88s37 86 81 86c46 0 83-38 83-86zM81 167c-24 0-57-21-57-83 0-58 34-77 57-77 24 0 59 19 59 77 0 62-34 83-59 83z">
          <text:p/>
        </draw:path>
        <draw:polygon draw:style-name="gr4" draw:text-style-name="P4" draw:layer="layout" svg:width="0.134cm" svg:height="0.072cm" svg:x="8.944cm" svg:y="11.315cm" svg:viewBox="0 0 135 73" draw:points="135,37 100,0 91,8 109,31 3,31 0,43 107,43 75,66 81,73">
          <text:p/>
        </draw:polygon>
        <draw:path draw:style-name="gr4" draw:text-style-name="P4" draw:layer="layout" svg:width="0.145cm" svg:height="0.143cm" svg:x="8.903cm" svg:y="11.412cm" svg:viewBox="0 0 146 144" svg:d="M143 105c-5 5-7 7-9 9-10 10-14 13-17 13-2 0-4-2-4-4 0-6 13-60 28-116 1-3 1-3 2-6l-2-1-20 2-1 1-3 15c-3-11-12-18-26-18-42 0-91 59-91 109 0 22 12 35 33 35 22 0 35-11 63-50-6 25-7 29-7 36 0 9 4 13 13 13 13 0 21-6 44-34zM93 7c11 0 18 8 18 20 0 27-16 64-38 87-8 9-19 14-28 14-11 0-18-9-18-24 0-17 12-49 26-69 12-19 27-29 40-28z">
          <text:p/>
        </draw:path>
        <draw:path draw:style-name="gr4" draw:text-style-name="P4" draw:layer="layout" svg:width="0.057cm" svg:height="0.099cm" svg:x="9.161cm" svg:y="11.326cm" svg:viewBox="0 0 58 100" svg:d="M58 14c0-8-8-14-17-14-8 0-12 9-15 16l-24 70c0 2-2 7-2 9s1 5 4 5 7-5 9-7l39-61c3-5 6-12 6-18z">
          <text:p/>
        </draw:path>
        <draw:path draw:style-name="gr4" draw:text-style-name="P4" draw:layer="layout" svg:width="0.162cm" svg:height="0.082cm" svg:x="9.344cm" svg:y="11.429cm" svg:viewBox="0 0 163 83" svg:d="M163 18v-18h-163v18zM163 83v-18h-163v18z">
          <text:p/>
        </draw:path>
        <draw:polygon draw:style-name="gr4" draw:text-style-name="P4" draw:layer="layout" svg:width="0.135cm" svg:height="0.072cm" svg:x="9.667cm" svg:y="11.315cm" svg:viewBox="0 0 136 73" draw:points="136,37 102,0 93,8 110,31 3,31 0,43 108,43 77,66 83,73">
          <text:p/>
        </draw:polygon>
        <draw:path draw:style-name="gr4" draw:text-style-name="P4" draw:layer="layout" svg:width="0.145cm" svg:height="0.143cm" svg:x="9.627cm" svg:y="11.412cm" svg:viewBox="0 0 146 144" svg:d="M142 105c-4 5-6 7-9 9-9 10-13 13-16 13s-4-2-4-4c0-6 13-60 28-116 1-3 1-3 2-6l-3-1-19 2-1 1-3 15c-3-11-12-18-27-18-41 0-90 59-90 109 0 22 12 35 32 35 22 0 36-11 65-50-8 25-8 29-8 36 0 9 3 13 13 13 13 0 21-6 44-34zM92 7c12 0 19 8 19 20 0 27-16 64-39 87-7 9-18 14-27 14-11 0-18-9-18-24 0-17 12-49 25-69 13-19 28-29 40-28z">
          <text:p/>
        </draw:path>
        <draw:polygon draw:style-name="gr4" draw:text-style-name="P4" draw:layer="layout" svg:width="0.161cm" svg:height="0.161cm" svg:x="9.88cm" svg:y="11.39cm" svg:viewBox="0 0 162 162" draw:points="162,89 162,71 90,71 90,0 73,0 73,71 0,71 0,89 73,89 73,162 90,162 90,89">
          <text:p/>
        </draw:polygon>
        <draw:polygon draw:style-name="gr4" draw:text-style-name="P4" draw:layer="layout" svg:width="0.134cm" svg:height="0.072cm" svg:x="10.185cm" svg:y="11.315cm" svg:viewBox="0 0 135 73" draw:points="135,37 102,0 93,8 110,31 3,31 0,43 107,43 76,66 82,73">
          <text:p/>
        </draw:polygon>
        <draw:path draw:style-name="gr4" draw:text-style-name="P4" draw:layer="layout" svg:width="0.145cm" svg:height="0.143cm" svg:x="10.145cm" svg:y="11.412cm" svg:viewBox="0 0 146 144" svg:d="M142 105c-5 5-7 7-9 9-9 10-14 13-16 13-3 0-5-2-5-4 0-6 13-60 28-116 1-3 2-3 2-6l-2-1-19 2-1 1-4 15c-2-11-11-18-25-18-42 0-91 59-91 109 0 22 13 35 33 35 22 0 36-11 63-50-6 25-7 29-7 36 0 9 4 13 13 13 12 0 20-6 44-34zM93 7c11 0 18 8 18 20 0 27-16 64-38 87-8 9-18 14-27 14-11 0-19-9-19-24 0-17 12-49 26-69 12-19 27-29 40-28z">
          <text:p/>
        </draw:path>
        <draw:path draw:style-name="gr4" draw:text-style-name="P4" draw:layer="layout" svg:width="0.059cm" svg:height="0.099cm" svg:x="10.402cm" svg:y="11.326cm" svg:viewBox="0 0 60 100" svg:d="M60 14c0-8-10-14-17-14-9 0-13 9-15 16l-24 70c-1 2-4 7-4 9s3 5 5 5c3 0 7-5 9-7l38-61c3-5 8-12 8-18z">
          <text:p/>
        </draw:path>
        <draw:path draw:style-name="gr4" draw:text-style-name="P4" draw:layer="layout" svg:width="0.163cm" svg:height="0.173cm" svg:x="10.409cm" svg:y="11.502cm" svg:viewBox="0 0 164 174" svg:d="M164 88c0-49-37-88-83-88-44 0-81 40-81 88s37 86 81 86c46 0 83-38 83-86zM81 167c-24 0-57-21-57-83 0-58 34-77 57-77 25 0 59 19 59 77 0 62-33 83-59 83z">
          <text:p/>
        </draw:path>
        <draw:polygon draw:style-name="gr4" draw:text-style-name="P4" draw:layer="layout" svg:width="0.136cm" svg:height="0.073cm" svg:x="0.804cm" svg:y="13.34cm" svg:viewBox="0 0 137 74" draw:points="137,36 103,0 93,8 111,30 3,30 0,43 108,43 77,67 83,74">
          <text:p/>
        </draw:polygon>
        <draw:path draw:style-name="gr4" draw:text-style-name="P4" draw:layer="layout" svg:width="0.146cm" svg:height="0.144cm" svg:x="0.764cm" svg:y="13.438cm" svg:viewBox="0 0 147 145" svg:d="M143 106c-5 5-7 6-9 9-10 10-14 13-17 13-2 0-4-2-4-4 0-6 13-62 28-117 1-3 2-3 2-6l-2-1-19 2-1 1-4 15c-2-12-12-18-25-18-42 0-92 58-92 109 0 23 12 36 32 36 23 0 37-11 65-50-6 24-7 29-7 36 0 9 4 13 12 13 13 0 21-6 45-35zM94 7c10 0 17 8 17 19 0 27-16 65-38 89-7 9-18 14-27 14-11 0-20-9-20-24 0-17 13-51 27-71 13-18 28-28 41-27z">
          <text:p/>
        </draw:path>
        <draw:polygon draw:style-name="gr4" draw:text-style-name="P4" draw:layer="layout" svg:width="0.167cm" svg:height="0.168cm" svg:x="1.016cm" svg:y="13.412cm" svg:viewBox="0 0 168 169" draw:points="168,156 97,85 168,13 156,0 85,72 13,0 0,13 72,85 0,156 13,169 85,97 156,169">
          <text:p/>
        </draw:polygon>
        <draw:polygon draw:style-name="gr4" draw:text-style-name="P4" draw:layer="layout" svg:width="0.136cm" svg:height="0.073cm" svg:x="1.308cm" svg:y="13.264cm" svg:viewBox="0 0 137 74" draw:points="137,36 102,0 93,7 111,30 3,30 0,43 107,43 76,66 82,74">
          <text:p/>
        </draw:polygon>
        <draw:path draw:style-name="gr4" draw:text-style-name="P4" draw:layer="layout" svg:width="0.143cm" svg:height="0.221cm" svg:x="1.288cm" svg:y="13.361cm" svg:viewBox="0 0 144 222" svg:d="M27 13c19 0 21 1 21 8 0 3-1 7-3 14-1 2-1 4-2 6v2l-43 160v2c0 7 24 17 42 17 49 0 102-57 102-107 0-22-16-38-37-38-22 0-40 13-63 48 17-61 19-69 34-124l-1-1c-17 3-28 5-50 7zM94 92c14 0 23 11 23 28 0 21-17 56-35 75-13 13-27 19-40 19-10 0-15-3-15-11 0-19 9-50 23-74 14-25 29-37 44-37z">
          <text:p/>
        </draw:path>
        <draw:path draw:style-name="gr4" draw:text-style-name="P4" draw:layer="layout" svg:width="0.163cm" svg:height="0.083cm" svg:x="1.545cm" svg:y="13.455cm" svg:viewBox="0 0 164 84" svg:d="M164 18v-18h-164v18zM164 84v-18h-164v18z">
          <text:p/>
        </draw:path>
        <draw:polygon draw:style-name="gr4" draw:text-style-name="P4" draw:layer="layout" svg:width="0.164cm" svg:height="0.018cm" svg:x="1.837cm" svg:y="13.487cm" svg:viewBox="0 0 165 19" draw:points="165,19 165,0 0,0 0,19">
          <text:p/>
        </draw:polygon>
        <draw:polygon draw:style-name="gr4" draw:text-style-name="P4" draw:layer="layout" svg:width="0.136cm" svg:height="0.073cm" svg:x="2.056cm" svg:y="13.264cm" svg:viewBox="0 0 137 74" draw:points="137,36 103,0 94,7 111,30 3,30 0,43 108,43 77,66 83,74">
          <text:p/>
        </draw:polygon>
        <draw:path draw:style-name="gr4" draw:text-style-name="P4" draw:layer="layout" svg:width="0.144cm" svg:height="0.221cm" svg:x="2.035cm" svg:y="13.361cm" svg:viewBox="0 0 145 222" svg:d="M28 13c20 0 22 1 22 8 0 3-1 7-3 14-1 2-1 4-2 6v2l-45 160v2c0 7 25 17 44 17 48 0 101-57 101-107 0-22-16-38-37-38-23 0-39 13-62 48 17-61 19-69 33-124l-1-1c-16 3-28 5-50 7zM95 92c14 0 22 11 22 28 0 21-16 56-35 75-11 13-25 19-39 19-10 0-15-3-15-11 0-19 9-50 24-74 14-25 28-37 43-37z">
          <text:p/>
        </draw:path>
        <draw:polygon draw:style-name="gr4" draw:text-style-name="P4" draw:layer="layout" svg:width="0.167cm" svg:height="0.168cm" svg:x="2.273cm" svg:y="13.412cm" svg:viewBox="0 0 168 169" draw:points="168,156 96,85 168,13 156,0 84,72 13,0 0,13 71,85 0,156 13,169 84,97 156,169">
          <text:p/>
        </draw:polygon>
        <draw:polygon draw:style-name="gr4" draw:text-style-name="P4" draw:layer="layout" svg:width="0.135cm" svg:height="0.073cm" svg:x="2.583cm" svg:y="13.34cm" svg:viewBox="0 0 136 74" draw:points="136,36 102,0 93,8 110,30 3,30 0,43 108,43 77,67 83,74">
          <text:p/>
        </draw:polygon>
        <draw:path draw:style-name="gr4" draw:text-style-name="P4" draw:layer="layout" svg:width="0.146cm" svg:height="0.144cm" svg:x="2.542cm" svg:y="13.438cm" svg:viewBox="0 0 147 145" svg:d="M144 106c-6 5-8 6-10 9-10 10-14 13-17 13-2 0-4-2-4-4 0-6 13-62 29-117 1-3 1-3 2-6l-2-1-21 2-1 1-3 15c-3-12-12-18-26-18-42 0-91 58-91 109 0 23 12 36 33 36 22 0 36-11 64-50-7 24-8 29-8 36 0 9 4 13 13 13 13 0 21-6 45-35zM93 7c11 0 18 8 18 19 0 27-16 65-38 89-7 9-18 14-27 14-12 0-19-9-19-24 0-17 12-51 26-71 13-18 28-28 40-27z">
          <text:p/>
        </draw:path>
        <draw:polygon draw:style-name="gr4" draw:text-style-name="P4" draw:layer="layout" svg:width="0.136cm" svg:height="0.074cm" svg:x="4.867cm" svg:y="13.71cm" svg:viewBox="0 0 137 75" draw:points="137,37 103,0 93,8 111,30 3,30 0,43 109,43 76,67 82,75">
          <text:p/>
        </draw:polygon>
        <draw:path draw:style-name="gr4" draw:text-style-name="P4" draw:layer="layout" svg:width="0.147cm" svg:height="0.144cm" svg:x="4.826cm" svg:y="13.809cm" svg:viewBox="0 0 148 145" svg:d="M144 107c-5 4-7 6-9 9-9 10-14 13-17 13-2 0-4-2-4-4 0-7 13-63 29-118 0-3 1-4 1-6l-2-1-19 2-1 1-4 15c-2-12-12-18-26-18-43 0-92 58-92 110 0 22 12 35 33 35 22 0 36-10 64-50-6 25-7 29-7 37 0 9 3 13 13 13 13 0 21-6 45-35zM93 7c12 0 19 8 19 19 0 27-17 66-39 90-7 8-18 14-28 14-11 0-18-10-18-24 0-18 12-52 26-72 13-18 28-28 40-27z">
          <text:p/>
        </draw:path>
        <draw:polygon draw:style-name="gr4" draw:text-style-name="P4" draw:layer="layout" svg:width="0.169cm" svg:height="0.168cm" svg:x="5.08cm" svg:y="13.783cm" svg:viewBox="0 0 170 169" draw:points="170,157 98,85 170,12 157,0 86,71 13,0 0,12 73,85 0,157 13,169 86,98 157,169">
          <text:p/>
        </draw:polygon>
        <draw:polygon draw:style-name="gr4" draw:text-style-name="P4" draw:layer="layout" svg:width="0.136cm" svg:height="0.074cm" svg:x="5.375cm" svg:y="13.633cm" svg:viewBox="0 0 137 75" draw:points="137,37 102,0 93,8 110,31 3,31 0,43 107,43 76,67 82,75">
          <text:p/>
        </draw:polygon>
        <draw:path draw:style-name="gr4" draw:text-style-name="P4" draw:layer="layout" svg:width="0.144cm" svg:height="0.222cm" svg:x="5.354cm" svg:y="13.731cm" svg:viewBox="0 0 145 223" svg:d="M28 13c19 0 21 1 21 8 0 3-1 7-4 14 0 3-1 5-1 6l-1 3-43 161v1c0 8 24 17 42 17 50 0 103-56 103-107 0-22-16-38-37-38-23 0-39 13-63 48 17-61 20-70 34-124l-1-2c-16 3-28 5-50 7zM95 93c14 0 23 11 23 28 0 21-17 56-36 76-12 12-25 19-40 19-10 0-15-4-15-11 0-19 10-50 24-75s29-37 44-37z">
          <text:p/>
        </draw:path>
        <draw:path draw:style-name="gr4" draw:text-style-name="P4" draw:layer="layout" svg:width="0.164cm" svg:height="0.083cm" svg:x="5.613cm" svg:y="13.826cm" svg:viewBox="0 0 165 84" svg:d="M165 18v-18h-165v18zM165 84v-19h-165v19z">
          <text:p/>
        </draw:path>
        <draw:path draw:style-name="gr4" draw:text-style-name="P4" draw:layer="layout" svg:width="0.147cm" svg:height="0.144cm" svg:x="5.9cm" svg:y="13.809cm" svg:viewBox="0 0 148 145" svg:d="M144 107c-4 4-6 6-9 9-9 10-13 13-16 13s-5-2-5-4c0-7 14-63 29-118 1-3 1-4 2-6l-3-1-19 2-1 1-4 15c-2-12-11-18-25-18-44 0-93 58-93 110 0 22 12 35 33 35 23 0 37-10 65-50-6 25-7 29-7 37 0 9 4 13 13 13 12 0 20-6 44-35zM95 7c11 0 18 8 18 19 0 27-16 66-38 90-8 8-19 14-29 14-12 0-19-10-19-24 0-18 12-52 26-72 14-18 29-28 42-27z">
          <text:p/>
        </draw:path>
        <draw:path draw:style-name="gr4" draw:text-style-name="P4" draw:layer="layout" svg:width="0.144cm" svg:height="0.222cm" svg:x="6.133cm" svg:y="13.731cm" svg:viewBox="0 0 145 223" svg:d="M28 13c19 0 21 1 21 8 0 3-1 7-3 14-1 3-1 5-2 6v3l-44 161v1c0 8 25 17 43 17 48 0 102-56 102-107 0-22-16-38-38-38s-39 13-62 48c17-61 19-70 34-124l-2-2c-16 3-28 5-49 7zM95 93c13 0 22 11 22 28 0 21-16 56-35 76-12 12-26 19-40 19-10 0-14-4-14-11 0-19 9-50 23-75s28-37 44-37z">
          <text:p/>
        </draw:path>
        <draw:path draw:style-name="gr4" draw:text-style-name="P4" draw:layer="layout" svg:width="0.102cm" svg:height="0.147cm" svg:x="6.401cm" svg:y="13.806cm" svg:viewBox="0 0 103 148" svg:d="M96 7c0-6 0-7-3-7s-9 7-11 10c-11-8-21-10-32-10-39 0-50 21-50 39 0 3 0 15 12 26 10 9 21 11 36 14 18 4 22 5 31 12 6 5 10 12 10 21 0 14-8 30-38 30-21 0-36-13-43-45-2-6-2-6-2-6-1-2-2-2-3-2-3 0-3 2-3 8v44c0 5 0 7 3 7 1 0 2 0 7-7 2-2 2-3 7-8 12 15 29 15 35 15 35 0 51-19 51-44 0-19-10-29-13-32-12-10-21-12-43-16-9-2-33-6-33-25 0-10 7-25 36-25 36 0 38 30 39 40 0 2 2 2 3 2 4 0 4-1 4-7z">
          <text:p/>
        </draw:path>
        <draw:path draw:style-name="gr4" draw:text-style-name="P4" draw:layer="layout" svg:width="0.067cm" svg:height="0.215cm" svg:x="6.525cm" svg:y="13.735cm" svg:viewBox="0 0 68 216" svg:d="M46 16c0-8-7-16-16-16-8 0-15 7-15 16s8 16 15 16c10 0 16-9 16-16zM1 77v9c21 0 24 2 24 18v88c0 14-3 14-25 14v10c10-1 25-1 35-1 3 0 22 0 33 1v-10c-21 0-22-1-22-14v-119z">
          <text:p/>
        </draw:path>
        <draw:path draw:style-name="gr4" draw:text-style-name="P4" draw:layer="layout" svg:width="0.158cm" svg:height="0.143cm" svg:x="6.612cm" svg:y="13.807cm" svg:viewBox="0 0 159 144" svg:d="M134 65c0-31 0-40-7-50-10-13-25-15-36-15-32 0-44 27-47 34v-34l-44 4v9c22 0 24 3 24 18v89c0 14-3 14-24 14v10c8-1 26-1 35-1s28 0 36 1v-10c-22 0-26 0-26-14v-60c0-35 24-53 44-53s24 16 24 37v76c0 14-3 14-24 14v10c8-1 25-1 35-1 9 0 26 0 35 1v-10c-16 0-25 0-25-9z">
          <text:p/>
        </draw:path>
        <draw:path draw:style-name="gr4" draw:text-style-name="P4" draw:layer="layout" svg:width="0.136cm" svg:height="0.213cm" svg:x="6.845cm" svg:y="13.74cm" svg:viewBox="0 0 137 214" svg:d="M137 55c0-6-1-55-40-55-56 0-97 89-97 151 0 11 2 63 43 63 64 0 94-110 94-159zM116 37c0 17-5 41-12 66h-70c12-46 32-96 63-96 14 0 19 11 19 30zM101 115c-10 37-21 91-54 91-17 0-24-15-24-37 0-15 4-34 8-54z">
          <text:p/>
        </draw:path>
        <draw:polygon draw:style-name="gr4" draw:text-style-name="P4" draw:layer="layout" svg:width="0.084cm" svg:height="0.049cm" svg:x="7.102cm" svg:y="13.722cm" svg:viewBox="0 0 85 50" draw:points="42,0 0,45 5,50 42,16 79,50 85,45">
          <text:p/>
        </draw:polygon>
        <draw:path draw:style-name="gr4" draw:text-style-name="P4" draw:layer="layout" svg:width="0.148cm" svg:height="0.144cm" svg:x="7.058cm" svg:y="13.809cm" svg:viewBox="0 0 149 145" svg:d="M144 104l-7 9c-9 12-15 17-19 17-3 0-5-3-5-5 0-3 0-3 4-21l18-67c2-6 3-13 3-18 0-11-8-19-21-19-20 0-41 19-75 70l22-70h-1c-17 3-24 4-52 9v6c16 0 21 2 21 8 0 2-1 4-1 6l-31 113h24c15-51 18-59 32-81 20-29 37-45 49-45 4 0 7 3 7 9 0 4-2 15-4 25l-14 53c-4 17-5 21-5 24 0 13 4 18 15 18 14 0 22-7 45-36z">
          <text:p/>
        </draw:path>
        <draw:path draw:style-name="gr4" draw:text-style-name="P4" draw:layer="layout" svg:width="0.164cm" svg:height="0.083cm" svg:x="7.329cm" svg:y="13.826cm" svg:viewBox="0 0 165 84" svg:d="M165 18v-18h-165v18zM165 84v-19h-165v19z">
          <text:p/>
        </draw:path>
        <draw:polygon draw:style-name="gr4" draw:text-style-name="P4" draw:layer="layout" svg:width="0.019cm" svg:height="0.159cm" svg:x="7.631cm" svg:y="13.319cm" svg:viewBox="0 0 20 160" draw:points="20,160 20,0 0,0 0,160">
          <text:p/>
        </draw:polygon>
        <draw:polygon draw:style-name="gr4" draw:text-style-name="P4" draw:layer="layout" svg:width="0.019cm" svg:height="0.159cm" svg:x="7.631cm" svg:y="13.475cm" svg:viewBox="0 0 20 160" draw:points="20,160 20,0 0,0 0,160">
          <text:p/>
        </draw:polygon>
        <draw:polygon draw:style-name="gr4" draw:text-style-name="P4" draw:layer="layout" svg:width="0.019cm" svg:height="0.158cm" svg:x="7.631cm" svg:y="13.632cm" svg:viewBox="0 0 20 159" draw:points="20,159 20,0 0,0 0,159">
          <text:p/>
        </draw:polygon>
        <draw:polygon draw:style-name="gr4" draw:text-style-name="P4" draw:layer="layout" svg:width="0.019cm" svg:height="0.159cm" svg:x="7.631cm" svg:y="13.788cm" svg:viewBox="0 0 20 160" draw:points="20,160 20,0 0,0 0,160">
          <text:p/>
        </draw:polygon>
        <draw:polygon draw:style-name="gr4" draw:text-style-name="P4" draw:layer="layout" svg:width="0.019cm" svg:height="0.159cm" svg:x="7.631cm" svg:y="13.944cm" svg:viewBox="0 0 20 160" draw:points="20,160 20,0 0,0 0,160">
          <text:p/>
        </draw:polygon>
        <draw:polygon draw:style-name="gr4" draw:text-style-name="P4" draw:layer="layout" svg:width="0.019cm" svg:height="0.159cm" svg:x="7.631cm" svg:y="14.1cm" svg:viewBox="0 0 20 160" draw:points="20,160 20,0 0,0 0,160">
          <text:p/>
        </draw:polygon>
        <draw:polygon draw:style-name="gr4" draw:text-style-name="P4" draw:layer="layout" svg:width="0.019cm" svg:height="0.159cm" svg:x="7.631cm" svg:y="14.256cm" svg:viewBox="0 0 20 160" draw:points="20,160 20,0 0,0 0,160">
          <text:p/>
        </draw:polygon>
        <draw:polygon draw:style-name="gr4" draw:text-style-name="P4" draw:layer="layout" svg:width="0.084cm" svg:height="0.049cm" svg:x="7.801cm" svg:y="13.343cm" svg:viewBox="0 0 85 50" draw:points="42,0 0,45 5,50 42,16 80,50 85,45">
          <text:p/>
        </draw:polygon>
        <draw:path draw:style-name="gr4" draw:text-style-name="P4" draw:layer="layout" svg:width="0.06cm" svg:height="0.145cm" svg:x="7.804cm" svg:y="13.429cm" svg:viewBox="0 0 61 146" svg:d="M61 110l-4-4c-13 19-23 25-27 25-3 0-5-2-5-5 0-4 4-16 5-21l29-104-1-1c-13 3-39 8-53 8v5c19 0 22 2 22 9 0 9-27 89-27 104 0 6 0 20 16 20 18 0 32-17 45-36z">
          <text:p/>
        </draw:path>
        <draw:polygon draw:style-name="gr4" draw:text-style-name="P4" draw:layer="layout" svg:width="0.084cm" svg:height="0.049cm" svg:x="8.411cm" svg:y="13.343cm" svg:viewBox="0 0 85 50" draw:points="43,0 0,45 5,50 43,16 80,50 85,45">
          <text:p/>
        </draw:polygon>
        <draw:path draw:style-name="gr4" draw:text-style-name="P4" draw:layer="layout" svg:width="0.119cm" svg:height="0.208cm" svg:x="8.351cm" svg:y="13.429cm" svg:viewBox="0 0 120 209" svg:d="M120 1l-1-1c-13 3-43 8-56 8v5h11c11 1 14 3 14 9 0 4-1 11-6 27l-23 95c-6 24-14 58-31 58-3 0-6-1-6-4 0-4 4-4 4-11 0-6-6-11-13-11-12 0-13 11-13 12 0 16 14 21 25 21 29 0 47-24 60-75z">
          <text:p/>
        </draw:path>
        <draw:polygon draw:style-name="gr4" draw:text-style-name="P4" draw:layer="layout" svg:width="0.084cm" svg:height="0.049cm" svg:x="8.955cm" svg:y="13.266cm" svg:viewBox="0 0 85 50" draw:points="42,0 0,45 5,50 42,17 80,50 85,45">
          <text:p/>
        </draw:polygon>
        <draw:path draw:style-name="gr4" draw:text-style-name="P4" draw:layer="layout" svg:width="0.143cm" svg:height="0.222cm" svg:x="8.917cm" svg:y="13.352cm" svg:viewBox="0 0 144 223" svg:d="M129 185l-5 8c-5 10-9 13-14 13-7 0-13-10-26-41-2-4-6-16-12-28 47-42 57-48 72-49v-5h-58v5h5c8 0 12 2 12 5 0 7-16 23-46 45-4 4-8 7-13 11l38-148-1-1c-19 4-32 6-50 8v6c15-1 21 2 21 8 0 5-3 14-7 28-1 5-2 8-3 11v3l-42 156h25l15-58 14-10c5 14 13 33 19 45 10 20 16 26 25 26 13 0 22-8 36-35z">
          <text:p/>
        </draw:path>
        <draw:path draw:style-name="gr4" draw:text-style-name="P4" draw:layer="layout" svg:width="0.147cm" svg:height="0.145cm" svg:x="7.691cm" svg:y="13.819cm" svg:viewBox="0 0 148 146" svg:d="M144 107c-5 5-7 7-9 9-10 10-14 13-17 13-2 0-4-1-4-4 0-6 13-62 28-117 1-3 2-4 2-7l-2-1-19 3-1 1-4 15c-2-12-12-19-26-19-42 0-92 59-92 111 0 22 12 35 34 35s36-10 64-50c-6 25-7 29-7 37 0 9 3 13 12 13 13 0 21-6 45-35zM94 7c11 1 18 9 18 20 0 27-16 66-38 89-7 9-18 14-28 14-11 0-18-9-18-24 0-17 12-51 26-71 13-18 28-29 40-28z">
          <text:p/>
        </draw:path>
        <draw:path draw:style-name="gr4" draw:text-style-name="P4" draw:layer="layout" svg:width="0.111cm" svg:height="0.107cm" svg:x="7.855cm" svg:y="13.905cm" svg:viewBox="0 0 112 108" svg:d="M102 79c-2 2-3 3-5 6-6 7-9 10-11 10-5 0-7-3-8-10-1-2-1-3-1-4-6-24-9-34-9-38 11-19 20-29 24-29 2 0 3 0 6 1 3 2 4 3 6 3 5 0 8-4 8-9s-4-9-9-9c-11 0-19 9-37 35l-2-14c-4-16-6-21-13-21-5 0-13 3-27 7l-3 1 1 4c9-2 11-3 14-3 5 0 7 2 10 16l7 30-19 28c-5 7-10 11-12 11s-4-1-6-2c-4-2-6-2-8-2-4 0-8 3-8 8 0 6 5 10 12 10s10-2 22-17c6-7 11-14 21-27l7 28c3 12 6 16 13 16 10 0 16-6 30-27z">
          <text:p/>
        </draw:path>
        <draw:path draw:style-name="gr4" draw:text-style-name="P4" draw:layer="layout" svg:width="0.147cm" svg:height="0.145cm" svg:x="8.274cm" svg:y="13.819cm" svg:viewBox="0 0 148 146" svg:d="M144 107c-5 5-7 7-9 9-10 10-14 13-17 13-2 0-4-1-4-4 0-6 13-62 28-117 1-3 2-4 2-7l-2-1-19 3-1 1-4 15c-2-12-12-19-26-19-42 0-92 59-92 111 0 22 12 35 34 35s36-10 64-50c-7 25-7 29-7 37 0 9 3 13 12 13 13 0 21-6 45-35zM94 7c11 1 18 9 18 20 0 27-16 66-38 89-7 9-18 14-28 14-11 0-19-9-19-24 0-17 13-51 27-71 13-18 28-29 40-28z">
          <text:p/>
        </draw:path>
        <draw:path draw:style-name="gr4" draw:text-style-name="P4" draw:layer="layout" svg:width="0.106cm" svg:height="0.153cm" svg:x="8.438cm" svg:y="13.905cm" svg:viewBox="0 0 107 154" svg:d="M107 14c0-7-6-14-14-14-5 0-9 5-9 10 0 4 2 6 7 9s7 5 7 8c0 9-10 28-30 61l-5-27c-3-21-17-61-20-61h-1-2l-23 5-8 2v4c3-1 5-1 8-1 9 0 13 3 18 15 6 16 19 69 19 78 0 3-1 6-2 8-2 3-13 17-17 22-6 6-8 8-11 8-2 0-3-1-6-3-4-3-6-4-9-4-5 0-9 4-9 9 0 6 5 11 12 11 13 0 39-27 63-68 21-33 32-59 32-72z">
          <text:p/>
        </draw:path>
        <draw:path draw:style-name="gr4" draw:text-style-name="P4" draw:layer="layout" svg:width="0.147cm" svg:height="0.145cm" svg:x="8.854cm" svg:y="13.819cm" svg:viewBox="0 0 148 146" svg:d="M144 107c-5 5-7 7-9 9-10 10-14 13-17 13-2 0-4-1-4-4 0-6 13-62 28-117 1-3 2-4 2-7l-2-1-20 3-1 1-3 15c-3-12-12-19-26-19-42 0-92 59-92 111 0 22 12 35 32 35 24 0 38-10 66-50-7 25-8 29-8 37 0 9 4 13 13 13 13 0 21-6 45-35zM94 7c11 1 18 9 18 20 0 27-16 66-38 89-8 9-19 14-28 14-12 0-19-9-19-24 0-17 12-51 27-71 12-18 27-29 40-28z">
          <text:p/>
        </draw:path>
        <draw:path draw:style-name="gr4" draw:text-style-name="P4" draw:layer="layout" svg:width="0.09cm" svg:height="0.12cm" svg:x="9.021cm" svg:y="13.908cm" svg:viewBox="0 0 91 121" svg:d="M21 28c5-11 8-13 19-13h34l-74 88 2 2c4-3 7-4 12-4 6 0 14 3 25 10s19 10 26 10c12 0 22-8 22-18 0-5-3-8-8-8s-8 3-8 7c0 2 0 5 2 7 1 2 1 3 1 4 0 2-3 3-6 3-6 0-9-2-17-12-10-13-15-16-28-19l68-82v-3h-67l-7 28z">
          <text:p/>
        </draw:path>
        <draw:path draw:style-name="gr4" draw:text-style-name="P4" draw:layer="layout" svg:width="0.144cm" svg:height="0.222cm" svg:x="7.696cm" svg:y="14.132cm" svg:viewBox="0 0 145 223" svg:d="M29 13c19 0 21 1 21 8 0 3-1 7-3 14-1 2-1 5-2 6v2l-45 162v1c0 8 26 17 44 17 48 0 101-57 101-107 0-23-15-39-37-39s-39 13-62 49c17-61 19-70 34-125l-2-1c-16 3-27 5-49 7zM96 93c13 0 22 11 22 28 0 21-16 55-35 76-12 12-26 19-40 19-9 0-14-4-14-11 0-20 9-51 23-75 14-25 28-37 44-37z">
          <text:p/>
        </draw:path>
        <draw:path draw:style-name="gr4" draw:text-style-name="P4" draw:layer="layout" svg:width="0.111cm" svg:height="0.107cm" svg:x="7.852cm" svg:y="14.295cm" svg:viewBox="0 0 112 108" svg:d="M102 79c-2 2-3 4-5 6-6 7-9 10-11 10-5 0-7-3-8-10-1-2-1-3-1-4-6-25-9-35-9-39 10-18 20-28 24-28 2 0 3 0 6 1 3 2 4 3 6 3 5 0 8-4 8-9s-4-9-9-9c-11 0-21 9-37 34l-2-13c-4-16-6-21-13-21-5 0-13 3-27 7l-3 1 1 4c9-2 11-3 13-3 6 0 8 2 11 16l7 29-19 29c-5 7-10 11-12 11s-4-1-6-2c-4-2-6-2-8-2-4 0-8 3-8 8 0 6 5 10 12 10s10-2 22-17c6-7 11-14 21-28l7 29c3 12 6 16 13 16 9 0 16-6 30-27z">
          <text:p/>
        </draw:path>
        <draw:path draw:style-name="gr4" draw:text-style-name="P4" draw:layer="layout" svg:width="0.144cm" svg:height="0.222cm" svg:x="8.279cm" svg:y="14.132cm" svg:viewBox="0 0 145 223" svg:d="M29 13c19 0 21 1 21 8 0 3-1 7-3 14-1 2-1 5-2 6v2l-45 162v1c0 8 26 17 44 17 48 0 101-57 101-107 0-23-15-39-37-39s-39 13-62 49c17-61 19-70 34-125l-2-1c-16 3-28 5-49 7zM96 93c13 0 22 11 22 28 0 21-16 55-35 76-12 12-26 19-40 19-10 0-14-4-14-11 0-20 9-51 23-75 14-25 28-37 44-37z">
          <text:p/>
        </draw:path>
        <draw:path draw:style-name="gr4" draw:text-style-name="P4" draw:layer="layout" svg:width="0.106cm" svg:height="0.153cm" svg:x="8.435cm" svg:y="14.295cm" svg:viewBox="0 0 107 154" svg:d="M107 13c0-7-6-13-14-13-5 0-9 4-9 9 0 4 2 6 7 9 4 3 6 5 6 8 0 9-9 28-29 62l-5-28c-3-21-17-60-20-60h-1-2l-23 4-8 2v4c3-1 5-1 8-1 9 0 13 3 18 15 6 16 19 70 19 79 0 3-1 6-2 8-2 3-13 17-17 22-6 6-8 8-11 8-2 0-3-1-6-3-4-3-6-4-9-4-5 0-9 4-9 9 0 6 5 11 12 11 13 0 39-27 63-68 20-34 32-60 32-73z">
          <text:p/>
        </draw:path>
        <draw:path draw:style-name="gr4" draw:text-style-name="P4" draw:layer="layout" svg:width="0.144cm" svg:height="0.222cm" svg:x="8.859cm" svg:y="14.132cm" svg:viewBox="0 0 145 223" svg:d="M28 13c19 0 21 1 21 8 0 3-1 7-3 14-1 2-1 5-2 6v2l-44 162v1c0 8 25 17 43 17 48 0 102-57 102-107 0-23-17-39-38-39-22 0-39 13-62 49 17-61 19-70 34-125l-2-1c-16 3-28 5-49 7zM95 93c13 0 22 11 22 28 0 21-16 55-35 76-12 12-26 19-40 19-10 0-14-4-14-11 0-20 9-51 23-75 14-25 28-37 44-37z">
          <text:p/>
        </draw:path>
        <draw:path draw:style-name="gr4" draw:text-style-name="P4" draw:layer="layout" svg:width="0.09cm" svg:height="0.119cm" svg:x="9.018cm" svg:y="14.299cm" svg:viewBox="0 0 91 120" svg:d="M21 27c5-11 8-13 19-13h34l-74 88 2 2c4-3 7-4 11-4 7 0 14 3 26 10 11 7 19 10 26 10 12 0 22-8 22-18 0-5-3-8-8-8s-8 3-8 7c0 2 0 5 2 7 1 2 1 3 1 4 0 2-3 3-6 3-6 0-9-2-17-12-10-13-15-16-28-19l68-82v-2h-67l-7 27z">
          <text:p/>
        </draw:path>
        <draw:polygon draw:style-name="gr4" draw:text-style-name="P4" draw:layer="layout" svg:width="0.019cm" svg:height="0.159cm" svg:x="9.165cm" svg:y="13.319cm" svg:viewBox="0 0 20 160" draw:points="20,160 20,0 0,0 0,160">
          <text:p/>
        </draw:polygon>
        <draw:polygon draw:style-name="gr4" draw:text-style-name="P4" draw:layer="layout" svg:width="0.019cm" svg:height="0.159cm" svg:x="9.165cm" svg:y="13.475cm" svg:viewBox="0 0 20 160" draw:points="20,160 20,0 0,0 0,160">
          <text:p/>
        </draw:polygon>
        <draw:polygon draw:style-name="gr4" draw:text-style-name="P4" draw:layer="layout" svg:width="0.019cm" svg:height="0.158cm" svg:x="9.165cm" svg:y="13.632cm" svg:viewBox="0 0 20 159" draw:points="20,159 20,0 0,0 0,159">
          <text:p/>
        </draw:polygon>
        <draw:polygon draw:style-name="gr4" draw:text-style-name="P4" draw:layer="layout" svg:width="0.019cm" svg:height="0.159cm" svg:x="9.165cm" svg:y="13.788cm" svg:viewBox="0 0 20 160" draw:points="20,160 20,0 0,0 0,160">
          <text:p/>
        </draw:polygon>
        <draw:polygon draw:style-name="gr4" draw:text-style-name="P4" draw:layer="layout" svg:width="0.019cm" svg:height="0.159cm" svg:x="9.165cm" svg:y="13.944cm" svg:viewBox="0 0 20 160" draw:points="20,160 20,0 0,0 0,160">
          <text:p/>
        </draw:polygon>
        <draw:polygon draw:style-name="gr4" draw:text-style-name="P4" draw:layer="layout" svg:width="0.019cm" svg:height="0.159cm" svg:x="9.165cm" svg:y="14.1cm" svg:viewBox="0 0 20 160" draw:points="20,160 20,0 0,0 0,160">
          <text:p/>
        </draw:polygon>
        <draw:polygon draw:style-name="gr4" draw:text-style-name="P4" draw:layer="layout" svg:width="0.019cm" svg:height="0.159cm" svg:x="9.165cm" svg:y="14.256cm" svg:viewBox="0 0 20 160" draw:points="20,160 20,0 0,0 0,160">
          <text:p/>
        </draw:polygon>
        <draw:polygon draw:style-name="gr4" draw:text-style-name="P4" draw:layer="layout" svg:width="0.13cm" svg:height="0.07cm" svg:x="13.024cm" svg:y="13.306cm" svg:viewBox="0 0 131 71" draw:points="131,35 98,0 90,7 106,29 3,29 0,41 104,41 74,64 79,71">
          <text:p/>
        </draw:polygon>
        <draw:path draw:style-name="gr4" draw:text-style-name="P4" draw:layer="layout" svg:width="0.123cm" svg:height="0.14cm" svg:x="13.009cm" svg:y="13.399cm" svg:viewBox="0 0 124 141" svg:d="M124 19c0-11-8-19-17-19-7 0-11 4-11 10s2 10 7 15c4 3 6 6 6 9 0 14-21 48-43 70l-9 10c-3-41-4-58-8-78-6-34-6-36-9-36-2 0-4 0-6 1-10 2-20 4-34 7v3c3 0 6 0 9 0 11 0 15 7 19 29 3 24 7 68 7 87 0 5 0 14 3 14 7 0 35-31 68-76 10-15 18-35 18-46z">
          <text:p/>
        </draw:path>
        <draw:path draw:style-name="gr4" draw:text-style-name="P4" draw:layer="layout" svg:width="0.155cm" svg:height="0.079cm" svg:x="13.256cm" svg:y="13.416cm" svg:viewBox="0 0 156 80" svg:d="M156 17v-17h-156v17zM156 80v-17h-156v17z">
          <text:p/>
        </draw:path>
        <draw:path draw:style-name="gr4" draw:text-style-name="P4" draw:layer="layout" svg:width="0.03cm" svg:height="0.029cm" svg:x="13.585cm" svg:y="13.327cm" svg:viewBox="0 0 31 30" svg:d="M31 15c0-10-7-15-15-15s-16 6-16 15c0 8 8 15 16 15 9 0 15-8 15-15z">
          <text:p/>
        </draw:path>
        <draw:path draw:style-name="gr4" draw:text-style-name="P4" draw:layer="layout" svg:width="0.106cm" svg:height="0.138cm" svg:x="13.531cm" svg:y="13.399cm" svg:viewBox="0 0 107 139" svg:d="M6 91l-6 48h5c3-5 4-6 7-6 4 0 9 1 15 3 7 2 12 3 17 3 25 0 44-17 44-40 0-11-7-25-21-42-12-16-16-25-16-33 0-10 6-17 17-17 15 0 25 12 29 35h4l6-42h-4c-2 4-5 6-9 6-2 0-6-1-12-3-7-2-12-3-17-3-22 0-37 13-37 34 0 9 7 24 20 40 11 15 17 26 17 35 0 13-10 23-23 23-17 0-26-12-31-41z">
          <text:p/>
        </draw:path>
        <draw:polygon draw:style-name="gr4" draw:text-style-name="P4" draw:layer="layout" svg:width="0.08cm" svg:height="0.046cm" svg:x="13.767cm" svg:y="13.318cm" svg:viewBox="0 0 81 47" draw:points="41,0 0,41 5,47 41,14 76,47 81,41">
          <text:p/>
        </draw:polygon>
        <draw:path draw:style-name="gr4" draw:text-style-name="P4" draw:layer="layout" svg:width="0.116cm" svg:height="0.138cm" svg:x="13.718cm" svg:y="13.399cm" svg:viewBox="0 0 117 139" svg:d="M100 102c-21 18-31 23-44 23-17 0-28-11-28-27 0-6 0-11 3-20l8-1c46-7 78-30 78-56 0-13-9-21-24-21-44 0-93 50-93 97 0 25 17 42 41 42 22 0 45-13 63-33zM38 58c10-27 33-51 48-51 7 0 11 5 11 12 0 10-6 21-15 30-12 10-23 16-49 22z">
          <text:p/>
        </draw:path>
        <draw:path draw:style-name="gr4" draw:text-style-name="P4" draw:layer="layout" svg:width="0.074cm" svg:height="0.144cm" svg:x="13.85cm" svg:y="13.438cm" svg:viewBox="0 0 75 145" svg:d="M71 49v-7h-34v-42h-6c0 19-9 43-31 44v5h20v65c0 25 19 31 31 31 16 0 24-15 24-31v-13h-7v12c0 17-7 25-15 25-16 0-16-20-16-24v-65z">
          <text:p/>
        </draw:path>
        <draw:polygon draw:style-name="gr4" draw:text-style-name="P4" draw:layer="layout" svg:width="0.136cm" svg:height="0.074cm" svg:x="13.001cm" svg:y="14.581cm" svg:viewBox="0 0 137 75" draw:points="137,37 103,0 94,8 111,31 3,31 0,43 109,43 77,67 83,75">
          <text:p/>
        </draw:polygon>
        <draw:path draw:style-name="gr4" draw:text-style-name="P4" draw:layer="layout" svg:width="0.147cm" svg:height="0.144cm" svg:x="12.96cm" svg:y="14.68cm" svg:viewBox="0 0 148 145" svg:d="M144 106c-5 5-7 7-9 9-9 10-14 13-16 13-3 0-5-2-5-4 0-6 14-62 29-117 1-3 1-4 1-6l-2-1-19 2-1 1-4 15c-2-12-13-18-26-18-42 0-92 58-92 110 0 22 13 35 33 35 22 0 36-11 64-50-6 25-7 29-7 37 0 9 4 13 13 13 13 0 21-6 45-35zM94 7c11 0 19 8 19 19 0 27-17 66-39 89-8 9-19 14-28 14-11 0-19-9-19-24 0-17 12-51 26-71 13-18 28-28 41-27z">
          <text:p/>
        </draw:path>
        <draw:path draw:style-name="gr4" draw:text-style-name="P4" draw:layer="layout" svg:width="0.163cm" svg:height="0.083cm" svg:x="13.234cm" svg:y="14.697cm" svg:viewBox="0 0 164 84" svg:d="M164 18v-18h-164v18zM164 84v-18h-164v18z">
          <text:p/>
        </draw:path>
        <draw:path draw:style-name="gr4" draw:text-style-name="P4" draw:layer="layout" svg:width="0.031cm" svg:height="0.031cm" svg:x="13.575cm" svg:y="14.603cm" svg:viewBox="0 0 32 32" svg:d="M32 17c0-11-8-17-16-17-9 0-16 7-16 17 0 8 7 15 15 15 11 0 17-8 17-15z">
          <text:p/>
        </draw:path>
        <draw:path draw:style-name="gr4" draw:text-style-name="P4" draw:layer="layout" svg:width="0.13cm" svg:height="0.147cm" svg:x="13.517cm" svg:y="14.679cm" svg:viewBox="0 0 131 148" svg:d="M131 19c0-10-9-19-18-19-8 0-12 4-12 11 0 5 2 9 7 14 5 4 6 6 6 10 0 15-22 50-45 75l-10 10c-2-44-4-62-8-83-6-35-6-37-9-37-2 0-4 0-7 1-10 3-21 5-35 7v4c3 0 6 0 9 0 12 0 16 6 20 30s8 72 8 91c0 7 0 15 2 15 8 0 37-32 72-80 11-16 20-37 20-49z">
          <text:p/>
        </draw:path>
        <draw:polygon draw:style-name="gr4" draw:text-style-name="P4" draw:layer="layout" svg:width="0.084cm" svg:height="0.048cm" svg:x="13.823cm" svg:y="14.594cm" svg:viewBox="0 0 85 49" draw:points="42,0 0,44 5,49 41,15 78,49 85,44">
          <text:p/>
        </draw:polygon>
        <draw:path draw:style-name="gr4" draw:text-style-name="P4" draw:layer="layout" svg:width="0.122cm" svg:height="0.144cm" svg:x="13.771cm" svg:y="14.68cm" svg:viewBox="0 0 123 145" svg:d="M106 107c-24 19-34 24-48 24-18 0-30-12-30-29 0-5 1-10 3-20l9-1c49-8 83-32 83-60 0-13-9-21-25-21-47 0-98 52-98 101 0 26 18 44 43 44 22 0 48-13 67-35zM39 60c11-28 35-53 52-53 7 0 11 5 11 12 0 10-6 22-16 31-13 12-25 17-52 24z">
          <text:p/>
        </draw:path>
        <draw:path draw:style-name="gr4" draw:text-style-name="P4" draw:layer="layout" svg:width="0.078cm" svg:height="0.151cm" svg:x="13.91cm" svg:y="14.72cm" svg:viewBox="0 0 79 152" svg:d="M75 53v-7h-36v-46h-7c0 22-9 46-32 47v6h21v67c0 27 19 32 32 32 17 0 26-15 26-32v-14h-7v13c0 18-8 27-17 27-16 0-16-22-16-26v-67z">
          <text:p/>
        </draw:path>
        <draw:polygon draw:style-name="gr4" draw:text-style-name="P4" draw:layer="layout" svg:width="0.164cm" svg:height="0.163cm" svg:x="14.107cm" svg:y="14.657cm" svg:viewBox="0 0 165 164" draw:points="165,90 165,72 91,72 91,0 73,0 73,72 0,72 0,90 73,90 73,164 91,164 91,90">
          <text:p/>
        </draw:polygon>
        <draw:path draw:style-name="gr4" draw:text-style-name="P4" draw:layer="layout" svg:width="0.13cm" svg:height="0.147cm" svg:x="14.404cm" svg:y="14.461cm" svg:viewBox="0 0 131 148" svg:d="M131 20c0-11-8-20-18-20-8 0-13 4-13 11 0 5 2 10 8 15 5 4 7 7 7 10 0 15-22 50-45 74l-10 10c-2-43-4-61-8-82-6-36-7-38-10-38-1 0-4 0-6 1-10 3-21 5-36 7v4c4 0 7 0 10 0 12 0 16 6 19 31 4 24 8 71 8 91 0 6 0 14 3 14 8 0 37-32 72-79 11-16 19-37 19-49z">
          <text:p/>
        </draw:path>
        <draw:path draw:style-name="gr4" draw:text-style-name="P4" draw:layer="layout" svg:width="0.099cm" svg:height="0.161cm" svg:x="14.567cm" svg:y="14.325cm" svg:viewBox="0 0 100 162" svg:d="M100 118h-7c0 3-2 17-5 21-2 2-19 2-23 2h-44l25-22c39-35 54-47 54-72 0-28-23-47-53-47-29 0-47 22-47 44 0 12 10 13 12 13 5 0 13-4 13-12s-5-13-13-13c-1 0-2 0-3 0 6-17 22-25 36-25 24 0 33 23 33 40 0 25-19 45-31 57l-45 48c-2 4-2 4-2 10h93z">
          <text:p/>
        </draw:path>
        <draw:polygon draw:style-name="gr4" draw:text-style-name="P4" draw:layer="layout" svg:width="0.297cm" svg:height="0.018cm" svg:x="14.395cm" svg:y="14.729cm" svg:viewBox="0 0 298 19" draw:points="0,0 298,0 298,19 0,19">
          <text:p/>
        </draw:polygon>
        <draw:path draw:style-name="gr4" draw:text-style-name="P4" draw:layer="layout" svg:width="0.192cm" svg:height="0.208cm" svg:x="14.448cm" svg:y="14.833cm" svg:viewBox="0 0 193 209" svg:d="M186 204c-14-1-20-6-26-23l-30-78c25-6 35-10 47-20 10-9 16-22 16-36 0-31-24-47-66-47h-81v5c15 2 16 2 20 4 2 2 4 6 4 9 0 4-2 12-4 20l-40 143c-6 18-8 20-26 23v5h79v-5c-19-2-22-4-22-15 0-3 1-7 4-18l18-67 21 2 39 103h47zM104 18c2-7 6-9 16-9 26 0 40 12 40 37 0 32-21 48-61 48-5 0-9 0-16-2z">
          <text:p/>
        </draw:path>
        <draw:polygon draw:style-name="gr4" draw:text-style-name="P4" draw:layer="layout" svg:width="0.084cm" svg:height="0.048cm" svg:x="14.88cm" svg:y="14.594cm" svg:viewBox="0 0 85 49" draw:points="43,0 0,44 5,49 43,15 80,49 85,44">
          <text:p/>
        </draw:polygon>
        <draw:path draw:style-name="gr4" draw:text-style-name="P4" draw:layer="layout" svg:width="0.121cm" svg:height="0.144cm" svg:x="14.829cm" svg:y="14.68cm" svg:viewBox="0 0 122 145" svg:d="M104 107c-23 19-33 24-47 24-18 0-30-12-30-29 0-5 1-10 4-20l9-1c48-8 82-32 82-60 0-13-10-21-26-21-46 0-96 52-96 101 0 26 17 44 42 44 23 0 47-13 66-35zM38 60c11-28 35-53 51-53 7 0 11 5 11 12 0 10-6 22-16 31-11 12-24 17-51 24z">
          <text:p/>
        </draw:path>
        <draw:path draw:style-name="gr4" draw:text-style-name="P4" draw:layer="layout" svg:width="0.123cm" svg:height="0.107cm" svg:x="14.971cm" svg:y="14.762cm" svg:viewBox="0 0 124 108" svg:d="M36 45c0-26 18-39 34-39 14 0 17 12 17 27v56c0 11-3 11-19 11v8c12-1 16-1 28-1 13 0 16 0 28 1v-8c-12 0-18 0-18-7v-47c0-20 0-28-7-36-6-7-16-10-28-10-22 0-33 17-36 23v-23l-35 3v7c16 0 18 2 18 14v65c0 11-2 11-18 11v8c11-1 16-1 27-1 12 0 15 0 28 1v-8c-16 0-19 0-19-11z">
          <text:p/>
        </draw:path>
        <draw:path draw:style-name="gr4" draw:text-style-name="P4" draw:layer="layout" svg:width="0.145cm" svg:height="0.143cm" svg:x="0.765cm" svg:y="15.518cm" svg:viewBox="0 0 146 144" svg:d="M142 105c-4 5-6 6-9 9-9 10-13 13-16 13s-4-2-4-4c0-7 13-61 28-115 1-4 1-4 2-7l-3-1-19 2-1 1-3 15c-3-11-12-18-26-18-42 0-91 58-91 108 0 22 12 36 32 36 23 0 37-11 65-50-7 24-8 28-8 36 0 9 4 14 13 14 13 0 21-7 44-36zM93 7c11 1 18 8 18 19 0 27-16 64-38 88-7 8-18 14-27 14-11 0-20-9-20-24 0-17 13-50 27-69 13-19 28-29 40-28z">
          <text:p/>
        </draw:path>
        <draw:path draw:style-name="gr4" draw:text-style-name="P4" draw:layer="layout" svg:width="0.099cm" svg:height="0.16cm" svg:x="0.939cm" svg:y="15.382cm" svg:viewBox="0 0 100 161" svg:d="M100 117h-7c0 3-2 19-7 22-1 3-17 3-22 3h-43l24-24c39-34 55-47 55-71 0-28-24-47-54-47-27 0-46 22-46 44 0 12 11 13 13 13 5 0 12-4 12-12s-5-13-12-13c-2 0-2 0-3 0 6-17 21-24 34-24 24 0 33 22 33 39 0 24-19 44-30 57l-44 48c-3 3-3 3-3 9h93z">
          <text:p/>
        </draw:path>
        <draw:path draw:style-name="gr4" draw:text-style-name="P4" draw:layer="layout" svg:width="0.162cm" svg:height="0.083cm" svg:x="1.172cm" svg:y="15.535cm" svg:viewBox="0 0 163 84" svg:d="M163 19v-19h-163v19zM163 84v-18h-163v18z">
          <text:p/>
        </draw:path>
        <draw:path draw:style-name="gr4" draw:text-style-name="P4" draw:layer="layout" svg:width="0.146cm" svg:height="0.143cm" svg:x="1.456cm" svg:y="15.518cm" svg:viewBox="0 0 147 144" svg:d="M143 105c-5 5-7 6-9 9-9 10-13 13-16 13s-5-2-5-4c0-7 14-61 28-115 1-4 2-4 2-7l-2-1-19 2-1 1-4 15c-2-11-11-18-25-18-43 0-92 58-92 108 0 22 12 36 33 36 22 0 36-11 64-50-6 24-7 28-7 36 0 9 4 14 13 14 12 0 20-7 44-36zM94 7c11 1 18 8 18 19 0 27-16 64-38 88-9 8-19 14-29 14-11 0-18-9-18-24 0-17 12-50 26-69 12-19 28-29 41-28z">
          <text:p/>
        </draw:path>
        <draw:path draw:style-name="gr4" draw:text-style-name="P4" draw:layer="layout" svg:width="0.098cm" svg:height="0.16cm" svg:x="1.631cm" svg:y="15.382cm" svg:viewBox="0 0 99 161" svg:d="M99 117h-6c-1 3-3 19-6 22-1 3-19 3-24 3h-42l23-24c40-34 55-47 55-71 0-28-23-47-53-47-27 0-46 22-46 44 0 12 10 13 12 13 6 0 13-4 13-12s-5-13-13-13c-1 0-2 0-3 0 6-17 22-24 35-24 24 0 32 22 32 39 0 24-18 44-30 57l-43 48c-3 3-3 3-3 9h93z">
          <text:p/>
        </draw:path>
        <draw:path draw:style-name="gr4" draw:text-style-name="P4" draw:layer="layout" svg:width="0.077cm" svg:height="0.15cm" svg:x="1.617cm" svg:y="15.613cm" svg:viewBox="0 0 78 151" svg:d="M74 52v-7h-36v-45h-6c-1 21-9 45-32 46v6h21v67c0 27 20 32 33 32 16 0 24-15 24-32v-14h-6v13c0 18-8 27-17 27-17 0-17-21-17-26v-67z">
          <text:p/>
        </draw:path>
        <draw:polygon draw:style-name="gr4" draw:text-style-name="P4" draw:layer="layout" svg:width="0.162cm" svg:height="0.162cm" svg:x="1.846cm" svg:y="15.496cm" svg:viewBox="0 0 163 163" draw:points="163,89 163,71 91,71 91,0 73,0 73,71 0,71 0,89 73,89 73,163 91,163 91,89">
          <text:p/>
        </draw:polygon>
        <draw:path draw:style-name="gr4" draw:text-style-name="P4" draw:layer="layout" svg:width="0.146cm" svg:height="0.143cm" svg:x="2.112cm" svg:y="15.518cm" svg:viewBox="0 0 147 144" svg:d="M143 105c-4 5-6 6-10 9-9 10-13 13-16 13s-5-2-5-4c0-7 14-61 30-115 1-4 1-4 2-7l-3-1-20 2-1 1-3 15c-3-11-12-18-26-18-42 0-91 58-91 108 0 22 13 36 33 36 22 0 36-11 64-50-7 24-8 28-8 36 0 9 4 14 13 14 13 0 21-7 45-36zM93 7c11 1 18 8 18 19 0 27-16 64-38 88-7 8-18 14-27 14-12 0-19-9-19-24 0-17 12-50 26-69 13-19 27-29 40-28z">
          <text:p/>
        </draw:path>
        <draw:path draw:style-name="gr4" draw:text-style-name="P4" draw:layer="layout" svg:width="0.099cm" svg:height="0.16cm" svg:x="2.287cm" svg:y="15.382cm" svg:viewBox="0 0 100 161" svg:d="M100 117h-7c-1 3-2 19-6 22-1 3-18 3-22 3h-43l24-24c39-34 54-47 54-71 0-28-23-47-53-47-27 0-47 22-47 44 0 12 10 13 13 13 6 0 13-4 13-12s-5-13-13-13c-2 0-2 0-3 0 5-17 22-24 35-24 24 0 33 22 33 39 0 24-19 44-30 57l-45 48c-3 3-3 3-3 9h93z">
          <text:p/>
        </draw:path>
        <draw:path draw:style-name="gr4" draw:text-style-name="P4" draw:layer="layout" svg:width="0.123cm" svg:height="0.106cm" svg:x="2.277cm" svg:y="15.631cm" svg:viewBox="0 0 124 107" svg:d="M36 44c0-26 18-38 33-38 14 0 17 12 17 26v56c0 11-2 11-18 11v8c11-1 16-1 27-1 13 0 16 0 29 1v-8c-13 0-19 0-19-7v-47c0-20 0-27-8-35-5-7-14-10-26-10-22 0-33 16-36 23v-23l-35 2v8c16 0 18 2 18 13v65c0 11-2 11-18 11v8c11-1 16-1 27-1 12 0 15 0 28 1v-8c-16 0-19 0-19-11z">
          <text:p/>
        </draw:path>
        <draw:path draw:style-name="gr4" draw:text-style-name="P4" draw:layer="layout" svg:width="0.111cm" svg:height="0.145cm" svg:x="0.76cm" svg:y="17.61cm" svg:viewBox="0 0 112 146" svg:d="M6 95l-6 51h5c2-5 4-7 8-7 3 0 9 1 15 3 7 2 12 3 18 3 26 0 46-17 46-41 0-12-6-26-22-45-12-15-17-24-17-34s6-17 17-17c18 0 27 12 31 37h5l6-45h-4c-3 5-6 6-10 6-2 0-5-1-11-2-8-3-13-3-19-3-23 0-39 13-39 35 0 11 7 24 20 41s18 28 18 37c0 14-9 24-23 24-18 0-28-13-33-43z">
          <text:p/>
        </draw:path>
        <draw:path draw:style-name="gr4" draw:text-style-name="P4" draw:layer="layout" svg:width="0.162cm" svg:height="0.082cm" svg:x="0.996cm" svg:y="17.628cm" svg:viewBox="0 0 163 83" svg:d="M163 18v-18h-163v18zM163 83v-18h-163v18z">
          <text:p/>
        </draw:path>
        <draw:path draw:style-name="gr4" draw:text-style-name="P4" draw:layer="layout" svg:width="0.191cm" svg:height="0.208cm" svg:x="1.28cm" svg:y="17.543cm" svg:viewBox="0 0 192 209" svg:d="M186 204c-14-1-21-7-27-23l-30-79c25-6 36-10 47-20 11-9 16-22 16-36 0-30-23-46-67-46h-79v5c14 2 15 3 19 5 2 1 4 5 4 9 0 3-2 11-4 20l-39 141c-6 19-8 21-26 24v5h78v-5c-19-3-22-5-22-15 0-3 1-7 4-19l18-67 21 2 39 104h48zM102 19c2-7 6-9 17-9 27 0 40 12 40 35 0 32-21 48-61 48-5 0-9 0-16-2z">
          <text:p/>
        </draw:path>
        <draw:path draw:style-name="gr4" draw:text-style-name="P4" draw:layer="layout" svg:width="0.135cm" svg:height="0.211cm" svg:x="1.549cm" svg:y="17.543cm" svg:viewBox="0 0 136 212" svg:d="M136 54c0-6-1-54-40-54-56 0-96 89-96 150 0 12 2 62 42 62 64 0 94-108 94-158zM114 36c0 17-5 41-11 67h-69c12-47 32-96 62-96 13 0 18 11 18 29zM100 115c-10 37-21 90-53 90-18 0-24-15-24-36 0-16 4-35 8-54z">
          <text:p/>
        </draw:path>
        <draw:path draw:style-name="gr4" draw:text-style-name="P4" draw:layer="layout" svg:width="0.128cm" svg:height="0.146cm" svg:x="4.832cm" svg:y="17.609cm" svg:viewBox="0 0 129 147" svg:d="M129 20c0-10-8-20-17-20-8 0-12 4-12 12 0 5 2 9 8 14 4 4 5 6 5 10 0 14-21 49-44 73l-10 10c-2-43-4-61-8-82-6-35-7-37-9-37s-4 1-7 2c-10 2-21 4-35 6v5c4 0 6 0 10 0 11 0 15 6 19 29 4 25 8 71 8 90 0 6 0 15 2 15 8 0 37-33 71-79 11-16 19-36 19-48z">
          <text:p/>
        </draw:path>
        <draw:path draw:style-name="gr4" draw:text-style-name="P4" draw:layer="layout" svg:width="0.162cm" svg:height="0.082cm" svg:x="5.088cm" svg:y="17.627cm" svg:viewBox="0 0 163 83" svg:d="M163 18v-18h-163v18zM163 83v-19h-163v19z">
          <text:p/>
        </draw:path>
        <draw:path draw:style-name="gr4" draw:text-style-name="P4" draw:layer="layout" svg:width="0.19cm" svg:height="0.206cm" svg:x="5.371cm" svg:y="17.543cm" svg:viewBox="0 0 191 207" svg:d="M184 202c-13-1-20-6-26-23l-29-77c24-5 35-10 46-20 10-9 16-22 16-37 0-29-23-45-66-45h-78v5c13 2 15 2 18 4s5 6 5 9c0 4-2 12-4 20l-39 141c-6 18-8 20-27 23v5h78v-5c-19-3-21-4-21-15 0-3 1-7 4-18l17-66 21 2 39 102h46zM103 18c2-6 6-9 16-9 26 0 39 12 39 36 0 32-20 48-60 48-5 0-8 0-16-2z">
          <text:p/>
        </draw:path>
        <draw:path draw:style-name="gr4" draw:text-style-name="P4" draw:layer="layout" svg:width="0.203cm" svg:height="0.142cm" svg:x="5.629cm" svg:y="17.61cm" svg:viewBox="0 0 204 143" svg:d="M204 59c0-33-21-56-24-59h-10c2 4 10 19 10 41 0 38-25 90-57 90-11 0-19-7-19-18 0-32 17-63 17-70 0-1-1-2-2-2h-15c-10 0-3 90-52 90-22 0-23-23-23-31 0-51 37-94 43-100h-10c-1 0-62 41-62 99 0 20 10 44 43 44 39 0 50-32 50-32h1c0 0-1 3-1 7 0 10 4 25 32 25 41 0 79-42 79-84z">
          <text:p/>
        </draw:path>
        <draw:path draw:style-name="gr4" draw:text-style-name="P4" draw:layer="layout" svg:width="0.144cm" svg:height="0.142cm" svg:x="8.907cm" svg:y="17.609cm" svg:viewBox="0 0 145 143" svg:d="M141 105c-4 4-6 6-9 9-9 9-13 12-16 12-2 0-4-2-4-4 0-6 13-60 28-114 1-3 1-4 2-7l-3-1-19 2-1 1-3 15c-3-11-12-18-25-18-41 0-91 57-91 108 0 22 12 35 33 35 22 0 36-11 63-49-6 24-7 28-7 35 0 10 4 13 12 13 13 0 21-6 44-34zM93 7c10 1 17 8 17 19 0 26-15 64-37 88-7 8-18 13-27 13-11 0-19-9-19-23 0-18 13-50 26-70 13-18 27-28 40-27z">
          <text:p/>
        </draw:path>
        <draw:path draw:style-name="gr4" draw:text-style-name="P4" draw:layer="layout" svg:width="0.076cm" svg:height="0.148cm" svg:x="9.066cm" svg:y="17.649cm" svg:viewBox="0 0 77 149" svg:d="M73 52v-7h-34v-45h-7c0 20-8 45-32 46v6h21v65c0 27 19 32 32 32 16 0 24-15 24-32v-13h-7v12c0 18-7 26-15 26-16 0-16-20-16-25v-65z">
          <text:p/>
        </draw:path>
        <draw:path draw:style-name="gr4" draw:text-style-name="P4" draw:layer="layout" svg:width="0.16cm" svg:height="0.081cm" svg:x="9.276cm" svg:y="17.626cm" svg:viewBox="0 0 161 82" svg:d="M161 18v-18h-161v18zM161 82v-18h-161v18z">
          <text:p/>
        </draw:path>
        <draw:path draw:style-name="gr4" draw:text-style-name="P4" draw:layer="layout" svg:width="0.188cm" svg:height="0.204cm" svg:x="9.556cm" svg:y="17.543cm" svg:viewBox="0 0 189 205" svg:d="M183 200c-14-1-20-6-26-22l-29-78c24-5 34-10 45-20 11-9 16-21 16-35 0-29-23-45-66-45h-77v5c13 2 14 2 18 4 2 2 4 6 4 9 0 4-2 11-4 20l-38 139c-6 18-8 20-26 23v5h77v-5c-19-2-22-4-22-14 0-3 1-7 4-18l18-67 20 3 40 101h46zM101 18c2-7 6-9 16-9 27 0 40 12 40 35 0 31-20 47-61 47-5 0-8 0-16-1z">
          <text:p/>
        </draw:path>
        <draw:path draw:style-name="gr4" draw:text-style-name="P4" draw:layer="layout" svg:width="0.175cm" svg:height="0.142cm" svg:x="9.821cm" svg:y="17.609cm" svg:viewBox="0 0 176 143" svg:d="M176 10l-22 3c-8 24-33 61-33 61 0 0 5-14 5-30 0-21-7-44-40-44-54 0-86 56-86 94 0 27 14 49 46 49 26 0 45-19 45-20 0 3 1 19 24 19 25 0 39-28 39-35 0-1 0-2 0-2-5 0-12 26-30 26-7 0-9-8-9-16 0-7 1-14 3-17 4-6 58-88 58-88zM103 46c0 30-11 65-11 65 0 0-16 24-41 24-7 0-24-2-24-42 0-17 9-85 53-85 22 0 23 27 23 38z">
          <text:p/>
        </draw:path>
        <draw:polygon draw:style-name="gr4" draw:text-style-name="P4" draw:layer="layout" svg:width="0.129cm" svg:height="0.07cm" svg:x="0.871cm" svg:y="19.619cm" svg:viewBox="0 0 130 71" draw:points="130,36 98,0 88,7 105,29 3,29 0,42 103,42 72,63 78,71">
          <text:p/>
        </draw:polygon>
        <draw:path draw:style-name="gr4" draw:text-style-name="P4" draw:layer="layout" svg:width="0.195cm" svg:height="0.137cm" svg:x="0.8cm" svg:y="19.712cm" svg:viewBox="0 0 196 138" svg:d="M196 57c0-31-20-54-23-57h-10c2 4 9 18 9 40 0 35-23 86-53 86-11 0-19-7-19-18 0-31 17-59 17-66 0-2-1-2-2-2h-15c-9 0-2 86-50 86-21 0-23-21-23-30 0-49 36-90 42-96h-10c0 0-59 40-59 95 0 19 10 43 41 43 39 0 50-31 50-31 0 0-1 3-1 7 0 9 4 24 31 24 38 0 75-41 75-81z">
          <text:p/>
        </draw:path>
        <draw:path draw:style-name="gr4" draw:text-style-name="P4" draw:layer="layout" svg:width="0.155cm" svg:height="0.078cm" svg:x="1.117cm" svg:y="19.729cm" svg:viewBox="0 0 156 79" svg:d="M156 17v-17h-156v17zM156 79v-17h-156v17z">
          <text:p/>
        </draw:path>
        <draw:path draw:style-name="gr4" draw:text-style-name="P4" draw:layer="layout" svg:width="0.195cm" svg:height="0.137cm" svg:x="1.38cm" svg:y="19.712cm" svg:viewBox="0 0 196 138" svg:d="M196 57c0-31-20-54-23-57h-10c2 4 10 18 10 40 0 35-23 86-53 86-12 0-20-7-20-18 0-31 17-59 17-66 0-2-1-2-2-2h-15c-9 0-2 86-50 86-21 0-22-21-22-30 0-49 35-90 41-96h-10c0 0-59 40-59 95 0 19 10 43 41 43 38 0 50-31 50-31 0 0-1 3-1 7 0 9 4 24 31 24 39 0 75-41 75-81z">
          <text:p/>
        </draw:path>
        <draw:polygon draw:style-name="gr4" draw:text-style-name="P4" draw:layer="layout" svg:width="0.079cm" svg:height="0.047cm" svg:x="1.706cm" svg:y="19.63cm" svg:viewBox="0 0 80 48" draw:points="40,0 0,43 5,48 39,15 76,48 80,43">
          <text:p/>
        </draw:polygon>
        <draw:path draw:style-name="gr4" draw:text-style-name="P4" draw:layer="layout" svg:width="0.116cm" svg:height="0.137cm" svg:x="1.657cm" svg:y="19.712cm" svg:viewBox="0 0 117 138" svg:d="M100 102c-22 18-31 23-44 23-17 0-28-11-28-28 0-4 0-9 3-20l8-1c46-6 78-29 78-55 0-13-9-21-25-21-43 0-92 50-92 97 0 24 18 41 41 41 22 0 45-12 63-33zM38 57c10-27 33-50 48-50 6 0 11 5 11 12 0 9-6 20-15 29-12 11-23 16-49 23z">
          <text:p/>
        </draw:path>
        <draw:path draw:style-name="gr4" draw:text-style-name="P4" draw:layer="layout" svg:width="0.106cm" svg:height="0.105cm" svg:x="1.794cm" svg:y="19.789cm" svg:viewBox="0 0 107 106" svg:d="M70 87c1 10 7 18 17 18 6 0 20-3 20-22v-13h-6v13c0 3 0 14-8 14-9 0-9-11-9-15v-40c0-13 0-21-10-30-8-9-20-12-32-12-19 0-35 11-35 25 0 7 5 11 11 11s10-4 10-10c0-10-10-11-10-11 6-6 17-8 24-8 11 0 25 8 25 29v7c-13 1-30 2-45 9-17 8-22 20-22 29 0 19 22 25 38 25 19 0 28-12 32-19zM67 71c0 23-18 30-28 30-11 0-21-8-21-20 0-15 13-31 49-32z">
          <text:p/>
        </draw:path>
        <draw:path draw:style-name="gr4" draw:text-style-name="P4" draw:layer="layout" svg:width="0.118cm" svg:height="0.099cm" svg:x="1.905cm" svg:y="19.793cm" svg:viewBox="0 0 119 100" svg:d="M67 47c-1-2-1-2-1-2 0-1 18-23 20-24 7-8 14-14 28-14v-7c-6 1-12 1-19 1-9 0-13 0-22-1v7c3 0 6 2 6 7 0 4-2 6-3 7l-15 19-17-23c-2-2-2-3-2-4 0-3 2-6 7-6v-7c-8 0-14 1-26 1 0 0-13 0-22-1v7c16 0 16 0 28 14l23 30c-5 7-17 22-22 27-12 14-25 15-30 15v7c6-1 13-1 19-1 9 0 16 0 23 1v-7c-6-1-6-5-6-7 0-1 0-4 3-8 6-7 12-14 17-21l19 23c4 5 4 6 4 7 0 2-2 5-8 6v7c10-1 15-1 25-1 1 0 14 0 23 1v-7c-10 0-17 0-22-7z">
          <text:p/>
        </draw:path>
        <draw:path draw:style-name="gr4" draw:text-style-name="P4" draw:layer="layout" svg:width="0.049cm" svg:height="0.154cm" svg:x="2.034cm" svg:y="19.738cm" svg:viewBox="0 0 50 155" svg:d="M34 52l-33 3v7c14 0 16 1 16 13v62c0 11-2 11-17 11v7c10-1 15-1 25-1 4 0 13 0 25 1v-7c-16 0-16-2-16-10zM34 13c0-7-5-13-12-13s-13 6-13 13c0 6 6 12 13 12s12-6 12-12z">
          <text:p/>
        </draw:path>
        <draw:path draw:style-name="gr4" draw:text-style-name="P4" draw:layer="layout" svg:width="0.077cm" svg:height="0.105cm" svg:x="2.098cm" svg:y="19.789cm" svg:viewBox="0 0 78 106" svg:d="M72 7c0-5 0-7-2-7-1 0-2 0-5 3 0 0-2 3-4 4-7-6-14-7-22-7-31 0-39 18-39 29 0 8 4 14 9 19 8 7 17 9 29 11s16 3 21 6c2 2 8 7 8 15 0 21-23 21-27 21-24 0-30-20-33-32 0-3-1-4-3-4-4 0-4 2-4 6v29c0 4 0 6 3 6 2 0 2 0 6-4 1-2 3-5 4-6 11 10 22 10 27 10 29 0 38-16 38-32 0-10-4-16-9-21-8-8-16-10-33-13-6-1-24-4-24-17 0-7 5-17 27-17 25 0 27 19 27 25 0 3 0 4 3 4s3-2 3-6z">
          <text:p/>
        </draw:path>
        <draw:polygon draw:style-name="gr4" draw:text-style-name="P4" draw:layer="layout" svg:width="0.13cm" svg:height="0.07cm" svg:x="4.899cm" svg:y="19.619cm" svg:viewBox="0 0 131 71" draw:points="131,36 98,0 89,7 106,30 3,30 0,42 103,42 74,63 79,71">
          <text:p/>
        </draw:polygon>
        <draw:path draw:style-name="gr4" draw:text-style-name="P4" draw:layer="layout" svg:width="0.123cm" svg:height="0.14cm" svg:x="4.884cm" svg:y="19.712cm" svg:viewBox="0 0 124 141" svg:d="M124 18c0-10-8-18-17-18-7 0-12 4-12 10 0 5 2 9 8 14 4 3 6 6 6 9 0 14-21 48-43 71l-10 10c-2-42-3-59-7-79-6-33-7-35-9-35s-4 0-7 1c-9 2-20 4-33 6v4c3 0 6 0 9 0 11 0 15 6 18 28 4 24 8 69 8 88 0 6 0 14 2 14 8 0 36-31 69-77 10-15 18-35 18-46z">
          <text:p/>
        </draw:path>
        <draw:path draw:style-name="gr4" draw:text-style-name="P4" draw:layer="layout" svg:width="0.156cm" svg:height="0.079cm" svg:x="5.131cm" svg:y="19.729cm" svg:viewBox="0 0 157 80" svg:d="M157 17v-17h-157v17zM157 80v-17h-157v17z">
          <text:p/>
        </draw:path>
        <draw:polygon draw:style-name="gr4" draw:text-style-name="P4" draw:layer="layout" svg:width="0.13cm" svg:height="0.07cm" svg:x="5.466cm" svg:y="19.619cm" svg:viewBox="0 0 131 71" draw:points="131,36 98,0 90,7 106,30 3,30 0,42 104,42 74,63 79,71">
          <text:p/>
        </draw:polygon>
        <draw:path draw:style-name="gr4" draw:text-style-name="P4" draw:layer="layout" svg:width="0.196cm" svg:height="0.138cm" svg:x="5.395cm" svg:y="19.712cm" svg:viewBox="0 0 197 139" svg:d="M197 57c0-31-21-54-23-57h-10c2 4 9 19 9 40 0 36-24 86-54 86-11 0-19-6-19-17 0-31 16-60 16-67 0-1-1-2-2-2h-14c-10 0-3 86-50 86-21 0-22-21-22-29 0-50 35-90 41-97h-10c0 0-59 40-59 96 0 19 10 43 42 43 37 0 48-31 48-32 0 1 0 3 0 7 0 10 4 25 30 25 39 0 77-42 77-82z">
          <text:p/>
        </draw:path>
        <draw:polygon draw:style-name="gr4" draw:text-style-name="P4" draw:layer="layout" svg:width="0.16cm" svg:height="0.16cm" svg:x="5.694cm" svg:y="19.688cm" svg:viewBox="0 0 161 161" draw:points="161,149 91,81 161,12 148,0 80,68 12,0 0,12 67,81 0,149 12,161 80,93 148,161">
          <text:p/>
        </draw:polygon>
        <draw:polygon draw:style-name="gr4" draw:text-style-name="P4" draw:layer="layout" svg:width="0.13cm" svg:height="0.07cm" svg:x="5.968cm" svg:y="19.619cm" svg:viewBox="0 0 131 71" draw:points="131,36 98,0 90,7 106,30 3,30 0,42 104,42 74,63 80,71">
          <text:p/>
        </draw:polygon>
        <draw:path draw:style-name="gr4" draw:text-style-name="P4" draw:layer="layout" svg:width="0.112cm" svg:height="0.134cm" svg:x="5.947cm" svg:y="19.712cm" svg:viewBox="0 0 113 135" svg:d="M24 135c15-51 21-64 35-88 10-18 18-27 23-27 2 0 4 1 5 4 3 5 5 7 11 7 10 0 15-5 15-15 0-9-6-16-15-16-7 0-15 5-23 13-13 13-25 31-30 44l-4 11 16-67-1-1c-22 4-25 5-47 9v5c7-2 8-2 10-2 7 0 11 3 11 9 0 4 0 4-5 25l-25 89z">
          <text:p/>
        </draw:path>
        <draw:polygon draw:style-name="gr4" draw:text-style-name="P4" draw:layer="layout" svg:width="0.13cm" svg:height="0.07cm" svg:x="8.996cm" svg:y="19.619cm" svg:viewBox="0 0 131 71" draw:points="131,36 97,0 88,7 106,30 3,30 0,42 104,42 73,63 78,71">
          <text:p/>
        </draw:polygon>
        <draw:path draw:style-name="gr4" draw:text-style-name="P4" draw:layer="layout" svg:width="0.14cm" svg:height="0.138cm" svg:x="8.957cm" svg:y="19.712cm" svg:viewBox="0 0 141 139" svg:d="M137 102c-4 5-6 6-8 8-9 10-13 13-16 13-2 0-4-2-4-4 0-6 13-59 27-111 1-3 1-4 2-7l-2-1-19 2-1 1-3 15c-3-11-11-18-25-18-40 0-88 56-88 105 0 21 13 34 33 34 21 0 34-10 61-48-6 24-7 28-7 35 0 9 3 12 12 12 12 0 20-5 42-33zM90 7c11 1 17 8 17 19 0 25-15 62-36 84-7 9-18 14-26 14-11 0-18-9-18-23 0-17 12-49 25-68 12-17 26-27 38-26z">
          <text:p/>
        </draw:path>
        <draw:path draw:style-name="gr4" draw:text-style-name="P4" draw:layer="layout" svg:width="0.155cm" svg:height="0.079cm" svg:x="9.218cm" svg:y="19.729cm" svg:viewBox="0 0 156 80" svg:d="M156 17v-17h-156v17zM156 80v-17h-156v17z">
          <text:p/>
        </draw:path>
        <draw:polygon draw:style-name="gr4" draw:text-style-name="P4" draw:layer="layout" svg:width="0.129cm" svg:height="0.07cm" svg:x="9.525cm" svg:y="19.619cm" svg:viewBox="0 0 130 71" draw:points="130,36 98,0 89,7 106,30 3,30 0,42 103,42 72,63 78,71">
          <text:p/>
        </draw:polygon>
        <draw:path draw:style-name="gr4" draw:text-style-name="P4" draw:layer="layout" svg:width="0.17cm" svg:height="0.138cm" svg:x="9.491cm" svg:y="19.712cm" svg:viewBox="0 0 171 139" svg:d="M171 9l-21 3c-8 24-32 60-32 60h-1c0 0 5-13 5-29 0-21-7-43-40-43-51 0-82 54-82 92 0 26 13 47 45 47 24 0 42-19 42-19 0 2 1 18 23 18 26 0 40-27 40-34 0-1 0-2-1-2-4 0-11 25-29 25-8 0-9-7-9-15 0-7 1-14 2-17 5-6 58-85 58-86zM99 45c0 29-11 63-11 63 0 0-15 23-39 23-6 0-23-2-23-41 0-16 8-82 51-82 20 0 22 26 22 37z">
          <text:p/>
        </draw:path>
        <draw:polygon draw:style-name="gr4" draw:text-style-name="P4" draw:layer="layout" svg:width="0.16cm" svg:height="0.16cm" svg:x="9.76cm" svg:y="19.688cm" svg:viewBox="0 0 161 161" draw:points="161,149 93,81 161,12 149,0 81,68 12,0 0,12 69,81 0,149 12,161 81,93 149,161">
          <text:p/>
        </draw:polygon>
        <draw:polygon draw:style-name="gr4" draw:text-style-name="P4" draw:layer="layout" svg:width="0.129cm" svg:height="0.07cm" svg:x="10.035cm" svg:y="19.619cm" svg:viewBox="0 0 130 71" draw:points="130,36 98,0 88,7 106,30 3,30 0,42 103,42 72,63 78,71">
          <text:p/>
        </draw:polygon>
        <draw:path draw:style-name="gr4" draw:text-style-name="P4" draw:layer="layout" svg:width="0.112cm" svg:height="0.134cm" svg:x="10.014cm" svg:y="19.712cm" svg:viewBox="0 0 113 135" svg:d="M23 135c17-51 22-64 36-88 10-18 19-27 24-27 2 0 3 1 5 4 2 5 5 7 11 7 8 0 14-5 14-15 0-9-6-16-15-16-7 0-15 5-23 13-12 13-24 31-29 44l-4 11 16-67-1-1c-22 4-26 5-48 9v5c7-2 8-2 10-2 7 0 11 3 11 9 0 4 0 4-5 25l-25 89z">
          <text:p/>
        </draw:path>
        <draw:polygon draw:style-name="gr4" draw:text-style-name="P4" draw:layer="layout" svg:width="0.155cm" svg:height="0.155cm" svg:x="10.23cm" svg:y="19.691cm" svg:viewBox="0 0 156 156" draw:points="156,87 156,69 87,69 87,0 69,0 69,69 0,69 0,87 69,87 69,156 87,156 87,87">
          <text:p/>
        </draw:polygon>
        <draw:polygon draw:style-name="gr4" draw:text-style-name="P4" draw:layer="layout" svg:width="0.13cm" svg:height="0.07cm" svg:x="10.548cm" svg:y="19.619cm" svg:viewBox="0 0 131 71" draw:points="131,36 98,0 88,7 106,30 3,30 0,42 103,42 72,63 78,71">
          <text:p/>
        </draw:polygon>
        <draw:path draw:style-name="gr4" draw:text-style-name="P4" draw:layer="layout" svg:width="0.196cm" svg:height="0.138cm" svg:x="10.477cm" svg:y="19.712cm" svg:viewBox="0 0 197 139" svg:d="M197 57c0-31-21-54-24-57h-10c3 4 10 19 10 40 0 36-24 86-54 86-12 0-20-6-20-17 0-31 17-60 17-67 0-1-1-2-2-2h-15c-9 0-2 86-49 86-21 0-23-21-23-29 0-50 36-90 42-97h-10c0 0-59 40-59 96 0 19 10 43 41 43 38 0 49-31 49-32 0 1-1 3-1 7 0 10 4 25 31 25 40 0 77-42 77-82z">
          <text:p/>
        </draw:path>
        <draw:polygon draw:style-name="gr4" draw:text-style-name="P4" draw:layer="layout" svg:width="0.16cm" svg:height="0.16cm" svg:x="10.775cm" svg:y="19.688cm" svg:viewBox="0 0 161 161" draw:points="161,149 92,81 161,12 149,0 80,68 13,0 0,12 68,81 0,149 13,161 80,93 149,161">
          <text:p/>
        </draw:polygon>
        <draw:polygon draw:style-name="gr4" draw:text-style-name="P4" draw:layer="layout" svg:width="0.129cm" svg:height="0.07cm" svg:x="11.045cm" svg:y="19.619cm" svg:viewBox="0 0 130 71" draw:points="130,36 97,0 88,7 105,30 3,30 0,42 102,42 72,63 78,71">
          <text:p/>
        </draw:polygon>
        <draw:path draw:style-name="gr4" draw:text-style-name="P4" draw:layer="layout" svg:width="0.124cm" svg:height="0.14cm" svg:x="11.029cm" svg:y="19.712cm" svg:viewBox="0 0 125 141" svg:d="M125 18c0-10-8-18-17-18-8 0-12 4-12 10 0 5 1 9 8 14 4 3 5 6 5 9 0 14-20 48-42 71l-10 10c-2-42-3-59-7-79-6-33-7-35-10-35-1 0-3 0-6 1-9 2-20 4-34 6v4c4 0 7 0 10 0 11 0 15 6 18 28 4 24 8 69 8 88 0 6 0 14 2 14 8 0 35-31 68-77 11-15 19-35 19-46z">
          <text:p/>
        </draw:path>
        <draw:path draw:style-name="gr4" draw:text-style-name="P4" draw:layer="layout" svg:width="0.203cm" svg:height="0.142cm" svg:x="12.969cm" svg:y="19.873cm" svg:viewBox="0 0 204 143" svg:d="M204 59c0-33-21-56-24-59h-10c2 4 9 19 9 41 0 38-23 89-55 89-11 0-20-6-20-18 0-31 17-62 17-69 0-1 0-2-1-2h-16c-9 0-2 89-52 89-22 0-23-22-23-30 0-51 38-94 44-100h-10c-1 0-63 41-63 99 0 19 10 44 43 44 40 0 51-32 51-32h1c0 0-1 3-1 7 0 10 4 25 32 25 40 0 78-43 78-84z">
          <text:p/>
        </draw:path>
        <draw:path draw:style-name="gr4" draw:text-style-name="P4" draw:layer="layout" svg:width="0.162cm" svg:height="0.082cm" svg:x="13.297cm" svg:y="19.89cm" svg:viewBox="0 0 163 83" svg:d="M163 18v-18h-163v18zM163 83v-19h-163v19z">
          <text:p/>
        </draw:path>
        <draw:path draw:style-name="gr4" draw:text-style-name="P4" draw:layer="layout" svg:width="0.153cm" svg:height="0.224cm" svg:x="13.61cm" svg:y="19.576cm" svg:viewBox="0 0 154 225" svg:d="M84 4v9c22 0 24 2 24 18v70c-6-9-20-20-39-20-37 0-69 31-69 72s30 72 65 72c24 0 38-16 43-22v22l46-3v-9c-23 0-26-3-26-18v-195zM108 185c0 5 0 6-5 13-7 11-20 21-36 21-8 0-43-3-43-66 0-23 4-36 11-46 6-10 19-20 35-20 20 0 31 14 34 20 4 5 4 6 4 11z">
          <text:p/>
        </draw:path>
        <draw:path draw:style-name="gr4" draw:text-style-name="P4" draw:layer="layout" svg:width="0.134cm" svg:height="0.209cm" svg:x="13.837cm" svg:y="19.591cm" svg:viewBox="0 0 135 210" svg:d="M135 54c0-7-1-54-38-54-57 0-97 87-97 148 0 11 2 62 42 62 64 0 93-108 93-156zM114 35c0 17-4 41-11 66h-69c11-45 32-95 63-95 12 0 17 11 17 29zM100 113c-9 36-20 90-53 90-18 0-24-15-24-36 0-16 3-35 8-54z">
          <text:p/>
        </draw:path>
        <draw:polygon draw:style-name="gr4" draw:text-style-name="P4" draw:layer="layout" svg:width="0.387cm" svg:height="0.018cm" svg:x="13.599cm" svg:y="19.921cm" svg:viewBox="0 0 388 19" draw:points="0,0 388,0 388,19 0,19">
          <text:p/>
        </draw:polygon>
        <draw:path draw:style-name="gr4" draw:text-style-name="P4" draw:layer="layout" svg:width="0.152cm" svg:height="0.224cm" svg:x="13.64cm" svg:y="20.009cm" svg:viewBox="0 0 153 225" svg:d="M84 4v9c21 0 24 2 24 18v70c-7-9-21-20-40-20-37 0-68 31-68 71 0 42 30 73 65 73 24 0 38-16 42-22v22l46-3v-9c-22 0-24-3-24-18v-195zM107 185c0 5 0 6-4 13-8 11-21 21-37 21-8 0-42-4-42-66 0-23 3-36 10-46s20-20 35-20c20 0 31 14 34 19 4 6 4 6 4 12z">
          <text:p/>
        </draw:path>
        <draw:path draw:style-name="gr4" draw:text-style-name="P4" draw:layer="layout" svg:width="0.081cm" svg:height="0.175cm" svg:x="13.861cm" svg:y="20.058cm" svg:viewBox="0 0 82 176" svg:d="M82 37h-25l9-33v-1c0-2-1-3-2-3-2 0-3 0-5 2-12 17-33 32-43 35-8 3-10 5-10 8 0 0 0 1 0 2h24l-23 87c-1 2-1 3-2 6-3 10-5 22-5 24 0 7 6 12 15 12 14 0 26-9 46-39l-5-2c-15 21-20 26-26 26-3 0-5-3-5-8v-1l29-105h27z">
          <text:p/>
        </draw:path>
        <draw:path draw:style-name="gr4" draw:text-style-name="P4" draw:layer="layout" svg:width="0.176cm" svg:height="0.143cm" svg:x="0.772cm" svg:y="20.932cm" svg:viewBox="0 0 177 144" svg:d="M177 10l-21 4c-9 24-34 61-34 61 0 0 5-13 5-30 0-21-7-45-41-45-53 0-86 57-86 95 0 27 14 49 48 49 25 0 44-20 44-20 0 2 1 19 24 19 25 0 40-28 40-36 0-1-1-1-1-1-4 0-12 26-30 26-7 0-9-8-9-17 0-6 1-14 2-17 5-6 59-88 59-88zM104 47c0 30-11 64-11 65 0 0-16 24-40 24-7 0-24-3-24-43 0-16 8-85 52-85 21 0 23 28 23 39z">
          <text:p/>
        </draw:path>
        <draw:path draw:style-name="gr4" draw:text-style-name="P4" draw:layer="layout" svg:width="0.161cm" svg:height="0.082cm" svg:x="1.07cm" svg:y="20.949cm" svg:viewBox="0 0 162 83" svg:d="M162 18v-18h-162v18zM162 83v-19h-162v19z">
          <text:p/>
        </draw:path>
        <draw:path draw:style-name="gr4" draw:text-style-name="P4" draw:layer="layout" svg:width="0.152cm" svg:height="0.223cm" svg:x="1.383cm" svg:y="20.636cm" svg:viewBox="0 0 153 224" svg:d="M85 3v9c22 0 24 3 24 18v70c-7-9-20-20-40-20-37 0-69 31-69 72 0 40 30 72 66 72 24 0 38-17 42-23v23l45-3v-10c-21 0-24-2-24-18v-193zM108 183c0 6 0 7-4 14-8 11-21 21-36 21-10 0-44-4-44-66 0-23 4-35 11-46 6-10 19-20 36-20 19 0 30 15 34 20 3 5 3 6 3 11z">
          <text:p/>
        </draw:path>
        <draw:path draw:style-name="gr4" draw:text-style-name="P4" draw:layer="layout" svg:width="0.203cm" svg:height="0.143cm" svg:x="1.6cm" svg:y="20.717cm" svg:viewBox="0 0 204 144" svg:d="M204 59c0-32-21-56-23-59h-11c2 4 10 19 10 41 0 37-24 90-55 90-13 0-21-7-21-18 0-33 18-63 18-70 0-1-1-2-2-2h-16c-10 0-2 90-51 90-23 0-24-22-24-31 0-51 37-93 43-100h-10c0 0-62 41-62 99 0 20 11 45 44 45 38 0 50-33 50-33 0 0-1 3-1 7 0 10 5 26 33 26 40 0 78-43 78-85z">
          <text:p/>
        </draw:path>
        <draw:polygon draw:style-name="gr4" draw:text-style-name="P4" draw:layer="layout" svg:width="0.451cm" svg:height="0.017cm" svg:x="1.372cm" svg:y="20.981cm" svg:viewBox="0 0 452 18" draw:points="0,0 452,0 452,18 0,18">
          <text:p/>
        </draw:polygon>
        <draw:path draw:style-name="gr4" draw:text-style-name="P4" draw:layer="layout" svg:width="0.153cm" svg:height="0.223cm" svg:x="1.444cm" svg:y="21.069cm" svg:viewBox="0 0 154 224" svg:d="M84 3v10c22 0 24 2 24 18v70c-6-9-20-20-39-20-37 0-69 31-69 72 0 40 30 71 65 71 24 0 38-16 43-22v22l46-3v-9c-23 0-26-3-26-18v-194zM108 184c0 5 0 6-5 13-7 12-20 21-36 21-8 0-43-3-43-65 0-23 4-36 11-46 6-10 19-20 35-20 20 0 31 14 34 20 4 5 4 6 4 11z">
          <text:p/>
        </draw:path>
        <draw:path draw:style-name="gr4" draw:text-style-name="P4" draw:layer="layout" svg:width="0.082cm" svg:height="0.175cm" svg:x="1.665cm" svg:y="21.117cm" svg:viewBox="0 0 83 176" svg:d="M83 37h-26l8-32c1-1 1-2 1-2 0-2-1-3-3-3s-3 0-4 3c-13 16-32 31-42 34-8 3-10 5-10 8 0 1 0 1 0 2h23l-23 87c0 3 0 4-1 6-3 11-6 22-6 24 0 7 7 12 15 12 15 0 25-8 45-39l-4-2c-15 21-20 26-25 26-3 0-5-3-5-6 0-1 0-1 0-2l28-106h27z">
          <text:p/>
        </draw:path>
        <draw:path draw:style-name="gr4" draw:text-style-name="P4" draw:layer="layout" svg:width="0.177cm" svg:height="0.143cm" svg:x="4.838cm" svg:y="20.932cm" svg:viewBox="0 0 178 144" svg:d="M178 10l-22 4c-9 24-33 61-33 61h-1c0 0 6-13 6-30 0-21-8-45-41-45-53 0-87 57-87 95 0 27 15 49 48 49 25 0 44-20 44-20 0 2 1 19 24 19 25 0 40-28 40-36 0-1 0-1-1-1-4 0-12 26-30 26-7 0-9-8-9-17 0-6 1-14 3-17 4-6 59-88 59-88zM105 47c0 30-12 64-12 65 0 0-16 24-40 24-7 0-24-3-24-43 0-16 8-85 52-85 22 0 24 28 24 39z">
          <text:p/>
        </draw:path>
        <draw:path draw:style-name="gr4" draw:text-style-name="P4" draw:layer="layout" svg:width="0.162cm" svg:height="0.082cm" svg:x="5.136cm" svg:y="20.949cm" svg:viewBox="0 0 163 83" svg:d="M163 18v-18h-163v18zM163 83v-19h-163v19z">
          <text:p/>
        </draw:path>
        <draw:path draw:style-name="gr4" draw:text-style-name="P4" draw:layer="layout" svg:width="0.203cm" svg:height="0.143cm" svg:x="5.41cm" svg:y="20.932cm" svg:viewBox="0 0 204 144" svg:d="M204 60c0-32-21-57-24-60h-10c2 4 9 20 9 42 0 37-24 89-56 89-11 0-20-7-20-18 0-32 17-62 17-69 0-1 0-2-1-2h-16c-9 0-2 89-51 89-22 0-23-22-23-31 0-50 37-93 43-100h-11c0 0-61 42-61 99 0 20 10 45 43 45 39 0 50-33 50-33h1c0 0-1 3-1 7 0 10 4 26 32 26 41 0 79-43 79-84z">
          <text:p/>
        </draw:path>
        <draw:path draw:style-name="gr4" draw:text-style-name="P4" draw:layer="layout" svg:width="0.153cm" svg:height="0.223cm" svg:x="5.726cm" svg:y="20.636cm" svg:viewBox="0 0 154 224" svg:d="M85 3v9c21 0 24 3 24 18v70c-7-9-21-20-40-20-37 0-69 31-69 72 0 40 31 72 65 72 25 0 39-17 43-23v23l46-3v-10c-22 0-24-2-24-18v-193zM108 183c0 6 0 7-4 14-8 11-21 21-37 21-8 0-42-4-42-66 0-23 3-35 10-46 7-10 19-20 35-20 20 0 31 15 34 20 4 5 4 6 4 11z">
          <text:p/>
        </draw:path>
        <draw:path draw:style-name="gr4" draw:text-style-name="P4" draw:layer="layout" svg:width="0.203cm" svg:height="0.143cm" svg:x="5.944cm" svg:y="20.717cm" svg:viewBox="0 0 204 144" svg:d="M204 59c0-32-21-56-24-59h-10c2 4 9 19 9 41 0 37-24 90-55 90-11 0-20-7-20-18 0-33 17-63 17-70 0-1 0-2-1-2h-16c-9 0-2 90-51 90-22 0-23-22-23-31 0-51 37-93 43-100h-10c-1 0-63 41-63 99 0 20 10 45 44 45 39 0 50-33 50-33h1c0 0-1 3-1 7 0 10 4 26 32 26 40 0 78-43 78-85z">
          <text:p/>
        </draw:path>
        <draw:polygon draw:style-name="gr4" draw:text-style-name="P4" draw:layer="layout" svg:width="0.451cm" svg:height="0.017cm" svg:x="5.715cm" svg:y="20.981cm" svg:viewBox="0 0 452 18" draw:points="0,0 452,0 452,18 0,18">
          <text:p/>
        </draw:polygon>
        <draw:path draw:style-name="gr4" draw:text-style-name="P4" draw:layer="layout" svg:width="0.153cm" svg:height="0.223cm" svg:x="5.758cm" svg:y="21.069cm" svg:viewBox="0 0 154 224" svg:d="M84 3v10c23 0 26 2 26 18v70c-7-9-22-20-41-20-37 0-69 31-69 72 0 40 30 71 65 71 25 0 40-16 44-22v22l45-3v-9c-22 0-24-3-24-18v-194zM109 184c0 5 0 6-4 13-8 12-22 21-38 21-8 0-43-3-43-65 0-23 4-36 11-46s19-20 35-20c20 0 32 14 35 20 4 5 4 6 4 11z">
          <text:p/>
        </draw:path>
        <draw:path draw:style-name="gr4" draw:text-style-name="P4" draw:layer="layout" svg:width="0.134cm" svg:height="0.209cm" svg:x="5.985cm" svg:y="21.083cm" svg:viewBox="0 0 135 210" svg:d="M135 54c0-7-1-54-38-54-57 0-97 87-97 149 0 11 2 61 42 61 64 0 93-108 93-156zM114 35c0 17-4 41-10 66h-70c12-45 31-95 63-95 12 0 17 11 17 29zM100 113c-9 37-20 90-53 90-18 0-24-15-24-36 0-15 4-34 8-54z">
          <text:p/>
        </draw:path>
        <draw:path draw:style-name="gr4" draw:text-style-name="P4" draw:layer="layout" svg:width="0.061cm" svg:height="0.13cm" svg:x="0.833cm" svg:y="22.609cm" svg:viewBox="0 0 62 131" svg:d="M62 27h-19l7-24v-1c0-2-1-2-2-2s-2 0-3 2c-10 12-25 23-32 26-6 1-8 3-8 5 0 1 0 1 0 2h18l-17 65c-1 2-1 3-2 5-2 7-4 15-4 17 0 5 5 9 12 9 10 0 18-6 34-28l-3-2c-13 15-16 19-20 19-2 0-4-2-4-5l1-1 21-79h20z">
          <text:p/>
        </draw:path>
        <draw:path draw:style-name="gr4" draw:text-style-name="P4" draw:layer="layout" svg:width="0.083cm" svg:height="0.124cm" svg:x="0.913cm" svg:y="22.65cm" svg:viewBox="0 0 84 125" svg:d="M84 90h-6c0 4-2 16-5 18-1 1-16 1-18 1h-36c21-18 27-23 39-32 14-11 26-23 26-41 0-22-19-36-43-36-25 0-41 16-41 33 0 10 9 11 10 11 5 0 10-3 10-10 0-4-1-10-11-10 6-13 19-18 29-18 18 0 28 15 28 30 0 17-11 30-17 36l-47 46c-2 2-2 2-2 7h79z">
          <text:p/>
        </draw:path>
        <draw:path draw:style-name="gr4" draw:text-style-name="P4" draw:layer="layout" svg:width="0.214cm" svg:height="0.537cm" svg:x="0.782cm" svg:y="22.81cm" svg:viewBox="0 0 215 538" svg:d="M36 538c54 0 89-55 89-111v-318c0-51 13-102 54-102 9 0 16 3 21 8-8 0-16 5-16 16 0 10 7 15 15 15s16-5 16-15c0-19-17-31-36-31-53 0-85 54-85 109v318c0 52-16 103-58 103-8 0-16-3-21-8h1c7 0 15-5 15-15 0-11-8-17-15-17-8 0-16 6-16 17 0 18 17 31 36 31z">
          <text:p/>
        </draw:path>
        <draw:path draw:style-name="gr4" draw:text-style-name="P4" draw:layer="layout" svg:width="0.061cm" svg:height="0.13cm" svg:x="0.762cm" svg:y="23.412cm" svg:viewBox="0 0 62 131" svg:d="M62 27h-20l7-24c1 0 1-1 1-1 0-2-2-2-3-2-2 0-2 0-4 2-9 12-23 23-31 26-6 1-7 3-7 5 0 1 0 1 0 2h17l-17 65c0 2 0 3-1 5-2 7-4 15-4 17 0 5 5 9 11 9 11 0 19-6 33-28l-3-2c-11 15-15 19-19 19-2 0-3-2-3-5v-1l21-79h20z">
          <text:p/>
        </draw:path>
        <draw:path draw:style-name="gr4" draw:text-style-name="P4" draw:layer="layout" svg:width="0.068cm" svg:height="0.124cm" svg:x="0.851cm" svg:y="23.453cm" svg:viewBox="0 0 69 125" svg:d="M42 5c0-5 0-5-6-5-12 11-29 12-36 12v6c4 0 16 0 27-5v97c0 6 0 8-19 8h-7v7c3 0 26 0 33 0 6 0 30 0 35 0v-7h-8c-19 0-19-2-19-8z">
          <text:p/>
        </draw:path>
        <draw:path draw:style-name="gr4" draw:text-style-name="P4" draw:layer="layout" svg:width="0.107cm" svg:height="0.105cm" svg:x="1.226cm" svg:y="22.664cm" svg:viewBox="0 0 108 106" svg:d="M105 77l-5 6c-7 9-11 12-14 12-2 0-4-1-4-3s0-2 3-15l14-49c1-5 2-10 2-14 0-8-6-14-16-14-15 0-29 14-53 52l15-52c-13 3-18 4-38 7v4c12 0 15 2 15 6 0 2-1 3-1 4l-23 83h18c11-38 13-43 24-59 14-21 26-33 34-33 4 0 6 3 6 7 0 3-2 10-3 18l-11 39c-3 12-3 15-3 18 0 9 3 12 11 12 10 0 16-4 32-26z">
          <text:p/>
        </draw:path>
        <draw:path draw:style-name="gr4" draw:text-style-name="P4" draw:layer="layout" svg:width="0.384cm" svg:height="0.493cm" svg:x="1.082cm" svg:y="22.832cm" svg:viewBox="0 0 385 494" svg:d="M385 354h-8c-11 70-37 107-77 107h-246l175-224-149-221h203c41 0 63 24 75 96h7l-3-112h-338l171 247-195 247h379z">
          <text:p/>
        </draw:path>
        <draw:path draw:style-name="gr4" draw:text-style-name="P4" draw:layer="layout" svg:width="0.05cm" svg:height="0.156cm" svg:x="1.116cm" svg:y="23.381cm" svg:viewBox="0 0 51 157" svg:d="M41 127c-5 8-7 10-9 12-4 4-8 7-10 7s-4-2-4-4 1-6 3-10c0-1 0-3 1-4v-1l21-77h-1c-24 4-28 5-38 6v3c13 1 15 1 15 6 0 2 0 6-2 10l-12 43c-4 13-5 21-5 25 0 9 4 14 12 14 10 0 19-7 32-27zM40 0c-7 0-12 5-12 12 0 8 5 13 12 13 6 0 11-6 11-12 0-7-5-13-11-13z">
          <text:p/>
        </draw:path>
        <draw:path draw:style-name="gr4" draw:text-style-name="P4" draw:layer="layout" svg:width="0.12cm" svg:height="0.06cm" svg:x="1.193cm" svg:y="23.444cm" svg:viewBox="0 0 121 61" svg:d="M121 13v-13h-121v13zM121 61v-13h-121v13z">
          <text:p/>
        </draw:path>
        <draw:path draw:style-name="gr4" draw:text-style-name="P4" draw:layer="layout" svg:width="0.082cm" svg:height="0.161cm" svg:x="1.351cm" svg:y="23.373cm" svg:viewBox="0 0 83 162" svg:d="M51 7c0-6-1-7-7-7-15 16-37 16-44 16v7c4 0 19 0 32-6v126c0 9-1 12-23 12h-8v7c9-1 30-1 40-1s33 0 42 1v-7h-8c-24 0-24-3-24-12z">
          <text:p/>
        </draw:path>
        <draw:polygon draw:style-name="gr4" draw:text-style-name="P4" draw:layer="layout" svg:width="0.136cm" svg:height="0.074cm" svg:x="1.638cm" svg:y="22.852cm" svg:viewBox="0 0 137 75" draw:points="137,38 103,0 94,8 111,30 3,30 0,44 108,44 77,67 83,75">
          <text:p/>
        </draw:polygon>
        <draw:path draw:style-name="gr4" draw:text-style-name="P4" draw:layer="layout" svg:width="0.204cm" svg:height="0.209cm" svg:x="1.559cm" svg:y="22.952cm" svg:viewBox="0 0 205 210" svg:d="M205 0h-160v5c21 2 24 4 24 14 0 4-1 12-3 21l-39 141c-6 19-8 21-27 24v5h81v-5c-19-1-24-5-24-14 0-3 1-8 3-15l19-71c12 1 19 1 26 1 13 0 15 0 18 2 5 2 7 6 7 13 0 5-1 9-3 19l6 1 24-74-6-2c-14 29-15 29-69 30l21-76c2-6 7-8 20-8 55 0 66 4 66 25 0 2 0 3 0 8-1 1-1 2-1 6h7z">
          <text:p/>
        </draw:path>
        <draw:path draw:style-name="gr4" draw:text-style-name="P4" draw:layer="layout" svg:width="0.05cm" svg:height="0.156cm" svg:x="1.736cm" svg:y="23.056cm" svg:viewBox="0 0 51 157" svg:d="M41 128c-6 7-8 9-10 11-4 4-8 7-10 7s-4-2-4-4 1-6 3-10c0-1 0-2 1-4v-1l22-77h-1c-25 4-29 5-38 6v4c12 0 14 0 14 5 0 2 0 6-2 10l-11 43c-4 13-5 21-5 25 0 9 4 14 11 14 10 0 19-7 33-27zM40 0c-8 0-12 5-12 12 0 8 4 13 12 13 6 0 11-6 11-12 0-7-5-13-11-13z">
          <text:p/>
        </draw:path>
        <draw:path draw:style-name="gr4" draw:text-style-name="P4" draw:layer="layout" svg:width="0.154cm" svg:height="0.226cm" svg:x="1.878cm" svg:y="22.938cm" svg:viewBox="0 0 155 227" svg:d="M86 4v9c22 0 25 3 25 18v72c-7-10-21-21-41-21-38 0-70 32-70 73s31 72 67 72c24 0 39-16 43-22v22l45-3v-9c-21 0-24-3-24-18v-197zM110 186c0 6 0 7-4 14-8 11-21 21-37 21-9 0-45-4-45-66 0-23 4-36 11-47 7-10 21-20 37-20 20 0 31 15 34 20 4 6 4 6 4 12z">
          <text:p/>
        </draw:path>
        <draw:path draw:style-name="gr4" draw:text-style-name="P4" draw:layer="layout" svg:width="0.083cm" svg:height="0.177cm" svg:x="2.102cm" svg:y="22.987cm" svg:viewBox="0 0 84 178" svg:d="M84 37h-27l9-33c1 0 1-1 1-1 0-3-1-3-3-3s-3 0-5 2c-12 17-32 33-42 36-8 2-11 4-11 8l1 1h23l-23 89c0 3-1 4-1 7-3 10-6 21-6 23 0 7 7 12 15 12 15 0 26-8 46-38l-4-2c-16 20-21 25-26 25-3 0-5-3-5-7v-1l28-108h28z">
          <text:p/>
        </draw:path>
        <draw:path draw:style-name="gr4" draw:text-style-name="P4" draw:layer="layout" svg:width="0.163cm" svg:height="0.082cm" svg:x="2.308cm" svg:y="23.038cm" svg:viewBox="0 0 164 83" svg:d="M164 18v-18h-164v18zM164 83v-18h-164v18z">
          <text:p/>
        </draw:path>
        <draw:polygon draw:style-name="gr4" draw:text-style-name="P4" draw:layer="layout" svg:width="0.136cm" svg:height="0.073cm" svg:x="2.645cm" svg:y="22.922cm" svg:viewBox="0 0 137 74" draw:points="137,36 102,0 93,8 110,30 3,30 0,44 108,44 76,67 82,74">
          <text:p/>
        </draw:polygon>
        <draw:path draw:style-name="gr4" draw:text-style-name="P4" draw:layer="layout" svg:width="0.174cm" svg:height="0.206cm" svg:x="2.571cm" svg:y="23.02cm" svg:viewBox="0 0 175 207" svg:d="M42 12h7 1c4-2 12 4 12 9 0 2-11 48-22 90-9 32-16 63-19 72-3 15-7 19-21 19v5h65v-4c-15 0-20-3-20-10 0-4 5-29 12-54 8 4 13 5 21 5 47 0 97-53 97-104 0-25-14-40-37-40-21 0-37 10-56 36l10-32 1-3c0 0-1 0-1-1h-1-1l-49 7zM126 14c14 0 20 9 20 27 0 21-9 49-23 69-15 18-30 28-46 28-9 0-16-4-16-11 0-11 12-53 21-77 9-22 27-37 44-36z">
          <text:p/>
        </draw:path>
        <draw:path draw:style-name="gr4" draw:text-style-name="P4" draw:layer="layout" svg:width="0.099cm" svg:height="0.161cm" svg:x="2.762cm" svg:y="23.048cm" svg:viewBox="0 0 100 162" svg:d="M100 119h-7c0 4-2 18-5 22-2 2-18 2-23 2h-44l24-23c40-34 55-47 55-72 0-28-23-48-54-48-27 0-46 22-46 44 0 12 10 14 12 14 6 0 13-4 13-13 0-7-5-12-13-12-1 0-2 0-3 0 6-17 22-25 35-25 25 0 34 23 34 40 0 25-20 45-31 58l-45 48c-2 2-2 3-2 8h93z">
          <text:p/>
        </draw:path>
        <draw:polygon draw:style-name="gr4" draw:text-style-name="P4" draw:layer="layout" svg:width="0.164cm" svg:height="0.018cm" svg:x="2.979cm" svg:y="23.07cm" svg:viewBox="0 0 165 19" draw:points="165,19 165,0 0,0 0,19">
          <text:p/>
        </draw:polygon>
        <draw:polygon draw:style-name="gr4" draw:text-style-name="P4" draw:layer="layout" svg:width="0.135cm" svg:height="0.073cm" svg:x="3.299cm" svg:y="22.922cm" svg:viewBox="0 0 136 74" draw:points="136,36 102,0 93,8 110,30 2,30 0,44 108,44 77,67 83,74">
          <text:p/>
        </draw:polygon>
        <draw:path draw:style-name="gr4" draw:text-style-name="P4" draw:layer="layout" svg:width="0.174cm" svg:height="0.206cm" svg:x="3.224cm" svg:y="23.02cm" svg:viewBox="0 0 175 207" svg:d="M42 12h7 1c5-2 13 4 13 9 0 2-12 48-23 90-8 32-16 63-18 72-4 15-8 19-22 19v5h66v-4c-15 0-21-3-21-10 0-4 6-29 12-54 8 4 14 5 21 5 47 0 97-53 97-104 0-25-14-40-38-40-20 0-36 10-54 36l9-32 1-3-1-1h-1l-50 7zM125 14c14 0 20 9 20 27 0 21-9 49-23 69-13 18-28 28-45 28-9 0-15-4-15-11 0-11 11-53 20-77 9-22 28-37 43-36z">
          <text:p/>
        </draw:path>
        <draw:path draw:style-name="gr4" draw:text-style-name="P4" draw:layer="layout" svg:width="0.082cm" svg:height="0.161cm" svg:x="3.425cm" svg:y="23.048cm" svg:viewBox="0 0 83 162" svg:d="M52 7c0-6 0-7-6-7-15 16-38 16-46 16v7c5 0 21 0 34-6v126c0 9-1 12-25 12h-7v7c8-1 31-1 41-1s31 0 40 1v-7h-8c-22 0-23-3-23-12z">
          <text:p/>
        </draw:path>
        <draw:polygon draw:style-name="gr4" draw:text-style-name="P4" draw:layer="layout" svg:width="0.132cm" svg:height="0.072cm" svg:x="4.901cm" svg:y="22.648cm" svg:viewBox="0 0 133 73" draw:points="133,36 100,0 91,8 108,29 3,29 0,43 106,43 75,65 81,73">
          <text:p/>
        </draw:polygon>
        <draw:path draw:style-name="gr4" draw:text-style-name="P4" draw:layer="layout" svg:width="0.169cm" svg:height="0.202cm" svg:x="4.829cm" svg:y="22.743cm" svg:viewBox="0 0 170 203" svg:d="M41 12h7 1c4-2 12 4 12 9 0 2-11 47-22 89-9 31-16 60-18 69-4 15-8 18-21 19v5h64v-5c-15 0-20-3-20-9 0-5 5-29 11-52 8 4 14 5 21 5 45 0 94-52 94-102 0-25-15-39-37-39-20 0-35 10-53 35l9-31 1-3-1-1c0-1-1-1-1-1v1l-48 7zM122 14c13 1 19 9 19 27 0 20-9 48-22 67s-28 28-45 28c-8 0-15-4-15-11 0-11 12-51 21-75 8-22 26-37 42-36z">
          <text:p/>
        </draw:path>
        <draw:path draw:style-name="gr4" draw:text-style-name="P4" draw:layer="layout" svg:width="0.16cm" svg:height="0.08cm" svg:x="5.115cm" svg:y="22.761cm" svg:viewBox="0 0 161 81" svg:d="M161 17v-17h-161v17zM161 81v-18h-161v18z">
          <text:p/>
        </draw:path>
        <draw:path draw:style-name="gr4" draw:text-style-name="P4" draw:layer="layout" svg:width="0.215cm" svg:height="0.14cm" svg:x="5.391cm" svg:y="22.744cm" svg:viewBox="0 0 216 141" svg:d="M211 101c-3 3-5 6-6 8-9 11-15 17-20 17-3 0-4-2-4-6 0-1 1-6 3-14l21-78c0-1 1-7 1-9 0-11-8-19-18-19-6 0-12 2-20 7-15 10-28 24-49 59 7-24 12-42 12-48 0-11-7-18-18-18-19 0-41 20-70 65l18-65h-1c-17 3-24 5-50 9v5h8c8 0 12 3 12 7s-7 32-18 71c-7 26-8 29-12 46h23c15-51 20-62 30-78 18-27 36-44 48-44 4 0 6 3 6 8 0 2-10 40-30 114h24c12-50 19-65 34-87 16-21 31-35 40-35 4 0 6 3 6 6 0 2 0 6-2 11l-18 72c-3 11-4 18-4 21 0 10 5 15 13 15 14 0 28-11 44-35l2-2z">
          <text:p/>
        </draw:path>
        <draw:polygon draw:style-name="gr4" draw:text-style-name="P4" draw:layer="layout" svg:width="0.132cm" svg:height="0.072cm" svg:x="5.697cm" svg:y="22.648cm" svg:viewBox="0 0 133 73" draw:points="133,36 100,0 91,8 108,29 2,29 0,43 105,43 75,65 81,73">
          <text:p/>
        </draw:polygon>
        <draw:path draw:style-name="gr4" draw:text-style-name="P4" draw:layer="layout" svg:width="0.126cm" svg:height="0.144cm" svg:x="5.681cm" svg:y="22.743cm" svg:viewBox="0 0 127 145" svg:d="M127 19c0-10-8-19-17-19-8 0-12 4-12 11 0 5 2 9 8 14 4 3 5 6 5 9 0 15-20 50-43 73l-9 10c-3-42-4-61-9-81-6-34-7-36-10-36-1 0-3 1-6 1-10 3-20 5-34 7v4c3 0 6 0 9 0 12 0 15 5 19 29s7 70 7 89c0 6 0 15 3 15 8 0 37-32 70-78 11-17 19-37 19-48z">
          <text:p/>
        </draw:path>
        <draw:path draw:style-name="gr4" draw:text-style-name="P4" draw:layer="layout" svg:width="0.107cm" svg:height="0.105cm" svg:x="9.046cm" svg:y="22.606cm" svg:viewBox="0 0 108 106" svg:d="M105 76l-6 6c-7 9-11 13-14 13-2 0-4-2-4-4s0-2 3-15l13-48c2-5 3-10 3-13 0-9-7-15-16-15-15 0-29 15-53 52l15-52h-1c-12 2-17 3-37 7v4c12 0 15 1 15 7 0 1-1 3-1 4l-22 82h17c11-37 13-42 24-58 14-22 25-34 34-34 4 0 6 3 6 7 0 3-2 11-4 18l-10 39c-3 11-4 15-4 17 0 9 4 13 11 13 11 0 17-5 34-27z">
          <text:p/>
        </draw:path>
        <draw:path draw:style-name="gr4" draw:text-style-name="P4" draw:layer="layout" svg:width="0.382cm" svg:height="0.491cm" svg:x="8.903cm" svg:y="22.773cm" svg:viewBox="0 0 383 492" svg:d="M383 352h-8c-11 70-37 107-76 107h-245l175-223-149-220h201c41 0 63 24 75 95h7l-3-111h-337l172 246-195 246h377z">
          <text:p/>
        </draw:path>
        <draw:path draw:style-name="gr4" draw:text-style-name="P4" draw:layer="layout" svg:width="0.051cm" svg:height="0.155cm" svg:x="8.936cm" svg:y="23.319cm" svg:viewBox="0 0 52 156" svg:d="M42 127c-7 8-8 9-11 12-4 4-7 6-9 6s-4-2-4-3c0-3 1-6 2-10 0-1 1-3 1-5l1-1 21-75c-25 4-30 5-39 6v3c13 1 15 1 15 6 0 2-1 6-2 10l-11 42c-4 13-6 20-6 25 0 9 4 13 11 13 11 0 20-7 34-26zM40 0c-7 0-12 6-12 14 0 7 4 12 12 12 6 0 12-5 12-12 0-8-6-14-12-14z">
          <text:p/>
        </draw:path>
        <draw:path draw:style-name="gr4" draw:text-style-name="P4" draw:layer="layout" svg:width="0.12cm" svg:height="0.06cm" svg:x="9.013cm" svg:y="23.382cm" svg:viewBox="0 0 121 61" svg:d="M121 13v-13h-121v13zM121 61v-14h-121v14z">
          <text:p/>
        </draw:path>
        <draw:path draw:style-name="gr4" draw:text-style-name="P4" draw:layer="layout" svg:width="0.082cm" svg:height="0.16cm" svg:x="9.17cm" svg:y="23.312cm" svg:viewBox="0 0 83 161" svg:d="M52 6c0-6 0-6-6-6-15 15-38 15-46 15v8c5 0 19 0 33-7v125c0 9 0 12-24 12h-7v8c8-1 31-1 41-1 9 0 31 0 40 1v-8h-8c-22 0-23-3-23-12z">
          <text:p/>
        </draw:path>
        <draw:polygon draw:style-name="gr4" draw:text-style-name="P4" draw:layer="layout" svg:width="0.136cm" svg:height="0.073cm" svg:x="9.456cm" svg:y="22.793cm" svg:viewBox="0 0 137 74" draw:points="137,37 103,0 93,8 111,31 3,31 0,44 108,44 77,66 83,74">
          <text:p/>
        </draw:polygon>
        <draw:path draw:style-name="gr4" draw:text-style-name="P4" draw:layer="layout" svg:width="0.203cm" svg:height="0.207cm" svg:x="9.378cm" svg:y="22.893cm" svg:viewBox="0 0 204 208" svg:d="M204 0h-159v5c21 2 25 4 25 13 0 5-2 13-4 20l-39 141c-6 20-8 22-27 24v5h81v-5c-18-1-24-4-24-14 0-3 1-8 3-15l20-71c11 1 18 1 25 1 13 0 15 0 18 2 5 2 7 6 7 13 0 5-1 9-3 18l6 2 24-74-6-2c-14 29-15 29-69 30l21-75c2-6 7-8 20-8 53 0 65 4 65 24 0 2 0 4-1 8 0 2 0 2 0 6h6z">
          <text:p/>
        </draw:path>
        <draw:path draw:style-name="gr4" draw:text-style-name="P4" draw:layer="layout" svg:width="0.05cm" svg:height="0.155cm" svg:x="9.554cm" svg:y="22.996cm" svg:viewBox="0 0 51 156" svg:d="M41 127c-6 7-7 9-10 12-4 4-7 6-9 6-3 0-5-2-5-4s1-5 2-10c0 0 1-2 3-4v-1l20-75c-25 4-30 5-39 5v4c13 0 15 1 15 6 0 2-1 5-2 10l-11 41c-4 14-5 21-5 26 0 8 3 13 10 13 12 0 21-7 34-27zM39 0c-6 0-11 5-11 12 0 8 5 14 11 14s12-7 12-13c0-7-6-13-12-13z">
          <text:p/>
        </draw:path>
        <draw:path draw:style-name="gr4" draw:text-style-name="P4" draw:layer="layout" svg:width="0.163cm" svg:height="0.082cm" svg:x="9.739cm" svg:y="22.978cm" svg:viewBox="0 0 164 83" svg:d="M164 17v-17h-164v17zM164 83v-18h-164v18z">
          <text:p/>
        </draw:path>
        <draw:path draw:style-name="gr4" draw:text-style-name="P4" draw:layer="layout" svg:width="0.22cm" svg:height="0.143cm" svg:x="10.021cm" svg:y="22.96cm" svg:viewBox="0 0 221 144" svg:d="M216 103c-3 4-6 7-8 8-9 12-15 17-20 17-3 0-4-2-4-5 0-1 1-7 3-14l23-80c0-1 0-7 0-9 0-11-8-20-19-20-6 0-13 2-20 7-16 10-29 26-51 61 8-25 13-43 13-49 0-11-7-19-18-19-20 0-42 21-71 67l18-66-1-1c-17 4-24 5-51 10v5h8c9 0 13 2 13 7 0 4-8 32-19 73-7 26-8 29-12 46h23c16-51 21-63 31-80 18-27 37-44 48-44 4 0 6 3 6 8 0 2-10 41-30 116h24c13-50 19-66 35-89 16-21 32-35 41-35 3 0 6 3 6 6 0 2 0 6-2 11l-18 74c-3 11-4 17-4 21 0 10 4 15 12 15 15 0 29-11 47-35l2-2z">
          <text:p/>
        </draw:path>
        <draw:polygon draw:style-name="gr4" draw:text-style-name="P4" draw:layer="layout" svg:width="0.135cm" svg:height="0.073cm" svg:x="10.361cm" svg:y="22.862cm" svg:viewBox="0 0 136 74" draw:points="136,38 101,0 92,8 110,31 3,31 0,44 108,44 76,67 82,74">
          <text:p/>
        </draw:polygon>
        <draw:path draw:style-name="gr4" draw:text-style-name="P4" draw:layer="layout" svg:width="0.146cm" svg:height="0.144cm" svg:x="10.32cm" svg:y="22.96cm" svg:viewBox="0 0 147 145" svg:d="M144 105c-5 5-7 7-9 9-10 10-14 13-17 13-2 0-4-2-4-4 0-6 13-61 28-115 1-3 1-4 2-7l-2-1-20 2-1 1-3 16c-3-12-12-19-26-19-42 0-92 58-92 109 0 22 12 36 33 36 23 0 37-12 65-51-7 25-8 29-8 36 0 11 4 15 13 15 13 0 21-7 44-36zM94 7c11 1 18 8 18 20 0 26-16 64-38 87-7 9-18 14-28 14-12 0-19-9-19-24 0-17 12-50 27-69 13-19 28-29 40-28z">
          <text:p/>
        </draw:path>
        <draw:polygon draw:style-name="gr4" draw:text-style-name="P4" draw:layer="layout" svg:width="0.131cm" svg:height="0.07cm" svg:x="13.052cm" svg:y="22.606cm" svg:viewBox="0 0 132 71" draw:points="132,35 99,0 90,7 107,29 3,29 0,42 104,42 74,64 80,71">
          <text:p/>
        </draw:polygon>
        <draw:path draw:style-name="gr4" draw:text-style-name="P4" draw:layer="layout" svg:width="0.186cm" svg:height="0.2cm" svg:x="12.973cm" svg:y="22.702cm" svg:viewBox="0 0 187 201" svg:d="M45 5c17 2 22 5 22 13 0 4-2 10-6 24l-36 131c-5 18-7 20-25 22v6h76v-6c-20-2-22-3-22-14 0-3 1-6 4-17l17-60c8 2 16 3 29 3 25 0 45-5 59-15 15-11 24-28 24-46 0-30-23-46-65-46h-77zM100 18c2-7 5-9 14-9 12 0 24 3 30 8 8 5 11 14 11 29 0 20-7 34-20 42-10 5-22 7-41 7-5 0-8 0-16-1z">
          <text:p/>
        </draw:path>
        <draw:path draw:style-name="gr4" draw:text-style-name="P4" draw:layer="layout" svg:width="0.158cm" svg:height="0.079cm" svg:x="13.273cm" svg:y="22.784cm" svg:viewBox="0 0 159 80" svg:d="M159 18v-18h-159v18zM159 80v-17h-159v17z">
          <text:p/>
        </draw:path>
        <draw:path draw:style-name="gr4" draw:text-style-name="P4" draw:layer="layout" svg:width="0.213cm" svg:height="0.138cm" svg:x="13.545cm" svg:y="22.767cm" svg:viewBox="0 0 214 139" svg:d="M209 100c-3 4-5 7-6 8-9 12-15 17-20 17-2 0-4-2-4-5 0-2 1-7 3-14l21-78c0-1 1-7 1-9 0-11-8-19-18-19-6 0-12 2-20 7-15 10-27 24-49 58 7-23 13-41 13-47 0-10-8-18-19-18-18 0-40 20-68 65l18-64-1-1c-17 4-24 5-49 10v4h7c8 0 12 3 12 7s-7 32-18 71c-7 26-8 29-12 44h23c15-48 20-60 30-77 17-26 36-43 46-43 4 0 6 3 6 8 0 2-10 40-29 112h23c12-47 19-63 35-86 15-21 31-34 39-34 4 0 7 3 7 6 0 2-1 6-3 11l-17 72c-3 11-4 17-4 20 0 9 4 14 12 14 14 0 28-10 44-33l2-2z">
          <text:p/>
        </draw:path>
        <draw:polygon draw:style-name="gr4" draw:text-style-name="P4" draw:layer="layout" svg:width="0.131cm" svg:height="0.07cm" svg:x="13.865cm" svg:y="22.673cm" svg:viewBox="0 0 132 71" draw:points="132,35 98,0 89,7 106,29 3,29 0,41 104,41 73,64 79,71">
          <text:p/>
        </draw:polygon>
        <draw:path draw:style-name="gr4" draw:text-style-name="P4" draw:layer="layout" svg:width="0.142cm" svg:height="0.199cm" svg:x="13.827cm" svg:y="22.767cm" svg:viewBox="0 0 143 200" svg:d="M117 155c0-20-15-33-45-41-14-3-22-8-22-13 0-4 7-12 11-12 0 0 2 0 3 0 3 1 7 1 10 1 28 0 56-25 56-49 0-5-1-11-3-17h16l-1-13h-18c-1 0-3-1-5-3-9-5-19-8-31-8-35 0-62 24-62 53 0 16 7 25 25 33-18 13-24 19-24 26 0 4 3 8 9 12-30 20-36 26-36 40 0 22 20 36 52 36 40 0 65-18 65-45zM99 164c0 17-18 29-43 29-24 0-39-12-39-31 0-8 1-13 6-19 4-5 17-15 20-15h1l9 3c34 10 45 19 46 33zM96 64c-6 13-16 19-26 19-13 0-20-9-20-23 0-28 18-54 38-54 12 0 17 8 18 23 0 11-4 25-10 35z">
          <text:p/>
        </draw:path>
        <draw:path draw:style-name="gr4" draw:text-style-name="P4" draw:layer="layout" svg:width="0.204cm" svg:height="0.21cm" svg:x="0.757cm" svg:y="23.728cm" svg:viewBox="0 0 205 211" svg:d="M205 0h-161v6c21 2 25 3 25 13 0 5-1 13-4 20l-39 142c-6 19-8 21-26 24v6h80v-6c-18-1-24-5-24-15 0-2 1-7 3-14l20-71c12 0 19 0 26 0 12 0 15 1 17 2 5 3 7 7 7 13 0 5 0 9-2 19l5 2 26-75-7-2c-15 29-15 29-69 30l21-75c2-6 6-8 19-8 55 0 67 4 67 24 0 2 0 4-1 8 0 2 0 2 0 6h6z">
          <text:p/>
        </draw:path>
        <draw:path draw:style-name="gr4" draw:text-style-name="P4" draw:layer="layout" svg:width="0.096cm" svg:height="0.111cm" svg:x="0.934cm" svg:y="23.878cm" svg:viewBox="0 0 97 112" svg:d="M91 54c5 0 6 0 6-6 0-25-13-48-45-48-29 0-52 25-52 56s25 56 55 56 42-26 42-32c0-2-1-3-3-3-3 0-3 2-4 3-8 24-30 25-34 25-12 0-22-7-27-15-8-12-8-26-8-36zM21 48c2-39 24-42 31-42 13 0 28 10 29 42z">
          <text:p/>
        </draw:path>
        <draw:path draw:style-name="gr4" draw:text-style-name="P4" draw:layer="layout" svg:width="0.165cm" svg:height="0.203cm" svg:x="1.17cm" svg:y="23.753cm" svg:viewBox="0 0 166 204" svg:d="M166 162v-18l-135-63 135-63v-18l-166 78v6zM166 204v-17h-166v17z">
          <text:p/>
        </draw:path>
        <draw:path draw:style-name="gr4" draw:text-style-name="P4" draw:layer="layout" svg:width="0.174cm" svg:height="0.208cm" svg:x="1.463cm" svg:y="23.796cm" svg:viewBox="0 0 175 209" svg:d="M175 118c0-2 0-3-1-3-5 0-4 19-22 19-4 0-6-4-6-10 0-9 3-22 6-35l23-89-28 5-26 97c-1 1-19 29-39 29-18 0-24-17-24-30 0-4 1-8 1-11l23-90-24 5-35 138c-6 26-20 60-23 66h29l21-80c0 0 2 17 25 17 25 0 41-25 44-29 0 3 0 5 0 7 0 21 19 22 24 22h1c23 0 31-21 31-28z">
          <text:p/>
        </draw:path>
        <draw:path draw:style-name="gr4" draw:text-style-name="P4" draw:layer="layout" svg:width="0.096cm" svg:height="0.111cm" svg:x="1.661cm" svg:y="23.878cm" svg:viewBox="0 0 97 112" svg:d="M91 54c5 0 6 0 6-6 0-25-13-48-44-48-29 0-53 25-53 56s26 56 56 56 41-26 41-32c0-2-1-3-3-3s-3 2-3 3c-9 24-30 25-34 25-11 0-21-7-27-15-8-12-8-26-8-36zM22 48c2-39 24-42 31-42 13 0 28 10 28 42z">
          <text:p/>
        </draw:path>
        <draw:path draw:style-name="gr4" draw:text-style-name="P4" draw:layer="layout" svg:width="0.192cm" svg:height="0.21cm" svg:x="1.845cm" svg:y="23.728cm" svg:viewBox="0 0 193 211" svg:d="M187 205c-16-1-22-7-28-24l-30-78c25-6 35-10 48-20 11-10 16-22 16-36 0-30-24-47-67-47h-80v6c14 2 15 2 19 4 2 2 4 6 4 9 0 4-2 12-4 20l-39 142c-6 19-8 21-26 24v6h78v-6c-20-3-22-5-22-15 0-3 1-8 4-19l18-67 21 2 39 105h49zM103 19c2-7 6-9 16-9 27 0 40 12 40 36 0 32-21 48-61 48-5 0-9 0-16-2z">
          <text:p/>
        </draw:path>
        <draw:path draw:style-name="gr4" draw:text-style-name="P4" draw:layer="layout" svg:width="0.124cm" svg:height="0.107cm" svg:x="2.048cm" svg:y="23.879cm" svg:viewBox="0 0 125 108" svg:d="M36 45c0-26 18-39 34-39 14 0 17 12 17 27v56c0 11-3 11-19 11v8c12-1 16-1 28-1 13 0 16 0 29 1v-8c-13 0-19 0-19-7v-47c0-20 0-28-8-36-5-7-15-10-27-10-22 0-33 17-36 23v-23l-35 3v7c16 0 18 2 18 15v64c0 11-2 11-18 11v8c11-1 16-1 27-1 12 0 15 0 28 1v-8c-16 0-19 0-19-11z">
          <text:p/>
        </draw:path>
        <draw:path draw:style-name="gr4" draw:text-style-name="P4" draw:layer="layout" svg:width="0.204cm" svg:height="0.21cm" svg:x="4.823cm" svg:y="23.728cm" svg:viewBox="0 0 205 211" svg:d="M205 0h-160v6c20 2 24 3 24 13 0 5-1 13-3 20l-40 142c-5 19-8 21-26 24v6h81v-6c-19-1-24-5-24-15 0-2 0-7 2-14l20-71c12 0 19 0 26 0 13 0 15 1 18 2 5 3 7 7 7 13 0 5-1 9-3 19l6 2 25-75-6-2c-15 29-16 29-70 30l21-75c2-6 7-8 20-8 55 0 66 4 66 24 0 2 0 4 0 8-1 2-1 2-1 6h7z">
          <text:p/>
        </draw:path>
        <draw:path draw:style-name="gr4" draw:text-style-name="P4" draw:layer="layout" svg:width="0.096cm" svg:height="0.111cm" svg:x="5.001cm" svg:y="23.878cm" svg:viewBox="0 0 97 112" svg:d="M80 13c-5 1-10 4-10 11s5 11 11 11c8 0 13-4 13-11 0-15-18-24-39-24-31 0-55 25-55 57 0 31 26 55 54 55 35 0 43-30 43-32 0-3-3-3-4-3-3 0-3 1-4 5-6 17-20 23-32 23-16 0-36-13-36-49 0-38 20-50 34-50 3 0 16 1 25 7z">
          <text:p/>
        </draw:path>
        <draw:path draw:style-name="gr4" draw:text-style-name="P4" draw:layer="layout" svg:width="0.164cm" svg:height="0.083cm" svg:x="5.227cm" svg:y="23.814cm" svg:viewBox="0 0 165 84" svg:d="M165 19v-19h-165v19zM165 84v-18h-165v18z">
          <text:p/>
        </draw:path>
        <draw:path draw:style-name="gr4" draw:text-style-name="P4" draw:layer="layout" svg:width="0.174cm" svg:height="0.208cm" svg:x="5.51cm" svg:y="23.796cm" svg:viewBox="0 0 175 209" svg:d="M175 118c0-2 0-3-1-3-5 0-4 19-22 19-4 0-6-4-6-10 0-9 3-22 6-35l23-89-28 5-27 97c-1 1-19 29-39 29-18 0-24-17-24-30 0-4 1-8 1-11l23-90-24 5-35 138c-6 26-19 60-22 66h28l21-80c0 0 2 17 25 17 25 0 41-25 44-29 0 3-1 5-1 7 0 21 20 22 25 22h1c24 0 32-21 32-28z">
          <text:p/>
        </draw:path>
        <draw:path draw:style-name="gr4" draw:text-style-name="P4" draw:layer="layout" svg:width="0.095cm" svg:height="0.111cm" svg:x="5.709cm" svg:y="23.878cm" svg:viewBox="0 0 96 112" svg:d="M81 13c-5 1-10 4-10 11s5 11 11 11c7 0 12-4 12-11 0-15-17-24-39-24-31 0-55 25-55 57 0 31 25 55 55 55 34 0 41-30 41-32 0-3-2-3-3-3-3 0-3 1-4 5-6 17-19 23-32 23-15 0-36-13-36-49 0-38 20-50 35-50 3 0 16 1 25 7z">
          <text:p/>
        </draw:path>
        <draw:path draw:style-name="gr4" draw:text-style-name="P4" draw:layer="layout" svg:width="0.192cm" svg:height="0.21cm" svg:x="5.892cm" svg:y="23.728cm" svg:viewBox="0 0 193 211" svg:d="M186 205c-14-1-20-7-26-24l-31-78c25-6 36-10 48-20 10-10 16-22 16-36 0-30-24-47-67-47h-80v6c14 2 15 2 18 4s5 6 5 9c0 4-2 12-4 20l-39 142c-6 19-8 21-26 24v6h78v-6c-20-3-22-5-22-15 0-3 1-8 4-19l18-67 21 2 39 105h48zM103 19c1-7 6-9 16-9 26 0 41 12 41 36 0 32-22 48-62 48-5 0-9 0-16-2z">
          <text:p/>
        </draw:path>
        <draw:path draw:style-name="gr4" draw:text-style-name="P4" draw:layer="layout" svg:width="0.123cm" svg:height="0.107cm" svg:x="6.095cm" svg:y="23.879cm" svg:viewBox="0 0 124 108" svg:d="M36 45c0-26 18-39 33-39s18 12 18 27v56c0 11-3 11-19 11v8c12-1 16-1 28-1 11 0 15 0 28 1v-8c-13 0-19 0-19-7v-47c0-20 0-28-7-36-6-7-15-10-27-10-22 0-33 17-36 23v-23l-35 3v7c16 0 18 2 18 15v64c0 11-2 11-18 11v8c11-1 16-1 27-1 12 0 15 0 28 1v-8c-16 0-19 0-19-11z">
          <text:p/>
        </draw:path>
        <draw:path draw:style-name="gr4" draw:text-style-name="P4" draw:layer="layout" svg:width="0.234cm" svg:height="0.209cm" svg:x="0.77cm" svg:y="26.021cm" svg:viewBox="0 0 235 210" svg:d="M235 0h-62v5c17 1 21 4 21 16 0 3 0 7-2 13-1 1-1 3-1 3l-32 119-65-156h-52v5c16 1 23 5 28 17l-38 131c-12 40-14 44-32 46v5h63v-5c-17-1-23-4-23-13 0-4 1-11 3-17l36-132 73 173h5l45-159c12-40 13-42 33-46z">
          <text:p/>
        </draw:path>
        <draw:path draw:style-name="gr4" draw:text-style-name="P4" draw:layer="layout" svg:width="0.168cm" svg:height="0.167cm" svg:x="0.99cm" svg:y="26.114cm" svg:viewBox="0 0 169 168" svg:d="M44 79v-62c0-6 1-8 5-9 3-1 10-1 15-1 20 0 52 0 52 37 0 20-11 35-44 35zM98 82c23-6 42-20 42-38 0-25-29-44-65-44h-75v7h5c18 0 19 3 19 12v125c0 9-1 11-19 11h-5v8c11-1 23-1 34-1s23 0 35 1v-8h-6c-18 0-19-2-19-11v-59h29c17 0 24 9 25 10 9 8 9 12 9 29 0 16 0 26 11 35s25 9 28 9c20 0 23-21 23-26 0-2 0-5-3-5s-3 2-3 4c-2 15-9 21-16 21-8 0-10-5-12-9-2-5-5-21-6-32-2-14-4-30-31-39z">
          <text:p/>
        </draw:path>
        <draw:path draw:style-name="gr4" draw:text-style-name="P4" draw:layer="layout" svg:width="0.16cm" svg:height="0.081cm" svg:x="1.28cm" svg:y="26.104cm" svg:viewBox="0 0 161 82" svg:d="M161 18v-18h-161v18zM161 82v-17h-161v17z">
          <text:p/>
        </draw:path>
        <draw:path draw:style-name="gr4" draw:text-style-name="P4" draw:layer="layout" svg:width="0.115cm" svg:height="0.138cm" svg:x="1.557cm" svg:y="26.087cm" svg:viewBox="0 0 116 139" svg:d="M24 139c16-53 22-66 36-91 10-18 19-28 24-28 2 0 4 2 5 5 3 5 5 7 12 7 9 0 15-6 15-16 0-9-7-16-16-16-7 0-15 5-23 13-13 13-26 32-31 44l-4 13 16-69-1-1c-22 4-25 5-48 9v5c7-2 8-2 11-2 6 0 10 3 10 9 0 4 0 4-5 26l-25 92z">
          <text:p/>
        </draw:path>
        <draw:path draw:style-name="gr4" draw:text-style-name="P4" draw:layer="layout" svg:width="0.128cm" svg:height="0.144cm" svg:x="1.751cm" svg:y="26.087cm" svg:viewBox="0 0 129 145" svg:d="M129 18c0-10-9-18-18-18-7 0-12 4-12 10 0 5 2 9 8 14 4 4 5 6 5 10 0 14-20 50-44 73l-9 10c-3-42-4-60-8-82-6-34-7-35-10-35-1 0-3 0-6 1-10 2-21 4-35 6v4c4 0 6 0 10 0 11 0 15 6 19 29 4 25 7 71 7 90 0 6 0 15 3 15 8 0 36-32 70-78 11-16 20-37 20-49z">
          <text:p/>
        </draw:path>
        <draw:path draw:style-name="gr4" draw:text-style-name="P4" draw:layer="layout" svg:width="0.095cm" svg:height="0.763cm" svg:x="2.045cm" svg:y="25.762cm" svg:viewBox="0 0 96 764" svg:d="M96 748c-51-90-65-221-65-367 0-145 14-275 65-365l-6-16c-17 31-90 121-90 381 0 262 73 352 90 383z">
          <text:p/>
        </draw:path>
        <draw:path draw:style-name="gr4" draw:text-style-name="P4" draw:layer="layout" svg:width="0.171cm" svg:height="0.203cm" svg:x="2.197cm" svg:y="25.873cm" svg:viewBox="0 0 172 204" svg:d="M172 49c0-14-8-49-48-49-45 0-76 32-88 84l-13 56c-3 10-10 39-23 64h31l20-73h1c0 1 7 12 32 12 49 0 88-48 88-94zM148 49c0 23-13 85-57 85-28 0-30-31-30-38 0-24 13-88 58-88 26 0 29 29 29 41z">
          <text:p/>
        </draw:path>
        <draw:polygon draw:style-name="gr4" draw:text-style-name="P4" draw:layer="layout" svg:width="0.187cm" svg:height="0.018cm" svg:x="2.187cm" svg:y="26.135cm" svg:viewBox="0 0 188 19" draw:points="0,0 188,0 188,19 0,19">
          <text:p/>
        </draw:polygon>
        <draw:path draw:style-name="gr4" draw:text-style-name="P4" draw:layer="layout" svg:width="0.143cm" svg:height="0.203cm" svg:x="2.201cm" svg:y="26.304cm" svg:viewBox="0 0 144 204" svg:d="M144 25c0-17-10-25-28-25-29 0-58 25-58 25 0 0 1-1 1-5 0-8-4-20-26-20s-31 20-31 27c0 2 1 3 2 3 7 0 3-19 23-19 5 0 7 4 7 10 0 8-4 21-8 37l-13 48c-5 18-11 29-13 32h30c0-3 3-14 8-32l18-67c2-4 23-25 42-25 14 0 19 6 19 15 0 6-2 13-4 20l-31 110c-5 16-8 41-9 45h28v-1c0-5 0-22 6-44l32-112c2-8 5-16 5-22z">
          <text:p/>
        </draw:path>
        <draw:path draw:style-name="gr4" draw:text-style-name="P4" draw:layer="layout" svg:width="0.095cm" svg:height="0.763cm" svg:x="2.421cm" svg:y="25.762cm" svg:viewBox="0 0 96 764" svg:d="M96 381c0-260-74-350-91-381l-5 16c51 90 64 220 64 365 0 146-13 277-64 367l5 16c17-31 91-121 91-383z">
          <text:p/>
        </draw:path>
        <draw:path draw:style-name="gr4" draw:text-style-name="P4" draw:layer="layout" svg:width="0.2cm" svg:height="0.205cm" svg:x="4.843cm" svg:y="25.831cm" svg:viewBox="0 0 201 206" svg:d="M201 0h-158v5c22 2 25 4 25 13 0 5-1 12-3 20l-40 140c-5 19-8 20-25 23v5h80v-5c-19-1-25-4-25-14 0-2 1-7 4-14l19-70c12 1 19 1 25 1 13 0 15 0 18 2 4 2 7 6 7 12 0 5-1 9-3 19l6 2 23-75-5-2c-14 29-15 29-68 30l21-74c1-6 6-8 19-8 53 0 64 4 64 24 0 2 0 3 0 7-1 2-1 3-1 6l6 1z">
          <text:p/>
        </draw:path>
        <draw:path draw:style-name="gr4" draw:text-style-name="P4" draw:layer="layout" svg:width="0.079cm" svg:height="0.167cm" svg:x="5.017cm" svg:y="25.922cm" svg:viewBox="0 0 80 168" svg:d="M64 73v-7h-28v-28c0-21 12-32 22-32 2 0 5 0 7 1-2 1-6 4-6 10s4 10 10 10c7 0 11-4 11-10 0-9-9-17-22-17-18 0-38 14-38 38v28h-20v7h20v77c0 11-3 11-19 11v7c12 0 16-1 29-1 9 0 15 1 30 1v-7h-5c-17 0-18-3-18-12v-76z">
          <text:p/>
        </draw:path>
        <draw:path draw:style-name="gr4" draw:text-style-name="P4" draw:layer="layout" svg:width="0.161cm" svg:height="0.081cm" svg:x="5.223cm" svg:y="25.915cm" svg:viewBox="0 0 162 82" svg:d="M162 17v-17h-162v17zM162 82v-17h-162v17z">
          <text:p/>
        </draw:path>
        <draw:path draw:style-name="gr4" draw:text-style-name="P4" draw:layer="layout" svg:width="0.128cm" svg:height="0.217cm" svg:x="5.505cm" svg:y="25.826cm" svg:viewBox="0 0 129 218" svg:d="M26 100c0-80 40-93 57-93 11 0 22 4 28 13-3 0-15 0-15 13 0 7 4 13 13 13 7 0 13-5 13-14 0-16-12-32-40-32-41 0-82 40-82 111 0 87 38 107 66 107 34 0 63-30 63-72 0-43-29-71-61-71-29 0-39 25-42 34zM66 209c-21 0-31-18-34-24-3-8-6-24-6-46 0-25 12-57 41-57 18 0 27 11 31 22 6 13 6 29 6 42 0 16 0 31-6 43-8 15-20 20-32 20z">
          <text:p/>
        </draw:path>
        <draw:path draw:style-name="gr4" draw:text-style-name="P4" draw:layer="layout" svg:width="0.163cm" svg:height="0.141cm" svg:x="5.707cm" svg:y="25.898cm" svg:viewBox="0 0 164 142" svg:d="M164 0h-109c-30 0-47 34-50 40h4c1-2 13-18 29-18h18l-23 67c-7 20-33 21-33 44v1c0 6 4 8 12 8 12 0 23-7 39-53l23-67h32l-16 68c-2 9-3 17-3 23v3c0 15 9 26 25 26 7 0 16-2 16-12v-1c0-20-19-17-19-35 0-2 0-5 1-9l15-63h33z">
          <text:p/>
        </draw:path>
        <draw:path draw:style-name="gr4" draw:text-style-name="P4" draw:layer="layout" svg:width="0.143cm" svg:height="0.203cm" svg:x="5.944cm" svg:y="25.898cm" svg:viewBox="0 0 144 204" svg:d="M144 25c0-17-9-25-26-25-30 0-59 25-60 25 0 0 1-1 1-5 0-8-4-20-26-20s-30 20-30 27c0 2 0 3 1 3 7 0 4-19 23-19 5 0 7 4 7 10 0 8-3 21-8 37l-13 48c-5 18-11 29-13 32h30c1-3 3-14 8-32l19-67c1-4 22-25 42-25 15 0 19 6 19 15 0 6-2 13-4 20l-32 110c-4 16-8 41-8 45h28v-1c0-5 0-22 6-44l32-112c3-9 4-16 4-22z">
          <text:p/>
        </draw:path>
        <draw:path draw:style-name="gr4" draw:text-style-name="P4" draw:layer="layout" svg:width="0.115cm" svg:height="0.138cm" svg:x="6.174cm" svg:y="25.898cm" svg:viewBox="0 0 116 139" svg:d="M23 139c17-54 22-68 37-92 10-17 19-27 24-27 2 0 4 1 5 4 3 6 6 7 12 7 10 0 15-5 15-15s-6-16-15-16c-8 0-17 4-25 13-13 13-25 31-30 44l-5 11 17-68h-1c-23 4-26 4-49 8v5c8-1 9-1 11-1 7 0 11 3 11 9 0 4 0 4-5 25l-25 93z">
          <text:p/>
        </draw:path>
        <draw:path draw:style-name="gr4" draw:text-style-name="P4" draw:layer="layout" svg:width="0.128cm" svg:height="0.145cm" svg:x="6.368cm" svg:y="25.897cm" svg:viewBox="0 0 129 146" svg:d="M129 19c0-10-9-19-18-19-7 0-12 4-12 11 0 5 2 9 8 14 4 3 6 6 6 9 0 15-21 50-44 74l-9 10c-3-44-4-61-8-82-7-34-8-36-11-36-1 0-4 0-6 1-10 2-21 5-35 7v4c3 0 6 0 9 0 12 0 16 5 20 29 3 24 7 71 7 90 0 6 0 15 3 15 9 0 37-32 70-79 11-16 20-36 20-48z">
          <text:p/>
        </draw:path>
        <draw:path draw:style-name="gr4" draw:text-style-name="P4" draw:layer="layout" svg:width="0.224cm" svg:height="0.2cm" svg:x="6.985cm" svg:y="25.831cm" svg:viewBox="0 0 225 201" svg:d="M225 0h-59v5c17 1 21 4 21 15 0 3-1 7-3 13 0 1-1 2-1 2l-30 115-63-150h-49v5c14 1 20 5 26 16l-36 126c-11 39-14 42-31 45v5h60v-5c-16-1-21-5-21-13 0-4 1-10 2-16l36-128 69 166h5l43-152c11-38 12-40 31-44z">
          <text:p/>
        </draw:path>
        <draw:path draw:style-name="gr4" draw:text-style-name="P4" draw:layer="layout" svg:width="0.161cm" svg:height="0.16cm" svg:x="7.196cm" svg:y="25.92cm" svg:viewBox="0 0 162 161" svg:d="M42 75v-59c0-6 1-8 5-8 2-1 10-1 14-1 20 0 49 0 49 34 0 19-10 34-41 34zM93 79c22-7 41-20 41-38 0-23-29-41-62-41h-72v7h5c17 0 18 3 18 11v120c0 8-1 11-18 11h-5v7c10-1 22-1 33-1 10 0 22 0 33 1v-7h-6c-17 0-18-3-18-11v-57h28c16 0 23 9 24 10 7 8 7 12 7 28 0 15 0 25 11 33 11 9 25 9 28 9 19 0 22-20 22-25 0-2 0-4-3-4s-3 2-3 3c-1 15-8 20-16 20-7 0-9-4-12-8-2-5-4-21-5-31-2-14-4-29-30-37z">
          <text:p/>
        </draw:path>
        <draw:polygon draw:style-name="gr4" draw:text-style-name="P4" draw:layer="layout" svg:width="0.153cm" svg:height="0.152cm" svg:x="7.48cm" svg:y="25.874cm" svg:viewBox="0 0 154 153" draw:points="154,153 154,135 28,77 154,18 154,0 0,74 0,80">
          <text:p/>
        </draw:polygon>
        <draw:path draw:style-name="gr4" draw:text-style-name="P4" draw:layer="layout" svg:width="0.097cm" svg:height="0.201cm" svg:x="7.77cm" svg:y="25.826cm" svg:viewBox="0 0 98 202" svg:d="M61 7c0-7 0-7-6-7-8 8-23 19-55 19v9c7 0 22 0 39-8v158c0 11-1 15-27 15h-10v9c8-1 38-1 48-1 11 0 40 0 48 1v-9h-10c-26 0-27-4-27-15z">
          <text:p/>
        </draw:path>
        <draw:frame draw:style-name="gr5" draw:text-style-name="P6" draw:layer="layout" svg:width="0.578cm" svg:height="0.395cm" svg:x="6.516cm" svg:y="25.723cm">
          <draw:text-box>
            <text:p text:style-name="P5"><text:span text:style-name="T1"><text:s/> </text:span><text:span text:style-name="T1">(</text:span></text:p>
          </draw:text-box>
        </draw:frame>
        <draw:path draw:style-name="gr4" draw:text-style-name="P4" draw:layer="layout" svg:width="0.201cm" svg:height="0.206cm" svg:x="8.904cm" svg:y="25.91cm" svg:viewBox="0 0 202 207" svg:d="M202 0h-158v5c21 2 24 4 24 13 0 6-1 14-3 21l-39 140c-6 19-8 21-26 23v5h80v-5c-19-1-24-4-24-14 0-2 1-7 3-14l19-70c12 0 19 1 26 1 12 0 14 0 17 1 5 3 7 7 7 13 0 5-1 9-3 19l6 1 24-73-6-2c-14 28-15 29-68 29l21-74c2-6 6-8 19-8 53 0 64 4 64 24 0 2 0 4 0 8 0 2 0 2-1 6l7 1z">
          <text:p/>
        </draw:path>
        <draw:path draw:style-name="gr4" draw:text-style-name="P4" draw:layer="layout" svg:width="0.079cm" svg:height="0.168cm" svg:x="9.08cm" svg:y="26.002cm" svg:viewBox="0 0 80 169" svg:d="M64 72v-7h-29v-27c0-22 12-32 23-32 2 0 4 0 7 1-3 1-6 4-6 10s4 10 10 10c7 0 11-4 11-11 0-9-9-16-22-16-20 0-39 14-39 37v28h-19v7h19v78c0 11-3 11-19 11v8c13-1 16-1 28-1 10 0 15 0 31 1v-8h-4c-19 0-19-2-19-11v-78z">
          <text:p/>
        </draw:path>
        <draw:path draw:style-name="gr4" draw:text-style-name="P4" draw:layer="layout" svg:width="0.162cm" svg:height="0.082cm" svg:x="9.286cm" svg:y="25.994cm" svg:viewBox="0 0 163 83" svg:d="M163 18v-18h-163v18zM163 83v-18h-163v18z">
          <text:p/>
        </draw:path>
        <draw:path draw:style-name="gr4" draw:text-style-name="P4" draw:layer="layout" svg:width="0.163cm" svg:height="0.143cm" svg:x="9.596cm" svg:y="25.762cm" svg:viewBox="0 0 164 144" svg:d="M164 0h-110c-29 0-46 36-49 42h4c2-2 13-18 30-18h16l-22 67c-7 20-33 21-33 43v1c0 6 4 9 12 9 12 0 23-8 39-53l23-67h32l-16 68c-2 9-4 17-4 23v3c0 14 10 26 26 26 8 0 16-3 16-13v-1c0-19-19-16-19-34 0-3 1-5 1-9l16-63h33z">
          <text:p/>
        </draw:path>
        <draw:polygon draw:style-name="gr4" draw:text-style-name="P4" draw:layer="layout" svg:width="0.185cm" svg:height="0.017cm" svg:x="9.588cm" svg:y="26.026cm" svg:viewBox="0 0 186 18" draw:points="0,0 186,0 186,18 0,18">
          <text:p/>
        </draw:polygon>
        <draw:path draw:style-name="gr4" draw:text-style-name="P4" draw:layer="layout" svg:width="0.138cm" svg:height="0.214cm" svg:x="9.611cm" svg:y="26.12cm" svg:viewBox="0 0 139 215" svg:d="M106 7c0-6 0-7-4-7-3 0-4 0-6 3l-96 150v9h84v29c0 12-1 15-24 15h-6v9c7-1 32-1 41-1s35 0 43 1v-9h-7c-24 0-25-3-25-15v-29h33v-9h-33zM85 32v121h-77z">
          <text:p/>
        </draw:path>
        <draw:path draw:style-name="gr4" draw:text-style-name="P4" draw:layer="layout" svg:width="0.172cm" svg:height="0.204cm" svg:x="9.867cm" svg:y="25.977cm" svg:viewBox="0 0 173 205" svg:d="M173 49c0-14-8-49-48-49-44 0-75 31-88 84l-13 56c-3 11-11 40-24 65h33l20-73c0 0 8 12 33 12 48 0 87-49 87-95zM149 49c0 24-13 86-56 86-28 0-30-32-30-38 0-24 12-89 57-89 26 0 29 29 29 41z">
          <text:p/>
        </draw:path>
        <draw:path draw:style-name="gr4" draw:text-style-name="P4" draw:layer="layout" svg:width="0.116cm" svg:height="0.139cm" svg:x="10.106cm" svg:y="25.977cm" svg:viewBox="0 0 117 140" svg:d="M24 140c17-53 22-68 37-92 10-18 20-27 25-27 2 0 4 1 5 4 3 5 5 7 12 7 9 0 14-6 14-15 0-10-6-17-15-17-7 0-15 5-24 13-14 14-26 32-31 45l-5 11 17-68-1-1c-23 4-26 5-49 9v5c8-2 9-2 11-2 7 0 11 4 11 9s0 5-5 26l-26 93z">
          <text:p/>
        </draw:path>
        <draw:path draw:style-name="gr4" draw:text-style-name="P4" draw:layer="layout" svg:width="0.098cm" svg:height="0.159cm" svg:x="10.252cm" svg:y="25.842cm" svg:viewBox="0 0 99 160" svg:d="M99 117h-7c-1 3-3 17-6 21-1 2-18 2-23 2h-43l24-23c40-33 55-46 55-70 0-28-24-47-53-47-28 0-46 22-46 44 0 11 10 13 12 13 5 0 12-4 12-13 0-7-5-12-12-12-1 0-2 0-3 0 6-17 21-24 34-24 24 0 33 22 33 39 0 24-19 44-30 56l-44 48c-2 3-2 3-2 9h92z">
          <text:p/>
        </draw:path>
        <draw:path draw:style-name="gr4" draw:text-style-name="P4" draw:layer="layout" svg:width="0.128cm" svg:height="0.145cm" svg:x="10.437cm" svg:y="25.977cm" svg:viewBox="0 0 129 146" svg:d="M129 18c0-10-9-18-18-18-8 0-12 4-12 10 0 5 2 9 8 14 4 4 5 7 5 10 0 15-20 50-43 74l-10 10c-2-43-4-60-8-82-6-35-6-36-9-36-2 0-4 0-7 1-10 2-21 4-35 7v4c4-1 7-1 10-1 11 0 15 6 19 30 4 25 8 71 8 90 0 6 0 15 2 15 8 0 37-32 70-79 11-15 20-37 20-49z">
          <text:p/>
        </draw:path>
        <draw:path draw:style-name="gr4" draw:text-style-name="P4" draw:layer="layout" svg:width="0.097cm" svg:height="0.159cm" svg:x="10.598cm" svg:y="25.842cm" svg:viewBox="0 0 98 160" svg:d="M98 117h-6c-1 3-3 17-6 21-1 2-18 2-22 2h-44l25-23c39-33 53-46 53-70 0-28-22-47-51-47s-47 22-47 44c0 11 10 13 12 13 5 0 13-4 13-13 0-7-6-12-13-12-1 0-2 0-3 0 6-17 22-24 35-24 24 0 33 22 33 39 0 24-19 44-30 56l-45 48c-2 3-2 3-2 9h92z">
          <text:p/>
        </draw:path>
        <draw:frame draw:style-name="gr5" draw:text-style-name="P6" draw:layer="layout" svg:width="0.338cm" svg:height="0.395cm" svg:x="7.893cm" svg:y="25.723cm">
          <draw:text-box>
            <text:p text:style-name="P5"><text:span text:style-name="T1"><text:s/></text:span><text:span text:style-name="T1">)</text:span></text:p>
          </draw:text-box>
        </draw:frame>
        <draw:path draw:style-name="gr4" draw:text-style-name="P4" draw:layer="layout" svg:width="0.227cm" svg:height="0.203cm" svg:x="11.182cm" svg:y="25.912cm" svg:viewBox="0 0 228 204" svg:d="M228 0h-61v5c18 2 22 5 22 16 0 3-1 7-3 13 0 1-1 2-1 3l-31 116-63-153h-49v5c15 1 21 5 26 17l-36 128c-11 39-14 42-32 45v5h61v-5c-15-1-21-5-21-13 0-4 1-10 3-17l34-129 70 168h6l43-153c11-40 13-41 32-46z">
          <text:p/>
        </draw:path>
        <draw:path draw:style-name="gr4" draw:text-style-name="P4" draw:layer="layout" svg:width="0.163cm" svg:height="0.162cm" svg:x="11.395cm" svg:y="26.003cm" svg:viewBox="0 0 164 163" svg:d="M43 75v-59c0-6 1-8 5-9 2 0 10 0 14 0 20 0 50 0 50 34 0 20-10 34-42 34zM95 79c23-6 41-20 41-38 0-23-28-41-63-41h-73v7h5c18 0 18 2 18 11v120c0 9 0 11-18 11h-5v8c11-1 22-1 33-1s23 0 34 1v-8h-5c-18 0-19-2-19-11v-57h28c16 0 24 9 25 10 8 8 8 12 8 28 0 15 0 25 11 34 10 10 24 10 27 10 19 0 22-21 22-27 0-1 0-4-3-4s-3 2-3 4c-1 14-8 20-15 20-8 0-10-5-12-9-2-5-4-20-6-31-1-14-4-29-30-37z">
          <text:p/>
        </draw:path>
        <draw:polygon draw:style-name="gr4" draw:text-style-name="P4" draw:layer="layout" svg:width="0.156cm" svg:height="0.153cm" svg:x="11.682cm" svg:y="25.956cm" svg:viewBox="0 0 157 154" draw:points="157,80 157,74 0,0 0,17 128,77 0,137 0,154">
          <text:p/>
        </draw:polygon>
        <draw:path draw:style-name="gr4" draw:text-style-name="P4" draw:layer="layout" svg:width="0.097cm" svg:height="0.204cm" svg:x="11.977cm" svg:y="25.907cm" svg:viewBox="0 0 98 205" svg:d="M61 8c0-7 0-8-6-8-7 8-23 20-55 20v9c8 0 23 0 40-8v160c0 11-1 15-28 15h-10v9c9-1 39-1 49-1s39 0 47 1v-9h-9c-27 0-28-4-28-15z">
          <text:p/>
        </draw:path>
        <draw:path draw:style-name="gr4" draw:text-style-name="P4" draw:layer="layout" svg:width="0.124cm" svg:height="0.21cm" svg:x="12.111cm" svg:y="25.907cm" svg:viewBox="0 0 125 211" svg:d="M125 106c0-26-1-50-12-74-14-25-36-32-51-32-18 0-39 9-51 34-8 20-11 39-11 72 0 30 2 53 13 74 12 24 33 31 49 31 27 0 43-16 52-34 11-23 11-52 11-71zM62 205c-10 0-30-6-36-39-3-18-3-41-3-64 0-25 0-48 5-66 5-20 21-30 34-30 12 0 29 7 35 34 4 17 4 41 4 62 0 22 0 45-3 64-6 33-25 39-36 39z">
          <text:p/>
        </draw:path>
        <draw:path draw:style-name="gr4" draw:text-style-name="P4" draw:layer="layout" svg:width="0.098cm" svg:height="0.158cm" svg:x="12.257cm" svg:y="25.847cm" svg:viewBox="0 0 99 159" svg:d="M61 72c22-8 32-25 32-41 0-17-20-31-43-31-24 0-43 13-43 31 0 7 5 12 12 12s12-5 12-12c0-8-6-11-13-11 6-10 20-14 31-14 19 0 23 15 23 25 0 7-2 18-8 27-7 10-15 11-21 11-6 1-7 1-8 1-2 0-4 0-4 3s2 3 5 3h11c20 0 29 16 29 38 0 30-16 38-27 38-5 0-27-1-38-19 9 1 15-4 15-12s-5-13-13-13c-6 0-13 4-13 13 0 22 23 38 49 38 29 0 50-21 50-45 0-20-16-37-38-42z">
          <text:p/>
        </draw:path>
        <draw:frame draw:style-name="gr5" draw:text-style-name="P6" draw:layer="layout" svg:width="0.578cm" svg:height="0.395cm" svg:x="10.71cm" svg:y="25.808cm">
          <draw:text-box>
            <text:p text:style-name="P5"><text:span text:style-name="T1"><text:s/> </text:span><text:span text:style-name="T1">(</text:span></text:p>
          </draw:text-box>
        </draw:frame>
        <draw:path draw:style-name="gr4" draw:text-style-name="P4" draw:layer="layout" svg:width="0.285cm" svg:height="0.209cm" svg:x="0.753cm" svg:y="27.784cm" svg:viewBox="0 0 286 210" svg:d="M286 0h-54l-108 158-17-158h-58v5c16 1 24 5 24 12 0 3-2 7-4 13 0 1-1 5-3 10 0 1 0 2 0 3l-34 119c-10 35-15 41-32 43v5h64v-5c-17-1-23-5-23-15 0-3 1-12 3-17l38-139 19 176h5l121-180-41 150c-5 18-12 23-32 25v5h87v-5c-22-2-25-4-25-15 0-5 1-9 4-19l40-142c6-19 7-21 26-24z">
          <text:p/>
        </draw:path>
        <draw:path draw:style-name="gr4" draw:text-style-name="P4" draw:layer="layout" svg:width="0.165cm" svg:height="0.176cm" svg:x="1.03cm" svg:y="27.874cm" svg:viewBox="0 0 166 177" svg:d="M166 90c0-50-37-90-83-90s-83 41-83 90 37 87 83 87c45 0 83-38 83-87zM83 170c-24 0-59-22-59-84 0-60 36-79 59-79 24 0 58 19 58 79 0 62-33 84-58 84z">
          <text:p/>
        </draw:path>
        <draw:path draw:style-name="gr4" draw:text-style-name="P4" draw:layer="layout" svg:width="0.164cm" svg:height="0.082cm" svg:x="1.332cm" svg:y="27.87cm" svg:viewBox="0 0 165 83" svg:d="M165 17v-17h-165v17zM165 83v-17h-165v17z">
          <text:p/>
        </draw:path>
        <draw:path draw:style-name="gr4" draw:text-style-name="P4" draw:layer="layout" svg:width="0.204cm" svg:height="0.209cm" svg:x="1.618cm" svg:y="27.784cm" svg:viewBox="0 0 205 210" svg:d="M205 0h-161v5c21 2 25 4 25 13 0 5-1 13-4 21l-39 141c-6 20-8 22-26 25v5h81v-5c-19-1-25-5-25-15 0-3 1-7 3-15l20-71c12 1 19 1 26 1 13 0 16 0 18 2 5 2 7 6 7 13 0 5 0 9-2 19l5 1 25-75-6-1c-14 29-15 29-70 30l21-75c2-6 7-8 20-8 54 0 66 4 66 24 0 2 0 3-1 7 0 2 0 3 0 6l6 1z">
          <text:p/>
        </draw:path>
        <draw:path draw:style-name="gr4" draw:text-style-name="P4" draw:layer="layout" svg:width="0.144cm" svg:height="0.222cm" svg:x="1.901cm" svg:y="27.775cm" svg:viewBox="0 0 145 223" svg:d="M28 12c20 1 22 2 22 9 0 3-1 7-3 14 0 2-1 4-1 6l-1 2-45 161v2c0 7 25 17 44 17 48 0 101-56 101-107 0-22-15-39-37-39s-39 14-61 49c16-62 18-70 33-125l-2-1c-16 2-27 4-50 7zM96 94c14 0 22 10 22 27 0 21-16 56-35 75-12 13-26 19-39 19-10 0-16-3-16-11 0-19 11-50 24-74 14-24 28-36 44-36z">
          <text:p/>
        </draw:path>
        <draw:polygon draw:style-name="gr4" draw:text-style-name="P4" draw:layer="layout" svg:width="0.134cm" svg:height="0.073cm" svg:x="4.945cm" svg:y="27.732cm" svg:viewBox="0 0 135 74" draw:points="135,37 102,0 93,8 110,31 3,31 0,43 107,43 76,66 82,74">
          <text:p/>
        </draw:polygon>
        <draw:path draw:style-name="gr4" draw:text-style-name="P4" draw:layer="layout" svg:width="0.28cm" svg:height="0.205cm" svg:x="4.831cm" svg:y="27.831cm" svg:viewBox="0 0 281 206" svg:d="M281 0h-53l-105 156-18-156h-58v5c16 1 25 4 25 11 0 3-2 8-4 13-1 2-2 5-3 10-1 1-1 2-1 3l-34 118c-9 33-14 39-30 41v5h62v-5c-16-1-22-5-22-14 0-3 1-11 2-16l39-138 19 173h5l119-177-41 149c-5 16-11 21-32 23v5h86v-5c-21-2-24-3-24-13 0-6 1-10 3-19l39-141c6-19 7-20 26-23z">
          <text:p/>
        </draw:path>
        <draw:path draw:style-name="gr4" draw:text-style-name="P4" draw:layer="layout" svg:width="0.162cm" svg:height="0.173cm" svg:x="5.103cm" svg:y="27.919cm" svg:viewBox="0 0 163 174" svg:d="M163 88c0-48-38-88-82-88-45 0-81 40-81 88 0 49 37 86 81 86s82-37 82-86zM81 167c-24 0-57-21-57-82 0-59 34-78 57-78s57 19 57 78c0 61-33 82-57 82z">
          <text:p/>
        </draw:path>
        <draw:path draw:style-name="gr4" draw:text-style-name="P4" draw:layer="layout" svg:width="0.161cm" svg:height="0.081cm" svg:x="5.401cm" svg:y="27.915cm" svg:viewBox="0 0 162 82" svg:d="M162 17v-17h-162v17zM162 82v-18h-162v18z">
          <text:p/>
        </draw:path>
        <draw:polygon draw:style-name="gr4" draw:text-style-name="P4" draw:layer="layout" svg:width="0.134cm" svg:height="0.072cm" svg:x="5.701cm" svg:y="27.801cm" svg:viewBox="0 0 135 73" draw:points="135,37 102,0 93,7 110,31 3,31 0,43 107,43 75,66 81,73">
          <text:p/>
        </draw:polygon>
        <draw:path draw:style-name="gr4" draw:text-style-name="P4" draw:layer="layout" svg:width="0.115cm" svg:height="0.138cm" svg:x="5.68cm" svg:y="27.898cm" svg:viewBox="0 0 116 139" svg:d="M25 139c16-53 21-67 36-91 10-18 19-28 24-28 2 0 4 1 5 4 3 6 5 7 12 7 9 0 14-5 14-15s-6-16-15-16c-7 0-15 4-24 13-12 13-25 32-30 45l-4 11 16-69h-1c-23 4-26 4-50 8v5c9-1 10-1 12-1 7 0 11 3 11 9 0 4 0 4-5 25l-26 93z">
          <text:p/>
        </draw:path>
        <draw:polygon draw:style-name="gr4" draw:text-style-name="P4" draw:layer="layout" svg:width="0.166cm" svg:height="0.166cm" svg:x="5.901cm" svg:y="27.872cm" svg:viewBox="0 0 167 167" draw:points="167,154 95,83 167,13 154,0 83,71 13,0 0,13 70,83 0,154 13,167 83,95 154,167">
          <text:p/>
        </draw:polygon>
        <draw:polygon draw:style-name="gr4" draw:text-style-name="P4" draw:layer="layout" svg:width="0.134cm" svg:height="0.073cm" svg:x="6.244cm" svg:y="27.732cm" svg:viewBox="0 0 135 74" draw:points="135,37 101,0 92,8 109,31 3,31 0,43 107,43 76,66 82,74">
          <text:p/>
        </draw:polygon>
        <draw:path draw:style-name="gr4" draw:text-style-name="P4" draw:layer="layout" svg:width="0.2cm" svg:height="0.205cm" svg:x="6.167cm" svg:y="27.831cm" svg:viewBox="0 0 201 206" svg:d="M201 0h-158v5c21 2 25 4 25 13 0 4-2 12-4 20l-39 140c-5 19-7 21-25 23v5h79v-5c-18-1-24-4-24-14 0-2 1-7 3-14l19-71c12 1 19 1 26 1 12 0 14 0 17 2 5 2 7 6 7 13 0 5-1 8-2 18l5 2 25-74-6-2c-14 29-15 29-69 30l21-74c2-6 6-8 19-8 54 0 65 4 65 24 0 2 0 3 0 7 0 2 0 3-1 6l7 1z">
          <text:p/>
        </draw:path>
        <draw:path draw:style-name="gr4" draw:text-style-name="P4" draw:layer="layout" svg:width="0.283cm" svg:height="0.208cm" svg:x="8.888cm" svg:y="27.998cm" svg:viewBox="0 0 284 209" svg:d="M284 0h-53l-107 158-17-158h-58v5c16 1 24 5 24 12 0 3-2 7-4 13 0 1-1 5-2 10-1 1-1 2-1 3l-34 120c-11 33-16 39-32 41v5h64v-5c-16-1-23-5-23-14 0-3 1-11 3-17l38-139 19 175h5l121-179-42 150c-5 17-11 22-32 24v5h87v-5c-21-2-24-4-24-14 0-5 0-9 3-19l39-142c6-19 8-21 26-24z">
          <text:p/>
        </draw:path>
        <draw:path draw:style-name="gr4" draw:text-style-name="P4" draw:layer="layout" svg:width="0.089cm" svg:height="0.119cm" svg:x="9.159cm" svg:y="28.154cm" svg:viewBox="0 0 90 120" svg:d="M19 28c5-11 8-14 19-14h35l-73 87 2 2c4-3 7-4 11-4 6 0 13 3 24 11 12 7 21 10 27 10 12 0 22-8 22-18 0-5-3-9-8-9s-8 3-8 7c0 2 1 5 2 8 1 2 1 3 1 4 0 2-2 3-6 3-6 0-8-2-17-12-10-14-15-17-28-20l68-80v-3h-67l-7 27z">
          <text:p/>
        </draw:path>
        <draw:path draw:style-name="gr4" draw:text-style-name="P4" draw:layer="layout" svg:width="0.163cm" svg:height="0.083cm" svg:x="9.383cm" svg:y="28.083cm" svg:viewBox="0 0 164 84" svg:d="M164 19v-19h-164v19zM164 84v-18h-164v18z">
          <text:p/>
        </draw:path>
        <draw:polygon draw:style-name="gr4" draw:text-style-name="P4" draw:layer="layout" svg:width="0.019cm" svg:height="0.158cm" svg:x="9.683cm" svg:y="27.734cm" svg:viewBox="0 0 20 159" draw:points="20,159 20,0 0,0 0,159">
          <text:p/>
        </draw:polygon>
        <draw:polygon draw:style-name="gr4" draw:text-style-name="P4" draw:layer="layout" svg:width="0.019cm" svg:height="0.158cm" svg:x="9.683cm" svg:y="27.89cm" svg:viewBox="0 0 20 159" draw:points="20,159 20,0 0,0 0,159">
          <text:p/>
        </draw:polygon>
        <draw:polygon draw:style-name="gr4" draw:text-style-name="P4" draw:layer="layout" svg:width="0.019cm" svg:height="0.158cm" svg:x="9.683cm" svg:y="28.045cm" svg:viewBox="0 0 20 159" draw:points="20,159 20,0 0,0 0,159">
          <text:p/>
        </draw:polygon>
        <draw:polygon draw:style-name="gr4" draw:text-style-name="P4" draw:layer="layout" svg:width="0.019cm" svg:height="0.158cm" svg:x="9.683cm" svg:y="28.2cm" svg:viewBox="0 0 20 159" draw:points="20,159 20,0 0,0 0,159">
          <text:p/>
        </draw:polygon>
        <draw:polygon draw:style-name="gr4" draw:text-style-name="P4" draw:layer="layout" svg:width="0.019cm" svg:height="0.158cm" svg:x="9.683cm" svg:y="28.356cm" svg:viewBox="0 0 20 159" draw:points="20,159 20,0 0,0 0,159">
          <text:p/>
        </draw:polygon>
        <draw:path draw:style-name="gr4" draw:text-style-name="P4" draw:layer="layout" svg:width="0.151cm" svg:height="0.144cm" svg:x="9.813cm" svg:y="27.867cm" svg:viewBox="0 0 152 145" svg:d="M138 106c-3 3-5 5-7 9-8 9-12 12-15 12-5 0-8-4-10-13-1-2-1-4-1-5-8-33-12-48-12-53 14-24 26-38 32-38 1 0 4 1 7 2 4 3 6 3 9 3 6 0 11-5 11-11 0-7-5-12-13-12-14 0-26 11-48 46l-4-18c-4-22-8-28-16-28-7 0-18 3-38 9l-3 1 1 5c12-3 15-3 18-3 8 0 10 3 14 22l10 39-27 38c-6 10-12 15-16 15-2 0-5 0-8-2-4-3-8-4-11-4-6 0-11 5-11 12 0 8 6 13 17 13 10 0 14-3 29-22 9-11 16-19 29-39l10 40c4 16 8 21 18 21 12 0 21-8 39-36z">
          <text:p/>
        </draw:path>
        <draw:path draw:style-name="gr4" draw:text-style-name="P4" draw:layer="layout" svg:width="0.143cm" svg:height="0.207cm" svg:x="10.405cm" svg:y="27.866cm" svg:viewBox="0 0 144 208" svg:d="M144 18c0-10-7-18-17-18-7 0-13 5-13 12 0 5 3 9 9 13 6 3 9 6 9 11 0 13-12 38-40 83l-7-37c-4-28-22-82-27-82h-1l-3 1-32 5-10 2v6c4-1 7-2 10-2 13 0 19 5 25 21 8 22 26 94 26 107 0 3-1 7-3 11-3 4-17 23-23 29-7 8-11 11-15 11-3 0-5-1-8-4-5-4-8-5-12-5-7 0-12 5-12 12 0 9 6 14 16 14 18 0 53-36 86-91 27-45 42-81 42-99z">
          <text:p/>
        </draw:path>
        <draw:path draw:style-name="gr4" draw:text-style-name="P4" draw:layer="layout" svg:width="0.203cm" svg:height="0.208cm" svg:x="9.742cm" svg:y="28.187cm" svg:viewBox="0 0 204 209" svg:d="M204 0h-160v5c22 2 25 4 25 13 0 5-1 13-3 21l-40 141c-6 20-8 22-26 24v5h81v-5c-19-1-24-4-24-14 0-2 1-7 3-14l19-71c12 0 19 1 26 1 13 0 15 0 18 1 4 3 7 7 7 13 0 5-1 9-3 19l6 2 24-76-6-1c-14 29-15 30-69 30l21-75c2-6 7-8 20-8 53 0 65 4 65 24 0 1 0 3-1 7 0 2 0 2 0 6l6 1z">
          <text:p/>
        </draw:path>
        <draw:path draw:style-name="gr4" draw:text-style-name="P4" draw:layer="layout" svg:width="0.111cm" svg:height="0.106cm" svg:x="9.917cm" svg:y="28.34cm" svg:viewBox="0 0 112 107" svg:d="M102 78c-2 2-3 4-6 7-5 7-8 9-10 9-4 0-6-3-8-10 0-1 0-3 0-4-6-24-9-35-9-38 10-18 19-29 23-29 1 0 3 1 6 2 2 2 4 2 6 2 5 0 8-3 8-8s-4-9-9-9c-11 0-20 9-36 34l-2-13c-4-16-6-21-12-21s-14 2-29 7l-2 1 1 4c8-3 11-3 13-3 7 0 8 2 11 16l7 29-20 28c-5 7-10 11-12 11s-4 0-6-2c-3-1-6-2-8-2-4 0-8 3-8 8 0 6 5 10 12 10s10-2 22-16c7-8 12-14 22-29l7 29c3 12 6 16 13 16 9 0 15-6 29-27z">
          <text:p/>
        </draw:path>
        <draw:path draw:style-name="gr4" draw:text-style-name="P4" draw:layer="layout" svg:width="0.203cm" svg:height="0.208cm" svg:x="10.333cm" svg:y="28.187cm" svg:viewBox="0 0 204 209" svg:d="M204 0h-160v5c21 2 25 4 25 13 0 5-2 13-4 21l-39 141c-6 20-8 22-26 24v5h81v-5c-19-1-25-4-25-14 0-2 1-7 3-14l20-71c12 0 19 1 26 1 13 0 15 0 18 1 5 3 7 7 7 13 0 5-1 9-3 19l6 2 24-76-6-1c-14 29-15 30-69 30l21-75c2-6 7-8 20-8 53 0 65 4 65 24 0 1 0 3-1 7 0 2 0 2 0 6l6 1z">
          <text:p/>
        </draw:path>
        <draw:path draw:style-name="gr4" draw:text-style-name="P4" draw:layer="layout" svg:width="0.105cm" svg:height="0.152cm" svg:x="10.509cm" svg:y="28.34cm" svg:viewBox="0 0 106 153" svg:d="M106 13c0-7-6-13-13-13-5 0-9 3-9 9 0 3 2 6 7 9 4 2 6 4 6 8 0 9-9 27-29 60l-5-27c-3-21-16-59-21-59h-1-2l-23 4-7 2v4c2-1 4-1 7-1 9 0 14 3 18 15 6 16 20 68 20 77 0 3-1 6-2 9-2 3-14 18-18 22-5 6-8 8-11 8-2 0-3-1-6-3-3-3-6-4-8-4-5 0-9 4-9 9 0 6 4 11 11 11 14 0 40-27 64-69 20-32 31-58 31-71z">
          <text:p/>
        </draw:path>
        <draw:polygon draw:style-name="gr4" draw:text-style-name="P4" draw:layer="layout" svg:width="0.019cm" svg:height="0.158cm" svg:x="10.669cm" svg:y="27.734cm" svg:viewBox="0 0 20 159" draw:points="20,159 20,0 0,0 0,159">
          <text:p/>
        </draw:polygon>
        <draw:polygon draw:style-name="gr4" draw:text-style-name="P4" draw:layer="layout" svg:width="0.019cm" svg:height="0.158cm" svg:x="10.669cm" svg:y="27.89cm" svg:viewBox="0 0 20 159" draw:points="20,159 20,0 0,0 0,159">
          <text:p/>
        </draw:polygon>
        <draw:polygon draw:style-name="gr4" draw:text-style-name="P4" draw:layer="layout" svg:width="0.019cm" svg:height="0.158cm" svg:x="10.669cm" svg:y="28.045cm" svg:viewBox="0 0 20 159" draw:points="20,159 20,0 0,0 0,159">
          <text:p/>
        </draw:polygon>
        <draw:polygon draw:style-name="gr4" draw:text-style-name="P4" draw:layer="layout" svg:width="0.019cm" svg:height="0.158cm" svg:x="10.669cm" svg:y="28.2cm" svg:viewBox="0 0 20 159" draw:points="20,159 20,0 0,0 0,159">
          <text:p/>
        </draw:polygon>
        <draw:polygon draw:style-name="gr4" draw:text-style-name="P4" draw:layer="layout" svg:width="0.019cm" svg:height="0.158cm" svg:x="10.669cm" svg:y="28.356cm" svg:viewBox="0 0 20 159" draw:points="20,159 20,0 0,0 0,159">
          <text:p/>
        </draw:polygon>
        <draw:polygon draw:style-name="gr4" draw:text-style-name="P4" draw:layer="layout" svg:width="0.136cm" svg:height="0.073cm" svg:x="13cm" svg:y="27.926cm" svg:viewBox="0 0 137 74" draw:points="137,36 103,0 93,7 111,30 3,30 0,43 108,43 77,65 83,74">
          <text:p/>
        </draw:polygon>
        <draw:path draw:style-name="gr4" draw:text-style-name="P4" draw:layer="layout" svg:width="0.117cm" svg:height="0.141cm" svg:x="12.978cm" svg:y="28.024cm" svg:viewBox="0 0 118 142" svg:d="M24 142c17-55 22-68 37-93 11-19 20-28 26-28 2 0 3 1 5 4 2 5 5 7 11 7 10 0 15-6 15-16s-6-16-15-16c-7 0-16 5-24 13-14 14-27 32-32 46l-5 12 17-71h-1c-23 4-26 5-49 8v6c7-2 8-2 11-2 7 0 11 3 11 9 0 5 0 5-5 27l-26 94z">
          <text:p/>
        </draw:path>
        <draw:path draw:style-name="gr4" draw:text-style-name="P4" draw:layer="layout" svg:width="0.094cm" svg:height="0.111cm" svg:x="13.109cm" svg:y="28.105cm" svg:viewBox="0 0 95 112" svg:d="M80 13c-5 1-10 4-10 11s5 11 11 11c7 0 12-4 12-11 0-15-17-24-38-24-31 0-55 26-55 56 0 31 26 56 54 56 34 0 41-31 41-33 0-3-2-3-3-3-3 0-3 1-4 5-6 16-19 23-31 23-16 0-36-13-36-49 0-37 20-49 34-49 3 0 16 1 25 7z">
          <text:p/>
        </draw:path>
        <draw:path draw:style-name="gr4" draw:text-style-name="P4" draw:layer="layout" svg:width="0.192cm" svg:height="0.107cm" svg:x="13.219cm" svg:y="28.106cm" svg:viewBox="0 0 193 108" svg:d="M36 45c0-27 19-39 33-39s18 10 18 27v56c0 11-3 11-19 11v8c12-1 16-1 28-1 11 0 15 0 27 1v-8c-16 0-18 0-18-11v-44c0-27 19-39 34-39 13 0 18 10 18 27v56c0 11-3 11-19 11v8c12-1 16-1 28-1 11 0 14 0 27 1v-8c-12 0-18 0-18-7v-46c0-22 0-29-8-38-5-6-15-9-26-9-19 0-30 10-37 23-3-14-13-23-33-23-19 0-31 13-36 24v-24l-35 3v7c16 0 18 2 18 14v65c0 11-2 11-18 11v8c11-1 16-1 27-1 12 0 15 0 28 1v-8c-16 0-19 0-19-11z">
          <text:p/>
        </draw:path>
        <draw:path draw:style-name="gr4" draw:text-style-name="P4" draw:layer="layout" svg:width="0.164cm" svg:height="0.083cm" svg:x="13.54cm" svg:y="28.041cm" svg:viewBox="0 0 165 84" svg:d="M165 18v-18h-165v18zM165 84v-18h-165v18z">
          <text:p/>
        </draw:path>
        <draw:path draw:style-name="gr4" draw:text-style-name="P4" draw:layer="layout" svg:width="0.103cm" svg:height="0.214cm" svg:x="13.919cm" svg:y="27.733cm" svg:viewBox="0 0 104 215" svg:d="M64 8c0-8 0-8-6-8-8 8-24 20-58 20v10c8 0 24 0 42-9v169c0 12-1 15-29 15h-11v10c10-1 41-1 51-1 11 0 42 0 51 1v-10h-10c-29 0-30-3-30-15z">
          <text:p/>
        </draw:path>
        <draw:polygon draw:style-name="gr4" draw:text-style-name="P4" draw:layer="layout" svg:width="0.245cm" svg:height="0.018cm" svg:x="13.846cm" svg:y="28.073cm" svg:viewBox="0 0 246 19" draw:points="0,0 246,0 246,19 0,19">
          <text:p/>
        </draw:polygon>
        <draw:path draw:style-name="gr4" draw:text-style-name="P4" draw:layer="layout" svg:width="0.221cm" svg:height="0.144cm" svg:x="13.855cm" svg:y="28.244cm" svg:viewBox="0 0 222 145" svg:d="M217 104c-3 4-5 7-6 8-9 12-16 17-21 17-2 0-4-2-4-5 0-2 1-7 3-14l22-80c0-2 1-7 1-9 0-12-8-21-19-21-6 0-12 3-20 7-16 11-29 26-51 61 8-24 13-42 13-48 0-12-7-20-18-20-21 0-43 22-72 68l18-67-1-1c-18 4-24 6-51 10v5h8c8 0 13 3 13 8 0 3-8 32-19 73-8 26-9 29-13 45h24c16-50 20-62 31-79 18-27 37-45 48-45 4 0 6 3 6 8 0 3-10 42-30 116h24c14-50 20-65 37-88 15-22 31-36 40-36 4 0 7 3 7 7 0 1-1 5-2 11l-19 73c-3 12-4 18-4 21 0 10 4 16 13 16 15 0 29-11 46-35l1-2z">
          <text:p/>
        </draw:path>
        <draw:path draw:style-name="gr4" draw:text-style-name="P4" draw:layer="layout" svg:width="0.214cm" svg:height="0.536cm" svg:x="14.194cm" svg:y="27.814cm" svg:viewBox="0 0 215 537" svg:d="M36 537c54 0 89-53 89-109v-319c0-51 13-102 54-102 9 0 16 3 21 8-8 0-17 5-17 15 0 11 9 16 16 16 8 0 16-5 16-16 0-18-17-30-36-30-53 0-85 54-85 109v319c0 51-16 102-58 102-8 0-15-3-21-8h1c8 0 16-5 16-15 0-11-8-16-16-16s-16 5-16 16c0 18 18 30 36 30z">
          <text:p/>
        </draw:path>
        <draw:polygon draw:style-name="gr4" draw:text-style-name="P4" draw:layer="layout" svg:width="0.137cm" svg:height="0.073cm" svg:x="14.512cm" svg:y="27.926cm" svg:viewBox="0 0 138 74" draw:points="138,36 103,0 93,7 111,30 4,30 0,43 108,43 77,65 83,74">
          <text:p/>
        </draw:polygon>
        <draw:path draw:style-name="gr4" draw:text-style-name="P4" draw:layer="layout" svg:width="0.117cm" svg:height="0.141cm" svg:x="14.49cm" svg:y="28.024cm" svg:viewBox="0 0 118 142" svg:d="M24 142c17-55 22-68 37-93 10-19 20-28 26-28 2 0 3 1 5 4 2 5 5 7 11 7 9 0 15-6 15-16s-6-16-15-16c-7 0-16 5-24 13-14 14-27 32-32 46l-5 12 17-71h-1c-23 4-26 5-49 8v6c7-2 8-2 10-2 8 0 12 3 12 9 0 5 0 5-5 27l-26 94z">
          <text:p/>
        </draw:path>
        <draw:path draw:style-name="gr4" draw:text-style-name="P4" draw:layer="layout" svg:width="0.154cm" svg:height="0.227cm" svg:x="14.69cm" svg:y="27.941cm" svg:viewBox="0 0 155 228" svg:d="M86 4v9c22 0 25 2 25 18v71c-7-9-21-20-41-20-37 0-70 31-70 72s31 74 67 74c24 0 38-16 43-22v22l45-3v-10c-22 0-24-2-24-19v-196zM110 186c0 6 0 7-5 15-7 11-21 20-37 20-8 0-43-3-43-66 0-23 4-36 11-47 7-10 20-20 36-20 20 0 31 15 34 20 4 5 4 6 4 12z">
          <text:p/>
        </draw:path>
        <draw:path draw:style-name="gr4" draw:text-style-name="P4" draw:layer="layout" svg:width="0.221cm" svg:height="0.143cm" svg:x="14.916cm" svg:y="28.024cm" svg:viewBox="0 0 222 144" svg:d="M217 104c-3 4-6 7-7 9-9 11-15 16-20 16-3 0-4-1-4-5 0-1 1-6 3-14l22-81c0-1 1-7 1-9 0-12-8-20-19-20-6 0-13 2-20 7-16 10-30 25-52 60 8-24 13-42 13-48 0-11-8-19-19-19-19 0-41 21-71 67l19-67h-1c-18 4-25 5-51 10v5h8c8 0 12 2 12 7 0 3-7 32-19 74-7 26-8 29-12 46h24c15-51 20-63 31-81 18-27 37-45 48-45 4 0 6 3 6 8 0 3-10 42-30 118h24c12-50 19-67 35-90 17-22 33-36 42-36 4 0 6 4 6 7 0 2 0 5-2 11l-18 75c-3 12-5 18-5 21 0 9 5 14 13 14 15 0 29-10 46-34l2-2z">
          <text:p/>
        </draw:path>
        <draw:frame draw:style-name="gr5" draw:text-style-name="P6" draw:layer="layout" svg:width="0.338cm" svg:height="0.395cm" svg:x="12.383cm" svg:y="25.808cm">
          <draw:text-box>
            <text:p text:style-name="P5"><text:span text:style-name="T1"><text:s/></text:span><text:span text:style-name="T1">)</text:span></text:p>
          </draw:text-box>
        </draw:frame>
        <draw:frame draw:style-name="gr6" draw:text-style-name="P7" draw:layer="layout" svg:width="9.696cm" svg:height="0.712cm" svg:x="1.156cm" svg:y="1.843cm">
          <draw:text-box>
            <text:p text:style-name="P5"><text:span text:style-name="T2">Dinâmica e Sistemas Dinâmicos</text:span></text:p>
          </draw:text-box>
        </draw:frame>
        <draw:frame draw:style-name="gr6" draw:text-style-name="P7" draw:layer="layout" svg:width="9.696cm" svg:height="0.712cm" svg:x="1.135cm" svg:y="1.822cm">
          <draw:text-box>
            <text:p text:style-name="P5"><text:span text:style-name="T3">Dinâmica e Sistemas Dinâmicos</text:span></text:p>
          </draw:text-box>
        </draw:frame>
        <draw:frame draw:style-name="gr7" draw:text-style-name="P8" draw:layer="layout" svg:width="1.42cm" svg:height="0.285cm" svg:x="0.923cm" svg:y="2.909cm">
          <draw:text-box>
            <text:p text:style-name="P5"><text:span text:style-name="T4">Navegação:</text:span></text:p>
          </draw:text-box>
        </draw:frame>
        <draw:frame draw:style-name="gr8" draw:text-style-name="P9" draw:layer="layout" svg:width="0.274cm" svg:height="0.319cm" svg:x="2.173cm" svg:y="2.883cm">
          <draw:text-box>
            <text:p text:style-name="P5"><text:span text:style-name="T5"><text:s/></text:span></text:p>
          </draw:text-box>
        </draw:frame>
        <draw:frame draw:style-name="gr8" draw:text-style-name="P9" draw:layer="layout" svg:width="1.039cm" svg:height="0.319cm" svg:x="2.342cm" svg:y="2.883cm">
          <draw:text-box>
            <text:p text:style-name="P5"><text:span text:style-name="T6">DEF</text:span><text:span text:style-name="T5"> <text:s/>→ </text:span></text:p>
          </draw:text-box>
        </draw:frame>
        <draw:polygon draw:style-name="gr9" draw:text-style-name="P10" draw:layer="layout" svg:width="1.292cm" svg:height="0.36cm" svg:x="6.96cm" svg:y="2.884cm" svg:viewBox="0 0 1293 361" draw:points="0,0 1293,0 1293,361 0,361">
          <text:p/>
        </draw:polygon>
        <draw:frame draw:style-name="gr8" draw:text-style-name="P9" draw:layer="layout" svg:width="4.917cm" svg:height="0.319cm" svg:x="3.317cm" svg:y="2.883cm">
          <draw:text-box>
            <text:p text:style-name="P5"><text:span text:style-name="T6">Dinâmica e Sistemas Dinâmicos</text:span><text:span text:style-name="T5"> <text:s/>→ </text:span></text:p>
          </draw:text-box>
        </draw:frame>
        <draw:frame draw:style-name="gr8" draw:text-style-name="P9" draw:layer="layout" svg:width="1.645cm" svg:height="0.319cm" svg:x="7.066cm" svg:y="2.883cm">
          <draw:text-box>
            <text:p text:style-name="P5"><text:span text:style-name="T7">Formulário</text:span><text:span text:style-name="T5"> <text:s/></text:span></text:p>
          </draw:text-box>
        </draw:frame>
        <draw:frame draw:style-name="gr8" draw:text-style-name="P9" draw:layer="layout" svg:width="4.028cm" svg:height="0.319cm" svg:x="8.422cm" svg:y="2.883cm">
          <draw:text-box>
            <text:p text:style-name="P5"><text:span text:style-name="T6">(Mostrar tabela de conteúdo)</text:span></text:p>
          </draw:text-box>
        </draw:frame>
        <draw:frame draw:style-name="gr10" draw:text-style-name="P11" draw:layer="layout" svg:width="2.436cm" svg:height="0.522cm" svg:x="0.351cm" svg:y="3.522cm">
          <draw:text-box>
            <text:p text:style-name="P5"><text:span text:style-name="T8">Formulário</text:span></text:p>
          </draw:text-box>
        </draw:frame>
        <draw:frame draw:style-name="gr11" draw:text-style-name="P12" draw:layer="layout" svg:width="2.457cm" svg:height="0.424cm" svg:x="0.605cm" svg:y="4.298cm">
          <draw:text-box>
            <text:p text:style-name="P5"><text:span text:style-name="T9">1. Cinemática</text:span></text:p>
          </draw:text-box>
        </draw:frame>
        <draw:frame draw:style-name="gr11" draw:text-style-name="P12" draw:layer="layout" svg:width="3.918cm" svg:height="0.424cm" svg:x="0.605cm" svg:y="7.327cm">
          <draw:text-box>
            <text:p text:style-name="P5"><text:span text:style-name="T9">2. Cinemática vetorial</text:span></text:p>
          </draw:text-box>
        </draw:frame>
        <draw:frame draw:style-name="gr5" draw:text-style-name="P6" draw:layer="layout" svg:width="3.215cm" svg:height="0.378cm" svg:x="0.754cm" svg:y="10.458cm">
          <draw:text-box>
            <text:p text:style-name="P5"><text:span text:style-name="T10">Movimento relativo:</text:span></text:p>
          </draw:text-box>
        </draw:frame>
        <draw:frame draw:style-name="gr11" draw:text-style-name="P12" draw:layer="layout" svg:width="4.341cm" svg:height="0.424cm" svg:x="0.605cm" svg:y="12.453cm">
          <draw:text-box>
            <text:p text:style-name="P5"><text:span text:style-name="T9">3. Movimento curvilíneo</text:span></text:p>
          </draw:text-box>
        </draw:frame>
        <draw:frame draw:style-name="gr5" draw:text-style-name="P6" draw:layer="layout" svg:width="3.232cm" svg:height="0.378cm" svg:x="0.754cm" svg:y="16.644cm">
          <draw:text-box>
            <text:p text:style-name="P5"><text:span text:style-name="T10">Movimento circular:</text:span></text:p>
          </draw:text-box>
        </draw:frame>
        <draw:frame draw:style-name="gr5" draw:text-style-name="P6" draw:layer="layout" svg:width="2.445cm" svg:height="0.378cm" svg:x="0.754cm" svg:y="18.741cm">
          <draw:text-box>
            <text:p text:style-name="P5"><text:span text:style-name="T10">Rotação plana:</text:span></text:p>
          </draw:text-box>
        </draw:frame>
        <draw:frame draw:style-name="gr11" draw:text-style-name="P12" draw:layer="layout" svg:width="3.6cm" svg:height="0.424cm" svg:x="0.605cm" svg:y="21.795cm">
          <draw:text-box>
            <text:p text:style-name="P5"><text:span text:style-name="T9">4. Mecânica vetorial</text:span></text:p>
          </draw:text-box>
        </draw:frame>
        <draw:frame draw:style-name="gr5" draw:text-style-name="P6" draw:layer="layout" svg:width="2.982cm" svg:height="0.378cm" svg:x="0.754cm" svg:y="24.926cm">
          <draw:text-box>
            <text:p text:style-name="P5"><text:span text:style-name="T10">Esfera num fluido:</text:span></text:p>
          </draw:text-box>
        </draw:frame>
        <draw:polygon draw:style-name="gr2" draw:text-style-name="P2" draw:layer="layout" svg:width="19.976cm" svg:height="0.317cm" svg:x="0.499cm" svg:y="0.999cm" svg:viewBox="0 0 19977 318" draw:points="0,0 19977,0 19977,318 0,318">
          <text:p/>
        </draw:polygon>
        <draw:frame draw:style-name="gr11" draw:text-style-name="P12" draw:layer="layout" svg:width="5.654cm" svg:height="0.424cm" svg:x="0.605cm" svg:y="26.922cm">
          <draw:text-box>
            <text:p text:style-name="P5"><text:span text:style-name="T9">5. Dinâmica dos corpos rígidos</text:span></text:p>
          </draw:text-box>
        </draw:frame>
        <draw:frame draw:style-name="gr7" draw:text-style-name="P8" draw:layer="layout" svg:width="2.068cm" svg:height="0.285cm" svg:x="0.923cm" svg:y="1.002cm">
          <draw:text-box>
            <text:p text:style-name="P5"><text:span text:style-name="T11">Also available in </text:span></text:p>
          </draw:text-box>
        </draw:frame>
        <draw:frame draw:style-name="gr7" draw:text-style-name="P8" draw:layer="layout" svg:width="0.925cm" svg:height="0.285cm" svg:x="2.851cm" svg:y="1.002cm">
          <draw:text-box>
            <text:p text:style-name="P5"><text:span text:style-name="T12">English</text:span></text:p>
          </draw:text-box>
        </draw:frame>
      </draw:page>
      <draw:page draw:name="page2" draw:style-name="dp1" draw:master-page-name="master-page64">
        <draw:polygon draw:style-name="gr1" draw:text-style-name="P1" draw:layer="layout" svg:width="19.976cm" svg:height="27.708cm" svg:x="0.499cm" svg:y="0.999cm" svg:viewBox="0 0 19977 27709" draw:points="0,0 19977,0 19977,27709 0,27709">
          <text:p/>
        </draw:polygon>
        <draw:polygon draw:style-name="gr4" draw:text-style-name="P4" draw:layer="layout" svg:width="4.216cm" svg:height="0.021cm" svg:x="0.753cm" svg:y="21.038cm" svg:viewBox="0 0 4217 22" draw:points="0,0 4217,0 4217,22 0,22">
          <text:p/>
        </draw:polygon>
        <draw:polygon draw:style-name="gr4" draw:text-style-name="P4" draw:layer="layout" svg:width="2.902cm" svg:height="0.021cm" svg:x="4.969cm" svg:y="21.038cm" svg:viewBox="0 0 2903 22" draw:points="0,0 2903,0 2903,22 0,22">
          <text:p/>
        </draw:polygon>
        <draw:polygon draw:style-name="gr4" draw:text-style-name="P4" draw:layer="layout" svg:width="1.906cm" svg:height="0.021cm" svg:x="7.871cm" svg:y="21.038cm" svg:viewBox="0 0 1907 22" draw:points="0,0 1907,0 1907,22 0,22">
          <text:p/>
        </draw:polygon>
        <draw:polygon draw:style-name="gr4" draw:text-style-name="P4" draw:layer="layout" svg:width="4.216cm" svg:height="0.021cm" svg:x="0.753cm" svg:y="21.038cm" svg:viewBox="0 0 4217 22" draw:points="0,0 4217,0 4217,22 0,22">
          <text:p/>
        </draw:polygon>
        <draw:polygon draw:style-name="gr4" draw:text-style-name="P4" draw:layer="layout" svg:width="2.902cm" svg:height="0.021cm" svg:x="4.969cm" svg:y="21.038cm" svg:viewBox="0 0 2903 22" draw:points="0,0 2903,0 2903,22 0,22">
          <text:p/>
        </draw:polygon>
        <draw:polygon draw:style-name="gr4" draw:text-style-name="P4" draw:layer="layout" svg:width="1.906cm" svg:height="0.021cm" svg:x="7.871cm" svg:y="21.038cm" svg:viewBox="0 0 1907 22" draw:points="0,0 1907,0 1907,22 0,22">
          <text:p/>
        </draw:polygon>
        <draw:polygon draw:style-name="gr4" draw:text-style-name="P4" draw:layer="layout" svg:width="4.216cm" svg:height="0.042cm" svg:x="0.753cm" svg:y="20.424cm" svg:viewBox="0 0 4217 43" draw:points="0,0 4217,0 4217,43 0,43">
          <text:p/>
        </draw:polygon>
        <draw:polygon draw:style-name="gr4" draw:text-style-name="P4" draw:layer="layout" svg:width="2.902cm" svg:height="0.042cm" svg:x="4.969cm" svg:y="20.424cm" svg:viewBox="0 0 2903 43" draw:points="0,0 2903,0 2903,43 0,43">
          <text:p/>
        </draw:polygon>
        <draw:polygon draw:style-name="gr4" draw:text-style-name="P4" draw:layer="layout" svg:width="1.906cm" svg:height="0.042cm" svg:x="7.871cm" svg:y="20.424cm" svg:viewBox="0 0 1907 43" draw:points="0,0 1907,0 1907,43 0,43">
          <text:p/>
        </draw:polygon>
        <draw:polygon draw:style-name="gr4" draw:text-style-name="P4" draw:layer="layout" svg:width="4.216cm" svg:height="0.042cm" svg:x="0.753cm" svg:y="25.635cm" svg:viewBox="0 0 4217 43" draw:points="0,0 4217,0 4217,43 0,43">
          <text:p/>
        </draw:polygon>
        <draw:polygon draw:style-name="gr4" draw:text-style-name="P4" draw:layer="layout" svg:width="2.902cm" svg:height="0.042cm" svg:x="4.969cm" svg:y="25.635cm" svg:viewBox="0 0 2903 43" draw:points="0,0 2903,0 2903,43 0,43">
          <text:p/>
        </draw:polygon>
        <draw:polygon draw:style-name="gr4" draw:text-style-name="P4" draw:layer="layout" svg:width="1.906cm" svg:height="0.042cm" svg:x="7.871cm" svg:y="25.635cm" svg:viewBox="0 0 1907 43" draw:points="0,0 1907,0 1907,43 0,43">
          <text:p/>
        </draw:polygon>
        <draw:polygon draw:style-name="gr4" draw:text-style-name="P4" draw:layer="layout" svg:width="0.136cm" svg:height="0.073cm" svg:x="0.8cm" svg:y="1.277cm" svg:viewBox="0 0 137 74" draw:points="137,37 103,0 94,8 111,31 3,31 0,44 109,44 76,66 83,74">
          <text:p/>
        </draw:polygon>
        <draw:path draw:style-name="gr4" draw:text-style-name="P4" draw:layer="layout" svg:width="0.13cm" svg:height="0.148cm" svg:x="0.784cm" svg:y="1.374cm" svg:viewBox="0 0 131 149" svg:d="M131 19c0-10-8-19-18-19-7 0-12 4-12 11 0 5 2 9 8 15 4 4 6 7 6 10 0 15-21 50-44 74l-11 10c-3-43-4-61-8-82-7-36-7-38-10-38-2 0-4 1-7 2-10 2-21 4-35 6v5c3-1 6-1 9-1 12 0 16 6 20 31 4 24 8 71 8 91 0 6 0 15 3 15 8 0 38-33 71-80 12-16 20-37 20-50z">
          <text:p/>
        </draw:path>
        <draw:path draw:style-name="gr4" draw:text-style-name="P4" draw:layer="layout" svg:width="0.095cm" svg:height="0.111cm" svg:x="0.928cm" svg:y="1.456cm" svg:viewBox="0 0 96 112" svg:d="M80 13c-5 1-11 5-11 12s6 12 13 12c6 0 11-4 11-13 0-15-17-24-39-24-31 0-54 26-54 57s25 55 53 55c35 0 43-29 43-31 0-3-3-3-4-3-2 0-2 0-4 4-5 17-20 23-32 23-16 0-36-12-36-48 0-39 20-50 34-50 3 0 17 0 26 6z">
          <text:p/>
        </draw:path>
        <draw:path draw:style-name="gr4" draw:text-style-name="P4" draw:layer="layout" svg:width="0.193cm" svg:height="0.107cm" svg:x="1.038cm" svg:y="1.457cm" svg:viewBox="0 0 194 108" svg:d="M37 45c0-26 19-39 34-39 13 0 17 10 17 27v57c0 11-2 11-18 11v7c11 0 16 0 27 0 12 0 15 0 28 0v-7c-16 0-19 0-19-11v-45c0-26 19-39 34-39 13 0 17 10 17 27v57c0 11-2 11-18 11v7c11 0 16 0 27 0 12 0 15 0 28 0v-7c-13 0-19 0-19-8v-47c0-21 0-28-8-37-5-6-15-9-26-9-17 0-29 11-36 23-3-14-12-23-33-23-19 0-31 13-36 24v-24l-36 3v8c16 0 19 1 19 13v66c0 11-3 11-19 11v7c11 0 16 0 28 0s15 0 28 0v-7c-16 0-19 0-19-11z">
          <text:p/>
        </draw:path>
        <draw:path draw:style-name="gr4" draw:text-style-name="P4" draw:layer="layout" svg:width="0.164cm" svg:height="0.083cm" svg:x="1.36cm" svg:y="1.392cm" svg:viewBox="0 0 165 84" svg:d="M165 18v-18h-165v18zM165 84v-18h-165v18z">
          <text:p/>
        </draw:path>
        <draw:path draw:style-name="gr4" draw:text-style-name="P4" draw:layer="layout" svg:width="0.102cm" svg:height="0.215cm" svg:x="1.74cm" svg:y="1.083cm" svg:viewBox="0 0 103 216" svg:d="M64 8c0-7 0-8-6-8-8 9-25 21-58 21v9c7 0 23 0 41-8v169c0 11-1 15-30 15h-9v10c8-1 39-1 51-1 11 0 42 0 50 1v-10h-10c-28 0-29-4-29-15z">
          <text:p/>
        </draw:path>
        <draw:polygon draw:style-name="gr4" draw:text-style-name="P4" draw:layer="layout" svg:width="0.246cm" svg:height="0.018cm" svg:x="1.666cm" svg:y="1.424cm" svg:viewBox="0 0 247 19" draw:points="0,0 247,0 247,19 0,19">
          <text:p/>
        </draw:polygon>
        <draw:path draw:style-name="gr4" draw:text-style-name="P4" draw:layer="layout" svg:width="0.221cm" svg:height="0.144cm" svg:x="1.676cm" svg:y="1.596cm" svg:viewBox="0 0 222 145" svg:d="M217 105c-3 4-5 7-6 8-10 12-17 17-22 17-2 0-4-2-4-5 0-2 1-7 3-15l23-81c0-1 1-7 1-9 0-11-8-20-20-20-6 0-12 2-20 7-16 10-29 26-51 62 8-25 13-44 13-50 0-11-7-19-18-19-20 0-42 21-72 69l19-68-1-1c-18 4-25 5-51 10v5h8c8 0 12 2 12 7 0 4-7 34-19 74-7 27-8 30-12 46h24c15-51 20-63 31-79 18-28 37-46 48-46 4 0 6 3 6 8 0 3-10 42-30 117h24c13-50 19-66 35-89 16-22 32-36 41-36 4 0 7 3 7 6 0 2-1 6-3 12l-18 74c-3 12-4 18-4 21 0 10 4 15 13 15 15 0 30-11 47-34l1-2z">
          <text:p/>
        </draw:path>
        <draw:path draw:style-name="gr4" draw:text-style-name="P4" draw:layer="layout" svg:width="0.214cm" svg:height="0.538cm" svg:x="2.016cm" svg:y="1.164cm" svg:viewBox="0 0 215 539" svg:d="M36 539c54 0 90-53 90-110v-319c0-52 13-102 53-102 9 0 16 3 21 8h-1c-7 0-15 5-15 15 0 11 7 16 15 16s16-5 16-16c0-18-17-31-36-31-52 0-85 54-85 110v319c0 52-16 102-58 102-8 0-15-2-21-7 9 0 17-5 17-16 0-10-8-16-17-16-8 0-15 6-15 16 0 19 18 31 36 31z">
          <text:p/>
        </draw:path>
        <draw:polygon draw:style-name="gr4" draw:text-style-name="P4" draw:layer="layout" svg:width="0.136cm" svg:height="0.073cm" svg:x="2.328cm" svg:y="1.277cm" svg:viewBox="0 0 137 74" draw:points="137,37 103,0 94,8 111,31 3,31 0,44 109,44 77,66 83,74">
          <text:p/>
        </draw:polygon>
        <draw:path draw:style-name="gr4" draw:text-style-name="P4" draw:layer="layout" svg:width="0.13cm" svg:height="0.148cm" svg:x="2.312cm" svg:y="1.374cm" svg:viewBox="0 0 131 149" svg:d="M131 19c0-10-9-19-18-19-8 0-12 4-12 11 0 5 2 9 8 15 4 4 5 7 5 10 0 15-22 50-45 74l-10 10c-2-43-4-61-8-82-6-36-6-38-9-38-2 0-4 1-7 2-10 2-21 4-35 6v5c3-1 6-1 9-1 12 0 16 6 20 31 4 24 8 71 8 91 0 6 0 15 2 15 8 0 37-33 72-80 11-16 20-37 20-50z">
          <text:p/>
        </draw:path>
        <draw:path draw:style-name="gr4" draw:text-style-name="P4" draw:layer="layout" svg:width="0.154cm" svg:height="0.227cm" svg:x="2.528cm" svg:y="1.292cm" svg:viewBox="0 0 155 228" svg:d="M86 4v9c22 0 24 2 24 18v71c-6-9-20-20-40-20-37 0-70 31-70 73s31 73 67 73c24 0 38-16 43-22v22l45-3v-9c-22 0-24-3-24-18v-198zM110 187c0 6 0 7-5 14-7 11-21 21-37 21-8 0-43-3-43-67 0-23 4-36 11-47 6-10 19-20 35-20 20 0 32 15 35 20 4 5 4 6 4 12z">
          <text:p/>
        </draw:path>
        <draw:path draw:style-name="gr4" draw:text-style-name="P4" draw:layer="layout" svg:width="0.221cm" svg:height="0.144cm" svg:x="2.754cm" svg:y="1.375cm" svg:viewBox="0 0 222 145" svg:d="M218 104c-4 3-6 7-7 8-9 11-16 18-21 18-2 0-4-2-4-6 0-2 2-7 3-15l22-80c1-1 1-7 1-9 0-12-8-20-19-20-6 0-12 2-20 7-16 10-29 25-51 61 8-25 13-43 13-49 0-11-7-19-18-19-20 0-42 21-72 67l19-67h-1c-18 4-25 5-51 10v5h8c8 0 12 2 12 7 0 3-7 33-19 73-8 26-9 30-13 47h25c15-52 20-64 31-80 18-28 37-46 48-46 4 0 6 3 6 8 0 3-10 42-30 118h24c13-51 19-67 36-90 15-21 31-36 41-36 3 0 6 4 6 7 0 2-1 6-2 11l-19 74c-3 12-4 18-4 22 0 10 4 15 13 15 15 0 29-11 46-35l1-3z">
          <text:p/>
        </draw:path>
        <draw:polygon draw:style-name="gr4" draw:text-style-name="P4" draw:layer="layout" svg:width="0.137cm" svg:height="0.073cm" svg:x="4.871cm" svg:y="1.277cm" svg:viewBox="0 0 138 74" draw:points="138,37 104,0 94,8 112,31 3,31 0,44 109,44 77,66 83,74">
          <text:p/>
        </draw:polygon>
        <draw:path draw:style-name="gr4" draw:text-style-name="P4" draw:layer="layout" svg:width="0.146cm" svg:height="0.144cm" svg:x="4.831cm" svg:y="1.375cm" svg:viewBox="0 0 147 145" svg:d="M144 106c-5 5-7 6-9 9-10 10-14 13-17 13s-4-2-4-4c0-7 13-61 28-116 1-4 1-4 2-7l-2-1-20 2-1 1-3 15c-3-11-12-18-26-18-43 0-92 58-92 109 0 22 12 36 32 36 23 0 37-11 66-51-7 25-8 29-8 37 0 10 4 14 13 14 13 0 21-6 44-36zM94 7c11 1 18 8 18 19 0 27-16 65-38 89-8 8-20 14-29 14-11 0-19-9-19-24 0-17 13-50 26-70 14-19 29-29 42-28z">
          <text:p/>
        </draw:path>
        <draw:path draw:style-name="gr4" draw:text-style-name="P4" draw:layer="layout" svg:width="0.095cm" svg:height="0.111cm" svg:x="4.996cm" svg:y="1.456cm" svg:viewBox="0 0 96 112" svg:d="M80 13c-5 1-10 5-10 12s5 12 11 12c7 0 13-4 13-13 0-15-18-24-40-24-31 0-54 26-54 57s25 55 54 55c34 0 42-29 42-31 0-3-2-3-3-3-3 0-3 0-4 4-7 17-20 23-33 23-15 0-35-12-35-48 0-39 19-50 34-50 3 0 16 0 25 6z">
          <text:p/>
        </draw:path>
        <draw:path draw:style-name="gr4" draw:text-style-name="P4" draw:layer="layout" svg:width="0.193cm" svg:height="0.107cm" svg:x="5.106cm" svg:y="1.457cm" svg:viewBox="0 0 194 108" svg:d="M37 45c0-26 19-39 33-39s18 10 18 27v57c0 11-3 11-19 11v7c12 0 16 0 28 0s15 0 28 0v-7c-16 0-19 0-19-11v-45c0-26 19-39 33-39s18 10 18 27v57c0 11-3 11-19 11v7c12 0 16 0 28 0s16 0 28 0v-7c-12 0-18 0-18-8v-47c0-21 0-28-9-37-5-6-15-9-26-9-17 0-29 11-36 23-3-14-13-23-33-23-19 0-31 13-36 24v-24l-36 3v8c17 0 19 1 19 13v66c0 11-3 11-19 11v7c12 0 16 0 28 0s15 0 28 0v-7c-16 0-19 0-19-11z">
          <text:p/>
        </draw:path>
        <draw:path draw:style-name="gr4" draw:text-style-name="P4" draw:layer="layout" svg:width="0.164cm" svg:height="0.083cm" svg:x="5.429cm" svg:y="1.392cm" svg:viewBox="0 0 165 84" svg:d="M165 18v-18h-165v18zM165 84v-18h-165v18z">
          <text:p/>
        </draw:path>
        <draw:path draw:style-name="gr4" draw:text-style-name="P4" draw:layer="layout" svg:width="0.103cm" svg:height="0.215cm" svg:x="5.808cm" svg:y="1.083cm" svg:viewBox="0 0 104 216" svg:d="M65 8c0-7 0-8-7-8-8 9-25 21-58 21v9c8 0 24 0 42-8v169c0 11-1 15-30 15h-10v10c9-1 40-1 51-1s42 0 51 1v-10h-10c-28 0-29-4-29-15z">
          <text:p/>
        </draw:path>
        <draw:polygon draw:style-name="gr4" draw:text-style-name="P4" draw:layer="layout" svg:width="0.246cm" svg:height="0.018cm" svg:x="5.735cm" svg:y="1.424cm" svg:viewBox="0 0 247 19" draw:points="0,0 247,0 247,19 0,19">
          <text:p/>
        </draw:polygon>
        <draw:path draw:style-name="gr4" draw:text-style-name="P4" draw:layer="layout" svg:width="0.221cm" svg:height="0.144cm" svg:x="5.745cm" svg:y="1.596cm" svg:viewBox="0 0 222 145" svg:d="M217 105c-3 4-6 7-7 8-9 12-15 17-20 17-3 0-4-2-4-5 0-2 1-7 3-15l22-81c0-1 1-7 1-9 0-11-8-20-19-20-6 0-13 2-20 7-16 10-29 26-51 62 8-25 13-44 13-50 0-11-8-19-19-19-20 0-43 21-72 69l19-68-1-1c-18 4-25 5-52 10v5h8c9 0 13 2 13 7 0 4-7 34-19 74-7 27-8 30-12 46h24c15-51 20-63 31-79 17-28 37-46 48-46 4 0 6 3 6 8 0 3-10 42-30 117h24c13-50 20-66 36-89 16-22 32-36 41-36 4 0 6 3 6 6 0 2 0 6-2 12l-18 74c-3 12-5 18-5 21 0 10 5 15 13 15 15 0 29-11 46-34l2-2z">
          <text:p/>
        </draw:path>
        <draw:path draw:style-name="gr4" draw:text-style-name="P4" draw:layer="layout" svg:width="0.215cm" svg:height="0.538cm" svg:x="6.084cm" svg:y="1.164cm" svg:viewBox="0 0 216 539" svg:d="M37 539c54 0 89-53 89-110v-319c0-52 13-102 54-102 8 0 16 3 21 8h-1c-8 0-16 5-16 15 0 11 8 16 16 16s16-5 16-16c0-18-17-31-36-31-53 0-85 54-85 110v319c0 52-16 102-58 102-8 0-15-2-21-7h1c8 0 16-5 16-16 0-10-8-16-16-16-9 0-17 6-17 16 0 19 19 31 37 31z">
          <text:p/>
        </draw:path>
        <draw:polygon draw:style-name="gr4" draw:text-style-name="P4" draw:layer="layout" svg:width="0.136cm" svg:height="0.073cm" svg:x="6.425cm" svg:y="1.277cm" svg:viewBox="0 0 137 74" draw:points="137,37 103,0 93,8 111,31 3,31 0,44 108,44 77,66 83,74">
          <text:p/>
        </draw:polygon>
        <draw:path draw:style-name="gr4" draw:text-style-name="P4" draw:layer="layout" svg:width="0.147cm" svg:height="0.144cm" svg:x="6.384cm" svg:y="1.375cm" svg:viewBox="0 0 148 145" svg:d="M144 106c-5 5-7 6-9 9-10 10-14 13-17 13-2 0-4-2-4-4 0-7 13-61 28-116 1-4 2-4 2-7l-2-1-20 2-1 1-3 15c-3-11-13-18-27-18-42 0-91 58-91 109 0 22 12 36 32 36 23 0 37-11 65-51-7 25-8 29-8 37 0 10 4 14 13 14 14 0 22-6 46-36zM93 7c11 1 18 8 18 19 0 27-16 65-38 89-8 8-18 14-28 14-11 0-18-9-18-24 0-17 12-50 26-70 12-19 27-29 40-28z">
          <text:p/>
        </draw:path>
        <draw:path draw:style-name="gr4" draw:text-style-name="P4" draw:layer="layout" svg:width="0.155cm" svg:height="0.227cm" svg:x="6.613cm" svg:y="1.292cm" svg:viewBox="0 0 156 228" svg:d="M87 4v9c22 0 24 2 24 18v71c-7-9-20-20-41-20-37 0-70 31-70 73s31 73 66 73c26 0 40-16 45-22v22l45-3v-9c-22 0-24-3-24-18v-198zM111 187c0 6 0 7-5 14-8 11-22 21-38 21-8 0-43-3-43-67 0-23 4-36 11-47 6-10 19-20 35-20 21 0 33 15 36 20 4 5 4 6 4 12z">
          <text:p/>
        </draw:path>
        <draw:path draw:style-name="gr4" draw:text-style-name="P4" draw:layer="layout" svg:width="0.221cm" svg:height="0.144cm" svg:x="6.84cm" svg:y="1.375cm" svg:viewBox="0 0 222 145" svg:d="M217 104c-3 3-5 7-6 8-9 11-16 18-21 18-2 0-4-2-4-6 0-2 1-7 3-15l22-80c0-1 1-7 1-9 0-12-8-20-19-20-6 0-12 2-20 7-16 10-29 25-52 61 9-25 14-43 14-49 0-11-7-19-19-19-20 0-42 21-72 67l19-67h-1c-18 4-25 5-51 10v5h8c8 0 12 2 12 7 0 3-7 33-19 73-7 26-8 30-12 47h24c15-52 20-64 31-80 18-28 37-46 48-46 4 0 6 3 6 8 0 3-10 42-30 118h24c13-51 20-67 36-90 16-21 32-36 41-36 4 0 7 4 7 7 0 2-1 6-3 11l-18 74c-3 12-4 18-4 22 0 10 4 15 13 15 15 0 29-11 46-35l1-3z">
          <text:p/>
        </draw:path>
        <draw:path draw:style-name="gr4" draw:text-style-name="P4" draw:layer="layout" svg:width="0.107cm" svg:height="0.105cm" svg:x="9.049cm" svg:y="1.083cm" svg:viewBox="0 0 108 106" svg:d="M105 77l-6 6c-7 9-11 12-14 12-2 0-4-2-4-3 0-2 0-2 3-15l14-48c1-5 3-10 3-13 0-10-7-16-17-16-14 0-29 15-53 53l15-52v-1c-13 3-18 4-38 8v4c12 0 15 2 15 7 0 1 0 2-1 4l-22 81h18c10-37 13-42 23-58 14-21 26-33 34-33 4 0 6 3 6 7 0 3-1 10-3 18l-11 38c-3 12-3 15-3 18 0 8 3 12 11 12 10 0 16-5 33-26z">
          <text:p/>
        </draw:path>
        <draw:path draw:style-name="gr4" draw:text-style-name="P4" draw:layer="layout" svg:width="0.382cm" svg:height="0.492cm" svg:x="8.906cm" svg:y="1.25cm" svg:viewBox="0 0 383 493" svg:d="M383 352h-8c-11 70-37 107-76 107h-245l175-223-148-219h201c40 0 62 23 74 94h7l-3-111h-336l171 245-195 248h377z">
          <text:p/>
        </draw:path>
        <draw:path draw:style-name="gr4" draw:text-style-name="P4" draw:layer="layout" svg:width="0.05cm" svg:height="0.155cm" svg:x="8.94cm" svg:y="1.797cm" svg:viewBox="0 0 51 156" svg:d="M41 126c-5 7-8 9-10 12-4 5-8 7-10 7s-4-2-4-5c0-2 1-5 3-10 0-1 0-2 1-4v-1l22-75-1-1c-25 5-29 6-38 6v4c12 0 14 1 14 6 0 1 0 5-2 10l-11 41c-4 14-5 21-5 27 0 8 4 13 11 13 10 0 19-7 33-28zM39 0c-7 0-12 5-12 12 0 8 5 12 13 12 6 0 11-5 11-11 0-7-5-13-12-13z">
          <text:p/>
        </draw:path>
        <draw:path draw:style-name="gr4" draw:text-style-name="P4" draw:layer="layout" svg:width="0.119cm" svg:height="0.061cm" svg:x="9.017cm" svg:y="1.859cm" svg:viewBox="0 0 120 62" svg:d="M120 13v-13h-120v13zM120 62v-13h-120v13z">
          <text:p/>
        </draw:path>
        <draw:path draw:style-name="gr4" draw:text-style-name="P4" draw:layer="layout" svg:width="0.081cm" svg:height="0.16cm" svg:x="9.174cm" svg:y="1.789cm" svg:viewBox="0 0 82 161" svg:d="M51 7c0-6 0-7-6-7-15 16-38 16-45 16v7c4 0 19 0 33-6v125c0 9-1 12-24 12h-8v7c9 0 31 0 41 0s31 0 40 0v-7h-8c-22 0-23-3-23-12z">
          <text:p/>
        </draw:path>
        <draw:polygon draw:style-name="gr4" draw:text-style-name="P4" draw:layer="layout" svg:width="0.135cm" svg:height="0.073cm" svg:x="9.46cm" svg:y="1.271cm" svg:viewBox="0 0 136 74" draw:points="136,37 102,0 93,8 110,31 2,31 0,43 107,43 76,66 82,74">
          <text:p/>
        </draw:polygon>
        <draw:path draw:style-name="gr4" draw:text-style-name="P4" draw:layer="layout" svg:width="0.203cm" svg:height="0.208cm" svg:x="9.381cm" svg:y="1.37cm" svg:viewBox="0 0 204 209" svg:d="M204 0h-158v5c20 2 24 4 24 13 0 5-1 13-3 21l-40 140c-5 20-8 22-27 25v5h81v-5c-18-1-24-5-24-14 0-3 1-9 3-15l20-71c12 0 19 1 26 1 12 0 14 0 17 1 5 3 7 7 7 13 0 5-1 9-2 19l5 2 24-75-6-1c-14 28-15 28-68 29l21-74c2-6 6-8 19-8 54 0 65 4 65 24 0 2 0 3 0 7-1 2-1 2-1 6l7 1z">
          <text:p/>
        </draw:path>
        <draw:path draw:style-name="gr4" draw:text-style-name="P4" draw:layer="layout" svg:width="0.05cm" svg:height="0.156cm" svg:x="9.557cm" svg:y="1.473cm" svg:viewBox="0 0 51 157" svg:d="M41 126c-5 8-7 10-9 12-4 4-8 7-10 7s-5-2-5-4 2-6 4-10c0-1 0-3 1-4v-1l21-75-1-1c-25 5-29 5-38 6v4c12 0 15 1 15 5 0 2 0 6-3 11l-11 41c-4 13-5 21-5 25 0 9 4 15 11 15 11 0 20-8 33-28zM39 0c-6 0-11 6-11 13s5 12 12 12c6 0 11-5 11-12 0-6-5-13-12-13z">
          <text:p/>
        </draw:path>
        <draw:path draw:style-name="gr4" draw:text-style-name="P4" draw:layer="layout" svg:width="0.163cm" svg:height="0.083cm" svg:x="9.742cm" svg:y="1.455cm" svg:viewBox="0 0 164 84" svg:d="M164 18v-18h-164v18zM164 84v-18h-164v18z">
          <text:p/>
        </draw:path>
        <draw:path draw:style-name="gr4" draw:text-style-name="P4" draw:layer="layout" svg:width="0.22cm" svg:height="0.143cm" svg:x="10.024cm" svg:y="1.438cm" svg:viewBox="0 0 221 144" svg:d="M216 104c-3 4-6 7-6 8-10 11-17 17-22 17-2 0-4-2-4-5 0-2 1-7 3-15l23-80c0-2 1-7 1-9 0-12-9-20-20-20-6 0-12 2-20 7-16 10-29 25-51 61 8-25 13-43 13-49 0-11-7-19-18-19-19 0-42 21-71 68l19-68h-1c-18 3-25 5-51 10v5h8c8 0 12 2 12 7 0 3-7 32-19 73-7 26-8 30-12 46h24c15-51 20-62 31-80 17-27 37-45 47-45 4 0 7 3 7 8 0 3-10 42-31 117h24c13-50 19-66 36-89 15-22 31-36 40-36 4 0 7 3 7 7 0 1-1 5-3 11l-18 74c-3 12-4 18-4 21 0 10 4 15 13 15 15 0 29-11 46-34l2-2z">
          <text:p/>
        </draw:path>
        <draw:polygon draw:style-name="gr4" draw:text-style-name="P4" draw:layer="layout" svg:width="0.136cm" svg:height="0.073cm" svg:x="10.364cm" svg:y="1.34cm" svg:viewBox="0 0 137 74" draw:points="137,37 103,0 92,8 111,31 3,31 0,44 108,44 76,66 82,74">
          <text:p/>
        </draw:polygon>
        <draw:path draw:style-name="gr4" draw:text-style-name="P4" draw:layer="layout" svg:width="0.146cm" svg:height="0.143cm" svg:x="10.324cm" svg:y="1.438cm" svg:viewBox="0 0 147 144" svg:d="M143 106c-5 5-7 6-9 9-10 10-14 13-17 13-2 0-4-2-4-4 0-7 13-62 28-117 1-3 2-4 2-6l-2-1-19 2-1 1-4 15c-2-12-12-18-25-18-42 0-92 58-92 109 0 22 12 35 32 35 23 0 37-10 65-50-6 25-7 29-7 37 0 9 4 13 12 13 13 0 21-6 45-35zM94 7c10 0 17 8 17 19 0 27-16 65-37 89-8 8-19 14-28 14-12 0-20-9-20-24 0-17 13-51 27-71 13-18 28-28 41-27z">
          <text:p/>
        </draw:path>
        <draw:path draw:style-name="gr4" draw:text-style-name="P4" draw:layer="layout" svg:width="0.095cm" svg:height="0.111cm" svg:x="10.488cm" svg:y="1.518cm" svg:viewBox="0 0 96 112" svg:d="M80 14c-6 0-10 4-10 11 0 6 4 11 11 11s12-4 12-12c0-15-18-24-39-24-31 0-54 26-54 56 0 32 25 56 54 56 34 0 42-29 42-32 0-4-3-4-4-4-2 0-2 2-4 6-6 17-20 23-32 23-15 0-35-13-35-49 0-38 19-49 34-49 3 0 16 1 25 7z">
          <text:p/>
        </draw:path>
        <draw:path draw:style-name="gr4" draw:text-style-name="P4" draw:layer="layout" svg:width="0.192cm" svg:height="0.106cm" svg:x="10.598cm" svg:y="1.52cm" svg:viewBox="0 0 193 107" svg:d="M37 45c0-26 19-39 33-39 13 0 18 9 18 27v55c0 11-3 11-19 11v8c12-1 16-1 28-1 11 0 14 0 27 1v-8c-16 0-18 0-18-11v-43c0-26 18-39 33-39 13 0 17 9 17 27v55c0 11-2 11-18 11v8c11-1 16-1 27-1 12 0 15 0 28 1v-8c-13 0-19 0-19-7v-46c0-21 0-28-8-38-5-5-15-8-26-8-17 0-29 10-35 24-3-16-13-24-33-24-19 0-31 12-36 24v-24l-36 2v8c17 0 19 2 19 14v64c0 11-2 11-19 11v8c12-1 17-1 28-1 12 0 15 0 28 1v-8c-16 0-19 0-19-11z">
          <text:p/>
        </draw:path>
        <draw:path draw:style-name="gr4" draw:text-style-name="P4" draw:layer="layout" svg:width="0.107cm" svg:height="0.105cm" svg:x="13.114cm" svg:y="1.083cm" svg:viewBox="0 0 108 106" svg:d="M105 77l-6 6c-7 9-11 12-14 12-2 0-4-2-4-3 0-2 0-2 3-15l14-48c1-5 2-10 2-13 0-10-7-16-16-16-15 0-29 15-53 53l15-52v-1c-13 3-18 4-38 8v4c12 0 15 2 15 7 0 1-1 2-1 4l-22 81h17c11-37 13-42 24-58 14-21 26-33 34-33 4 0 6 3 6 7 0 3-2 10-4 18l-10 38c-3 12-3 15-3 18 0 8 3 12 10 12 11 0 17-5 34-26z">
          <text:p/>
        </draw:path>
        <draw:path draw:style-name="gr4" draw:text-style-name="P4" draw:layer="layout" svg:width="0.382cm" svg:height="0.492cm" svg:x="12.971cm" svg:y="1.25cm" svg:viewBox="0 0 383 493" svg:d="M383 352h-8c-11 70-37 107-76 107h-245l175-223-150-219h202c41 0 63 23 75 94h7l-3-111h-336l170 245-194 248h377z">
          <text:p/>
        </draw:path>
        <draw:path draw:style-name="gr4" draw:text-style-name="P4" draw:layer="layout" svg:width="0.05cm" svg:height="0.155cm" svg:x="13.005cm" svg:y="1.797cm" svg:viewBox="0 0 51 156" svg:d="M41 126c-6 7-7 9-10 12-4 5-7 7-9 7-3 0-5-2-5-5 0-2 1-5 2-10 0-1 2-2 3-4v-1l20-75v-1c-25 5-30 6-39 6v4c13 0 15 1 15 6 0 1-1 5-2 10l-11 41c-4 14-5 21-5 27 0 8 3 13 10 13 12 0 21-7 34-28zM39 0c-6 0-11 5-11 12 0 8 5 12 11 12s12-5 12-11c0-7-6-13-12-13z">
          <text:p/>
        </draw:path>
        <draw:path draw:style-name="gr4" draw:text-style-name="P4" draw:layer="layout" svg:width="0.119cm" svg:height="0.061cm" svg:x="13.082cm" svg:y="1.859cm" svg:viewBox="0 0 120 62" svg:d="M120 13v-13h-120v13zM120 62v-13h-120v13z">
          <text:p/>
        </draw:path>
        <draw:path draw:style-name="gr4" draw:text-style-name="P4" draw:layer="layout" svg:width="0.082cm" svg:height="0.16cm" svg:x="13.238cm" svg:y="1.789cm" svg:viewBox="0 0 83 161" svg:d="M52 7c0-6 0-7-6-7-15 16-37 16-46 16v7c5 0 21 0 34-6v125c0 9-1 12-24 12h-8v7c9 0 31 0 41 0s31 0 40 0v-7h-8c-22 0-23-3-23-12z">
          <text:p/>
        </draw:path>
        <draw:path draw:style-name="gr4" draw:text-style-name="P4" draw:layer="layout" svg:width="0.284cm" svg:height="0.208cm" svg:x="13.447cm" svg:y="1.37cm" svg:viewBox="0 0 285 209" svg:d="M285 0h-54l-107 157-18-157h-57v5c16 1 23 5 23 12 0 3-1 7-3 13 0 1-1 5-3 10 0 1 0 2-1 3l-33 118c-10 35-15 41-32 43v5h63v-5c-16-1-22-5-22-14 0-3 1-13 3-18l37-138 20 175h5l120-179-41 149c-5 18-12 23-32 25v5h87v-5c-22-2-25-4-25-14 0-5 1-10 4-20l39-141c5-19 7-21 27-24z">
          <text:p/>
        </draw:path>
        <draw:path draw:style-name="gr4" draw:text-style-name="P4" draw:layer="layout" svg:width="0.089cm" svg:height="0.119cm" svg:x="13.718cm" svg:y="1.526cm" svg:viewBox="0 0 90 120" svg:d="M20 28c5-12 8-14 20-14h34l-74 88 2 2c4-3 7-4 11-4 6 0 13 3 25 10s20 10 27 10c11 0 21-9 21-18 0-5-3-8-8-8-4 0-8 3-8 7 0 2 1 4 2 7 1 1 2 3 2 3 0 3-3 4-7 4-5 0-8-2-16-12-10-13-15-16-29-19l68-81v-3h-67l-7 27z">
          <text:p/>
        </draw:path>
        <draw:path draw:style-name="gr4" draw:text-style-name="P4" draw:layer="layout" svg:width="0.033cm" svg:height="0.057cm" svg:x="13.818cm" svg:y="1.602cm" svg:viewBox="0 0 34 58" svg:d="M34 23c0-20-15-23-20-23-6 0-14 4-14 14 0 9 9 11 15 11 1 0 2 0 3 0s2-1 2-1c3 0 5 2 5 4 0 4-5 15-21 25l2 5c7-3 28-19 28-35z">
          <text:p/>
        </draw:path>
        <draw:path draw:style-name="gr4" draw:text-style-name="P4" draw:layer="layout" svg:width="0.05cm" svg:height="0.156cm" svg:x="13.873cm" svg:y="1.473cm" svg:viewBox="0 0 51 157" svg:d="M41 126c-5 8-7 10-9 12-4 4-8 7-10 7s-4-2-4-4 1-6 3-10c0-1 0-3 1-4v-1l21-75-1-1c-24 5-28 5-38 6v4c13 0 15 1 15 5 0 2-1 6-2 11l-11 41c-5 13-6 21-6 25 0 9 4 15 11 15 11 0 20-8 33-28zM39 0c-6 0-11 6-11 13s5 12 11 12c7 0 12-5 12-12 0-6-5-13-12-13z">
          <text:p/>
        </draw:path>
        <draw:path draw:style-name="gr4" draw:text-style-name="P4" draw:layer="layout" svg:width="0.163cm" svg:height="0.083cm" svg:x="14.058cm" svg:y="1.455cm" svg:viewBox="0 0 164 84" svg:d="M164 18v-18h-164v18zM164 84v-18h-164v18z">
          <text:p/>
        </draw:path>
        <draw:path draw:style-name="gr4" draw:text-style-name="P4" draw:layer="layout" svg:width="0.125cm" svg:height="0.208cm" svg:x="14.341cm" svg:y="1.37cm" svg:viewBox="0 0 126 209" svg:d="M0 209h78v-5c-19-2-22-4-22-13 0-6 1-11 3-21l40-141c5-19 8-20 27-24v-5h-80v5c19 3 22 5 22 14 0 4-1 12-3 20l-39 140c-6 20-8 22-26 25z">
          <text:p/>
        </draw:path>
        <draw:path draw:style-name="gr4" draw:text-style-name="P4" draw:layer="layout" svg:width="0.089cm" svg:height="0.119cm" svg:x="14.458cm" svg:y="1.526cm" svg:viewBox="0 0 90 120" svg:d="M20 28c5-12 8-14 19-14h34l-73 88 2 2c5-3 8-4 12-4 5 0 13 3 24 10s19 10 26 10c12 0 22-9 22-18 0-5-3-8-8-8s-8 3-8 7c0 2 0 4 2 7 1 1 1 3 1 3 0 3-3 4-6 4-6 0-9-2-17-12-10-13-14-16-28-19l68-81v-3h-66l-8 27z">
          <text:p/>
        </draw:path>
        <draw:path draw:style-name="gr4" draw:text-style-name="P4" draw:layer="layout" svg:width="0.178cm" svg:height="0.143cm" svg:x="14.639cm" svg:y="1.438cm" svg:viewBox="0 0 179 144" svg:d="M179 9l-22 3c-9 25-34 63-34 64 0-1 5-15 5-32 0-21-7-44-41-44-54 0-87 56-87 95 0 27 14 49 48 49 25 0 44-19 44-19h1c0 2 0 19 24 19 25 0 40-29 40-36 0-1 0-2-1-2-4 0-12 26-30 26-7 0-9-8-9-16 0-7 1-14 2-17 5-6 60-89 60-90zM105 46c0 31-12 66-12 66 0 1-16 24-40 24-8 0-25-2-25-42 0-17 8-86 54-86 21 0 23 27 23 38z">
          <text:p/>
        </draw:path>
        <draw:path draw:style-name="gr4" draw:text-style-name="P4" draw:layer="layout" svg:width="0.124cm" svg:height="0.206cm" svg:x="0.762cm" svg:y="2.283cm" svg:viewBox="0 0 125 207" svg:d="M0 207h78v-5c-18-2-21-4-21-13 0-6 0-10 3-20l39-141c5-18 8-20 26-23v-5h-78v5c18 2 22 5 22 14 0 4-1 11-4 19l-39 140c-6 19-8 21-26 24z">
          <text:p/>
        </draw:path>
        <draw:path draw:style-name="gr4" draw:text-style-name="P4" draw:layer="layout" svg:width="0.088cm" svg:height="0.117cm" svg:x="0.878cm" svg:y="2.438cm" svg:viewBox="0 0 89 118" svg:d="M19 27c5-11 8-14 19-14h35l-73 87 2 3c4-3 7-5 11-5 5 0 13 3 24 10 12 7 20 10 27 10 11 0 21-8 21-17 0-5-3-9-8-9-4 0-8 3-8 8 0 2 1 4 2 6s2 3 2 4c0 2-3 3-7 3-5 0-8-1-16-11-11-13-15-16-29-19l68-81v-2h-66l-8 26z">
          <text:p/>
        </draw:path>
        <draw:path draw:style-name="gr4" draw:text-style-name="P4" draw:layer="layout" svg:width="0.162cm" svg:height="0.082cm" svg:x="1.099cm" svg:y="2.367cm" svg:viewBox="0 0 163 83" svg:d="M163 18v-18h-163v18zM163 83v-18h-163v18z">
          <text:p/>
        </draw:path>
        <draw:path draw:style-name="gr4" draw:text-style-name="P4" draw:layer="layout" svg:width="0.211cm" svg:height="0.53cm" svg:x="1.387cm" svg:y="2.142cm" svg:viewBox="0 0 212 531" svg:d="M35 531c53 0 88-52 88-108v-315c0-50 13-101 53-101 8 0 15 4 21 8-9 0-17 5-17 16 0 10 8 15 15 15 9 0 17-5 17-15 0-18-18-31-36-31-52 0-84 54-84 108v315c0 51-16 101-57 101-8 0-15-3-20-8 8 0 16-5 16-15s-8-16-16-16-15 6-15 16c0 18 17 30 35 30z">
          <text:p/>
        </draw:path>
        <draw:path draw:style-name="gr4" draw:text-style-name="P4" draw:layer="layout" svg:width="0.19cm" svg:height="0.206cm" svg:x="1.682cm" svg:y="2.283cm" svg:viewBox="0 0 191 207" svg:d="M184 202c-14-1-20-6-26-23l-30-77c25-5 35-10 46-20s17-22 17-37c0-29-24-45-66-45h-79v5c13 2 15 2 18 4 2 2 4 6 4 9 0 4-1 12-4 20l-38 140c-6 19-8 21-26 24v5h77v-5c-19-3-21-4-21-15 0-3 1-7 3-18l18-66 21 2 39 102h47zM101 18c2-6 6-9 17-9 27 0 39 12 39 36 0 32-20 48-60 48-5 0-9 0-16-2z">
          <text:p/>
        </draw:path>
        <draw:path draw:style-name="gr4" draw:text-style-name="P4" draw:layer="layout" svg:width="0.098cm" svg:height="0.159cm" svg:x="1.895cm" svg:y="2.199cm" svg:viewBox="0 0 99 160" svg:d="M99 117h-8c0 4-2 18-5 21-2 3-18 3-23 3h-42l23-23c39-35 55-47 55-72 0-27-24-46-53-46-28 0-46 22-46 43 0 12 10 13 12 13 5 0 13-3 13-12 0-7-5-12-13-12-1 0-2 0-3 0 6-17 21-25 34-25 25 0 33 23 33 39 0 25-19 45-30 58l-44 47c-2 3-2 3-2 9h91z">
          <text:p/>
        </draw:path>
        <draw:path draw:style-name="gr4" draw:text-style-name="P4" draw:layer="layout" svg:width="0.153cm" svg:height="0.224cm" svg:x="2.082cm" svg:y="2.268cm" svg:viewBox="0 0 154 225" svg:d="M85 4v9c21 0 24 2 24 18v71c-7-9-21-20-40-20-37 0-69 31-69 72 0 40 31 71 66 71 24 0 38-16 42-22v22l46-3v-9c-22 0-24-3-24-18v-195zM108 185c0 5 0 6-4 13-8 11-21 21-37 21-8 0-42-3-42-65 0-23 3-36 10-46s19-20 35-20c20 0 31 14 34 19 4 6 4 7 4 12z">
          <text:p/>
        </draw:path>
        <draw:path draw:style-name="gr4" draw:text-style-name="P4" draw:layer="layout" svg:width="0.218cm" svg:height="0.142cm" svg:x="2.306cm" svg:y="2.35cm" svg:viewBox="0 0 219 143" svg:d="M214 102c-3 4-6 7-7 8-9 13-16 18-21 18-2 0-4-2-4-5 0-2 1-8 3-15l23-79c0-2 1-7 1-9 0-12-9-20-20-20-6 0-12 2-20 7-15 10-28 25-50 60 8-24 13-42 13-48 0-11-8-19-18-19-19 0-42 21-71 66l19-66h-1c-18 4-24 5-51 10v5h8c8 0 13 2 13 7 0 3-8 32-19 72-7 27-8 30-12 46h23c15-51 20-63 31-79 18-27 36-45 47-45 4 0 6 3 6 8 0 3-10 41-30 116h24c13-50 19-66 35-88s31-36 41-36c3 0 6 3 6 7 0 1-1 5-2 11l-19 72c-3 13-4 19-4 22 0 10 5 15 13 15 15 0 29-11 46-35l2-2z">
          <text:p/>
        </draw:path>
        <draw:path draw:style-name="gr4" draw:text-style-name="P4" draw:layer="layout" svg:width="0.264cm" svg:height="0.211cm" svg:x="0.793cm" svg:y="4.428cm" svg:viewBox="0 0 265 212" svg:d="M265 0h-59v5c17 1 21 4 21 12 0 5-3 13-7 22l-59 117-12-128-1-5c0-13 5-17 22-18v-5h-76v5c18 0 21 3 23 18l3 22-54 111-14-129c0-2 0-4 0-5 0-12 4-15 23-17v-5h-75v5c11 1 14 2 16 5 4 3 6 9 9 38l20 164h6l70-144h1l17 144h7l95-185c9-16 12-18 24-22z">
          <text:p/>
        </draw:path>
        <draw:path draw:style-name="gr4" draw:text-style-name="P4" draw:layer="layout" svg:width="0.081cm" svg:height="0.158cm" svg:x="1.057cm" svg:y="4.523cm" svg:viewBox="0 0 82 159" svg:d="M51 6c0-6 0-6-6-6-15 15-38 15-45 15v7c4 0 19 0 33-6v124c0 9-1 12-24 12h-8v7c9 0 31 0 41 0s31 0 40 0v-7h-8c-22 0-23-3-23-12z">
          <text:p/>
        </draw:path>
        <draw:path draw:style-name="gr4" draw:text-style-name="P4" draw:layer="layout" svg:width="0.098cm" svg:height="0.158cm" svg:x="1.169cm" svg:y="4.523cm" svg:viewBox="0 0 99 159" svg:d="M99 116h-7c0 3-2 17-5 21-2 3-18 3-23 3h-43l24-23c39-34 54-47 54-71 0-27-23-46-52-46s-47 21-47 43c0 12 10 13 12 13 5 0 13-4 13-12 0-7-5-13-13-13-1 0-2 0-3 1 6-17 21-25 34-25 26 0 34 23 34 39 0 24-19 44-30 57l-45 48c-2 2-2 3-2 8h92z">
          <text:p/>
        </draw:path>
        <draw:path draw:style-name="gr4" draw:text-style-name="P4" draw:layer="layout" svg:width="0.161cm" svg:height="0.082cm" svg:x="1.401cm" svg:y="4.512cm" svg:viewBox="0 0 162 83" svg:d="M162 18v-18h-162v18zM162 83v-19h-162v19z">
          <text:p/>
        </draw:path>
        <draw:path draw:style-name="gr4" draw:text-style-name="P4" draw:layer="layout" svg:width="0.081cm" svg:height="0.105cm" svg:x="1.73cm" svg:y="4.113cm" svg:viewBox="0 0 82 106" svg:d="M4 69l-4 37h3c2-4 4-5 6-5s7 1 11 2c5 2 9 2 13 2 19 0 33-12 33-30 0-9-5-19-16-32-8-12-12-19-12-25 0-8 5-13 13-13 12 0 19 9 22 27h4l5-32h-4c-2 3-3 4-7 4-2 0-5-1-9-2-6-2-9-2-13-2-17 0-28 10-28 25 0 8 5 19 15 31 9 12 13 20 13 27 0 10-7 17-17 17-13 0-20-9-24-31z">
          <text:p/>
        </draw:path>
        <draw:path draw:style-name="gr4" draw:text-style-name="P4" draw:layer="layout" svg:width="0.082cm" svg:height="0.123cm" svg:x="1.834cm" svg:y="4.129cm" svg:viewBox="0 0 83 124" svg:d="M83 89h-6c-1 4-3 15-5 17-3 1-17 1-20 1h-34c20-17 26-22 37-31 14-11 28-22 28-40 0-22-21-36-45-36-23 0-38 16-38 33 0 10 8 10 10 10 4 0 10-3 10-9 0-4-2-10-11-10 5-13 18-17 27-17 18 0 28 14 28 29 0 16-12 29-18 36l-44 45c-2 1-2 2-2 7h77z">
          <text:p/>
        </draw:path>
        <draw:path draw:style-name="gr4" draw:text-style-name="P4" draw:layer="layout" svg:width="0.211cm" svg:height="0.53cm" svg:x="1.688cm" svg:y="4.287cm" svg:viewBox="0 0 212 531" svg:d="M35 531c54 0 89-53 89-108v-315c0-51 13-101 53-101 8 0 16 3 21 8h-1c-8 0-15 5-15 15 0 11 7 16 15 16 7 0 15-5 15-16 0-18-16-30-35-30-52 0-84 53-84 108v315c0 51-16 101-58 101-8 0-15-3-20-8h1c7 0 15-5 15-15s-8-16-15-16c-8 0-16 6-16 16 0 18 17 30 35 30z">
          <text:p/>
        </draw:path>
        <draw:path draw:style-name="gr4" draw:text-style-name="P4" draw:layer="layout" svg:width="0.081cm" svg:height="0.105cm" svg:x="1.659cm" svg:y="4.905cm" svg:viewBox="0 0 82 106" svg:d="M5 69l-5 37h4c2-3 3-4 5-4 3 0 7 0 12 2 5 1 9 2 12 2 20 0 35-13 35-31 0-9-5-19-17-33-9-10-13-18-13-24 0-7 5-12 13-12 13 0 20 8 23 26h3l5-32h-3c-2 3-4 4-7 4-2 0-4 0-9-1-6-2-10-3-14-3-16 0-28 10-28 26 0 7 5 17 15 30 9 11 13 20 13 26 0 12-7 19-17 19-13 0-20-9-24-32z">
          <text:p/>
        </draw:path>
        <draw:path draw:style-name="gr4" draw:text-style-name="P4" draw:layer="layout" svg:width="0.067cm" svg:height="0.123cm" svg:x="1.772cm" svg:y="4.922cm" svg:viewBox="0 0 68 124" svg:d="M43 5c0-5-1-5-6-5-12 11-29 11-37 11v7c5 0 18 0 28-5v95c0 7 0 9-19 9h-8v7c4-1 27-1 34-1 6 0 29 0 33 1v-7h-7c-18 0-18-2-18-9z">
          <text:p/>
        </draw:path>
        <draw:path draw:style-name="gr4" draw:text-style-name="P4" draw:layer="layout" svg:width="0.201cm" svg:height="0.206cm" svg:x="1.982cm" svg:y="4.428cm" svg:viewBox="0 0 202 207" svg:d="M202 0h-158v5c21 2 24 4 24 13 0 4-1 12-3 20l-39 139c-5 20-8 22-26 25v5h80v-5c-18-1-24-5-24-14 0-4 1-9 3-15l19-71c12 1 19 1 26 1 12 0 15 0 18 2 5 2 7 6 7 13 0 5-1 9-2 18l5 2 24-74-6-2c-14 29-15 29-69 30l21-74c2-6 6-8 20-8 53 0 64 4 64 24 0 2 0 3 0 7 0 2 0 3 0 6l6 1z">
          <text:p/>
        </draw:path>
        <draw:path draw:style-name="gr4" draw:text-style-name="P4" draw:layer="layout" svg:width="0.077cm" svg:height="0.149cm" svg:x="2.154cm" svg:y="4.535cm" svg:viewBox="0 0 78 150" svg:d="M74 52v-7h-34v-45h-7c0 21-9 45-33 46v6h22v66c0 26 19 32 32 32 16 0 24-15 24-32v-14h-6v13c0 18-8 26-16 26-16 0-16-21-16-25v-66z">
          <text:p/>
        </draw:path>
        <draw:path draw:style-name="gr4" draw:text-style-name="P4" draw:layer="layout" svg:width="0.153cm" svg:height="0.224cm" svg:x="2.322cm" svg:y="4.413cm" svg:viewBox="0 0 154 225" svg:d="M86 4v9c21 0 24 2 24 18v70c-7-9-21-20-40-20-38 0-70 31-70 71 0 42 31 73 66 73 25 0 39-16 43-22v22l45-3v-10c-22 0-24-2-24-17v-195zM109 184c0 6 0 7-4 14-8 11-21 20-37 20-8 0-43-3-43-65 0-23 3-36 11-46 7-10 19-20 35-20 20 0 31 14 34 19 4 6 4 6 4 12z">
          <text:p/>
        </draw:path>
        <draw:path draw:style-name="gr4" draw:text-style-name="P4" draw:layer="layout" svg:width="0.11cm" svg:height="0.144cm" svg:x="2.553cm" svg:y="4.494cm" svg:viewBox="0 0 111 145" svg:d="M6 95l-6 50h5c2-5 4-7 7-7 4 0 10 1 16 3 8 2 13 3 18 3 27 0 46-17 46-41 0-12-7-26-22-44-12-15-17-25-17-33 0-11 7-18 18-18 16 0 26 13 29 37h5l6-45h-4c-3 5-5 6-10 6-2 0-5-1-11-2-8-3-13-3-18-3-23 0-39 14-39 35 0 10 8 24 21 41 12 16 18 27 18 36 0 14-10 25-24 25-18 0-28-13-33-43z">
          <text:p/>
        </draw:path>
        <draw:path draw:style-name="gr4" draw:text-style-name="P4" draw:layer="layout" svg:width="0.267cm" svg:height="0.214cm" svg:x="4.843cm" svg:y="4.164cm" svg:viewBox="0 0 268 215" svg:d="M268 0h-59v5c17 2 21 5 21 14 0 5-3 13-7 21l-60 118-12-129-1-4c0-13 5-18 22-20v-5h-77v5c19 1 23 3 25 20l3 22-56 111-14-130c-1-2-1-4-1-4 0-13 4-17 24-19v-5h-76v5c11 1 14 2 16 6 4 4 6 10 9 39l20 165h6l72-145h2l16 145h6l97-186c9-16 12-19 24-24z">
          <text:p/>
        </draw:path>
        <draw:path draw:style-name="gr4" draw:text-style-name="P4" draw:layer="layout" svg:width="0.082cm" svg:height="0.161cm" svg:x="5.11cm" svg:y="4.26cm" svg:viewBox="0 0 83 162" svg:d="M52 7c0-6 0-7-6-7-16 16-38 16-46 16v7c5 0 20 0 33-6v126c0 9-1 12-23 12h-8v7c8-1 30-1 41-1 10 0 32 0 40 1v-7h-7c-23 0-24-3-24-12z">
          <text:p/>
        </draw:path>
        <draw:path draw:style-name="gr4" draw:text-style-name="P4" draw:layer="layout" svg:width="0.099cm" svg:height="0.161cm" svg:x="5.224cm" svg:y="4.26cm" svg:viewBox="0 0 100 162" svg:d="M100 118h-7c0 3-2 18-5 23-2 2-19 2-24 2h-43l24-24c40-34 55-47 55-72 0-28-23-47-53-47-28 0-47 22-47 44 0 12 10 13 12 13 6 0 13-4 13-12 0-7-5-13-13-13-1 0-1 0-2 0 5-17 21-24 34-24 25 0 34 23 34 39 0 25-20 45-31 57l-44 49c-3 3-3 3-3 9h93z">
          <text:p/>
        </draw:path>
        <draw:path draw:style-name="gr4" draw:text-style-name="P4" draw:layer="layout" svg:width="0.164cm" svg:height="0.083cm" svg:x="5.459cm" svg:y="4.249cm" svg:viewBox="0 0 165 84" svg:d="M165 18v-18h-165v18zM165 84v-18h-165v18z">
          <text:p/>
        </draw:path>
        <draw:path draw:style-name="gr4" draw:text-style-name="P4" draw:layer="layout" svg:width="0.203cm" svg:height="0.209cm" svg:x="5.745cm" svg:y="4.164cm" svg:viewBox="0 0 204 210" svg:d="M204 0h-159v5c20 2 24 4 24 13 0 4-1 15-3 21l-40 142c-6 18-8 20-26 24v5h163l20-52-5-3c-15 21-24 29-38 36-11 5-33 8-57 8-18 0-26-3-26-11 0-3 4-18 12-46 4-14 7-25 10-37 11 0 21 1 25 1 12-1 21 1 25 5 2 1 2 4 2 9 0 6 0 10-2 17l6 2 22-75-6-2c-12 27-15 29-44 31-4 0-14 0-25 0l21-74c2-7 5-9 23-9 51 0 62 5 62 24 0 4-1 9-1 14l7 1z">
          <text:p/>
        </draw:path>
        <draw:path draw:style-name="gr4" draw:text-style-name="P4" draw:layer="layout" svg:width="0.095cm" svg:height="0.111cm" svg:x="5.948cm" svg:y="4.313cm" svg:viewBox="0 0 96 112" svg:d="M80 13c-5 1-9 4-9 11s4 13 11 13c6 0 11-6 11-13 0-15-17-24-38-24-31 0-55 26-55 57s26 55 54 55c34 0 42-30 42-32 0-3-3-3-4-3-2 0-2 1-4 5-5 17-19 23-31 23-16 0-35-13-35-48 0-39 19-50 33-50 3 0 17 0 25 6z">
          <text:p/>
        </draw:path>
        <draw:path draw:style-name="gr4" draw:text-style-name="P4" draw:layer="layout" svg:width="0.082cm" svg:height="0.274cm" svg:x="6.092cm" svg:y="4.156cm" svg:viewBox="0 0 83 275" svg:d="M80 0c-24 15-33 23-45 38-24 28-35 61-35 99 0 41 11 72 41 105 13 15 21 22 38 33l4-6c-26-20-35-31-44-55-7-22-11-46-11-78 0-34 4-61 13-81s19-32 42-50z">
          <text:p/>
        </draw:path>
        <draw:path draw:style-name="gr4" draw:text-style-name="P4" draw:layer="layout" svg:width="0.126cm" svg:height="0.215cm" svg:x="6.205cm" svg:y="4.158cm" svg:viewBox="0 0 127 216" svg:d="M127 162h-7c-1 5-3 23-7 28-2 3-21 3-31 3h-59c8-8 28-28 36-36 50-45 68-62 68-94 0-37-30-63-67-63-38 0-60 33-60 61 0 16 14 16 15 16 7 0 16-4 16-15 0-9-7-15-16-15-2 0-3 0-4 1 6-22 23-38 44-38 28 0 45 24 45 53 0 28-16 52-35 72l-65 73v8h119z">
          <text:p/>
        </draw:path>
        <draw:path draw:style-name="gr4" draw:text-style-name="P4" draw:layer="layout" svg:width="0.083cm" svg:height="0.274cm" svg:x="6.362cm" svg:y="4.156cm" svg:viewBox="0 0 84 275" svg:d="M3 275c24-16 34-24 46-39 22-28 35-60 35-98 0-41-13-73-42-106-13-15-21-22-38-32l-4 5c26 20 35 31 44 55 7 23 11 47 11 79 0 34-4 60-13 80s-18 32-42 50z">
          <text:p/>
        </draw:path>
        <draw:polygon draw:style-name="gr4" draw:text-style-name="P4" draw:layer="layout" svg:width="0.165cm" svg:height="0.018cm" svg:x="6.564cm" svg:y="4.281cm" svg:viewBox="0 0 166 19" draw:points="166,19 166,0 0,0 0,19">
          <text:p/>
        </draw:polygon>
        <draw:path draw:style-name="gr4" draw:text-style-name="P4" draw:layer="layout" svg:width="0.203cm" svg:height="0.209cm" svg:x="6.832cm" svg:y="4.164cm" svg:viewBox="0 0 204 210" svg:d="M204 0h-160v5c20 2 25 4 25 13 0 4-2 15-4 21l-39 142c-5 18-8 20-26 24v5h162l21-52-5-3c-16 21-24 29-38 36-12 5-34 8-58 8-18 0-25-3-25-11 0-3 3-18 11-46 4-14 7-25 10-37 12 0 22 1 25 1 13-1 22 1 25 5 2 1 3 4 3 9 0 6-1 10-3 17l7 2 21-75-5-2c-12 27-15 29-44 31-4 0-14 0-26 0l21-74c2-7 6-9 24-9 51 0 62 5 62 24 0 4 0 9 0 14l6 1z">
          <text:p/>
        </draw:path>
        <draw:path draw:style-name="gr4" draw:text-style-name="P4" draw:layer="layout" svg:width="0.095cm" svg:height="0.111cm" svg:x="7.035cm" svg:y="4.313cm" svg:viewBox="0 0 96 112" svg:d="M81 13c-5 1-10 4-10 11s5 13 11 13 11-6 11-13c0-15-16-24-39-24-31 0-54 26-54 57s25 55 54 55c34 0 42-30 42-32 0-3-3-3-3-3-3 0-3 1-4 5-6 17-19 23-33 23-15 0-35-13-35-48 0-39 19-50 34-50 3 0 17 0 26 6z">
          <text:p/>
        </draw:path>
        <draw:path draw:style-name="gr4" draw:text-style-name="P4" draw:layer="layout" svg:width="0.082cm" svg:height="0.274cm" svg:x="7.179cm" svg:y="4.156cm" svg:viewBox="0 0 83 275" svg:d="M80 0c-24 15-34 23-46 38-23 28-34 61-34 99 0 41 12 72 40 105 13 15 22 22 39 33l4-6c-27-20-35-31-44-55-8-22-11-46-11-78 0-34 4-61 12-81 9-20 19-32 43-50z">
          <text:p/>
        </draw:path>
        <draw:path draw:style-name="gr4" draw:text-style-name="P4" draw:layer="layout" svg:width="0.103cm" svg:height="0.215cm" svg:x="7.306cm" svg:y="4.158cm" svg:viewBox="0 0 104 216" svg:d="M64 8c0-7 0-8-7-8-7 9-24 22-57 22v9c8 0 24 0 41-8v168c0 11-1 15-29 15h-10v10c9-1 40-1 51-1 10 0 42 0 51 1v-10h-10c-29 0-30-4-30-15z">
          <text:p/>
        </draw:path>
        <draw:path draw:style-name="gr4" draw:text-style-name="P4" draw:layer="layout" svg:width="0.082cm" svg:height="0.274cm" svg:x="7.45cm" svg:y="4.156cm" svg:viewBox="0 0 83 275" svg:d="M3 275c23-16 33-24 45-39 24-28 35-60 35-98 0-41-12-73-41-106-13-15-22-22-38-32l-4 5c25 20 34 31 43 55 8 23 12 47 12 79 0 34-5 60-13 80-9 20-19 32-42 50z">
          <text:p/>
        </draw:path>
        <draw:path draw:style-name="gr4" draw:text-style-name="P4" draw:layer="layout" svg:width="0.203cm" svg:height="0.209cm" svg:x="8.888cm" svg:y="4.338cm" svg:viewBox="0 0 204 210" svg:d="M204 0h-160v5c20 2 25 4 25 13 0 3-2 15-4 20l-39 143c-6 18-8 20-26 24v5h163l20-52-5-4c-15 22-24 30-38 37-12 5-34 8-58 8-18 0-26-3-26-11 0-3 4-18 12-47 4-15 7-25 10-37 11 0 21 1 25 1 13-1 22 1 25 4 2 2 2 5 2 10 0 6 0 10-2 17l7 2 22-75-5-1c-14 27-16 29-46 30-3 0-14 1-25 1l21-75c2-7 6-8 24-8 51 0 62 4 62 24 0 4 0 8-1 14l7 1z">
          <text:p/>
        </draw:path>
        <draw:path draw:style-name="gr4" draw:text-style-name="P4" draw:layer="layout" svg:width="0.095cm" svg:height="0.111cm" svg:x="9.091cm" svg:y="4.487cm" svg:viewBox="0 0 96 112" svg:d="M81 14c-6 1-11 4-11 11s5 12 12 12c6 0 12-5 12-12 0-15-18-25-40-25-31 0-54 27-54 57 0 31 25 55 54 55 34 0 42-29 42-32s-2-3-3-3c-3 0-3 1-4 5-6 17-20 23-33 23-15 0-35-13-35-48 0-38 19-51 34-51 3 0 16 1 26 8z">
          <text:p/>
        </draw:path>
        <draw:path draw:style-name="gr4" draw:text-style-name="P4" draw:layer="layout" svg:width="0.164cm" svg:height="0.083cm" svg:x="9.316cm" svg:y="4.423cm" svg:viewBox="0 0 165 84" svg:d="M165 18v-18h-165v18zM165 84v-18h-165v18z">
          <text:p/>
        </draw:path>
        <draw:path draw:style-name="gr4" draw:text-style-name="P4" draw:layer="layout" svg:width="0.103cm" svg:height="0.214cm" svg:x="9.652cm" svg:y="4.114cm" svg:viewBox="0 0 104 215" svg:d="M64 7c0-7 0-7-7-7-7 8-23 20-57 20v10c8 0 24 0 42-9v169c0 12-1 16-30 16h-10v9c9 0 40 0 51 0s43 0 51 0v-9h-10c-29 0-30-4-30-16z">
          <text:p/>
        </draw:path>
        <draw:polygon draw:style-name="gr4" draw:text-style-name="P4" draw:layer="layout" svg:width="0.158cm" svg:height="0.018cm" svg:x="9.623cm" svg:y="4.455cm" svg:viewBox="0 0 159 19" draw:points="0,0 159,0 159,19 0,19">
          <text:p/>
        </draw:polygon>
        <draw:path draw:style-name="gr4" draw:text-style-name="P4" draw:layer="layout" svg:width="0.126cm" svg:height="0.214cm" svg:x="9.639cm" svg:y="4.554cm" svg:viewBox="0 0 127 215" svg:d="M127 161h-8c-1 5-4 23-7 28-2 3-21 3-30 3h-60c9-7 28-28 37-36 49-45 68-62 68-94 0-38-30-62-68-62-37 0-59 31-59 60 0 17 14 17 15 17 7 0 15-5 15-15s-6-17-15-17c-3 0-4 0-5 1 7-22 24-37 45-37 27 0 44 23 44 53 0 28-16 52-34 72l-65 73v8h118z">
          <text:p/>
        </draw:path>
        <draw:path draw:style-name="gr4" draw:text-style-name="P4" draw:layer="layout" svg:width="0.221cm" svg:height="0.145cm" svg:x="9.823cm" svg:y="4.405cm" svg:viewBox="0 0 222 146" svg:d="M217 104c-3 4-5 7-6 9-9 11-16 17-21 17-2 0-4-2-4-6 0-1 1-6 3-14l22-80c0-2 1-7 1-9 0-12-8-21-19-21-6 0-12 3-20 8-16 10-29 25-51 60 8-24 13-42 13-48 0-12-8-20-19-20-19 0-41 22-71 68l19-67-1-1c-18 4-25 6-53 10v6h9c9 0 13 2 13 7 0 3-7 32-19 73-8 26-9 29-13 47h25c15-52 20-64 31-81 18-27 37-45 48-45 4 0 6 3 6 8 0 3-10 42-30 118h24c12-51 19-67 35-90 16-22 32-36 41-36 4 0 7 3 7 7 0 1-1 5-3 11l-18 74c-3 12-4 18-4 21 0 10 4 16 12 16 16 0 30-11 47-36l1-2z">
          <text:p/>
        </draw:path>
        <draw:path draw:style-name="gr4" draw:text-style-name="P4" draw:layer="layout" svg:width="0.13cm" svg:height="0.148cm" svg:x="10.121cm" svg:y="4.405cm" svg:viewBox="0 0 131 149" svg:d="M131 19c0-10-8-19-18-19-7 0-12 4-12 11 0 5 2 9 8 14 4 4 6 6 6 10 0 15-21 51-45 75l-10 10c-2-44-4-62-8-83-6-35-7-37-10-37-1 0-4 0-6 1-11 2-22 5-36 7v4c4 0 6 0 10 0 12 0 15 6 19 30s8 72 8 92c0 6 0 15 3 15 8 0 37-33 72-81 11-16 19-37 19-49z">
          <text:p/>
        </draw:path>
        <draw:path draw:style-name="gr4" draw:text-style-name="P4" draw:layer="layout" svg:width="0.099cm" svg:height="0.162cm" svg:x="10.284cm" svg:y="4.268cm" svg:viewBox="0 0 100 163" svg:d="M100 119h-6c-1 3-3 17-6 21-1 2-18 2-23 2h-44l24-23c41-34 55-47 55-71 0-28-23-48-53-48-28 0-47 22-47 44 0 13 10 14 12 14 6 0 13-4 13-13 0-7-5-12-13-12-1 0-1 0-2 0 5-17 21-25 34-25 26 0 34 23 34 40 0 24-20 44-31 57l-44 48c-3 3-3 3-3 10h94z">
          <text:p/>
        </draw:path>
        <draw:path draw:style-name="gr4" draw:text-style-name="P4" draw:layer="layout" svg:width="0.095cm" svg:height="0.111cm" svg:x="10.265cm" svg:y="4.518cm" svg:viewBox="0 0 96 112" svg:d="M81 13c-5 1-10 5-10 12 0 6 5 11 11 11s11-4 11-12c0-15-17-24-38-24-32 0-55 26-55 56 0 31 25 56 55 56 33 0 41-30 41-32 0-3-3-3-3-3-3 0-3 0-4 4-6 18-20 24-32 24-16 0-36-12-36-49 0-38 19-49 35-49 3 0 16 0 25 6z">
          <text:p/>
        </draw:path>
        <draw:path draw:style-name="gr4" draw:text-style-name="P4" draw:layer="layout" svg:width="0.193cm" svg:height="0.107cm" svg:x="10.375cm" svg:y="4.519cm" svg:viewBox="0 0 194 108" svg:d="M37 45c0-26 19-38 33-38s18 9 18 26v56c0 12-3 12-19 12v7c12 0 16 0 28 0 11 0 15 0 27 0v-7c-16 0-18 0-18-12v-44c0-26 19-38 33-38 15 0 19 9 19 26v56c0 12-3 12-20 12v7c13 0 17 0 29 0 11 0 15 0 27 0v-7c-12 0-18 0-18-8v-47c0-21 0-28-8-37-5-6-15-9-27-9-18 0-29 11-36 23-3-14-13-23-33-23-19 0-31 13-36 24h-1v-24l-35 3v8c17 0 19 1 19 13v65c0 12-3 12-19 12v7c12 0 16 0 28 0s15 0 27 0v-7c-15 0-18 0-18-12z">
          <text:p/>
        </draw:path>
        <draw:polygon draw:style-name="gr4" draw:text-style-name="P4" draw:layer="layout" svg:width="0.164cm" svg:height="0.164cm" svg:x="10.68cm" svg:y="4.383cm" svg:viewBox="0 0 165 165" draw:points="165,90 165,72 92,72 92,0 74,0 74,72 0,72 0,90 74,90 74,165 92,165 92,90">
          <text:p/>
        </draw:polygon>
        <draw:path draw:style-name="gr4" draw:text-style-name="P4" draw:layer="layout" svg:width="0.103cm" svg:height="0.214cm" svg:x="10.998cm" svg:y="4.114cm" svg:viewBox="0 0 104 215" svg:d="M63 7c0-7 0-7-6-7-8 8-24 20-57 20v10c7 0 23 0 41-9v169c0 12-1 16-30 16h-10v9c9 0 41 0 51 0 11 0 43 0 52 0v-9h-11c-29 0-30-4-30-16z">
          <text:p/>
        </draw:path>
        <draw:polygon draw:style-name="gr4" draw:text-style-name="P4" draw:layer="layout" svg:width="0.158cm" svg:height="0.018cm" svg:x="10.968cm" svg:y="4.455cm" svg:viewBox="0 0 159 19" draw:points="0,0 159,0 159,19 0,19">
          <text:p/>
        </draw:polygon>
        <draw:path draw:style-name="gr4" draw:text-style-name="P4" draw:layer="layout" svg:width="0.126cm" svg:height="0.214cm" svg:x="10.984cm" svg:y="4.554cm" svg:viewBox="0 0 127 215" svg:d="M127 161h-7c-1 5-3 23-7 28-2 3-20 3-30 3h-61c9-7 30-28 38-36 49-45 67-62 67-94 0-38-29-62-67-62s-60 31-60 60c0 17 14 17 15 17 7 0 15-5 15-15s-6-17-15-17c-3 0-3 0-4 1 6-22 23-37 45-37 28 0 44 23 44 53 0 28-15 52-34 72l-66 73v8h119z">
          <text:p/>
        </draw:path>
        <draw:path draw:style-name="gr4" draw:text-style-name="P4" draw:layer="layout" svg:width="0.126cm" svg:height="0.209cm" svg:x="11.169cm" svg:y="4.338cm" svg:viewBox="0 0 127 210" svg:d="M0 210h79v-5c-18-3-22-5-22-14 0-6 1-9 4-20l39-143c6-18 8-20 27-23v-5h-79v5c18 2 22 4 22 13 0 5-1 12-4 20l-39 143c-6 18-9 20-27 24z">
          <text:p/>
        </draw:path>
        <draw:path draw:style-name="gr4" draw:text-style-name="P4" draw:layer="layout" svg:width="0.095cm" svg:height="0.111cm" svg:x="11.285cm" svg:y="4.487cm" svg:viewBox="0 0 96 112" svg:d="M81 14c-5 1-10 4-10 11s5 12 11 12 11-5 11-12c0-15-16-25-39-25-31 0-54 27-54 57 0 31 25 55 54 55 34 0 42-29 42-32s-3-3-3-3c-3 0-3 1-4 5-6 17-19 23-33 23-15 0-35-13-35-48 0-38 19-51 34-51 3 0 17 1 26 8z">
          <text:p/>
        </draw:path>
        <draw:path draw:style-name="gr4" draw:text-style-name="P4" draw:layer="layout" svg:width="0.194cm" svg:height="0.107cm" svg:x="11.395cm" svg:y="4.488cm" svg:viewBox="0 0 195 108" svg:d="M37 45c0-26 19-39 33-39s18 10 18 28v56c0 11-3 11-19 11v7c12 0 16-1 29-1 12 0 15 1 28 1v-7c-16 0-19 0-19-11v-45c0-26 19-39 33-39s18 10 18 28v56c0 11-3 11-19 11v7c12 0 16-1 28-1s15 1 28 1v-7c-13 0-19 0-19-8v-46c0-21 0-28-8-38-5-6-15-9-26-9-17 0-29 10-36 24-3-15-13-24-34-24-19 0-31 13-36 25h-1v-25l-35 3v7c17 0 19 2 19 15v65c0 11-3 11-19 11v7c12 0 16-1 28-1s15 1 28 1v-7c-16 0-19 0-19-11z">
          <text:p/>
        </draw:path>
        <draw:path draw:style-name="gr4" draw:text-style-name="P4" draw:layer="layout" svg:width="0.206cm" svg:height="0.145cm" svg:x="11.666cm" svg:y="4.405cm" svg:viewBox="0 0 207 146" svg:d="M207 61c0-34-21-58-24-61h-12c2 4 11 20 11 42 0 38-25 91-57 91-12 0-20-8-20-19 0-32 17-62 17-70 0-1-1-2-2-2h-15c-10 0-2 91-52 91-23 0-24-23-24-32 0-51 37-94 44-101h-11c0 0-62 42-62 100 0 20 10 46 44 46 39 0 51-33 51-34 0 1-1 3-1 7 0 10 4 27 33 27 40 0 80-44 80-85z">
          <text:p/>
        </draw:path>
        <draw:path draw:style-name="gr4" draw:text-style-name="P4" draw:layer="layout" svg:width="0.1cm" svg:height="0.162cm" svg:x="11.902cm" svg:y="4.268cm" svg:viewBox="0 0 101 163" svg:d="M101 119h-7c-1 3-3 17-6 21-1 2-18 2-23 2h-44l25-23c40-34 55-47 55-71 0-28-23-48-53-48-29 0-48 22-48 44 0 13 11 14 13 14 5 0 12-4 12-13 0-7-5-12-12-12-1 0-2 0-3 0 6-17 22-25 35-25 25 0 33 23 33 40 0 24-18 44-30 57l-45 48c-3 3-3 3-3 10h94z">
          <text:p/>
        </draw:path>
        <draw:path draw:style-name="gr4" draw:text-style-name="P4" draw:layer="layout" svg:width="0.21cm" svg:height="0.212cm" svg:x="12.999cm" svg:y="4.491cm" svg:viewBox="0 0 211 213" svg:d="M211 0h-63v5c10 1 13 1 17 4 3 2 5 6 5 10 0 5-8 38-23 92-2 4-3 10-4 16-6 20-11 33-18 44-12 19-29 29-51 29-28 0-46-15-46-37 0-11 10-49 31-123 1-3 2-5 2-6 8-23 13-27 34-29v-5h-87v5c21 2 24 4 24 13 0 4-1 9-2 14l-17 62c-9 34-13 54-13 67 0 30 29 52 70 52s67-22 81-70l27-91c12-41 13-43 33-47z">
          <text:p/>
        </draw:path>
        <draw:path draw:style-name="gr4" draw:text-style-name="P4" draw:layer="layout" svg:width="0.162cm" svg:height="0.082cm" svg:x="13.328cm" svg:y="4.575cm" svg:viewBox="0 0 163 83" svg:d="M163 19v-19h-163v19zM163 83v-18h-163v18z">
          <text:p/>
        </draw:path>
        <draw:polygon draw:style-name="gr4" draw:text-style-name="P4" draw:layer="layout" svg:width="0.163cm" svg:height="0.018cm" svg:x="13.618cm" svg:y="4.607cm" svg:viewBox="0 0 164 19" draw:points="164,19 164,0 0,0 0,19">
          <text:p/>
        </draw:polygon>
        <draw:polygon draw:style-name="gr4" draw:text-style-name="P4" draw:layer="layout" svg:width="0.099cm" svg:height="0.053cm" svg:x="13.983cm" svg:y="4.113cm" svg:viewBox="0 0 100 54" draw:points="100,26 74,0 68,5 80,21 2,21 0,31 78,31 55,47 60,54">
          <text:p/>
        </draw:polygon>
        <draw:path draw:style-name="gr4" draw:text-style-name="P4" draw:layer="layout" svg:width="0.085cm" svg:height="0.102cm" svg:x="13.967cm" svg:y="4.184cm" svg:viewBox="0 0 86 103" svg:d="M19 103c12-39 16-49 27-68 7-13 14-20 18-20 1 0 2 1 3 3 2 4 4 5 9 5 7 0 10-4 10-11s-4-12-10-12-12 3-18 10c-10 9-19 23-23 32l-3 10 12-52c-17 3-19 3-37 6v4c5-1 6-1 8-1 6 0 9 2 9 6s0 4-4 19l-20 69z">
          <text:p/>
        </draw:path>
        <draw:path draw:style-name="gr4" draw:text-style-name="P4" draw:layer="layout" svg:width="0.212cm" svg:height="0.531cm" svg:x="13.871cm" svg:y="4.35cm" svg:viewBox="0 0 213 532" svg:d="M36 532c53 0 88-53 88-108v-316c0-51 13-101 54-101 8 0 15 3 21 8h-1c-8 0-16 5-16 15 0 11 8 16 16 16 7 0 15-5 15-16 0-18-17-30-35-30-53 0-85 53-85 108v316c0 51-16 101-57 101-8 0-16-3-21-8h1c8 0 16-5 16-15s-8-16-16-16-16 6-16 16c0 18 18 30 36 30z">
          <text:p/>
        </draw:path>
        <draw:polygon draw:style-name="gr4" draw:text-style-name="P4" draw:layer="layout" svg:width="0.099cm" svg:height="0.053cm" svg:x="13.857cm" svg:y="4.936cm" svg:viewBox="0 0 100 54" draw:points="100,27 75,0 69,5 81,23 2,23 0,32 79,32 57,49 61,54">
          <text:p/>
        </draw:polygon>
        <draw:path draw:style-name="gr4" draw:text-style-name="P4" draw:layer="layout" svg:width="0.086cm" svg:height="0.102cm" svg:x="13.841cm" svg:y="5.007cm" svg:viewBox="0 0 87 103" svg:d="M18 103c12-39 16-49 27-68 7-13 15-20 19-20 1 0 2 1 3 3 2 4 4 6 9 6 7 0 11-5 11-12s-5-12-11-12-12 4-18 10c-11 10-20 23-24 34l-3 8 13-51-1-1c-17 3-19 4-36 6v4c5-1 6-1 8-1 5 0 8 3 8 7 0 3 0 3-4 19l-19 68z">
          <text:p/>
        </draw:path>
        <draw:path draw:style-name="gr4" draw:text-style-name="P4" draw:layer="layout" svg:width="0.086cm" svg:height="0.128cm" svg:x="13.94cm" svg:y="5.023cm" svg:viewBox="0 0 87 129" svg:d="M87 65c0-21-2-36-11-49-5-8-17-16-32-16-44 0-44 51-44 65 0 13 0 64 44 64 43 0 43-51 43-64zM44 123c-8 0-21-6-24-21-3-11-3-26-3-40 0-13 0-28 3-38 4-15 17-18 24-18 10 0 20 6 23 17 3 10 3 23 3 39 0 14 0 28-2 39-4 17-16 22-24 22z">
          <text:p/>
        </draw:path>
        <draw:polygon draw:style-name="gr4" draw:text-style-name="P4" draw:layer="layout" svg:width="0.135cm" svg:height="0.072cm" svg:x="14.244cm" svg:y="4.392cm" svg:viewBox="0 0 136 73" draw:points="136,37 102,0 93,7 110,29 3,29 0,43 108,43 77,66 83,73">
          <text:p/>
        </draw:polygon>
        <draw:path draw:style-name="gr4" draw:text-style-name="P4" draw:layer="layout" svg:width="0.202cm" svg:height="0.206cm" svg:x="14.166cm" svg:y="4.491cm" svg:viewBox="0 0 203 207" svg:d="M203 0h-158v5c21 2 25 4 25 13 0 5-1 12-4 20l-39 141c-5 19-7 21-27 23v5h81v-5c-18-1-24-4-24-14 0-2 1-7 3-14l20-71c11 0 18 1 25 1 13 0 15 0 18 1 4 3 7 7 7 13 0 5-1 9-3 19l5 1 24-74-5-1c-14 28-15 28-69 29l21-74c2-6 7-8 20-8 53 0 64 4 64 24 0 2 0 3 0 8 0 1 0 2-1 6h7z">
          <text:p/>
        </draw:path>
        <draw:path draw:style-name="gr4" draw:text-style-name="P4" draw:layer="layout" svg:width="0.035cm" svg:height="0.035cm" svg:x="14.476cm" svg:y="4.598cm" svg:viewBox="0 0 36 36" svg:d="M36 19c0-10-9-19-19-19-9 0-17 9-17 19 0 12 10 17 17 17s19-6 19-17z">
          <text:p/>
        </draw:path>
        <draw:path draw:style-name="gr4" draw:text-style-name="P4" draw:layer="layout" svg:width="0.153cm" svg:height="0.224cm" svg:x="14.618cm" svg:y="4.476cm" svg:viewBox="0 0 154 225" svg:d="M85 4v9c22 0 25 2 25 18v70c-7-9-21-20-40-20-38 0-70 31-70 73 0 40 30 71 66 71 24 0 38-15 43-21v21l45-3v-9c-22 0-24-2-24-18v-195zM109 185c0 6 0 7-5 14-7 11-20 20-36 20-8 0-44-3-44-65 0-23 4-36 11-47 6-10 20-20 36-20 20 0 31 14 34 20 4 5 4 6 4 12z">
          <text:p/>
        </draw:path>
        <draw:polygon draw:style-name="gr4" draw:text-style-name="P4" draw:layer="layout" svg:width="0.135cm" svg:height="0.072cm" svg:x="14.863cm" svg:y="4.461cm" svg:viewBox="0 0 136 73" draw:points="136,36 102,0 93,7 110,29 3,29 0,43 108,43 76,66 83,73">
          <text:p/>
        </draw:polygon>
        <draw:path draw:style-name="gr4" draw:text-style-name="P4" draw:layer="layout" svg:width="0.116cm" svg:height="0.139cm" svg:x="14.842cm" svg:y="4.558cm" svg:viewBox="0 0 117 140" svg:d="M24 140c16-54 22-68 36-92 12-18 20-28 26-28 2 0 3 2 5 5 2 5 5 7 11 7 9 0 15-6 15-16s-6-16-15-16c-7 0-16 5-24 13-14 13-27 32-32 45l-4 11 17-69h-1c-23 4-26 5-49 8v6c7-2 8-2 10-2 7 0 11 3 11 9 0 4 0 4-5 26l-25 93z">
          <text:p/>
        </draw:path>
        <draw:path draw:style-name="gr4" draw:text-style-name="P4" draw:layer="layout" svg:width="0.267cm" svg:height="0.215cm" svg:x="0.776cm" svg:y="5.223cm" svg:viewBox="0 0 268 216" svg:d="M268 0h-59v5c17 2 21 4 21 13 0 6-3 14-7 22l-60 118-14-129v-4c0-14 5-18 23-20v-5h-77v5c18 1 21 3 24 20l3 22-55 111-15-130c0-1 0-4 0-4 0-14 4-17 23-19v-5h-75v5c11 1 13 2 16 5 4 4 5 11 9 40l20 166h6l71-146h2l16 146h6l98-187c9-17 12-20 24-24z">
          <text:p/>
        </draw:path>
        <draw:path draw:style-name="gr4" draw:text-style-name="P4" draw:layer="layout" svg:width="0.082cm" svg:height="0.161cm" svg:x="1.043cm" svg:y="5.319cm" svg:viewBox="0 0 83 162" svg:d="M52 7c0-6 0-7-7-7-15 16-37 16-45 16v7c5 0 20 0 33-6v126c0 9-1 12-23 12h-8v7c9 0 30 0 40 0 11 0 33 0 41 0v-7h-7c-23 0-24-3-24-12z">
          <text:p/>
        </draw:path>
        <draw:path draw:style-name="gr4" draw:text-style-name="P4" draw:layer="layout" svg:width="0.099cm" svg:height="0.161cm" svg:x="1.157cm" svg:y="5.319cm" svg:viewBox="0 0 100 162" svg:d="M100 119h-6c-1 4-3 18-6 22-1 2-19 2-24 2h-43l24-23c41-34 55-48 55-73 0-27-24-47-53-47-28 0-47 22-47 44 0 12 10 14 13 14 5 0 12-4 12-13 0-7-5-13-12-13-2 0-2 0-3 1 5-18 21-25 34-25 25 0 33 23 33 39 0 25-18 46-30 59l-44 48c-3 2-3 3-3 8h94z">
          <text:p/>
        </draw:path>
        <draw:path draw:style-name="gr4" draw:text-style-name="P4" draw:layer="layout" svg:width="0.164cm" svg:height="0.083cm" svg:x="1.392cm" svg:y="5.308cm" svg:viewBox="0 0 165 84" svg:d="M165 18v-18h-165v18zM165 84v-18h-165v18z">
          <text:p/>
        </draw:path>
        <draw:path draw:style-name="gr4" draw:text-style-name="P4" draw:layer="layout" svg:width="0.212cm" svg:height="0.215cm" svg:x="1.688cm" svg:y="5.223cm" svg:viewBox="0 0 213 216" svg:d="M213 0h-64v5c10 1 14 2 17 4 4 2 6 7 6 12s-8 38-24 92c-1 4-2 9-4 15-6 21-10 34-18 45-13 20-30 30-53 30-26 0-45-16-45-38 0-11 10-50 32-124 0-2 1-4 1-6 7-23 12-28 34-30v-5h-87v5c21 2 25 4 25 13 0 5-1 10-3 16l-17 61c-9 35-13 55-13 68 0 31 29 53 69 53 42 0 70-23 84-71l27-91c12-43 13-44 33-49z">
          <text:p/>
        </draw:path>
        <draw:path draw:style-name="gr4" draw:text-style-name="P4" draw:layer="layout" svg:width="0.082cm" svg:height="0.274cm" svg:x="1.94cm" svg:y="5.215cm" svg:viewBox="0 0 83 275" svg:d="M80 0c-25 15-34 24-46 38-23 28-34 60-34 99 0 41 11 72 40 105 13 15 21 23 39 33l4-5c-27-21-36-32-45-56-7-21-11-46-11-78 0-35 4-61 13-81s19-31 43-50z">
          <text:p/>
        </draw:path>
        <draw:path draw:style-name="gr4" draw:text-style-name="P4" draw:layer="layout" svg:width="0.103cm" svg:height="0.215cm" svg:x="2.067cm" svg:y="5.217cm" svg:viewBox="0 0 104 216" svg:d="M64 8c0-7 0-8-6-8-8 9-24 21-58 21v10c7 0 23 0 42-9v169c0 12-1 16-30 16h-10v9c9-1 41-1 51-1 11 0 42 0 51 1v-9h-10c-29 0-30-4-30-16z">
          <text:p/>
        </draw:path>
        <draw:path draw:style-name="gr4" draw:text-style-name="P4" draw:layer="layout" svg:width="0.082cm" svg:height="0.274cm" svg:x="2.211cm" svg:y="5.215cm" svg:viewBox="0 0 83 275" svg:d="M2 275c24-16 34-24 47-39 23-28 34-60 34-97 0-43-12-74-41-106-14-16-22-23-39-33l-3 5c25 20 34 31 43 55 9 22 12 46 12 80 0 33-4 60-14 79-9 20-18 32-41 51z">
          <text:p/>
        </draw:path>
        <draw:polygon draw:style-name="gr4" draw:text-style-name="P4" draw:layer="layout" svg:width="0.164cm" svg:height="0.018cm" svg:x="2.413cm" svg:y="5.34cm" svg:viewBox="0 0 165 19" draw:points="165,19 165,0 0,0 0,19">
          <text:p/>
        </draw:polygon>
        <draw:path draw:style-name="gr4" draw:text-style-name="P4" draw:layer="layout" svg:width="0.212cm" svg:height="0.215cm" svg:x="2.69cm" svg:y="5.223cm" svg:viewBox="0 0 213 216" svg:d="M213 0h-64v5c10 1 13 2 17 4 3 2 5 7 5 12s-8 38-23 92c-2 4-3 9-4 15-6 21-11 34-18 45-13 20-30 30-52 30-27 0-45-16-45-38 0-11 10-50 31-124 1-2 2-4 2-6 7-23 12-28 33-30v-5h-87v5c22 2 25 4 25 13 0 5-1 10-2 16l-17 61c-10 35-14 55-14 68 0 31 30 53 70 53 42 0 68-23 82-71l28-91c12-43 13-44 33-49z">
          <text:p/>
        </draw:path>
        <draw:path draw:style-name="gr4" draw:text-style-name="P4" draw:layer="layout" svg:width="0.082cm" svg:height="0.274cm" svg:x="2.942cm" svg:y="5.215cm" svg:viewBox="0 0 83 275" svg:d="M80 0c-23 15-34 24-46 38-23 28-34 60-34 99 0 41 12 72 40 105 14 15 23 23 39 33l4-5c-25-21-35-32-44-56-8-21-11-46-11-78 0-35 4-61 12-81 9-20 20-31 43-50z">
          <text:p/>
        </draw:path>
        <draw:path draw:style-name="gr4" draw:text-style-name="P4" draw:layer="layout" svg:width="0.126cm" svg:height="0.215cm" svg:x="3.056cm" svg:y="5.217cm" svg:viewBox="0 0 127 216" svg:d="M127 162h-7c-1 5-4 23-7 28-2 3-21 3-30 3h-61c10-7 29-28 38-36 49-45 67-62 67-94 0-38-29-63-67-63s-60 33-60 61c0 17 14 17 15 17 7 0 15-5 15-16 0-9-6-15-15-15-3 0-4 0-5 1 7-23 25-38 46-38 27 0 44 24 44 53 0 28-16 52-34 72l-66 73v8h118z">
          <text:p/>
        </draw:path>
        <draw:path draw:style-name="gr4" draw:text-style-name="P4" draw:layer="layout" svg:width="0.082cm" svg:height="0.274cm" svg:x="3.213cm" svg:y="5.215cm" svg:viewBox="0 0 83 275" svg:d="M3 275c25-16 34-24 46-39 23-28 34-60 34-97 0-43-12-74-40-106-13-16-22-23-39-33l-4 5c27 20 35 31 44 55 8 22 12 46 12 80 0 33-5 60-13 79-9 20-20 32-43 51z">
          <text:p/>
        </draw:path>
        <draw:path draw:style-name="gr4" draw:text-style-name="P4" draw:layer="layout" svg:width="0.205cm" svg:height="0.208cm" svg:x="4.872cm" svg:y="5.235cm" svg:viewBox="0 0 206 209" svg:d="M206 0h-61v5c10 1 13 2 16 4s6 6 6 10c0 5-8 38-23 90-1 4-3 9-4 15-6 20-10 33-18 43-12 19-29 29-51 29-25 0-43-15-43-37 0-10 10-47 30-120 1-2 2-4 2-6 6-21 11-26 32-28v-5h-84v5c21 2 24 4 24 13 0 4-1 9-2 14l-16 60c-10 33-14 53-14 66 0 29 29 51 68 51 40 0 67-22 80-69l26-88c12-41 13-42 32-47z">
          <text:p/>
        </draw:path>
        <draw:path draw:style-name="gr4" draw:text-style-name="P4" draw:layer="layout" svg:width="0.11cm" svg:height="0.154cm" svg:x="5.061cm" svg:y="5.378cm" svg:viewBox="0 0 111 155" svg:d="M23 65c6 4 13 7 24 7 22 0 39-16 39-35 0-12-6-20-9-23 9-8 20-8 23-8-1 1-3 2-3 6 0 2 1 7 7 7 3 0 7-2 7-7s-4-12-13-12c-7 0-17 3-25 11-7-5-16-8-26-8-22 0-40 15-40 34 0 12 8 21 12 25 0 0-7 8-7 19 0 8 4 16 10 21-12 3-22 12-22 23 0 17 24 30 54 30 29 0 53-13 53-31 0-9-4-19-13-25-13-8-26-8-49-8-4 0-12 0-14-1-6-1-11-7-11-15 0-4 1-7 3-10zM47 66c-21 0-21-24-21-29 0-6 1-14 5-20 3-5 10-8 16-8 21 0 21 22 21 28 0 5 0 29-21 29zM58 106c7 0 36 0 36 19 0 13-18 24-40 24-23 0-40-11-40-24 0-4 2-19 22-19z">
          <text:p/>
        </draw:path>
        <draw:path draw:style-name="gr4" draw:text-style-name="P4" draw:layer="layout" svg:width="0.158cm" svg:height="0.08cm" svg:x="5.296cm" svg:y="5.318cm" svg:viewBox="0 0 159 81" svg:d="M159 18v-18h-159v18zM159 81v-18h-159v18z">
          <text:p/>
        </draw:path>
        <draw:path draw:style-name="gr4" draw:text-style-name="P4" draw:layer="layout" svg:width="0.214cm" svg:height="0.139cm" svg:x="5.57cm" svg:y="5.301cm" svg:viewBox="0 0 215 140" svg:d="M210 101c-3 4-6 7-7 8-8 11-15 16-19 16-3 0-4-2-4-5 0-1 1-6 3-14l21-78c0-1 1-7 1-9 0-11-8-19-19-19-5 0-12 2-19 7-15 9-28 24-49 59 8-24 12-42 12-48 0-11-7-18-17-18-19 0-42 20-70 66l18-66h-1c-18 3-24 5-50 9v5h8c8 0 12 2 12 7 0 3-7 33-18 72-7 25-8 28-12 44h23c15-49 19-61 30-77 17-27 37-44 47-44 4 0 6 3 6 8 0 2-9 41-29 113h23c13-48 19-64 35-87 15-21 30-34 39-34 3 0 6 3 6 6 0 2 0 6-2 11l-18 72c-3 12-4 18-4 21 0 9 4 14 13 14 14 0 28-10 44-33l2-2z">
          <text:p/>
        </draw:path>
        <draw:path draw:style-name="gr4" draw:text-style-name="P4" draw:layer="layout" svg:width="0.143cm" svg:height="0.202cm" svg:x="5.853cm" svg:y="5.3cm" svg:viewBox="0 0 144 203" svg:d="M118 157c0-20-15-34-45-41-13-4-21-9-21-13 0-5 7-13 11-13 0 0 1 0 2 0 2 1 7 1 10 1 28 0 56-25 56-49 0-5-1-11-3-17h16v-13h-19c-1 0-3 0-5-2-9-6-19-10-31-10-34 0-63 25-63 54 1 16 7 26 26 34-19 12-24 18-24 26 0 4 2 8 8 12-29 19-36 26-36 40 0 22 20 37 53 37 39 0 65-19 65-46zM100 166c0 17-18 29-42 29-26 0-41-12-41-32 0-7 2-12 7-18 4-5 18-16 20-16 0 0 1 1 2 1l9 3c33 10 44 19 45 33zM97 65c-6 13-16 20-27 20-12 0-18-9-18-24 0-28 17-53 37-53 12 0 17 8 18 22 0 11-4 25-10 35z">
          <text:p/>
        </draw:path>
        <draw:path draw:style-name="gr4" draw:text-style-name="P4" draw:layer="layout" svg:width="0.118cm" svg:height="0.157cm" svg:x="6.08cm" svg:y="5.305cm" svg:viewBox="0 0 119 158" svg:d="M26 37c6-16 10-19 25-19h45l-96 116 3 3c5-4 9-6 14-6 8 0 18 5 32 13 16 10 26 14 35 14 15 0 29-11 29-23 0-7-4-12-11-12-6 0-10 4-10 10 0 3 1 6 2 9 1 2 2 4 2 5 0 3-3 5-8 5-8 0-12-3-22-16-14-17-19-21-37-27l90-106v-3h-89l-9 35z">
          <text:p/>
        </draw:path>
        <draw:path draw:style-name="gr4" draw:text-style-name="P4" draw:layer="layout" svg:width="0.202cm" svg:height="0.205cm" svg:x="8.947cm" svg:y="5.247cm" svg:viewBox="0 0 203 206" svg:d="M203 0h-61v5c10 1 13 2 17 4 3 2 5 6 5 10 0 5-8 36-23 88-1 4-2 9-4 15-5 20-10 32-16 42-12 19-29 30-50 30-26 0-44-16-44-37 0-11 10-48 31-118 1-2 1-5 2-6 6-21 11-26 32-28v-5h-85v5c21 2 24 4 24 13 0 3-1 8-2 13l-16 59c-9 33-13 53-13 65 0 29 28 51 67 51 40 0 66-22 79-68l25-87c12-40 13-42 32-46z">
          <text:p/>
        </draw:path>
        <draw:path draw:style-name="gr4" draw:text-style-name="P4" draw:layer="layout" svg:width="0.092cm" svg:height="0.106cm" svg:x="9.133cm" svg:y="5.39cm" svg:viewBox="0 0 93 107" svg:d="M87 51c5 0 6 0 6-5 0-24-13-46-42-46-28 0-51 25-51 53 0 30 25 54 54 54 28 0 39-25 39-30 0-2-1-3-3-3s-3 1-3 2c-8 24-29 24-32 24-11 0-21-6-26-14-8-11-8-25-8-35zM21 46c2-37 23-41 30-41 12 0 26 10 26 41z">
          <text:p/>
        </draw:path>
        <draw:path draw:style-name="gr4" draw:text-style-name="P4" draw:layer="layout" svg:width="0.157cm" svg:height="0.079cm" svg:x="9.349cm" svg:y="5.329cm" svg:viewBox="0 0 158 80" svg:d="M158 18v-18h-158v18zM158 80v-17h-158v17z">
          <text:p/>
        </draw:path>
        <draw:path draw:style-name="gr4" draw:text-style-name="P4" draw:layer="layout" svg:width="0.079cm" svg:height="0.153cm" svg:x="9.663cm" svg:y="5.172cm" svg:viewBox="0 0 80 154" svg:d="M50 6c0-6 0-6-7-6-14 14-36 14-43 14v8c5 0 19 0 31-6v120c0 9-1 11-22 11h-7v7c8 0 28 0 38 0s31 0 40 0v-7h-8c-21 0-22-2-22-11z">
          <text:p/>
        </draw:path>
        <draw:polygon draw:style-name="gr4" draw:text-style-name="P4" draw:layer="layout" svg:width="0.118cm" svg:height="0.017cm" svg:x="9.642cm" svg:y="5.359cm" svg:viewBox="0 0 119 18" draw:points="0,0 119,0 119,18 0,18">
          <text:p/>
        </draw:polygon>
        <draw:path draw:style-name="gr4" draw:text-style-name="P4" draw:layer="layout" svg:width="0.094cm" svg:height="0.154cm" svg:x="9.654cm" svg:y="5.399cm" svg:viewBox="0 0 95 155" svg:d="M95 114h-6c0 3-2 17-5 20-2 3-19 3-23 3h-41l22-22c39-33 53-45 53-69 0-27-22-46-51-46-26 0-44 21-44 43 0 12 9 13 12 13 5 0 12-4 12-12 0-7-5-13-12-13-2 0-2 0-3 0 5-16 20-24 33-24 23 0 31 22 31 39 0 24-18 43-29 55l-42 46c-2 2-2 3-2 8h89z">
          <text:p/>
        </draw:path>
        <draw:path draw:style-name="gr4" draw:text-style-name="P4" draw:layer="layout" svg:width="0.137cm" svg:height="0.212cm" svg:x="9.808cm" svg:y="5.238cm" svg:viewBox="0 0 138 213" svg:d="M123 176l-4 8c-6 10-9 13-14 13-6 0-13-10-25-40-1-4-6-15-11-27 45-40 54-46 69-47v-5h-56v5h5c7 0 12 2 12 5 0 7-16 21-44 43-5 4-9 7-14 10l37-139-1-2c-18 4-31 6-49 8v5c15 0 21 2 21 8-1 5-3 13-7 27-1 5-2 8-2 10l-1 3-39 149h23l15-56 13-10c5 13 13 33 19 44 10 19 15 25 24 25 12 0 20-7 34-33z">
          <text:p/>
        </draw:path>
        <draw:path draw:style-name="gr4" draw:text-style-name="P4" draw:layer="layout" svg:width="0.107cm" svg:height="0.139cm" svg:x="10.029cm" svg:y="5.312cm" svg:viewBox="0 0 108 140" svg:d="M6 91l-6 49h5c2-5 4-7 7-7 4 0 9 2 15 3 7 2 12 3 17 3 26 0 44-16 44-40 0-11-6-25-21-42-11-15-16-25-16-33 0-11 6-17 17-17 16 0 25 11 29 36h5l6-43h-4c-3 4-5 5-9 5s-7 0-12-2c-8-2-13-3-18-3-22 0-37 13-37 34 0 10 7 24 20 40 12 16 17 26 17 35 0 14-9 24-23 24-17 0-26-13-31-42z">
          <text:p/>
        </draw:path>
        <draw:path draw:style-name="gr4" draw:text-style-name="P4" draw:layer="layout" svg:width="0.095cm" svg:height="0.154cm" svg:x="10.163cm" svg:y="5.181cm" svg:viewBox="0 0 96 155" svg:d="M96 114h-6c-1 3-3 17-6 20-1 3-17 3-22 3h-42l24-22c38-34 52-46 52-70 0-26-22-45-50-45s-46 21-46 42c0 12 10 13 12 13 5 0 12-4 12-12 0-7-5-12-12-12-1 0-2 0-3 0 6-16 21-24 34-24 24 0 32 22 32 38 0 24-18 43-29 56l-43 46c-3 2-3 3-3 8h90z">
          <text:p/>
        </draw:path>
        <draw:path draw:style-name="gr4" draw:text-style-name="P4" draw:layer="layout" svg:width="0.198cm" svg:height="0.205cm" svg:x="12.977cm" svg:y="5.235cm" svg:viewBox="0 0 199 206" svg:d="M199 0h-156v5c19 2 24 5 24 13 0 4-2 14-4 20l-38 139c-5 18-8 20-25 24v5h158l20-52-5-3c-15 21-23 30-37 36-11 5-33 8-56 8-18 0-25-3-25-10 0-4 3-20 11-47 4-14 7-24 10-36 11 1 21 1 25 1 12 0 21 1 24 5 2 1 2 4 2 9 0 6 0 10-2 17l6 1 22-72-6-2c-12 27-15 29-43 30-4 0-14 0-25 1l21-73c2-7 5-8 22-8 50 0 61 4 61 22 0 5-1 9-1 15h7z">
          <text:p/>
        </draw:path>
        <draw:path draw:style-name="gr4" draw:text-style-name="P4" draw:layer="layout" svg:width="0.189cm" svg:height="0.105cm" svg:x="13.175cm" svg:y="5.382cm" svg:viewBox="0 0 190 106" svg:d="M36 44c0-26 19-38 33-38s18 9 18 26v56c0 11-3 11-19 11v7c12-1 16-1 28-1 11 0 14 0 27 1v-7c-16 0-19 0-19-11v-44c0-26 19-38 33-38 13 0 17 9 17 26v56c0 11-2 11-18 11v7c11-1 16-1 27-1s15 0 27 1v-7c-12 0-18 0-18-8v-46c0-21 0-27-8-36-5-6-14-9-25-9-17 0-29 10-35 23-3-14-13-23-34-23-19 0-30 13-35 24v-24l-35 3v7c16 0 19 2 19 14v64c0 11-3 11-19 11v7c12-1 16-1 27-1 12 0 15 0 27 1v-7c-15 0-18 0-18-11z">
          <text:p/>
        </draw:path>
        <draw:path draw:style-name="gr4" draw:text-style-name="P4" draw:layer="layout" svg:width="0.16cm" svg:height="0.081cm" svg:x="13.49cm" svg:y="5.319cm" svg:viewBox="0 0 161 82" svg:d="M161 17v-17h-161v17zM161 82v-19h-161v19z">
          <text:p/>
        </draw:path>
        <draw:path draw:style-name="gr4" draw:text-style-name="P4" draw:layer="layout" svg:width="0.199cm" svg:height="0.205cm" svg:x="13.769cm" svg:y="5.235cm" svg:viewBox="0 0 200 206" svg:d="M200 0h-157v5c20 2 25 5 25 13 0 4-2 14-4 20l-38 139c-6 18-8 20-26 24v5h159l19-52-5-3c-14 21-23 30-36 36-12 5-33 8-56 8-18 0-25-3-25-10 0-4 3-20 11-47 4-14 7-24 10-36 11 1 21 1 24 1 13 0 21 1 25 5 1 1 2 4 2 9 0 6-1 10-2 17l6 1 21-72-5-2c-12 27-15 29-44 30-3 0-13 0-24 1l20-73c2-7 6-8 23-8 49 0 60 4 60 22 0 5 0 9 0 15h6z">
          <text:p/>
        </draw:path>
        <draw:path draw:style-name="gr4" draw:text-style-name="P4" draw:layer="layout" svg:width="0.093cm" svg:height="0.108cm" svg:x="13.968cm" svg:y="5.381cm" svg:viewBox="0 0 94 109" svg:d="M79 13c-5 1-10 4-10 11 0 6 5 11 11 11s11-4 11-11c0-15-16-24-38-24-30 0-53 25-53 55 0 31 25 54 52 54 34 0 42-28 42-30 0-3-3-3-3-3-3 0-3 0-4 4-6 17-19 23-32 23-15 0-35-12-35-48 0-37 19-48 33-48 3 0 17 0 26 6z">
          <text:p/>
        </draw:path>
        <draw:polygon draw:style-name="gr4" draw:text-style-name="P4" draw:layer="layout" svg:width="0.161cm" svg:height="0.16cm" svg:x="14.17cm" svg:y="5.28cm" svg:viewBox="0 0 162 161" draw:points="162,89 162,71 89,71 89,0 72,0 72,71 0,71 0,89 72,89 72,161 89,161 89,89">
          <text:p/>
        </draw:polygon>
        <draw:path draw:style-name="gr4" draw:text-style-name="P4" draw:layer="layout" svg:width="0.207cm" svg:height="0.21cm" svg:x="14.442cm" svg:y="5.235cm" svg:viewBox="0 0 208 211" svg:d="M208 0h-63v5c11 1 14 2 18 4 3 2 5 7 5 11 0 5-8 37-24 90-1 5-3 10-4 16-6 20-10 33-17 43-12 20-29 29-51 29-26 0-44-15-44-37 0-10 10-48 31-121 0-2 1-5 1-6 7-22 12-27 33-29v-5h-85v5c21 2 24 4 24 13 0 4-1 9-2 14l-17 60c-9 35-13 55-13 68 0 30 29 51 68 51 41 0 67-22 81-69l27-90c12-41 13-42 32-47z">
          <text:p/>
        </draw:path>
        <draw:path draw:style-name="gr4" draw:text-style-name="P4" draw:layer="layout" svg:width="0.081cm" svg:height="0.105cm" svg:x="0.859cm" svg:y="6.231cm" svg:viewBox="0 0 82 106" svg:d="M4 69l-4 37h3c2-4 4-5 6-5 3 0 7 1 11 2 5 2 9 3 13 3 19 0 34-13 34-30 0-9-5-19-16-33-9-11-13-18-13-24 0-9 5-14 13-14 13 0 20 9 22 28h4l5-33h-4c-1 3-3 4-7 4-1 0-3 0-8-2-7-1-10-2-14-2-17 0-28 10-28 27 0 7 5 17 15 29 9 12 13 20 13 27 0 10-7 18-17 18-13 0-20-10-24-32z">
          <text:p/>
        </draw:path>
        <draw:path draw:style-name="gr4" draw:text-style-name="P4" draw:layer="layout" svg:width="0.082cm" svg:height="0.123cm" svg:x="0.963cm" svg:y="6.247cm" svg:viewBox="0 0 83 124" svg:d="M83 91h-6c-1 4-3 15-5 16-2 2-16 2-19 2h-35c20-18 26-24 38-33 14-10 27-22 27-40 0-22-20-36-44-36-23 0-39 16-39 33 0 10 8 11 10 11 4 0 10-3 10-10 0-3-2-10-11-10 6-13 18-17 27-17 19 0 29 14 29 29 0 17-12 29-18 36l-45 45c-2 2-2 2-2 7h77z">
          <text:p/>
        </draw:path>
        <draw:path draw:style-name="gr4" draw:text-style-name="P4" draw:layer="layout" svg:width="0.212cm" svg:height="0.529cm" svg:x="0.817cm" svg:y="6.406cm" svg:viewBox="0 0 213 530" svg:d="M36 530c53 0 88-52 88-108v-314c0-51 13-101 54-101 8 0 15 3 20 8h-1c-7 0-15 5-15 15s7 15 15 15 16-5 16-15c0-18-17-30-35-30-54 0-85 53-85 108v314c0 51-16 101-57 101-8 0-16-3-21-8h1c7 0 15-5 15-15s-8-16-15-16c-8 0-16 6-16 16 0 18 17 30 36 30z">
          <text:p/>
        </draw:path>
        <draw:path draw:style-name="gr4" draw:text-style-name="P4" draw:layer="layout" svg:width="0.081cm" svg:height="0.105cm" svg:x="0.788cm" svg:y="7.024cm" svg:viewBox="0 0 82 106" svg:d="M5 69l-5 37h4c2-4 3-5 5-5 3 0 7 1 12 2 5 2 9 2 12 2 21 0 35-12 35-30 0-9-5-20-17-33-9-11-12-18-12-24 0-8 4-13 12-13 13 0 20 9 23 27h3l5-32h-3c-2 3-4 4-7 4-2 0-4-1-8-2-6-2-10-2-14-2-17 0-28 10-28 25 0 8 4 18 14 30 9 13 13 21 13 28 0 10-7 17-17 17-13 0-20-9-24-31z">
          <text:p/>
        </draw:path>
        <draw:path draw:style-name="gr4" draw:text-style-name="P4" draw:layer="layout" svg:width="0.067cm" svg:height="0.123cm" svg:x="0.901cm" svg:y="7.04cm" svg:viewBox="0 0 68 124" svg:d="M43 5c0-5-1-5-6-5-12 12-28 12-37 12v6c5 0 18 0 28-5v96c0 6 0 8-19 8h-8v7c5 0 27-1 34-1 6 0 29 1 33 1v-7h-7c-18 0-18-2-18-8z">
          <text:p/>
        </draw:path>
        <draw:path draw:style-name="gr4" draw:text-style-name="P4" draw:layer="layout" svg:width="0.2cm" svg:height="0.206cm" svg:x="1.112cm" svg:y="6.546cm" svg:viewBox="0 0 201 207" svg:d="M201 0h-158v5c21 2 25 4 25 13 0 5-2 13-4 20l-39 141c-5 19-8 20-25 23v5h79v-5c-18-1-24-4-24-14 0-2 1-7 3-14l19-71c12 0 19 1 26 1 12 0 14 0 17 1 5 3 7 7 7 14 0 5 0 9-2 19l5 1 24-75-6-1c-14 28-15 29-68 29l21-73c2-7 6-9 19-9 53 0 65 5 65 24 0 2 0 4-1 8 0 2 0 2 0 6h7z">
          <text:p/>
        </draw:path>
        <draw:path draw:style-name="gr4" draw:text-style-name="P4" draw:layer="layout" svg:width="0.122cm" svg:height="0.106cm" svg:x="1.331cm" svg:y="6.515cm" svg:viewBox="0 0 123 107" svg:d="M36 44c0-25 18-38 34-38 14 0 17 12 17 26v56c0 11-2 11-18 11v8c11-1 16-1 27-1 12 0 15 0 27 1v-8c-12 0-18 0-18-7v-47c0-20 0-26-7-35-5-6-14-10-26-10-23 0-33 17-37 24v-24l-35 3v7c17 0 19 2 19 14v64c0 11-3 11-19 11v8c12-1 16-1 28-1 11 0 14 0 27 1v-8c-16 0-19 0-19-11z">
          <text:p/>
        </draw:path>
        <draw:path draw:style-name="gr4" draw:text-style-name="P4" draw:layer="layout" svg:width="0.093cm" svg:height="0.109cm" svg:x="1.467cm" svg:y="6.514cm" svg:viewBox="0 0 94 110" svg:d="M79 13c-5 1-9 4-9 11s4 11 11 11c6 0 11-4 11-11 0-15-17-24-39-24-30 0-53 26-53 55 0 32 25 55 53 55 34 0 41-28 41-32 0-2-2-2-3-2-3 0-3 0-4 4-5 18-20 24-32 24-15 0-35-13-35-49 0-37 19-48 34-48 3 0 17 0 25 6z">
          <text:p/>
        </draw:path>
        <draw:path draw:style-name="gr4" draw:text-style-name="P4" draw:layer="layout" svg:width="0.077cm" svg:height="0.149cm" svg:x="1.283cm" svg:y="6.692cm" svg:viewBox="0 0 78 150" svg:d="M74 51v-7h-35v-44h-7c0 20-8 45-32 45v6h21v67c0 27 20 32 33 32 16 0 24-15 24-32v-14h-6v13c0 18-8 26-16 26-17 0-17-21-17-25v-67z">
          <text:p/>
        </draw:path>
        <draw:path draw:style-name="gr4" draw:text-style-name="P4" draw:layer="layout" svg:width="0.153cm" svg:height="0.223cm" svg:x="1.645cm" svg:y="6.532cm" svg:viewBox="0 0 154 224" svg:d="M85 3v9c22 0 25 2 25 18v71c-8-9-22-20-41-20-37 0-69 31-69 72 0 40 31 71 65 71 25 0 40-16 44-22v22l45-3v-9c-22 0-24-2-24-18v-194zM109 184c0 6 0 7-4 13-9 12-22 21-38 21-8 0-43-3-43-65 0-23 4-36 11-46s19-20 35-20c20 0 31 15 35 20s4 6 4 11z">
          <text:p/>
        </draw:path>
        <draw:path draw:style-name="gr4" draw:text-style-name="P4" draw:layer="layout" svg:width="0.11cm" svg:height="0.143cm" svg:x="1.876cm" svg:y="6.613cm" svg:viewBox="0 0 111 144" svg:d="M6 94l-6 50h5c2-5 4-7 7-7 4 0 10 2 16 3 7 3 12 3 17 3 28 0 47-17 47-41 0-12-7-25-22-44-12-14-17-25-17-34 0-10 7-17 18-17 16 0 26 12 29 37h5l6-44h-4c-3 4-5 5-10 5-2 0-5 0-11-2-8-2-13-3-18-3-24 0-39 14-39 35 0 11 7 24 21 41 12 16 18 27 18 37 0 14-10 24-25 24-17 0-27-13-32-43z">
          <text:p/>
        </draw:path>
        <draw:path draw:style-name="gr4" draw:text-style-name="P4" draw:layer="layout" svg:width="0.161cm" svg:height="0.082cm" svg:x="2.11cm" svg:y="6.63cm" svg:viewBox="0 0 162 83" svg:d="M162 18v-18h-162v18zM162 83v-18h-162v18z">
          <text:p/>
        </draw:path>
        <draw:path draw:style-name="gr4" draw:text-style-name="P4" draw:layer="layout" svg:width="0.2cm" svg:height="0.206cm" svg:x="2.392cm" svg:y="6.546cm" svg:viewBox="0 0 201 207" svg:d="M201 0h-158v5c20 2 24 5 24 13 0 4-1 15-3 20l-39 141c-5 18-8 20-25 23v5h160l20-51-5-3c-15 21-23 29-37 35-11 5-34 9-57 9-18 0-26-4-26-11 0-4 4-18 12-46 4-14 7-25 10-37 11 0 21 1 24 1 14-1 23 1 26 4 2 2 2 5 2 11 0 5 0 9-2 16l6 2 22-74-6-1c-12 26-15 28-44 30-4 0-14 0-25 0l21-73c1-7 5-9 24-9 49 0 60 5 60 24 0 4 0 8-1 14h7z">
          <text:p/>
        </draw:path>
        <draw:path draw:style-name="gr4" draw:text-style-name="P4" draw:layer="layout" svg:width="0.19cm" svg:height="0.106cm" svg:x="2.592cm" svg:y="6.694cm" svg:viewBox="0 0 191 107" svg:d="M36 44c0-26 19-38 33-38 13 0 17 10 17 26v56c0 11-2 11-18 11v8c11-1 16-1 27-1 12 0 15 0 27 1v-8c-15 0-18 0-18-11v-44c0-26 19-38 33-38 13 0 17 10 17 26v56c0 11-2 11-18 11v8c11-1 16-1 28-1 11 0 15 0 27 1v-8c-12 0-18 0-18-7v-47c0-21 0-27-8-36-6-6-16-9-27-9-17 0-28 10-35 23-3-14-12-23-32-23-19 0-31 13-36 24v-24l-35 3v7c16 0 18 2 18 14v64c0 11-2 11-18 11v8c11-1 16-1 27-1 12 0 15 0 27 1v-8c-15 0-18 0-18-11z">
          <text:p/>
        </draw:path>
        <draw:path draw:style-name="gr4" draw:text-style-name="P4" draw:layer="layout" svg:width="0.081cm" svg:height="0.27cm" svg:x="2.829cm" svg:y="6.538cm" svg:viewBox="0 0 82 271" svg:d="M79 0c-23 15-34 23-46 38-22 29-33 60-33 97 0 40 12 71 39 104 14 15 23 22 39 32l4-5c-25-20-34-31-44-55-7-21-11-45-11-77 0-33 4-59 13-79 10-20 19-32 42-50z">
          <text:p/>
        </draw:path>
        <draw:path draw:style-name="gr4" draw:text-style-name="P4" draw:layer="layout" svg:width="0.124cm" svg:height="0.211cm" svg:x="2.941cm" svg:y="6.541cm" svg:viewBox="0 0 125 212" svg:d="M125 159h-7c-1 5-3 23-6 28-3 2-22 2-31 2h-59c9-7 28-27 36-35 49-44 67-62 67-93 0-37-30-61-67-61-36 0-58 31-58 59 0 16 14 16 15 16 7 0 15-5 15-15 0-9-6-15-15-15-3 0-4 0-5 0 7-21 24-36 44-36 27 0 45 23 45 52 0 27-17 51-35 72l-64 71v8h117z">
          <text:p/>
        </draw:path>
        <draw:path draw:style-name="gr4" draw:text-style-name="P4" draw:layer="layout" svg:width="0.081cm" svg:height="0.27cm" svg:x="3.096cm" svg:y="6.538cm" svg:viewBox="0 0 82 271" svg:d="M3 271c24-15 34-23 45-38 23-27 34-59 34-96 0-41-12-71-40-105-13-15-22-22-38-32l-4 5c26 20 35 31 44 56 7 21 11 45 11 77 0 33-4 59-13 78-9 20-18 32-42 50z">
          <text:p/>
        </draw:path>
        <draw:polygon draw:style-name="gr4" draw:text-style-name="P4" draw:layer="layout" svg:width="0.162cm" svg:height="0.018cm" svg:x="3.295cm" svg:y="6.662cm" svg:viewBox="0 0 163 19" draw:points="163,19 163,0 0,0 0,19">
          <text:p/>
        </draw:polygon>
        <draw:path draw:style-name="gr4" draw:text-style-name="P4" draw:layer="layout" svg:width="0.2cm" svg:height="0.206cm" svg:x="3.559cm" svg:y="6.546cm" svg:viewBox="0 0 201 207" svg:d="M201 0h-157v5c19 2 24 5 24 13 0 4-2 15-4 20l-38 141c-6 18-8 20-26 23v5h161l19-51-5-3c-14 21-23 29-37 35-12 5-33 9-57 9-18 0-25-4-25-11 0-4 3-18 11-46 4-14 7-25 10-37 11 0 21 1 25 1 12-1 21 1 25 4 1 2 2 5 2 11 0 5-1 9-2 16l6 2 22-74-5-1c-13 26-16 28-45 30-4 0-14 0-25 0l21-73c2-7 5-9 23-9 50 0 62 5 62 24 0 4-1 8-1 14h7z">
          <text:p/>
        </draw:path>
        <draw:path draw:style-name="gr4" draw:text-style-name="P4" draw:layer="layout" svg:width="0.19cm" svg:height="0.106cm" svg:x="3.76cm" svg:y="6.694cm" svg:viewBox="0 0 191 107" svg:d="M35 44c0-26 19-38 33-38 13 0 18 10 18 26v56c0 11-3 11-19 11v8c12-1 16-1 28-1 11 0 14 0 27 1v-8c-16 0-19 0-19-11v-44c0-26 19-38 34-38 13 0 18 10 18 26v56c0 11-3 11-19 11v8c12-1 16-1 27-1 12 0 15 0 28 1v-8c-13 0-18 0-19-7v-47c0-21 0-27-8-36-5-6-14-9-25-9-18 0-30 10-37 23-2-14-12-23-32-23-19 0-31 13-36 24v-24l-34 3v7c16 0 18 2 18 14v64c0 11-3 11-18 11v8c11-1 15-1 27-1 11 0 14 0 27 1v-8c-16 0-19 0-19-11z">
          <text:p/>
        </draw:path>
        <draw:path draw:style-name="gr4" draw:text-style-name="P4" draw:layer="layout" svg:width="0.081cm" svg:height="0.27cm" svg:x="3.996cm" svg:y="6.538cm" svg:viewBox="0 0 82 271" svg:d="M80 0c-24 15-33 23-45 38-24 29-35 60-35 97 0 40 12 71 41 104 13 15 21 22 38 32l3-5c-25-20-34-31-42-55-8-21-11-45-11-77 0-33 4-59 12-79 9-20 19-32 41-50z">
          <text:p/>
        </draw:path>
        <draw:path draw:style-name="gr4" draw:text-style-name="P4" draw:layer="layout" svg:width="0.101cm" svg:height="0.211cm" svg:x="4.122cm" svg:y="6.541cm" svg:viewBox="0 0 102 212" svg:d="M62 7c0-7 0-7-6-7-8 8-23 20-56 20v9c7 0 23 0 40-8v167c0 11 0 15-28 15h-10v9c8-1 39-1 50-1 10 0 42 0 50 1v-9h-10c-29 0-30-4-30-15z">
          <text:p/>
        </draw:path>
        <draw:path draw:style-name="gr4" draw:text-style-name="P4" draw:layer="layout" svg:width="0.081cm" svg:height="0.27cm" svg:x="4.263cm" svg:y="6.538cm" svg:viewBox="0 0 82 271" svg:d="M3 271c24-15 33-23 45-38 22-27 34-59 34-96 0-41-12-71-40-105-13-15-21-22-38-32l-4 5c26 20 34 31 43 56 8 21 11 45 11 77 0 33-4 59-12 78-9 20-19 32-42 50z">
          <text:p/>
        </draw:path>
        <draw:path draw:style-name="gr4" draw:text-style-name="P4" draw:layer="layout" svg:width="0.216cm" svg:height="0.214cm" svg:x="4.851cm" svg:y="6.525cm" svg:viewBox="0 0 217 215" svg:d="M217 215v-49h-6c0 16-10 20-24 20h-43l2-11c40-12 64-43 64-85 0-57-46-90-100-90-53 0-102 35-102 91 0 39 26 76 65 84l1 11h-42c-16 0-25-4-27-20h-5v49h87l-3-47c-33-12-39-45-39-76 0-39 20-81 64-81 46 0 65 44 65 83 0 30-7 63-40 74l-4 47z">
          <text:p/>
        </draw:path>
        <draw:path draw:style-name="gr4" draw:text-style-name="P4" draw:layer="layout" svg:width="0.16cm" svg:height="0.081cm" svg:x="5.184cm" svg:y="6.618cm" svg:viewBox="0 0 161 82" svg:d="M161 17v-17h-161v17zM161 82v-18h-161v18z">
          <text:p/>
        </draw:path>
        <draw:polygon draw:style-name="gr4" draw:text-style-name="P4" draw:layer="layout" svg:width="0.289cm" svg:height="0.762cm" svg:x="5.472cm" svg:y="6.231cm" svg:viewBox="0 0 290 763" draw:points="290,0 272,0 153,653 72,430 0,466 3,473 43,458 156,763">
          <text:p/>
        </draw:polygon>
        <draw:polygon draw:style-name="gr4" draw:text-style-name="P4" draw:layer="layout" svg:width="0.305cm" svg:height="0.018cm" svg:x="5.752cm" svg:y="6.231cm" svg:viewBox="0 0 306 19" draw:points="0,0 306,0 306,19 0,19">
          <text:p/>
        </draw:polygon>
        <draw:path draw:style-name="gr4" draw:text-style-name="P4" draw:layer="layout" svg:width="0.141cm" svg:height="0.218cm" svg:x="5.834cm" svg:y="6.31cm" svg:viewBox="0 0 142 219" svg:d="M127 181l-5 9c-7 9-10 13-15 13-7 0-13-11-26-41-1-4-6-15-11-27 47-43 57-49 72-50v-5h-59v5h5c8 0 12 2 12 6 0 6-15 21-45 45-4 3-8 6-13 10l38-145-2-1c-19 4-31 6-49 8v5c15 0 21 2 21 8s-3 14-7 29c-1 4-2 7-2 10l-1 3-40 153h24l15-57 13-10c5 14 13 33 19 44 10 20 15 26 25 26 12 0 20-8 35-34z">
          <text:p/>
        </draw:path>
        <draw:polygon draw:style-name="gr4" draw:text-style-name="P4" draw:layer="layout" svg:width="0.241cm" svg:height="0.018cm" svg:x="5.784cm" svg:y="6.649cm" svg:viewBox="0 0 242 19" draw:points="0,0 242,0 242,19 0,19">
          <text:p/>
        </draw:polygon>
        <draw:path draw:style-name="gr4" draw:text-style-name="P4" draw:layer="layout" svg:width="0.218cm" svg:height="0.141cm" svg:x="5.793cm" svg:y="6.818cm" svg:viewBox="0 0 219 142" svg:d="M214 103c-3 3-6 7-6 8-9 11-16 17-21 17-2 0-4-2-4-6 0-1 2-6 3-14l22-79c0-1 1-7 1-9 0-12-8-20-19-20-6 0-12 2-21 7-15 10-28 26-50 60 8-23 13-41 13-48 0-11-7-19-18-19-19 0-41 22-70 67l18-67h-1c-17 4-24 5-50 10v5h8c8 0 12 2 12 7 0 4-7 33-18 72-8 26-9 29-13 45h24c15-50 20-61 30-78 18-26 37-45 48-45 4 0 6 3 6 9 0 3-10 41-30 114h24c12-49 18-64 34-87 16-21 32-36 42-36 3 0 6 3 6 8 0 1-1 5-2 11l-19 72c-3 12-5 18-5 21 0 9 5 14 13 14 16 0 30-10 46-33l2-3z">
          <text:p/>
        </draw:path>
        <draw:path draw:style-name="gr4" draw:text-style-name="P4" draw:layer="layout" svg:width="0.161cm" svg:height="0.081cm" svg:x="6.164cm" svg:y="6.618cm" svg:viewBox="0 0 162 82" svg:d="M162 17v-17h-162v17zM162 82v-18h-162v18z">
          <text:p/>
        </draw:path>
        <draw:path draw:style-name="gr4" draw:text-style-name="P4" draw:layer="layout" svg:width="0.124cm" svg:height="0.211cm" svg:x="6.449cm" svg:y="6.528cm" svg:viewBox="0 0 125 212" svg:d="M125 159h-7c-1 5-3 23-7 28-2 3-20 3-29 3h-59c9-8 28-28 36-36 48-44 66-60 66-93 0-36-29-61-66-61-36 0-59 32-59 59 0 16 15 16 16 16 7 0 15-5 15-15 0-9-6-15-15-15-3 0-3 0-4 1 6-22 23-36 43-36 27 0 44 22 44 51 0 28-16 52-34 72l-65 72v7h117z">
          <text:p/>
        </draw:path>
        <draw:path draw:style-name="gr4" draw:text-style-name="P4" draw:layer="layout" svg:width="0.163cm" svg:height="0.143cm" svg:x="6.649cm" svg:y="6.6cm" svg:viewBox="0 0 164 144" svg:d="M164 0h-110c-29 0-46 36-48 42h3c2-2 13-18 30-18h16l-22 67c-7 21-33 21-33 43v1c0 6 4 9 12 9 12 0 23-8 38-53l23-67h33l-15 68c-2 9-4 17-4 23v3c0 14 10 26 25 26 7 0 16-3 16-13v-1c0-19-19-16-19-34 0-2 0-5 1-9l16-63h33z">
          <text:p/>
        </draw:path>
        <draw:path draw:style-name="gr4" draw:text-style-name="P4" draw:layer="layout" svg:width="0.179cm" svg:height="0.278cm" svg:x="6.887cm" svg:y="6.526cm" svg:viewBox="0 0 180 279" svg:d="M58 90h28l-28 132c-7 33-17 51-30 51-4 0-6-3-6-5 0-1 0-2 1-4s1-3 1-5c0-7-5-12-12-12-6 0-12 6-12 13 0 11 12 19 25 19 28 0 50-31 63-89l23-100h34l2-10h-34c9-50 21-72 38-72 5 0 7 1 7 4 0 1 0 1-1 3-1 3-2 4-2 6 0 8 5 13 12 13s13-6 13-13c0-11-12-21-27-21s-28 8-39 23c-9 12-16 26-25 57h-29z">
          <text:p/>
        </draw:path>
        <draw:path draw:style-name="gr4" draw:text-style-name="P4" draw:layer="layout" svg:width="0.109cm" svg:height="0.142cm" svg:x="8.928cm" svg:y="6.368cm" svg:viewBox="0 0 110 143" svg:d="M7 93l-7 50h5c3-5 5-7 8-7s9 1 15 3c7 2 12 3 17 3 26 0 46-17 46-40 0-12-8-26-22-44-12-16-17-25-17-34 0-10 7-16 17-16 17 0 27 11 30 35h5l6-43h-4c-3 5-5 6-9 6-3 0-6-1-13-2-7-3-12-3-17-3-23 0-38 13-38 34 0 10 7 24 20 41 12 16 17 26 17 36 0 13-9 23-23 23-17 0-26-12-31-42z">
          <text:p/>
        </draw:path>
        <draw:path draw:style-name="gr4" draw:text-style-name="P4" draw:layer="layout" svg:width="0.159cm" svg:height="0.08cm" svg:x="9.159cm" svg:y="6.386cm" svg:viewBox="0 0 160 81" svg:d="M160 17v-17h-160v17zM160 81v-17h-160v17z">
          <text:p/>
        </draw:path>
        <draw:path draw:style-name="gr4" draw:text-style-name="P4" draw:layer="layout" svg:width="0.191cm" svg:height="0.208cm" svg:x="9.436cm" svg:y="6.298cm" svg:viewBox="0 0 192 209" svg:d="M192 204c-18-2-20-4-24-27l-29-177h-8l-90 156c-26 42-29 45-41 48v5h59v-5c-16-2-18-4-18-11 0-6 1-9 6-20l17-35h69l6 41c0 3 1 6 1 8 0 12-5 15-25 17v5h77zM71 127l47-81 13 81z">
          <text:p/>
        </draw:path>
        <draw:path draw:style-name="gr4" draw:text-style-name="P4" draw:layer="layout" svg:width="0.101cm" svg:height="0.143cm" svg:x="9.751cm" svg:y="6.366cm" svg:viewBox="0 0 102 144" svg:d="M93 7c0-5 0-7-3-7-2 0-8 7-10 10-10-8-20-10-30-10-38 0-50 21-50 38 0 3 0 14 13 25 10 9 21 11 35 14 17 3 21 4 29 11 6 4 10 12 10 21 0 13-8 28-35 28-21 0-36-11-43-44-1-5-1-6-2-6 0-1-1-1-2-1-5 0-5 1-5 7v43c0 6 0 8 4 8 2 0 2-1 7-7 2-2 2-3 7-8 12 15 29 15 34 15 33 0 50-18 50-43 0-18-11-28-14-31-11-10-20-12-41-15-9-2-32-7-32-25 0-10 7-24 35-24 34 0 36 29 37 38 0 3 2 3 3 3 3 0 3-2 3-7z">
          <text:p/>
        </draw:path>
        <draw:path draw:style-name="gr4" draw:text-style-name="P4" draw:layer="layout" svg:width="0.065cm" svg:height="0.209cm" svg:x="9.872cm" svg:y="6.297cm" svg:viewBox="0 0 66 210" svg:d="M45 16c0-8-8-16-17-16-8 0-15 7-15 15 0 10 8 16 15 16 10 0 17-8 17-15zM0 75v9c21 0 23 2 23 17v85c0 14-3 14-23 14v10c8-1 23-1 32-1 4 0 23 0 34 1v-10c-21 0-22-1-22-13v-115z">
          <text:p/>
        </draw:path>
        <draw:path draw:style-name="gr4" draw:text-style-name="P4" draw:layer="layout" svg:width="0.153cm" svg:height="0.138cm" svg:x="9.956cm" svg:y="6.368cm" svg:viewBox="0 0 154 139" svg:d="M130 62c0-30 0-38-7-48-9-13-24-14-34-14-32 0-44 25-46 32v-32l-43 3v9c21 0 24 2 24 18v85c0 14-4 14-24 14v10c8-1 25-1 34-1s26 0 35 1v-10c-21 0-25 0-25-14v-58c0-34 23-51 42-51 20 0 24 16 24 35v74c0 14-3 14-24 14v10c8-1 25-1 34-1s26 0 34 1v-10c-16 0-23 0-24-9z">
          <text:p/>
        </draw:path>
        <draw:path draw:style-name="gr4" draw:text-style-name="P4" draw:layer="layout" svg:width="0.079cm" svg:height="0.266cm" svg:x="10.145cm" svg:y="6.295cm" svg:viewBox="0 0 80 267" svg:d="M78 0c-24 15-33 23-44 37-23 27-34 58-34 95 0 40 12 71 40 103 12 15 20 22 37 32l3-5c-25-20-33-31-42-54-7-22-11-46-11-77 0-33 4-58 13-78 9-19 18-30 40-48z">
          <text:p/>
        </draw:path>
        <draw:path draw:style-name="gr4" draw:text-style-name="P4" draw:layer="layout" svg:width="0.213cm" svg:height="0.212cm" svg:x="10.249cm" svg:y="6.294cm" svg:viewBox="0 0 214 213" svg:d="M214 213v-48h-5c-1 16-10 19-24 19h-43l2-10c39-12 63-44 63-85 0-56-45-89-98-89-54 0-102 34-102 90 0 38 25 76 64 84l1 10h-42c-15 0-23-3-25-19h-5v48h86l-3-46c-33-12-40-45-40-76 0-38 21-80 65-80 45 0 64 43 64 82 0 30-7 63-39 74l-4 46z">
          <text:p/>
        </draw:path>
        <draw:path draw:style-name="gr4" draw:text-style-name="P4" draw:layer="layout" svg:width="0.08cm" svg:height="0.173cm" svg:x="10.531cm" svg:y="6.336cm" svg:viewBox="0 0 81 174" svg:d="M81 37h-26l9-32c0-1 0-2 0-2 0-2-1-3-2-3-2 0-3 0-5 3-12 16-31 31-41 34-8 2-10 4-10 8 0 0 0 1 0 2h23l-22 85c-1 3-1 4-2 6-3 10-5 22-5 24 0 7 6 12 14 12 15 0 25-9 45-39l-4-2c-16 21-21 26-26 26-2 0-4-3-4-6 0-2 0-2 0-3l27-103h27z">
          <text:p/>
        </draw:path>
        <draw:polygon draw:style-name="gr4" draw:text-style-name="P4" draw:layer="layout" svg:width="0.159cm" svg:height="0.159cm" svg:x="10.713cm" svg:y="6.347cm" svg:viewBox="0 0 160 160" draw:points="160,88 160,71 89,71 89,0 72,0 72,71 0,71 0,88 72,88 72,160 89,160 89,88">
          <text:p/>
        </draw:polygon>
        <draw:path draw:style-name="gr4" draw:text-style-name="P4" draw:layer="layout" svg:width="0.155cm" svg:height="0.26cm" svg:x="10.977cm" svg:y="6.31cm" svg:viewBox="0 0 156 261" svg:d="M156 106c0-23-16-42-47-46l18-60-27 4-14 56c-48 5-86 46-86 92 0 23 12 46 52 48l-15 61h8l19-61c52-4 92-48 92-94zM132 104c0 52-34 84-65 87l38-121c22 8 27 26 27 34zM84 69l-30 122c-21-6-28-25-28-38 0-48 26-80 58-84z">
          <text:p/>
        </draw:path>
        <draw:path draw:style-name="gr4" draw:text-style-name="P4" draw:layer="layout" svg:width="0.102cm" svg:height="0.162cm" svg:x="11.153cm" svg:y="6.396cm" svg:viewBox="0 0 103 163" svg:d="M103 81c0-15-1-36-9-53-10-22-28-28-42-28s-32 6-42 28c-8 17-10 36-10 53 0 16 1 38 12 58s29 24 40 24c15 0 33-7 43-29 7-16 8-34 8-53zM52 157c-7 0-24-4-28-30-2-15-2-35-2-48 0-16 0-35 2-48 5-21 20-25 28-25 9 0 24 5 28 27 3 12 3 31 3 46 0 14 0 34-3 49-4 26-22 29-28 29z">
          <text:p/>
        </draw:path>
        <draw:path draw:style-name="gr4" draw:text-style-name="P4" draw:layer="layout" svg:width="0.08cm" svg:height="0.266cm" svg:x="11.293cm" svg:y="6.295cm" svg:viewBox="0 0 81 267" svg:d="M3 267c23-15 32-23 45-38 22-27 33-59 33-95 0-40-12-71-40-102-13-15-21-22-37-32l-4 5c25 19 33 30 42 54 8 21 12 44 12 75 0 33-4 59-14 79-8 19-18 31-40 49z">
          <text:p/>
        </draw:path>
        <draw:path draw:style-name="gr4" draw:text-style-name="P4" draw:layer="layout" svg:width="0.205cm" svg:height="0.209cm" svg:x="12.956cm" svg:y="6.456cm" svg:viewBox="0 0 206 210" svg:d="M206 0h-161v5c20 2 25 4 25 13 0 3-2 15-4 20l-40 144c-5 18-8 20-26 23v5h163l20-52-5-2c-15 20-23 29-37 35-12 6-34 9-58 9-18 0-26-3-26-11 0-4 4-19 12-47 4-15 7-26 10-38 11 1 21 1 25 1 13 0 22 2 25 5 2 1 3 4 3 10 0 5-1 10-3 17l7 2 22-75-6-2c-12 28-15 29-45 31-3 0-14 0-25 0l21-74c2-8 6-9 24-9 50 0 61 4 61 24 0 4 0 9 0 14l7 1z">
          <text:p/>
        </draw:path>
        <draw:path draw:style-name="gr4" draw:text-style-name="P4" draw:layer="layout" svg:width="0.194cm" svg:height="0.107cm" svg:x="13.161cm" svg:y="6.607cm" svg:viewBox="0 0 195 108" svg:d="M36 44c0-26 19-38 35-38 13 0 18 9 18 26v57c0 11-3 11-19 11v8c11 0 16-1 28-1 11 0 14 1 27 1v-8c-16 0-18 0-18-11v-45c0-26 19-38 33-38s18 9 18 26v57c0 11-3 11-19 11v8c12 0 16-1 28-1s15 1 28 1v-8c-13 0-19 0-19-7v-48c0-21 0-28-8-37-5-5-15-8-26-8-18 0-30 10-36 23-3-15-13-23-33-23-21 0-33 12-38 23v-23l-35 2v8c16 0 18 2 18 13v66c0 11-2 11-18 11v8c11 0 16-1 27-1 12 0 15 1 28 1v-8c-16 0-19 0-19-11z">
          <text:p/>
        </draw:path>
        <draw:path draw:style-name="gr4" draw:text-style-name="P4" draw:layer="layout" svg:width="0.164cm" svg:height="0.084cm" svg:x="13.484cm" svg:y="6.541cm" svg:viewBox="0 0 165 85" svg:d="M165 18v-18h-165v18zM165 85v-18h-165v18z">
          <text:p/>
        </draw:path>
        <draw:path draw:style-name="gr4" draw:text-style-name="P4" draw:layer="layout" svg:width="0.103cm" svg:height="0.215cm" svg:x="13.821cm" svg:y="6.231cm" svg:viewBox="0 0 104 216" svg:d="M64 8c0-8 0-8-6-8-8 9-24 21-58 21v9c7 0 23 0 42-8v169c0 12-1 16-30 16h-10v9c8 0 41 0 51 0 11 0 42 0 51 0v-9h-10c-29 0-30-4-30-16z">
          <text:p/>
        </draw:path>
        <draw:polygon draw:style-name="gr4" draw:text-style-name="P4" draw:layer="layout" svg:width="0.159cm" svg:height="0.018cm" svg:x="13.791cm" svg:y="6.573cm" svg:viewBox="0 0 160 19" draw:points="0,0 160,0 160,19 0,19">
          <text:p/>
        </draw:polygon>
        <draw:path draw:style-name="gr4" draw:text-style-name="P4" draw:layer="layout" svg:width="0.127cm" svg:height="0.216cm" svg:x="13.807cm" svg:y="6.672cm" svg:viewBox="0 0 128 217" svg:d="M128 162h-7c-1 6-4 23-8 29-3 3-21 3-31 3h-60c9-8 29-29 37-36 50-46 69-64 69-96 0-37-31-62-68-62-38 0-60 32-60 60 0 17 14 17 15 17 7 0 15-5 15-16 0-9-6-15-15-15-3 0-3 0-4 1 6-22 23-37 44-37 28 0 45 23 45 52 0 28-16 53-35 74l-65 73v8h119z">
          <text:p/>
        </draw:path>
        <draw:path draw:style-name="gr4" draw:text-style-name="P4" draw:layer="layout" svg:width="0.223cm" svg:height="0.144cm" svg:x="13.991cm" svg:y="6.524cm" svg:viewBox="0 0 224 145" svg:d="M219 105c-3 4-6 7-7 8-9 12-15 17-20 17-3 0-4-2-4-5 0-2 1-7 3-14l22-81c0-1 1-8 1-10 0-12-8-20-19-20-6 0-13 2-21 7-15 10-29 26-51 62 8-25 13-44 13-50 0-11-7-19-18-19-21 0-43 21-73 69l19-69h-1c-18 4-25 5-52 10v5h8c9 0 13 2 13 7 0 3-7 34-19 74-7 27-8 30-13 46h25c15-51 20-63 31-79 18-28 37-47 48-47 5 0 7 3 7 8 0 3-11 43-31 118h24c14-50 20-66 37-89 15-21 31-37 41-37 3 0 6 4 6 7 0 2 0 7-2 12l-19 74c-3 12-4 18-4 22 0 9 5 14 13 14 15 0 29-10 46-34l2-2z">
          <text:p/>
        </draw:path>
        <draw:path draw:style-name="gr4" draw:text-style-name="P4" draw:layer="layout" svg:width="0.131cm" svg:height="0.148cm" svg:x="14.291cm" svg:y="6.523cm" svg:viewBox="0 0 132 149" svg:d="M132 19c0-10-9-19-18-19-8 0-12 4-12 11 0 5 2 9 7 14 5 4 6 7 6 10 0 15-21 52-45 76l-10 10c-2-44-4-63-8-84-6-35-7-37-10-37-1 0-4 1-6 1-11 3-22 5-36 7v4c3 0 6 0 10 0 12 0 15 6 19 30 4 26 8 73 8 92 0 7 0 15 3 15 8 0 38-33 72-80 11-17 20-38 20-50z">
          <text:p/>
        </draw:path>
        <draw:path draw:style-name="gr4" draw:text-style-name="P4" draw:layer="layout" svg:width="0.1cm" svg:height="0.162cm" svg:x="14.454cm" svg:y="6.386cm" svg:viewBox="0 0 101 163" svg:d="M101 119h-7c0 3-2 18-5 22-2 2-18 2-23 2h-45l25-23c40-35 55-48 55-72 0-28-23-48-54-48-28 0-47 22-47 44 0 13 11 14 13 14 5 0 13-4 13-13 0-7-5-13-13-13-1 0-2 0-3 1 6-18 21-25 35-25 25 0 34 23 34 40 0 24-19 44-32 57l-44 49c-3 3-3 3-3 9h94z">
          <text:p/>
        </draw:path>
        <draw:polygon draw:style-name="gr4" draw:text-style-name="P4" draw:layer="layout" svg:width="0.165cm" svg:height="0.164cm" svg:x="14.672cm" svg:y="6.501cm" svg:viewBox="0 0 166 165" draw:points="166,91 166,73 92,73 92,0 74,0 74,73 0,73 0,91 74,91 74,165 92,165 92,91">
          <text:p/>
        </draw:polygon>
        <draw:path draw:style-name="gr4" draw:text-style-name="P4" draw:layer="layout" svg:width="0.103cm" svg:height="0.215cm" svg:x="14.991cm" svg:y="6.231cm" svg:viewBox="0 0 104 216" svg:d="M64 8c0-8 0-8-6-8-8 9-24 21-58 21v9c8 0 24 0 42-8v169c0 12-1 16-30 16h-10v9c9 0 40 0 51 0s42 0 51 0v-9h-11c-28 0-29-4-29-16z">
          <text:p/>
        </draw:path>
        <draw:polygon draw:style-name="gr4" draw:text-style-name="P4" draw:layer="layout" svg:width="0.158cm" svg:height="0.018cm" svg:x="14.962cm" svg:y="6.573cm" svg:viewBox="0 0 159 19" draw:points="0,0 159,0 159,19 0,19">
          <text:p/>
        </draw:polygon>
        <draw:path draw:style-name="gr4" draw:text-style-name="P4" draw:layer="layout" svg:width="0.126cm" svg:height="0.216cm" svg:x="14.978cm" svg:y="6.672cm" svg:viewBox="0 0 127 217" svg:d="M127 162h-7c-1 6-3 23-7 29-2 3-20 3-30 3h-61c9-8 28-29 37-36 50-46 68-64 68-96 0-37-29-62-68-62-37 0-59 32-59 60 0 17 14 17 15 17 7 0 15-5 15-16 0-9-6-15-15-15-3 0-4 0-5 1 6-22 24-37 45-37 28 0 45 23 45 52 0 28-16 53-35 74l-65 73v8h119z">
          <text:p/>
        </draw:path>
        <draw:path draw:style-name="gr4" draw:text-style-name="P4" draw:layer="layout" svg:width="0.144cm" svg:height="0.223cm" svg:x="15.17cm" svg:y="6.446cm" svg:viewBox="0 0 145 224" svg:d="M130 185l-5 9c-6 10-9 13-14 13-7 0-14-10-26-41-2-4-7-16-12-28 47-44 57-50 72-51v-5h-59v5h5c8 0 13 2 13 6 0 6-16 22-47 46-5 3-8 7-14 10l40-147-2-2c-19 4-32 6-51 9v5c15-1 22 2 22 8-1 5-3 14-7 29-2 4-2 8-3 10l-1 3-41 156h25l15-57 13-11c6 14 15 34 21 46 10 20 16 26 25 26 13 0 21-8 36-35z">
          <text:p/>
        </draw:path>
        <draw:path draw:style-name="gr4" draw:text-style-name="P4" draw:layer="layout" svg:width="0.112cm" svg:height="0.147cm" svg:x="15.403cm" svg:y="6.523cm" svg:viewBox="0 0 113 148" svg:d="M6 96l-6 52h5c2-6 4-7 8-7 3 0 9 1 15 3 7 2 13 3 18 3 27 0 46-17 46-43 0-12-6-26-22-45-12-15-17-25-17-34 0-10 7-17 18-17 17 0 26 12 30 37h5l7-45h-5c-3 5-5 6-10 6-2 0-5 0-11-2-8-3-13-3-18-3-24 0-39 14-39 35 0 10 6 24 20 42 12 16 18 27 18 36 0 16-10 26-24 26-18 0-28-13-33-44z">
          <text:p/>
        </draw:path>
        <draw:path draw:style-name="gr4" draw:text-style-name="P4" draw:layer="layout" svg:width="0.1cm" svg:height="0.162cm" svg:x="15.544cm" svg:y="6.386cm" svg:viewBox="0 0 101 163" svg:d="M101 119h-7c-1 3-3 18-6 22-1 2-18 2-23 2h-44l24-23c41-35 56-48 56-72 0-28-23-48-54-48-28 0-47 22-47 44 0 13 10 14 13 14 5 0 12-4 12-13 0-7-5-13-12-13-2 0-2 0-3 1 5-18 21-25 34-25 26 0 34 23 34 40 0 24-18 44-31 57l-44 49c-3 3-3 3-3 9h94z">
          <text:p/>
        </draw:path>
        <draw:path draw:style-name="gr4" draw:text-style-name="P4" draw:layer="layout" svg:width="0.03cm" svg:height="0.03cm" svg:x="0.868cm" svg:y="8.265cm" svg:viewBox="0 0 31 31" svg:d="M31 15c0-10-8-15-16-15-9 0-15 6-15 15 0 8 7 16 15 16 10 0 16-9 16-16z">
          <text:p/>
        </draw:path>
        <draw:path draw:style-name="gr4" draw:text-style-name="P4" draw:layer="layout" svg:width="0.147cm" svg:height="0.14cm" svg:x="0.787cm" svg:y="8.339cm" svg:viewBox="0 0 148 141" svg:d="M134 102c-3 3-4 5-7 9-7 9-11 12-14 12-5 0-8-4-10-13-1-2-1-4-1-5-8-31-11-46-11-50 13-24 24-38 30-38 2 0 4 1 7 3 4 2 6 3 9 3 6 0 11-5 11-12 0-6-6-11-13-11-14 0-26 11-47 44l-3-17c-5-21-8-27-17-27-6 0-17 3-36 9l-3 1 1 5c12-3 15-4 17-4 8 0 10 3 14 22l9 38-25 36c-6 10-12 15-16 15-2 0-5-1-8-3-4-2-8-3-11-3-6 0-10 5-10 11 0 9 6 14 15 14 11 0 14-3 30-23 8-10 15-18 28-36l9 37c4 17 8 22 18 22 12 0 20-7 38-36z">
          <text:p/>
        </draw:path>
        <draw:path draw:style-name="gr4" draw:text-style-name="P4" draw:layer="layout" svg:width="0.079cm" svg:height="0.156cm" svg:x="0.97cm" svg:y="8.367cm" svg:viewBox="0 0 80 157" svg:d="M50 6c0-6 0-6-6-6-14 14-37 14-44 14v8c4 0 20 0 32-6v122c0 8 0 11-23 11h-8v8c9-1 31-1 40-1 10 0 31 0 39 1v-8h-7c-22 0-23-3-23-11z">
          <text:p/>
        </draw:path>
        <draw:path draw:style-name="gr4" draw:text-style-name="P4" draw:layer="layout" svg:width="0.159cm" svg:height="0.08cm" svg:x="1.188cm" svg:y="8.356cm" svg:viewBox="0 0 160 81" svg:d="M160 18v-18h-160v18zM160 81v-17h-160v17z">
          <text:p/>
        </draw:path>
        <draw:path draw:style-name="gr4" draw:text-style-name="P4" draw:layer="layout" svg:width="0.177cm" svg:height="0.275cm" svg:x="1.462cm" svg:y="8.265cm" svg:viewBox="0 0 178 276" svg:d="M58 88h28l-28 131c-6 33-18 50-31 50-3 0-6-2-6-5 0-1 0-1 1-3 2-2 2-3 2-5 0-6-6-12-12-12-7 0-12 6-12 13 0 11 11 19 25 19 28 0 50-31 63-88l22-100h34l2-10h-34c9-49 21-71 38-71 4 0 7 2 7 4 0 1 0 2-1 3-1 3-2 4-2 7 0 7 5 12 11 12 8 0 13-6 13-12 0-12-11-21-26-21s-28 7-39 22c-9 12-15 26-25 56h-28z">
          <text:p/>
        </draw:path>
        <draw:path draw:style-name="gr4" draw:text-style-name="P4" draw:layer="layout" svg:width="0.08cm" svg:height="0.156cm" svg:x="1.639cm" svg:y="8.367cm" svg:viewBox="0 0 81 157" svg:d="M50 6c0-6-1-6-6-6-15 14-36 14-44 14v8c5 0 19 0 32-6v122c0 8-1 11-23 11h-7v8c8-1 29-1 39-1 9 0 31 0 40 1v-8h-8c-23 0-23-3-23-11z">
          <text:p/>
        </draw:path>
        <draw:path draw:style-name="gr4" draw:text-style-name="P4" draw:layer="layout" svg:width="0.08cm" svg:height="0.266cm" svg:x="1.778cm" svg:y="8.265cm" svg:viewBox="0 0 81 267" svg:d="M77 0c-23 15-32 23-44 38-22 27-33 59-33 95 0 40 12 70 39 102 13 15 21 22 37 32l5-5c-26-20-35-31-43-54-7-21-11-45-11-76 0-32 4-59 13-78 8-19 18-31 41-49z">
          <text:p/>
        </draw:path>
        <draw:path draw:style-name="gr4" draw:text-style-name="P4" draw:layer="layout" svg:width="0.147cm" svg:height="0.14cm" svg:x="1.882cm" svg:y="8.339cm" svg:viewBox="0 0 148 141" svg:d="M134 102c-2 3-4 5-7 9-7 9-11 12-14 12-5 0-7-4-10-13 0-2-1-4-1-5-8-31-11-46-11-50 14-24 25-38 30-38 2 0 5 1 8 3s6 3 8 3c7 0 11-5 11-12 0-6-5-11-13-11-13 0-25 11-48 44l-3-17c-4-21-8-27-16-27-7 0-17 3-36 9l-4 1 1 5c12-3 15-4 18-4 8 0 9 3 14 22l9 38-26 36c-6 10-12 15-15 15-2 0-5-1-9-3s-7-3-9-3c-6 0-11 5-11 11 0 9 6 14 15 14 10 0 14-3 29-23 9-10 15-18 28-36l10 37c4 17 9 22 19 22 11 0 19-7 37-36z">
          <text:p/>
        </draw:path>
        <draw:path draw:style-name="gr4" draw:text-style-name="P4" draw:layer="layout" svg:width="0.08cm" svg:height="0.156cm" svg:x="2.065cm" svg:y="8.367cm" svg:viewBox="0 0 81 157" svg:d="M51 6c0-6 0-6-6-6-15 14-37 14-45 14v8c5 0 19 0 33-6v122c0 8-1 11-24 11h-7v8c8-1 30-1 40-1 9 0 30 0 39 1v-8h-8c-22 0-22-3-22-11z">
          <text:p/>
        </draw:path>
        <draw:path draw:style-name="gr4" draw:text-style-name="P4" draw:layer="layout" svg:width="0.043cm" svg:height="0.075cm" svg:x="2.176cm" svg:y="8.444cm" svg:viewBox="0 0 44 76" svg:d="M44 30c0-26-19-30-26-30-8 0-18 5-18 18 0 12 11 16 19 16 2 0 4-1 4-1 2 0 3-1 3-1 2 0 5 2 5 5 0 6-5 20-26 34l3 5c9-3 36-24 36-46z">
          <text:p/>
        </draw:path>
        <draw:path draw:style-name="gr4" draw:text-style-name="P4" draw:layer="layout" svg:width="0.147cm" svg:height="0.14cm" svg:x="2.3cm" svg:y="8.339cm" svg:viewBox="0 0 148 141" svg:d="M134 102c-2 3-4 5-7 9-7 9-11 12-14 12-6 0-8-4-11-13 0-2-1-4-1-5-8-31-11-46-11-50 14-24 26-38 31-38 2 0 5 1 8 3 4 2 6 3 8 3 7 0 11-5 11-12 0-6-5-11-13-11-13 0-25 11-48 44l-3-17c-4-21-8-27-16-27-7 0-17 3-36 9l-4 1 1 5c12-3 15-4 18-4 8 0 9 3 14 22l9 38-26 36c-6 10-12 15-15 15-2 0-5-1-8-3-5-2-8-3-10-3-6 0-11 5-11 11 0 9 6 14 16 14 9 0 13-3 28-23 9-10 15-18 28-36l10 37c4 17 8 22 18 22 12 0 20-7 38-36z">
          <text:p/>
        </draw:path>
        <draw:path draw:style-name="gr4" draw:text-style-name="P4" draw:layer="layout" svg:width="0.096cm" svg:height="0.156cm" svg:x="2.474cm" svg:y="8.367cm" svg:viewBox="0 0 97 157" svg:d="M97 114h-7c0 3-2 17-5 22-2 2-19 2-23 2h-42l23-23c40-33 54-46 54-70 0-27-22-45-52-45-27 0-45 21-45 42 0 12 10 13 12 13 5 0 12-4 12-12 0-7-5-12-12-12-1 0-2 0-3 0 5-17 20-24 33-24 24 0 33 22 33 38 0 24-19 44-30 56l-43 47c-2 3-2 3-2 9h90z">
          <text:p/>
        </draw:path>
        <draw:path draw:style-name="gr4" draw:text-style-name="P4" draw:layer="layout" svg:width="0.08cm" svg:height="0.266cm" svg:x="2.61cm" svg:y="8.265cm" svg:viewBox="0 0 81 267" svg:d="M3 267c23-15 32-23 45-38 22-27 33-58 33-94 0-40-12-71-39-103-14-15-22-22-38-32l-4 5c25 20 34 31 43 54 8 21 11 46 11 77 0 32-4 58-12 77-10 20-19 31-42 49z">
          <text:p/>
        </draw:path>
        <draw:path draw:style-name="gr4" draw:text-style-name="P4" draw:layer="layout" svg:width="0.03cm" svg:height="0.03cm" svg:x="4.935cm" svg:y="8.265cm" svg:viewBox="0 0 31 31" svg:d="M31 15c0-10-8-15-16-15-9 0-15 6-15 15 0 8 7 16 15 16 9 0 16-9 16-16z">
          <text:p/>
        </draw:path>
        <draw:path draw:style-name="gr4" draw:text-style-name="P4" draw:layer="layout" svg:width="0.147cm" svg:height="0.14cm" svg:x="4.854cm" svg:y="8.339cm" svg:viewBox="0 0 148 141" svg:d="M134 102c-3 3-4 5-7 9-7 9-11 12-14 12-5 0-8-4-10-13 0-2-1-4-1-5-8-31-11-46-11-50 13-24 25-38 30-38 2 0 4 1 8 3 3 2 5 3 8 3 6 0 11-5 11-12 0-6-5-11-13-11-14 0-25 11-47 44l-3-17c-4-21-8-27-16-27-7 0-18 3-38 9l-3 1 1 5c13-3 16-4 19-4 7 0 9 3 14 22l9 38-26 36c-6 10-13 15-17 15-2 0-5-1-8-3-4-2-7-3-10-3-6 0-10 5-10 11 0 9 6 14 15 14 10 0 14-3 30-23 9-10 15-18 28-36l9 37c4 17 8 22 18 22 12 0 20-7 38-36z">
          <text:p/>
        </draw:path>
        <draw:path draw:style-name="gr4" draw:text-style-name="P4" draw:layer="layout" svg:width="0.097cm" svg:height="0.156cm" svg:x="5.027cm" svg:y="8.367cm" svg:viewBox="0 0 98 157" svg:d="M98 114h-7c0 3-2 17-5 22-2 2-18 2-23 2h-41l23-23c38-33 53-46 53-70 0-27-23-45-51-45-27 0-47 21-47 42 0 12 10 13 12 13 7 0 14-4 14-12 0-7-5-12-14-12-1 0-1 0-2 0 6-17 21-24 34-24 24 0 32 22 32 38 0 24-18 44-29 56l-44 47c-3 3-3 3-3 9h91z">
          <text:p/>
        </draw:path>
        <draw:path draw:style-name="gr4" draw:text-style-name="P4" draw:layer="layout" svg:width="0.159cm" svg:height="0.08cm" svg:x="5.255cm" svg:y="8.356cm" svg:viewBox="0 0 160 81" svg:d="M160 18v-18h-160v18zM160 81v-17h-160v17z">
          <text:p/>
        </draw:path>
        <draw:path draw:style-name="gr4" draw:text-style-name="P4" draw:layer="layout" svg:width="0.177cm" svg:height="0.275cm" svg:x="5.53cm" svg:y="8.265cm" svg:viewBox="0 0 178 276" svg:d="M57 88h28l-27 131c-7 33-18 50-31 50-4 0-7-2-7-5 0-1 1-1 2-3s1-3 1-5c0-6-5-12-12-12-6 0-11 6-11 13 0 11 10 19 24 19 29 0 50-31 63-88l22-100h34l2-10h-33c9-49 20-71 37-71 4 0 7 2 7 4 0 1 0 2-1 3-1 3-2 4-2 7 0 7 5 12 12 12s13-6 13-12c0-12-12-21-27-21s-27 7-38 22c-10 12-16 26-25 56h-29z">
          <text:p/>
        </draw:path>
        <draw:path draw:style-name="gr4" draw:text-style-name="P4" draw:layer="layout" svg:width="0.096cm" svg:height="0.156cm" svg:x="5.697cm" svg:y="8.367cm" svg:viewBox="0 0 97 157" svg:d="M97 114h-7c0 3-2 17-5 22-1 2-18 2-22 2h-42l23-23c39-33 53-46 53-70 0-27-22-45-51-45-27 0-46 21-46 42 0 12 10 13 12 13 6 0 13-4 13-12 0-7-5-12-13-12-1 0-2 0-3 0 7-17 22-24 34-24 24 0 32 22 32 38 0 24-18 44-29 56l-44 47c-2 3-2 3-2 9h90z">
          <text:p/>
        </draw:path>
        <draw:path draw:style-name="gr4" draw:text-style-name="P4" draw:layer="layout" svg:width="0.079cm" svg:height="0.266cm" svg:x="5.846cm" svg:y="8.265cm" svg:viewBox="0 0 80 267" svg:d="M77 0c-23 15-32 23-44 38-23 27-33 59-33 95 0 40 11 70 38 102 14 15 22 22 39 32l3-5c-25-20-33-31-43-54-7-21-11-45-11-76 0-32 4-59 13-78s19-31 41-49z">
          <text:p/>
        </draw:path>
        <draw:path draw:style-name="gr4" draw:text-style-name="P4" draw:layer="layout" svg:width="0.147cm" svg:height="0.14cm" svg:x="5.949cm" svg:y="8.339cm" svg:viewBox="0 0 148 141" svg:d="M134 102c-2 3-4 5-7 9-7 9-10 12-14 12-5 0-8-4-10-13-1-2-1-4-2-5-7-31-11-46-11-50 14-24 26-38 32-38 1 0 4 1 7 3 4 2 6 3 8 3 7 0 11-5 11-12 0-6-5-11-12-11-14 0-27 11-48 44l-4-17c-4-21-7-27-16-27-7 0-17 3-36 9l-4 1 2 5c11-3 14-4 17-4 8 0 10 3 14 22l9 38-25 36c-7 10-13 15-16 15-2 0-5-1-8-3-4-2-8-3-10-3-6 0-11 5-11 11 0 9 6 14 16 14 9 0 13-3 29-23 8-10 14-18 27-36l10 37c4 17 8 22 18 22 13 0 21-7 39-36z">
          <text:p/>
        </draw:path>
        <draw:path draw:style-name="gr4" draw:text-style-name="P4" draw:layer="layout" svg:width="0.079cm" svg:height="0.156cm" svg:x="6.133cm" svg:y="8.367cm" svg:viewBox="0 0 80 157" svg:d="M49 6c0-6 0-6-6-6-15 14-36 14-43 14v8c4 0 18 0 31-6v122c0 8-1 11-23 11h-7v8c8-1 29-1 39-1 9 0 32 0 40 1v-8h-8c-22 0-23-3-23-11z">
          <text:p/>
        </draw:path>
        <draw:path draw:style-name="gr4" draw:text-style-name="P4" draw:layer="layout" svg:width="0.043cm" svg:height="0.075cm" svg:x="6.243cm" svg:y="8.444cm" svg:viewBox="0 0 44 76" svg:d="M44 30c0-26-18-30-25-30-9 0-19 5-19 18 0 12 11 16 20 16 2 0 4-1 5-1s2-1 2-1c3 0 5 2 5 5 0 6-5 20-27 34l3 5c10-3 36-24 36-46z">
          <text:p/>
        </draw:path>
        <draw:path draw:style-name="gr4" draw:text-style-name="P4" draw:layer="layout" svg:width="0.147cm" svg:height="0.14cm" svg:x="6.367cm" svg:y="8.339cm" svg:viewBox="0 0 148 141" svg:d="M134 102c-2 3-5 5-8 9-7 9-10 12-14 12s-7-4-9-13c-1-2-1-4-2-5-7-31-11-46-11-50 14-24 25-38 31-38 1 0 4 1 7 3 5 2 7 3 9 3 7 0 11-5 11-12 0-6-5-11-12-11-15 0-27 11-48 44l-4-17c-4-21-7-27-16-27-7 0-17 3-36 9l-4 1 2 5c12-3 14-4 17-4 8 0 10 3 14 22l9 38-25 36c-7 10-13 15-16 15-2 0-5-1-8-3-4-2-8-3-10-3-6 0-11 5-11 11 0 9 6 14 16 14 9 0 13-3 29-23 8-10 14-18 28-36l9 37c4 17 8 22 18 22 12 0 20-7 39-36z">
          <text:p/>
        </draw:path>
        <draw:path draw:style-name="gr4" draw:text-style-name="P4" draw:layer="layout" svg:width="0.096cm" svg:height="0.156cm" svg:x="6.541cm" svg:y="8.367cm" svg:viewBox="0 0 97 157" svg:d="M97 114h-7c0 3-2 17-5 22-1 2-17 2-22 2h-43l24-23c39-33 53-46 53-70 0-27-22-45-51-45-28 0-46 21-46 42 0 12 10 13 12 13 5 0 12-4 12-12 0-7-5-12-12-12-1 0-2 0-3 0 6-17 21-24 34-24 24 0 32 22 32 38 0 24-18 44-29 56l-44 47c-2 3-2 3-2 9h90z">
          <text:p/>
        </draw:path>
        <draw:path draw:style-name="gr4" draw:text-style-name="P4" draw:layer="layout" svg:width="0.08cm" svg:height="0.266cm" svg:x="6.677cm" svg:y="8.265cm" svg:viewBox="0 0 81 267" svg:d="M3 267c23-15 33-23 44-38 22-27 34-58 34-94 0-40-12-71-40-103-12-15-21-22-37-32l-4 5c25 20 34 31 43 54 7 21 10 46 10 77 0 32-4 58-12 77-9 20-18 31-41 49z">
          <text:p/>
        </draw:path>
        <draw:polygon draw:style-name="gr4" draw:text-style-name="P4" draw:layer="layout" svg:width="0.132cm" svg:height="0.072cm" svg:x="9.002cm" svg:y="8.243cm" svg:viewBox="0 0 133 73" draw:points="133,37 100,0 91,8 108,31 3,31 0,43 106,43 75,65 81,73">
          <text:p/>
        </draw:polygon>
        <draw:path draw:style-name="gr4" draw:text-style-name="P4" draw:layer="layout" svg:width="0.134cm" svg:height="0.14cm" svg:x="8.97cm" svg:y="8.339cm" svg:viewBox="0 0 135 141" svg:d="M131 100c-16 20-21 25-26 25-2 0-3-2-3-5 0-2 0-2 5-25l25-92h-23c-18 48-20 53-35 75-19 30-34 46-44 46-4 0-6-4-6-8 0-1 0-2 0-3l28-113h-1c-17 4-29 6-46 8v4c11 0 12 1 15 2 2 1 3 4 3 6s-1 10-4 21l-12 44c-5 22-7 32-7 38 0 12 5 18 16 18 22 0 39-18 75-78-9 34-14 55-14 62 0 10 6 15 15 15 15 0 22-6 43-37z">
          <text:p/>
        </draw:path>
        <draw:path draw:style-name="gr4" draw:text-style-name="P4" draw:layer="layout" svg:width="0.158cm" svg:height="0.08cm" svg:x="9.224cm" svg:y="8.356cm" svg:viewBox="0 0 159 81" svg:d="M159 18v-18h-159v18zM159 81v-17h-159v17z">
          <text:p/>
        </draw:path>
        <draw:path draw:style-name="gr4" draw:text-style-name="P4" draw:layer="layout" svg:width="0.177cm" svg:height="0.275cm" svg:x="9.498cm" svg:y="8.265cm" svg:viewBox="0 0 178 276" svg:d="M56 88h28l-27 131c-7 33-17 50-30 50-4 0-6-2-6-5 0-1 0-1 1-3s2-3 2-5c0-6-6-12-13-12-6 0-11 6-11 13 0 11 11 19 25 19 27 0 49-31 62-88l22-100h34l2-10h-34c9-49 21-71 39-71 4 0 7 2 7 4 0 1 0 1-1 3-2 3-2 4-2 6 0 8 4 13 11 13s13-6 13-13c0-11-11-20-26-20-17 0-29 7-40 22-9 12-15 26-25 56h-28z">
          <text:p/>
        </draw:path>
        <draw:path draw:style-name="gr4" draw:text-style-name="P4" draw:layer="layout" svg:width="0.08cm" svg:height="0.157cm" svg:x="9.675cm" svg:y="8.366cm" svg:viewBox="0 0 81 158" svg:d="M51 7c0-6-1-7-7-7-14 15-36 15-44 15v8c6 0 20 0 33-7v123c0 8-1 11-23 11h-9v8c10-1 31-1 40-1 10 0 31 0 40 1v-8h-8c-22 0-22-3-22-11z">
          <text:p/>
        </draw:path>
        <draw:path draw:style-name="gr4" draw:text-style-name="P4" draw:layer="layout" svg:width="0.08cm" svg:height="0.266cm" svg:x="9.814cm" svg:y="8.265cm" svg:viewBox="0 0 81 267" svg:d="M78 0c-23 15-32 23-44 37-23 27-34 60-34 96 0 40 12 70 40 102 13 15 21 22 37 32l4-5c-25-20-34-31-42-54-7-21-11-45-11-76 0-33 4-59 13-78 8-20 18-31 40-49z">
          <text:p/>
        </draw:path>
        <draw:path draw:style-name="gr4" draw:text-style-name="P4" draw:layer="layout" svg:width="0.147cm" svg:height="0.14cm" svg:x="9.918cm" svg:y="8.339cm" svg:viewBox="0 0 148 141" svg:d="M134 102c-2 3-4 5-7 9-7 9-10 12-14 12s-7-4-9-13c-1-2-1-4-2-5-7-31-11-46-11-50 14-24 25-38 31-38 1 0 4 1 7 3 4 2 6 2 8 2 7 0 11-4 11-11 0-6-5-11-12-11-14 0-26 11-47 44l-4-17c-4-21-8-27-16-27-7 0-17 3-36 9l-4 1 2 5c11-3 14-4 17-4 8 0 10 3 14 22l9 38-26 36c-6 9-12 15-15 15-2 0-5-1-8-3-4-2-8-3-10-3-6 0-12 5-12 11 0 9 7 14 17 14 9 0 13-3 28-23 9-10 15-18 28-36l10 37c4 17 8 22 18 22 12 0 20-7 38-36z">
          <text:p/>
        </draw:path>
        <draw:path draw:style-name="gr4" draw:text-style-name="P4" draw:layer="layout" svg:width="0.079cm" svg:height="0.157cm" svg:x="10.102cm" svg:y="8.366cm" svg:viewBox="0 0 80 158" svg:d="M49 7c0-6 0-7-6-7-15 15-36 15-43 15v8c4 0 18 0 31-7v123c0 8-1 11-22 11h-8v8c8-1 29-1 39-1 11 0 32 0 40 1v-8h-7c-22 0-24-3-24-11z">
          <text:p/>
        </draw:path>
        <draw:path draw:style-name="gr4" draw:text-style-name="P4" draw:layer="layout" svg:width="0.043cm" svg:height="0.075cm" svg:x="10.212cm" svg:y="8.444cm" svg:viewBox="0 0 44 76" svg:d="M44 30c0-26-18-30-25-30-8 0-19 5-19 18 0 12 12 15 20 15 2 0 4 0 5 0s2-1 3-1c2 0 4 2 4 5 0 5-5 19-25 34l2 5c10-3 35-24 35-46z">
          <text:p/>
        </draw:path>
        <draw:path draw:style-name="gr4" draw:text-style-name="P4" draw:layer="layout" svg:width="0.147cm" svg:height="0.14cm" svg:x="10.337cm" svg:y="8.339cm" svg:viewBox="0 0 148 141" svg:d="M134 102c-3 3-4 5-7 9-7 9-11 12-14 12-5 0-8-4-10-13-1-2-1-4-1-5-8-31-11-46-11-50 13-24 24-38 30-38 2 0 4 1 8 3 3 2 5 2 8 2 6 0 11-4 11-11 0-6-6-11-13-11-14 0-25 11-47 44l-3-17c-5-21-8-27-16-27-7 0-18 3-37 9l-3 1 1 5c12-3 15-4 17-4 8 0 10 3 14 22l9 38-25 36c-6 9-12 15-16 15-3 0-6-1-9-3-4-2-7-3-10-3-6 0-10 5-10 11 0 9 6 14 15 14 10 0 14-3 30-23 8-10 15-18 28-36l9 37c4 17 8 22 18 22 12 0 20-7 38-36z">
          <text:p/>
        </draw:path>
        <draw:path draw:style-name="gr4" draw:text-style-name="P4" draw:layer="layout" svg:width="0.097cm" svg:height="0.157cm" svg:x="10.51cm" svg:y="8.366cm" svg:viewBox="0 0 98 158" svg:d="M98 115h-7c0 3-2 17-5 22-2 2-18 2-23 2h-41l23-23c38-34 53-46 53-70 0-27-23-46-51-46-27 0-47 22-47 43 0 12 11 13 13 13 6 0 13-4 13-12 0-7-5-12-13-12-1 0-1 0-2 0 5-17 20-24 33-24 24 0 32 22 32 38 0 24-18 43-29 56l-43 47c-4 3-4 3-4 9h91z">
          <text:p/>
        </draw:path>
        <draw:path draw:style-name="gr4" draw:text-style-name="P4" draw:layer="layout" svg:width="0.08cm" svg:height="0.266cm" svg:x="10.647cm" svg:y="8.265cm" svg:viewBox="0 0 81 267" svg:d="M3 267c23-15 32-23 44-38 23-27 34-58 34-94 0-40-12-71-40-103-13-15-21-22-37-32l-4 5c25 20 34 31 42 54 8 21 11 45 11 77s-4 58-12 77c-9 20-18 31-41 49z">
          <text:p/>
        </draw:path>
        <draw:polygon draw:style-name="gr4" draw:text-style-name="P4" draw:layer="layout" svg:width="0.081cm" svg:height="0.047cm" svg:x="10.871cm" svg:y="8.255cm" svg:viewBox="0 0 82 48" draw:points="42,0 0,44 5,48 41,15 77,48 82,44">
          <text:p/>
        </draw:polygon>
        <draw:path draw:style-name="gr4" draw:text-style-name="P4" draw:layer="layout" svg:width="0.118cm" svg:height="0.14cm" svg:x="10.821cm" svg:y="8.339cm" svg:viewBox="0 0 119 141" svg:d="M102 103c-23 18-33 23-46 23-18 0-29-11-29-28 0-5 0-9 3-19l9-1c46-7 80-30 80-57 0-13-9-21-26-21-44 0-93 51-93 98 0 25 17 43 41 43 22 0 46-14 65-34zM37 58c11-27 34-51 50-51 6 0 12 5 12 12 0 10-7 21-17 30-11 11-23 17-50 23z">
          <text:p/>
        </draw:path>
        <draw:path draw:style-name="gr4" draw:text-style-name="P4" draw:layer="layout" svg:width="0.079cm" svg:height="0.157cm" svg:x="10.973cm" svg:y="8.366cm" svg:viewBox="0 0 80 158" svg:d="M50 7c0-6 0-7-7-7-15 15-36 15-43 15v8c4 0 18 0 31-7v123c0 8-1 11-22 11h-8v8c8-1 29-1 39-1 11 0 32 0 40 1v-8h-7c-22 0-23-3-23-11z">
          <text:p/>
        </draw:path>
        <draw:polygon draw:style-name="gr4" draw:text-style-name="P4" draw:layer="layout" svg:width="0.159cm" svg:height="0.159cm" svg:x="11.174cm" svg:y="8.317cm" svg:viewBox="0 0 160 160" draw:points="160,88 160,70 88,70 88,0 70,0 70,70 0,70 0,88 70,88 70,160 88,160 88,88">
          <text:p/>
        </draw:polygon>
        <draw:path draw:style-name="gr4" draw:text-style-name="P4" draw:layer="layout" svg:width="0.177cm" svg:height="0.275cm" svg:x="11.431cm" svg:y="8.265cm" svg:viewBox="0 0 178 276" svg:d="M56 88h28l-27 131c-7 33-17 50-30 50-4 0-6-2-6-5 0-1 0-1 1-3s1-3 1-5c0-6-5-12-12-12-6 0-11 6-11 13 0 11 11 19 24 19 28 0 50-31 62-88l23-100h34l1-10h-33c9-49 20-71 38-71 4 0 7 2 7 4 0 1-1 1-2 3-1 3-2 4-2 6 0 8 5 13 13 13 7 0 13-6 13-13 0-11-12-20-28-20-15 0-27 7-38 22-10 12-16 26-25 56h-29z">
          <text:p/>
        </draw:path>
        <draw:path draw:style-name="gr4" draw:text-style-name="P4" draw:layer="layout" svg:width="0.096cm" svg:height="0.157cm" svg:x="11.598cm" svg:y="8.366cm" svg:viewBox="0 0 97 158" svg:d="M97 115h-6c-1 3-3 17-6 22-1 2-17 2-23 2h-42l24-23c39-34 53-46 53-70 0-27-22-46-52-46-27 0-45 22-45 43 0 12 10 13 12 13 5 0 12-4 12-12 0-7-5-12-12-12-1 0-2 0-3 0 6-17 21-24 34-24 25 0 33 22 33 38 0 24-19 43-31 56l-42 47c-3 3-3 3-3 9h91z">
          <text:p/>
        </draw:path>
        <draw:path draw:style-name="gr4" draw:text-style-name="P4" draw:layer="layout" svg:width="0.08cm" svg:height="0.266cm" svg:x="11.747cm" svg:y="8.265cm" svg:viewBox="0 0 81 267" svg:d="M78 0c-24 15-33 23-45 37-22 27-33 60-33 96 0 40 12 70 39 102 13 15 21 22 38 32l4-5c-26-20-35-31-43-54-8-21-11-45-11-76 0-33 4-59 12-78 9-20 18-31 42-49z">
          <text:p/>
        </draw:path>
        <draw:path draw:style-name="gr4" draw:text-style-name="P4" draw:layer="layout" svg:width="0.147cm" svg:height="0.14cm" svg:x="11.851cm" svg:y="8.339cm" svg:viewBox="0 0 148 141" svg:d="M134 102c-2 3-5 5-8 9-7 9-11 12-14 12-5 0-8-4-10-13 0-2-1-4-1-5-8-31-11-46-11-50 14-24 25-38 30-38 2 0 5 1 8 3 4 2 7 2 9 2 7 0 11-4 11-11 0-6-5-11-13-11-14 0-26 11-48 44l-3-17c-4-21-8-27-16-27-7 0-18 3-36 9l-4 1 1 5c12-3 15-4 18-4 7 0 9 3 14 22l9 38-26 36c-6 9-12 15-16 15-1 0-5-1-8-3-4-2-7-3-10-3-6 0-10 5-10 11 0 9 6 14 15 14 10 0 14-3 29-23 9-10 15-18 28-36l9 37c5 17 9 22 18 22 12 0 20-7 39-36z">
          <text:p/>
        </draw:path>
        <draw:path draw:style-name="gr4" draw:text-style-name="P4" draw:layer="layout" svg:width="0.08cm" svg:height="0.157cm" svg:x="12.034cm" svg:y="8.366cm" svg:viewBox="0 0 81 158" svg:d="M51 7c0-6 0-7-6-7-15 15-37 15-45 15v8c5 0 20 0 33-7v123c0 8-1 11-24 11h-7v8c8-1 30-1 40-1 9 0 30 0 39 1v-8h-8c-21 0-22-3-22-11z">
          <text:p/>
        </draw:path>
        <draw:path draw:style-name="gr4" draw:text-style-name="P4" draw:layer="layout" svg:width="0.043cm" svg:height="0.075cm" svg:x="12.145cm" svg:y="8.444cm" svg:viewBox="0 0 44 76" svg:d="M44 30c0-26-18-30-25-30-8 0-19 5-19 18 0 12 12 15 20 15 2 0 4 0 5 0s2-1 2-1c3 0 5 2 5 5 0 5-5 19-26 34l3 5c9-3 35-24 35-46z">
          <text:p/>
        </draw:path>
        <draw:path draw:style-name="gr4" draw:text-style-name="P4" draw:layer="layout" svg:width="0.147cm" svg:height="0.14cm" svg:x="12.269cm" svg:y="8.339cm" svg:viewBox="0 0 148 141" svg:d="M135 102c-3 3-5 5-7 9-7 9-11 12-15 12s-7-4-9-13c-1-2-1-4-1-5-8-31-12-46-12-50 14-24 25-38 31-38 2 0 4 1 7 3 4 2 6 2 9 2 6 0 10-4 10-11 0-6-5-11-12-11-14 0-26 11-47 44l-4-17c-4-21-7-27-16-27-7 0-17 3-36 9l-3 1 1 5c12-3 14-4 17-4 8 0 10 3 14 22l9 38-25 36c-6 9-13 15-16 15-2 0-5-1-8-3-4-2-8-3-10-3-7 0-12 5-12 11 0 9 8 14 17 14s13-3 29-23c8-10 15-18 28-36l9 37c4 17 8 22 18 22 12 0 20-7 38-36z">
          <text:p/>
        </draw:path>
        <draw:path draw:style-name="gr4" draw:text-style-name="P4" draw:layer="layout" svg:width="0.096cm" svg:height="0.157cm" svg:x="12.443cm" svg:y="8.366cm" svg:viewBox="0 0 97 158" svg:d="M97 115h-6c-1 3-3 17-7 22-1 2-17 2-22 2h-42l24-23c38-34 53-46 53-70 0-27-23-46-52-46-27 0-45 22-45 43 0 12 10 13 12 13 5 0 12-4 12-12 0-7-5-12-12-12-1 0-2 0-3 0 6-17 21-24 34-24 24 0 32 22 32 38 0 24-18 43-29 56l-43 47c-3 3-3 3-3 9h91z">
          <text:p/>
        </draw:path>
        <draw:path draw:style-name="gr4" draw:text-style-name="P4" draw:layer="layout" svg:width="0.08cm" svg:height="0.266cm" svg:x="12.58cm" svg:y="8.265cm" svg:viewBox="0 0 81 267" svg:d="M3 267c24-15 33-23 45-38 22-27 33-58 33-94 0-40-12-71-39-103-13-15-22-22-38-32l-4 5c26 20 34 31 43 54 7 21 11 45 11 77s-4 58-13 77c-8 20-18 31-41 49z">
          <text:p/>
        </draw:path>
        <draw:polygon draw:style-name="gr4" draw:text-style-name="P4" draw:layer="layout" svg:width="0.082cm" svg:height="0.047cm" svg:x="12.803cm" svg:y="8.255cm" svg:viewBox="0 0 83 48" draw:points="42,0 0,44 5,48 42,15 78,48 83,44">
          <text:p/>
        </draw:polygon>
        <draw:path draw:style-name="gr4" draw:text-style-name="P4" draw:layer="layout" svg:width="0.118cm" svg:height="0.14cm" svg:x="12.754cm" svg:y="8.339cm" svg:viewBox="0 0 119 141" svg:d="M102 103c-22 18-32 23-45 23-19 0-30-11-30-28 0-5 0-9 3-19l8-1c48-7 81-30 81-57 0-13-9-21-25-21-46 0-94 51-94 98 0 25 16 43 41 43 23 0 46-14 65-34zM37 58c11-27 35-51 50-51 7 0 11 5 11 12 0 10-6 21-15 30-12 11-23 17-51 23z">
          <text:p/>
        </draw:path>
        <draw:path draw:style-name="gr4" draw:text-style-name="P4" draw:layer="layout" svg:width="0.097cm" svg:height="0.157cm" svg:x="12.895cm" svg:y="8.366cm" svg:viewBox="0 0 98 158" svg:d="M98 115h-7c0 3-2 17-5 22-1 2-18 2-22 2h-42l23-23c39-34 53-46 53-70 0-27-22-46-51-46-27 0-47 22-47 43 0 12 11 13 13 13 6 0 13-4 13-12 0-7-5-12-13-12-1 0-2 0-3 0 5-17 22-24 34-24 24 0 32 22 32 38 0 24-18 43-29 56l-44 47c-3 3-3 3-3 9h91z">
          <text:p/>
        </draw:path>
        <draw:path draw:style-name="gr4" draw:text-style-name="P4" draw:layer="layout" svg:width="0.087cm" svg:height="0.028cm" svg:x="13.027cm" svg:y="8.265cm" svg:viewBox="0 0 88 29" svg:d="M28 15c0-9-6-15-14-15s-14 5-14 15c0 9 6 14 14 14s14-6 14-14zM88 15c0-10-7-15-14-15-9 0-15 6-15 15 0 8 6 14 15 14 7 0 14-5 14-14z">
          <text:p/>
        </draw:path>
        <draw:path draw:style-name="gr4" draw:text-style-name="P4" draw:layer="layout" svg:width="0.147cm" svg:height="0.14cm" svg:x="12.974cm" svg:y="8.339cm" svg:viewBox="0 0 148 141" svg:d="M134 102c-2 3-4 5-7 9-7 9-11 12-14 12-5 0-7-4-10-13 0-2 0-4-1-5-8-31-12-46-12-50 15-24 26-38 31-38 2 0 5 1 8 3 4 2 6 3 8 3 7 0 11-5 11-12 0-6-5-11-13-11-13 0-25 11-47 44l-4-17c-4-21-8-27-16-27-7 0-17 3-36 9l-4 1 2 5c11-3 14-4 17-4 8 0 10 3 14 22l9 38-26 36c-6 10-12 15-15 15-2 0-5-1-8-3-4-2-8-3-10-3-6 0-11 5-11 11 0 9 6 14 16 14 9 0 13-3 28-23 9-10 15-18 28-36l10 37c4 17 8 22 19 22s20-7 37-36z">
          <text:p/>
        </draw:path>
        <draw:path draw:style-name="gr4" draw:text-style-name="P4" draw:layer="layout" svg:width="0.159cm" svg:height="0.08cm" svg:x="13.242cm" svg:y="8.356cm" svg:viewBox="0 0 160 81" svg:d="M160 18v-18h-160v18zM160 81v-17h-160v17z">
          <text:p/>
        </draw:path>
        <draw:path draw:style-name="gr4" draw:text-style-name="P4" draw:layer="layout" svg:width="0.177cm" svg:height="0.275cm" svg:x="13.516cm" svg:y="8.265cm" svg:viewBox="0 0 178 276" svg:d="M58 88h28l-28 131c-6 33-17 50-30 50-4 0-7-2-7-5 0-1 0-1 1-3 2-2 2-3 2-5 0-6-6-12-12-12-7 0-12 6-12 13 0 11 11 19 26 19 28 0 49-31 62-88l22-100h34l2-10h-34c9-49 21-71 38-71 4 0 7 2 7 4 0 1 0 2-1 3-1 3-2 4-2 7 0 7 5 12 11 12 8 0 13-6 13-12 0-12-11-21-26-21s-27 7-39 22c-9 12-15 26-24 56h-29z">
          <text:p/>
        </draw:path>
        <draw:path draw:style-name="gr4" draw:text-style-name="P4" draw:layer="layout" svg:width="0.08cm" svg:height="0.266cm" svg:x="13.731cm" svg:y="8.265cm" svg:viewBox="0 0 81 267" svg:d="M78 0c-24 15-34 23-45 38-22 27-33 59-33 95 0 40 11 70 39 102 13 15 22 22 38 32l4-5c-25-20-35-31-43-54-8-21-11-45-11-76 0-32 4-59 12-78 9-19 19-31 42-49z">
          <text:p/>
        </draw:path>
        <draw:path draw:style-name="gr4" draw:text-style-name="P4" draw:layer="layout" svg:width="0.147cm" svg:height="0.14cm" svg:x="13.835cm" svg:y="8.339cm" svg:viewBox="0 0 148 141" svg:d="M134 102c-3 3-4 5-7 9-7 9-11 12-15 12-5 0-8-4-10-13-1-2-1-4-1-5-8-31-12-46-12-50 14-24 26-38 32-38 2 0 4 1 7 3 4 2 6 3 9 3 6 0 11-5 11-12 0-6-6-11-13-11-14 0-26 11-48 44l-3-17c-5-21-8-27-17-27-6 0-17 3-36 9l-3 1 1 5c12-3 15-4 17-4 8 0 10 3 14 22l9 38-25 36c-6 10-13 15-16 15-2 0-5-1-8-3-4-2-7-3-10-3-6 0-10 5-10 11 0 9 6 14 15 14 10 0 13-3 29-23 8-10 15-18 28-36l9 37c4 17 8 22 18 22 13 0 21-7 39-36z">
          <text:p/>
        </draw:path>
        <draw:path draw:style-name="gr4" draw:text-style-name="P4" draw:layer="layout" svg:width="0.043cm" svg:height="0.075cm" svg:x="13.995cm" svg:y="8.444cm" svg:viewBox="0 0 44 76" svg:d="M44 30c0-26-18-30-25-30-8 0-19 5-19 18 0 12 12 16 20 16 2 0 4-1 5-1s2-1 2-1c2 0 5 2 5 5 0 6-5 20-26 34l3 5c9-3 35-24 35-46z">
          <text:p/>
        </draw:path>
        <draw:path draw:style-name="gr4" draw:text-style-name="P4" draw:layer="layout" svg:width="0.03cm" svg:height="0.03cm" svg:x="14.2cm" svg:y="8.265cm" svg:viewBox="0 0 31 31" svg:d="M31 15c0-10-7-15-14-15-9 0-17 6-17 15 0 8 8 16 16 16 10 0 15-9 15-16z">
          <text:p/>
        </draw:path>
        <draw:path draw:style-name="gr4" draw:text-style-name="P4" draw:layer="layout" svg:width="0.147cm" svg:height="0.14cm" svg:x="14.119cm" svg:y="8.339cm" svg:viewBox="0 0 148 141" svg:d="M134 102c-2 3-4 5-7 9-7 9-12 12-15 12-5 0-7-4-10-13 0-2 0-4-1-5-8-31-11-46-11-50 14-24 25-38 31-38 2 0 5 1 8 3 4 2 6 3 8 3 7 0 11-5 11-12 0-6-5-11-13-11-13 0-26 11-47 44l-4-17c-4-21-8-27-16-27-7 0-17 3-36 9l-4 1 2 5c11-3 14-4 17-4 8 0 10 3 14 22l9 38-26 36c-6 10-12 15-15 15-2 0-5-1-8-3-4-2-8-3-10-3-6 0-11 5-11 11 0 9 6 14 16 14 9 0 13-3 28-23 9-10 15-18 28-36l10 37c4 17 8 22 18 22 11 0 21-7 38-36z">
          <text:p/>
        </draw:path>
        <draw:path draw:style-name="gr4" draw:text-style-name="P4" draw:layer="layout" svg:width="0.079cm" svg:height="0.266cm" svg:x="14.297cm" svg:y="8.265cm" svg:viewBox="0 0 80 267" svg:d="M2 267c23-15 33-23 45-38 22-27 33-58 33-94 0-40-11-71-40-103-12-15-21-22-37-32l-3 5c24 20 33 31 43 54 7 21 10 46 10 77 0 32-4 58-13 77-9 20-18 31-40 49z">
          <text:p/>
        </draw:path>
        <draw:path draw:style-name="gr4" draw:text-style-name="P4" draw:layer="layout" svg:width="0.14cm" svg:height="0.201cm" svg:x="0.76cm" svg:y="9.398cm" svg:viewBox="0 0 141 202" svg:d="M141 17c0-10-7-17-17-17-7 0-12 4-12 11 0 5 3 8 9 12s8 7 8 11c0 12-11 36-38 81l-6-37c-5-27-22-78-27-78h-1-3l-31 5-10 2v5c4-1 7-1 10-1 13 0 18 5 24 20 8 21 26 91 26 103 0 4-2 8-4 11-2 4-16 24-22 30-7 7-11 10-15 10-2 0-4-1-7-3-5-4-8-6-12-6-7 0-13 6-13 12 0 8 7 14 17 14 18 0 52-36 84-90 26-43 40-78 40-95z">
          <text:p/>
        </draw:path>
        <draw:path draw:style-name="gr4" draw:text-style-name="P4" draw:layer="layout" svg:width="0.159cm" svg:height="0.081cm" svg:x="1.024cm" svg:y="9.415cm" svg:viewBox="0 0 160 82" svg:d="M160 18v-18h-160v18zM160 82v-19h-160v19z">
          <text:p/>
        </draw:path>
        <draw:path draw:style-name="gr4" draw:text-style-name="P4" draw:layer="layout" svg:width="0.031cm" svg:height="0.03cm" svg:x="1.379cm" svg:y="9.324cm" svg:viewBox="0 0 32 31" svg:d="M32 15c0-9-8-15-15-15-10 0-17 7-17 15 0 9 7 16 15 16 11 0 17-8 17-16z">
          <text:p/>
        </draw:path>
        <draw:path draw:style-name="gr4" draw:text-style-name="P4" draw:layer="layout" svg:width="0.147cm" svg:height="0.14cm" svg:x="1.298cm" svg:y="9.398cm" svg:viewBox="0 0 148 141" svg:d="M134 103c-2 3-4 5-7 9-7 9-10 12-14 12s-7-4-9-12c-1-3-1-5-2-6-8-31-12-45-12-50 15-25 26-38 32-38 1 0 4 0 7 2 4 2 6 3 8 3 7 0 11-5 11-11 0-7-5-12-12-12-14 0-26 11-48 44l-4-17c-4-21-7-27-16-27-7 0-17 3-36 9l-4 1 2 5c11-3 14-3 17-3 8 0 10 2 14 21l9 39-25 36c-7 10-13 15-16 15-2 0-5-1-8-2-4-3-8-4-10-4-6 0-11 5-11 11 0 8 6 13 16 13 9 0 13-2 29-21 8-10 14-19 27-37l10 38c4 15 8 20 19 20 12 0 20-7 38-35z">
          <text:p/>
        </draw:path>
        <draw:polygon draw:style-name="gr4" draw:text-style-name="P4" draw:layer="layout" svg:width="0.132cm" svg:height="0.071cm" svg:x="4.898cm" svg:y="9.303cm" svg:viewBox="0 0 133 72" draw:points="133,36 100,0 91,7 108,29 3,29 0,42 105,42 75,64 80,72">
          <text:p/>
        </draw:polygon>
        <draw:path draw:style-name="gr4" draw:text-style-name="P4" draw:layer="layout" svg:width="0.135cm" svg:height="0.14cm" svg:x="4.865cm" svg:y="9.398cm" svg:viewBox="0 0 136 141" svg:d="M131 101c-16 21-21 25-26 25-2 0-3-2-3-5 0-2 0-2 6-24l24-94h-23c-17 48-19 54-34 76-18 30-34 46-43 46-4 0-8-3-8-8 0-1 0-2 0-3l30-113-1-1c-18 4-30 6-48 8v5c12 0 12 0 15 1 2 1 4 4 4 6 0 3-2 10-5 21l-11 45c-6 22-8 33-8 38 0 11 6 17 17 17 23 0 39-17 75-76-9 33-14 54-14 61 0 9 5 15 15 15 14 0 21-7 43-37z">
          <text:p/>
        </draw:path>
        <draw:path draw:style-name="gr4" draw:text-style-name="P4" draw:layer="layout" svg:width="0.159cm" svg:height="0.08cm" svg:x="5.119cm" svg:y="9.415cm" svg:viewBox="0 0 160 81" svg:d="M160 17v-17h-160v17zM160 81v-18h-160v18z">
          <text:p/>
        </draw:path>
        <draw:path draw:style-name="gr4" draw:text-style-name="P4" draw:layer="layout" svg:width="0.14cm" svg:height="0.202cm" svg:x="5.394cm" svg:y="9.397cm" svg:viewBox="0 0 141 203" svg:d="M141 18c0-10-9-18-18-18-8 0-13 5-13 12 0 5 3 8 9 12 6 3 8 6 8 11 0 12-11 36-38 80l-6-36c-5-28-22-79-27-79h-1l-3 1-30 5-10 2v5c3-1 6-1 9-1 13 0 18 5 24 20 9 21 26 91 26 103 0 4-1 7-3 11-3 4-17 24-22 30-8 7-11 10-15 10-2 0-4-1-8-4s-8-5-11-5c-7 0-12 5-12 12 0 8 6 14 15 14 18 0 52-36 84-90 26-43 42-78 42-95z">
          <text:p/>
        </draw:path>
        <draw:polygon draw:style-name="gr4" draw:text-style-name="P4" draw:layer="layout" svg:width="0.082cm" svg:height="0.048cm" svg:x="5.609cm" svg:y="9.314cm" svg:viewBox="0 0 83 49" draw:points="42,0 0,44 5,49 42,15 78,49 83,44">
          <text:p/>
        </draw:polygon>
        <draw:path draw:style-name="gr4" draw:text-style-name="P4" draw:layer="layout" svg:width="0.058cm" svg:height="0.14cm" svg:x="5.612cm" svg:y="9.398cm" svg:viewBox="0 0 59 141" svg:d="M59 106l-4-4c-13 18-22 25-25 25s-5-3-5-5c0-4 3-16 5-21l27-100-1-1c-12 2-38 7-50 8v5c17 0 20 1 20 8 0 8-26 86-26 101 0 6 0 19 16 19 17 0 31-17 43-35z">
          <text:p/>
        </draw:path>
        <draw:polygon draw:style-name="gr4" draw:text-style-name="P4" draw:layer="layout" svg:width="0.159cm" svg:height="0.159cm" svg:x="5.77cm" svg:y="9.376cm" svg:viewBox="0 0 160 160" draw:points="160,89 160,71 88,71 88,0 70,0 70,71 0,71 0,89 70,89 70,160 88,160 88,89">
          <text:p/>
        </draw:polygon>
        <draw:path draw:style-name="gr4" draw:text-style-name="P4" draw:layer="layout" svg:width="0.177cm" svg:height="0.275cm" svg:x="6.027cm" svg:y="9.324cm" svg:viewBox="0 0 178 276" svg:d="M56 88h29l-28 131c-7 33-17 51-30 51-4 0-6-3-6-5 0-1 0-2 1-4s1-3 1-5c0-6-5-12-12-12-6 0-11 6-11 13 0 11 11 19 24 19 28 0 50-31 63-88l23-100h34l1-10h-33c9-49 20-71 38-71 4 0 7 2 7 4 0 1-1 1-2 3-1 3-2 4-2 7 0 7 5 12 12 12s13-6 13-12c0-12-12-21-27-21s-27 7-38 22c-10 12-16 26-25 56h-30z">
          <text:p/>
        </draw:path>
        <draw:path draw:style-name="gr4" draw:text-style-name="P4" draw:layer="layout" svg:width="0.08cm" svg:height="0.266cm" svg:x="6.241cm" svg:y="9.324cm" svg:viewBox="0 0 81 267" svg:d="M78 0c-23 15-32 23-45 38-22 27-33 59-33 95 0 40 12 70 39 102 14 15 22 22 38 32l4-5c-25-20-34-31-43-54-7-21-11-44-11-76s4-59 14-78c8-20 18-31 40-49z">
          <text:p/>
        </draw:path>
        <draw:path draw:style-name="gr4" draw:text-style-name="P4" draw:layer="layout" svg:width="0.147cm" svg:height="0.14cm" svg:x="6.345cm" svg:y="9.398cm" svg:viewBox="0 0 148 141" svg:d="M134 103c-2 3-4 5-6 9-8 9-11 12-15 12s-7-4-9-13c-1-2-1-4-2-5-7-31-11-45-11-50 14-25 25-39 31-39 1 0 4 1 7 3 4 2 6 3 8 3 7 0 11-5 11-12 0-6-5-11-12-11-14 0-26 11-47 44l-4-17c-4-21-7-27-16-27-7 0-17 3-37 9l-4 1 2 5c11-3 14-4 17-4 9 0 11 3 15 22l9 39-26 36c-7 10-13 15-16 15-2 0-5-1-8-3-4-2-8-3-10-3-6 0-11 5-11 11 0 8 6 13 16 13 9 0 13-3 29-22 9-9 15-18 28-36l10 37c4 16 8 21 18 21 12 0 20-7 38-35z">
          <text:p/>
        </draw:path>
        <draw:path draw:style-name="gr4" draw:text-style-name="P4" draw:layer="layout" svg:width="0.044cm" svg:height="0.076cm" svg:x="6.505cm" svg:y="9.503cm" svg:viewBox="0 0 45 77" svg:d="M45 30c0-26-18-30-26-30-7 0-19 5-19 18s13 16 21 16c2 0 3-1 4-1 2 0 3-1 3-1 2 0 5 2 5 5 0 6-5 20-27 34l3 6c10-4 36-25 36-47z">
          <text:p/>
        </draw:path>
        <draw:path draw:style-name="gr4" draw:text-style-name="P4" draw:layer="layout" svg:width="0.14cm" svg:height="0.202cm" svg:x="6.63cm" svg:y="9.397cm" svg:viewBox="0 0 141 203" svg:d="M141 18c0-10-7-18-17-18-7 0-12 5-12 12 0 5 3 8 9 12 6 3 8 6 8 11 0 12-11 36-38 80l-6-36c-5-28-23-79-27-79h-1l-3 1-31 5-11 2v5c4-1 6-1 11-1 12 0 18 5 24 20 8 21 25 91 25 103 0 4-1 7-3 11s-16 24-22 30c-7 7-11 10-15 10-2 0-4-1-7-4-6-3-9-5-13-5-7 0-12 5-12 12 0 8 7 14 16 14 19 0 52-36 84-90 27-43 41-78 41-95z">
          <text:p/>
        </draw:path>
        <draw:path draw:style-name="gr4" draw:text-style-name="P4" draw:layer="layout" svg:width="0.08cm" svg:height="0.266cm" svg:x="6.803cm" svg:y="9.324cm" svg:viewBox="0 0 81 267" svg:d="M3 267c23-15 33-23 45-37 22-28 33-59 33-95 0-40-12-71-39-103-14-15-22-22-38-32l-4 5c25 20 34 31 43 54 8 21 11 46 11 77 0 32-4 58-12 77-9 20-20 31-42 49z">
          <text:p/>
        </draw:path>
        <draw:polygon draw:style-name="gr4" draw:text-style-name="P4" draw:layer="layout" svg:width="0.082cm" svg:height="0.048cm" svg:x="7.016cm" svg:y="9.314cm" svg:viewBox="0 0 83 49" draw:points="41,0 0,44 5,49 41,15 78,49 83,44">
          <text:p/>
        </draw:polygon>
        <draw:path draw:style-name="gr4" draw:text-style-name="P4" draw:layer="layout" svg:width="0.115cm" svg:height="0.201cm" svg:x="6.958cm" svg:y="9.398cm" svg:viewBox="0 0 116 202" svg:d="M116 1l-1-1c-12 2-40 7-52 8v5l10-1c11 1 12 3 12 9 1 3 0 10-4 26l-23 91c-7 25-14 57-30 57-3 0-6 0-6-3 0-4 4-4 4-11 0-6-7-11-13-11-11 0-13 11-13 12 0 15 14 20 25 20 27 0 46-23 59-74z">
          <text:p/>
        </draw:path>
        <draw:path draw:style-name="gr4" draw:text-style-name="P4" draw:layer="layout" svg:width="0.149cm" svg:height="0.224cm" svg:x="0.78cm" svg:y="11.357cm" svg:viewBox="0 0 150 225" svg:d="M150 83c0-46-14-83-48-83-26 0-55 26-55 40 0 10 8 14 15 14 6 0 10-5 11-6-1-1-3-4-3-8 0-3 6-30 33-30 23 0 28 29 28 55 0 19-3 36-3 36 0 0-13-19-38-19-64 0-90 62-90 94 0 30 17 49 53 49 55 0 97-56 97-142zM114 118c0 8-8 99-58 99-19 0-28-10-28-30s15-98 60-98c18 0 26 11 26 29z">
          <text:p/>
        </draw:path>
        <draw:path draw:style-name="gr4" draw:text-style-name="P4" draw:layer="layout" svg:width="0.18cm" svg:height="0.279cm" svg:x="0.961cm" svg:y="11.362cm" svg:viewBox="0 0 181 280" svg:d="M59 89h28l-28 133c-7 34-17 51-31 51-4 0-7-2-7-5 0-1 1-2 2-3 1-2 1-3 1-5 0-7-6-12-12-12-7 0-12 5-12 13 0 10 11 19 25 19 29 0 51-31 64-90l23-101h34l2-10h-34c9-50 21-72 39-72 4 0 6 1 6 3 0 1 0 2-1 4s-2 4-2 6c0 8 5 13 12 13s13-6 13-13c0-11-11-20-27-20-15 0-28 7-39 21-9 13-16 27-25 58h-29z">
          <text:p/>
        </draw:path>
        <draw:path draw:style-name="gr4" draw:text-style-name="P4" draw:layer="layout" svg:width="0.081cm" svg:height="0.159cm" svg:x="1.141cm" svg:y="11.464cm" svg:viewBox="0 0 82 160" svg:d="M51 7c0-6 0-7-6-7-15 16-38 16-45 16v7c5 0 20 0 33-6v123c0 10-1 13-24 13h-7v7c8 0 30 0 40 0s31 0 40 0v-7h-8c-22 0-23-3-23-13z">
          <text:p/>
        </draw:path>
        <draw:polygon draw:style-name="gr4" draw:text-style-name="P4" draw:layer="layout" svg:width="0.495cm" svg:height="0.018cm" svg:x="0.764cm" svg:y="11.7cm" svg:viewBox="0 0 496 19" draw:points="0,0 496,0 496,19 0,19">
          <text:p/>
        </draw:polygon>
        <draw:path draw:style-name="gr4" draw:text-style-name="P4" draw:layer="layout" svg:width="0.149cm" svg:height="0.224cm" svg:x="0.777cm" svg:y="11.79cm" svg:viewBox="0 0 150 225" svg:d="M150 83c0-46-14-83-48-83-27 0-55 26-55 40 0 10 8 14 14 14 7 0 11-5 12-6-1-1-3-3-3-8 0-3 5-30 33-30 22 0 27 29 27 55 0 19-2 36-2 36h-1c0 0-12-19-37-19-64 0-90 62-90 94 0 30 17 49 53 49 54 0 97-55 97-142zM114 118c0 9-8 99-59 99-19 0-27-10-27-30s13-98 60-98c17 0 26 11 26 29z">
          <text:p/>
        </draw:path>
        <draw:path draw:style-name="gr4" draw:text-style-name="P4" draw:layer="layout" svg:width="0.149cm" svg:height="0.142cm" svg:x="0.958cm" svg:y="11.87cm" svg:viewBox="0 0 150 143" svg:d="M136 104c-2 3-4 4-7 8-7 10-11 13-14 13-5 0-8-4-10-13-1-3-1-5-1-5-8-32-12-47-12-52 14-24 26-38 31-38 2 0 5 1 8 3 4 2 6 3 8 3 7 0 11-5 11-12 0-6-5-11-12-11-14 0-26 11-48 45l-4-18c-4-21-7-27-16-27-7 0-18 2-37 9l-3 1 1 5c12-3 15-4 18-4 7 0 9 3 14 22l9 39-26 37c-6 9-13 15-16 15-2 0-5-1-8-3-4-2-8-3-10-3-7 0-12 5-12 12 0 8 6 13 17 13 10 0 13-3 29-23 9-10 15-19 28-37l10 38c4 17 8 22 18 22 12 0 20-7 39-37z">
          <text:p/>
        </draw:path>
        <draw:path draw:style-name="gr4" draw:text-style-name="P4" draw:layer="layout" svg:width="0.081cm" svg:height="0.158cm" svg:x="1.144cm" svg:y="11.898cm" svg:viewBox="0 0 82 159" svg:d="M52 6c0-6-1-6-7-6-14 15-37 15-45 15v7c5 0 20 0 33-6v124c0 9 0 12-24 12h-7v7c8 0 31 0 40 0 10 0 32 0 40 0v-7h-7c-23 0-23-3-23-12z">
          <text:p/>
        </draw:path>
        <draw:polygon draw:style-name="gr4" draw:text-style-name="P4" draw:layer="layout" svg:width="0.162cm" svg:height="0.161cm" svg:x="1.381cm" svg:y="11.63cm" svg:viewBox="0 0 163 162" draw:points="163,89 163,72 90,72 90,0 72,0 72,72 0,72 0,89 72,89 72,162 90,162 90,89">
          <text:p/>
        </draw:polygon>
        <draw:path draw:style-name="gr4" draw:text-style-name="P4" draw:layer="layout" svg:width="0.15cm" svg:height="0.224cm" svg:x="1.681cm" svg:y="11.357cm" svg:viewBox="0 0 151 225" svg:d="M151 83c0-46-14-83-48-83-27 0-56 26-56 40 0 10 9 14 15 14 7 0 11-5 11-6-1-1-3-4-3-8 0-3 6-30 33-30 23 0 28 29 28 55 0 19-3 36-3 36 0 0-12-19-37-19-64 0-91 62-91 94 0 30 18 49 54 49 54 0 97-56 97-142zM115 118c0 8-9 99-59 99-18 0-27-10-27-30s14-98 59-98c18 0 27 11 27 29z">
          <text:p/>
        </draw:path>
        <draw:path draw:style-name="gr4" draw:text-style-name="P4" draw:layer="layout" svg:width="0.181cm" svg:height="0.279cm" svg:x="1.862cm" svg:y="11.362cm" svg:viewBox="0 0 182 280" svg:d="M59 89h28l-28 133c-6 34-17 51-30 51-5 0-7-2-7-5 0-1 0-2 1-3 1-2 1-3 1-5 0-7-5-12-12-12s-12 5-12 13c0 10 11 19 25 19 29 0 51-31 64-90l23-101h34l2-10h-34c9-50 21-72 39-72 4 0 7 1 7 3 0 1-1 2-2 4s-1 4-1 6c0 8 4 13 11 13 8 0 14-6 14-13 0-11-12-20-28-20-15 0-27 7-39 21-9 13-16 27-25 58h-29z">
          <text:p/>
        </draw:path>
        <draw:path draw:style-name="gr4" draw:text-style-name="P4" draw:layer="layout" svg:width="0.098cm" svg:height="0.159cm" svg:x="2.032cm" svg:y="11.464cm" svg:viewBox="0 0 99 160" svg:d="M99 117h-6c-1 3-3 17-6 21-1 2-18 2-23 2h-43l24-22c40-34 54-47 54-71 0-27-22-47-53-47-27 0-46 22-46 44 0 12 11 13 13 13 5 0 12-4 12-12s-5-13-12-13c-1 0-2 0-3 0 6-16 21-24 34-24 25 0 33 23 33 39 0 24-18 44-30 56l-44 49c-3 2-3 3-3 8h93z">
          <text:p/>
        </draw:path>
        <draw:polygon draw:style-name="gr4" draw:text-style-name="P4" draw:layer="layout" svg:width="0.495cm" svg:height="0.018cm" svg:x="1.665cm" svg:y="11.7cm" svg:viewBox="0 0 496 19" draw:points="0,0 496,0 496,19 0,19">
          <text:p/>
        </draw:polygon>
        <draw:path draw:style-name="gr4" draw:text-style-name="P4" draw:layer="layout" svg:width="0.149cm" svg:height="0.224cm" svg:x="1.678cm" svg:y="11.79cm" svg:viewBox="0 0 150 225" svg:d="M150 83c0-46-14-83-48-83-26 0-55 26-55 40 0 10 8 14 15 14 6 0 10-5 11-6-1-1-3-3-3-8 0-3 6-30 33-30 23 0 28 29 28 55 0 19-3 36-3 36h-1c0 0-12-19-37-19-64 0-90 62-90 94 0 30 17 49 53 49 55 0 97-55 97-142zM114 118c0 9-8 99-58 99-18 0-28-10-28-30s15-98 60-98c18 0 26 11 26 29z">
          <text:p/>
        </draw:path>
        <draw:path draw:style-name="gr4" draw:text-style-name="P4" draw:layer="layout" svg:width="0.15cm" svg:height="0.142cm" svg:x="1.859cm" svg:y="11.87cm" svg:viewBox="0 0 151 143" svg:d="M137 104c-3 3-5 4-7 8-8 10-11 13-15 13-5 0-7-4-10-13 0-3-1-5-1-5-8-32-11-47-11-52 14-24 25-38 31-38 1 0 4 1 7 3 4 2 6 3 9 3 6 0 11-5 11-12 0-6-6-11-13-11-14 0-26 11-48 45l-3-18c-5-21-8-27-17-27-7 0-17 2-37 9l-3 1 1 5c12-3 15-4 18-4 8 0 10 3 14 22l9 39-26 37c-6 9-12 15-16 15-2 0-5-1-8-3-4-2-8-3-10-3-6 0-12 5-12 12 0 8 8 13 17 13 10 0 14-3 29-23 9-10 15-19 29-37l9 38c4 17 8 22 18 22 12 0 21-7 39-37z">
          <text:p/>
        </draw:path>
        <draw:path draw:style-name="gr4" draw:text-style-name="P4" draw:layer="layout" svg:width="0.098cm" svg:height="0.158cm" svg:x="2.036cm" svg:y="11.898cm" svg:viewBox="0 0 99 159" svg:d="M99 117h-7c-1 3-2 17-6 21-1 2-17 2-22 2h-44l24-22c40-34 55-47 55-71 0-28-23-47-53-47-28 0-46 21-46 44 0 12 10 13 12 13 5 0 12-4 12-12 0-7-5-13-12-13-1 0-2 0-3 1 6-18 21-26 34-26 25 0 34 23 34 40 0 24-19 44-31 57l-44 47c-2 2-2 3-2 8h92z">
          <text:p/>
        </draw:path>
        <draw:path draw:style-name="gr4" draw:text-style-name="P4" draw:layer="layout" svg:width="0.162cm" svg:height="0.082cm" svg:x="2.3cm" svg:y="11.669cm" svg:viewBox="0 0 163 83" svg:d="M163 18v-18h-163v18zM163 83v-18h-163v18z">
          <text:p/>
        </draw:path>
        <draw:path draw:style-name="gr4" draw:text-style-name="P4" draw:layer="layout" svg:width="0.129cm" svg:height="0.218cm" svg:x="2.583cm" svg:y="11.579cm" svg:viewBox="0 0 130 219" svg:d="M130 111c0-26-1-52-13-76-13-28-35-35-51-35-19 0-42 10-54 37-9 20-12 40-12 74 0 31 2 54 14 77 12 24 34 31 52 31 27 0 43-16 52-35 12-23 12-55 12-73zM66 213c-12 0-32-6-38-40-4-19-4-44-4-66 0-26 0-49 5-68 6-22 22-32 37-32 12 0 30 7 36 35 4 18 4 44 4 65s0 46-3 65c-6 35-26 41-37 41z">
          <text:p/>
        </draw:path>
        <draw:path draw:style-name="gr4" draw:text-style-name="P4" draw:layer="layout" svg:width="0.18cm" svg:height="0.279cm" svg:x="4.825cm" svg:y="11.577cm" svg:viewBox="0 0 181 280" svg:d="M57 90h29l-28 132c-7 34-17 51-31 51-3 0-6-2-6-5 0-1 1-2 1-3 2-2 2-3 2-5 0-7-6-12-12-12-7 0-12 5-12 13 0 10 11 19 25 19 28 0 50-31 63-89l23-101h35l2-10h-35c9-50 22-72 39-72 5 0 7 1 7 4 0 1 0 1-1 3-1 3-2 4-2 6 0 8 5 13 12 13s13-6 13-13c0-11-12-21-27-21s-28 8-40 23c-10 12-16 26-25 57h-29z">
          <text:p/>
        </draw:path>
        <draw:path draw:style-name="gr4" draw:text-style-name="P4" draw:layer="layout" svg:width="0.081cm" svg:height="0.158cm" svg:x="5.005cm" svg:y="11.68cm" svg:viewBox="0 0 82 159" svg:d="M50 6c0-6 0-6-6-6-15 15-37 15-44 15v7c5 0 19 0 32-6v124c0 9-1 12-23 12h-8v7c9 0 30 0 40 0s31 0 41 0v-7h-9c-22 0-23-3-23-12z">
          <text:p/>
        </draw:path>
        <draw:path draw:style-name="gr4" draw:text-style-name="P4" draw:layer="layout" svg:width="0.162cm" svg:height="0.082cm" svg:x="5.226cm" svg:y="11.669cm" svg:viewBox="0 0 163 83" svg:d="M163 18v-18h-163v18zM163 83v-18h-163v18z">
          <text:p/>
        </draw:path>
        <draw:path draw:style-name="gr4" draw:text-style-name="P4" draw:layer="layout" svg:width="0.149cm" svg:height="0.224cm" svg:x="5.562cm" svg:y="11.357cm" svg:viewBox="0 0 150 225" svg:d="M150 83c0-46-14-83-48-83-27 0-55 26-55 40 0 10 8 14 14 14 7 0 11-5 11-6s-2-4-2-8c0-3 5-30 32-30 23 0 28 29 28 55 0 19-3 36-3 36 0 0-12-19-37-19-63 0-90 62-90 94 0 30 17 49 53 49 54 0 97-56 97-142zM114 118c0 8-8 99-59 99-18 0-26-10-26-30s13-98 59-98c17 0 26 11 26 29z">
          <text:p/>
        </draw:path>
        <draw:path draw:style-name="gr4" draw:text-style-name="P4" draw:layer="layout" svg:width="0.244cm" svg:height="0.206cm" svg:x="5.746cm" svg:y="11.37cm" svg:viewBox="0 0 245 207" svg:d="M245 0h-79v5c19 2 23 5 23 14 0 5-2 12-4 20l-14 51h-90l17-61c4-16 13-23 32-24v-5h-87v5c20 2 25 5 25 14 0 5-2 12-4 20l-39 139c-5 18-7 20-25 24v5h78v-5c-19-3-23-5-23-14 0-3 0-5 1-7l21-77h90l-21 74c-5 17-11 21-32 24v5h87v-5c-21-2-25-5-25-14 0-3 0-5 1-7l42-152c5-18 7-20 26-24z">
          <text:p/>
        </draw:path>
        <draw:polygon draw:style-name="gr4" draw:text-style-name="P4" draw:layer="layout" svg:width="0.495cm" svg:height="0.018cm" svg:x="5.528cm" svg:y="11.7cm" svg:viewBox="0 0 496 19" draw:points="0,0 496,0 496,19 0,19">
          <text:p/>
        </draw:polygon>
        <draw:path draw:style-name="gr4" draw:text-style-name="P4" draw:layer="layout" svg:width="0.149cm" svg:height="0.224cm" svg:x="5.541cm" svg:y="11.79cm" svg:viewBox="0 0 150 225" svg:d="M150 83c0-46-14-83-48-83-26 0-56 26-56 40 0 10 9 14 15 14 7 0 11-5 12-6-1-1-3-3-3-8 0-3 6-30 33-30 22 0 28 29 28 55 0 19-3 36-3 36h-1c0 0-12-19-37-19-64 0-90 62-90 94 0 30 17 49 53 49 54 0 97-55 97-142zM114 118c0 9-8 99-59 99-19 0-27-10-27-30s14-98 60-98c18 0 26 11 26 29z">
          <text:p/>
        </draw:path>
        <draw:path draw:style-name="gr4" draw:text-style-name="P4" draw:layer="layout" svg:width="0.15cm" svg:height="0.142cm" svg:x="5.722cm" svg:y="11.87cm" svg:viewBox="0 0 151 143" svg:d="M136 104c-2 3-4 4-7 8-7 10-11 13-14 13-5 0-8-4-10-13 0-3-1-5-1-5-8-32-11-47-11-52 13-24 25-38 30-38 2 0 5 1 8 3 4 2 6 3 9 3 6 0 11-5 11-12 0-6-6-11-13-11-14 0-26 11-48 45l-3-18c-5-21-8-27-17-27-7 0-17 2-37 9l-3 1 1 5c12-3 15-4 18-4 8 0 10 3 14 22l9 39-26 37c-6 9-12 15-16 15-2 0-5-1-8-3-4-2-9-3-11-3-6 0-11 5-11 12 0 8 6 13 17 13 10 0 13-3 29-23 9-10 15-19 29-37l9 38c4 17 8 22 18 22 12 0 21-7 39-37z">
          <text:p/>
        </draw:path>
        <draw:path draw:style-name="gr4" draw:text-style-name="P4" draw:layer="layout" svg:width="0.097cm" svg:height="0.158cm" svg:x="5.899cm" svg:y="11.898cm" svg:viewBox="0 0 98 159" svg:d="M98 117h-6c-1 3-3 17-6 21-1 2-18 2-23 2h-43l24-22c40-34 54-47 54-71 0-28-22-47-52-47-28 0-46 21-46 44 0 12 10 13 12 13 5 0 12-4 12-12 0-7-5-13-12-13-1 0-2 0-3 1 6-18 21-26 34-26 25 0 34 23 34 40 0 24-20 44-31 57l-44 47c-2 2-2 3-2 8h92z">
          <text:p/>
        </draw:path>
        <draw:path draw:style-name="gr4" draw:text-style-name="P4" draw:layer="layout" svg:width="0.18cm" svg:height="0.279cm" svg:x="8.898cm" svg:y="11.577cm" svg:viewBox="0 0 181 280" svg:d="M58 90h28l-27 132c-7 34-18 51-31 51-4 0-6-2-6-5 0-1 0-2 1-3 1-2 2-3 2-5 0-7-6-12-14-12-6 0-11 5-11 13 0 10 11 19 25 19 29 0 51-31 64-89l22-101h35l2-10h-35c10-50 21-72 39-72 4 0 7 1 7 4 0 1 0 1-1 3-2 3-2 4-2 6 0 8 4 13 11 13 8 0 14-6 14-13 0-11-12-21-27-21-16 0-28 8-40 23-9 12-15 26-25 57h-29z">
          <text:p/>
        </draw:path>
        <draw:path draw:style-name="gr4" draw:text-style-name="P4" draw:layer="layout" svg:width="0.098cm" svg:height="0.158cm" svg:x="9.067cm" svg:y="11.68cm" svg:viewBox="0 0 99 159" svg:d="M99 117h-6c-1 3-3 17-6 21-1 2-18 2-22 2h-43l24-22c39-35 53-48 53-72 0-27-22-46-52-46-27 0-47 21-47 43 0 12 12 13 14 13 5 0 12-4 12-12 0-7-5-13-12-13-1 0-2 0-3 1 6-17 21-25 34-25 24 0 32 23 32 39 0 24-18 44-29 58l-44 47c-4 2-4 3-4 8h93z">
          <text:p/>
        </draw:path>
        <draw:path draw:style-name="gr4" draw:text-style-name="P4" draw:layer="layout" svg:width="0.161cm" svg:height="0.082cm" svg:x="9.299cm" svg:y="11.669cm" svg:viewBox="0 0 162 83" svg:d="M162 18v-18h-162v18zM162 83v-18h-162v18z">
          <text:p/>
        </draw:path>
        <draw:polygon draw:style-name="gr4" draw:text-style-name="P4" draw:layer="layout" svg:width="0.162cm" svg:height="0.018cm" svg:x="9.589cm" svg:y="11.7cm" svg:viewBox="0 0 163 19" draw:points="163,19 163,0 0,0 0,19">
          <text:p/>
        </draw:polygon>
        <draw:path draw:style-name="gr4" draw:text-style-name="P4" draw:layer="layout" svg:width="0.15cm" svg:height="0.224cm" svg:x="9.835cm" svg:y="11.357cm" svg:viewBox="0 0 151 225" svg:d="M151 83c0-46-14-83-48-83-27 0-57 26-57 40 0 10 9 14 15 14 7 0 11-5 11-6-1-1-3-4-3-8 0-3 7-30 34-30 23 0 28 29 28 55 0 19-3 36-3 36 0 0-12-19-37-19-64 0-91 62-91 94 0 30 18 49 53 49 55 0 98-56 98-142zM115 118c0 8-9 99-60 99-18 0-26-10-26-30s13-98 59-98c18 0 27 11 27 29z">
          <text:p/>
        </draw:path>
        <draw:path draw:style-name="gr4" draw:text-style-name="P4" draw:layer="layout" svg:width="0.244cm" svg:height="0.206cm" svg:x="10.02cm" svg:y="11.37cm" svg:viewBox="0 0 245 207" svg:d="M245 0h-78v5c19 2 22 5 22 14 0 5-1 12-3 20l-15 51h-90l17-61c4-16 13-23 32-24v-5h-87v5c20 2 25 5 25 14 0 5-2 12-4 20l-39 139c-5 18-8 20-25 24v5h77v-5c-19-3-22-5-22-14 0-3 0-5 1-7l21-77h91l-21 74c-5 17-11 21-32 24v5h86v-5c-20-2-24-5-24-14 0-3 0-5 1-7l41-152c6-18 8-20 26-24z">
          <text:p/>
        </draw:path>
        <draw:polygon draw:style-name="gr4" draw:text-style-name="P4" draw:layer="layout" svg:width="0.495cm" svg:height="0.018cm" svg:x="9.802cm" svg:y="11.7cm" svg:viewBox="0 0 496 19" draw:points="0,0 496,0 496,19 0,19">
          <text:p/>
        </draw:polygon>
        <draw:path draw:style-name="gr4" draw:text-style-name="P4" draw:layer="layout" svg:width="0.149cm" svg:height="0.224cm" svg:x="9.815cm" svg:y="11.79cm" svg:viewBox="0 0 150 225" svg:d="M150 83c0-46-14-83-48-83-28 0-56 26-56 40 0 10 8 14 14 14 7 0 11-5 12-6-1-1-3-3-3-8 0-3 5-30 34-30 22 0 27 29 27 55 0 19-2 36-2 36h-1c0 0-12-19-38-19-63 0-89 62-89 94 0 30 17 49 52 49 55 0 98-55 98-142zM114 118c0 9-8 99-60 99-18 0-26-10-26-30s13-98 59-98c18 0 27 11 27 29z">
          <text:p/>
        </draw:path>
        <draw:path draw:style-name="gr4" draw:text-style-name="P4" draw:layer="layout" svg:width="0.149cm" svg:height="0.142cm" svg:x="9.996cm" svg:y="11.87cm" svg:viewBox="0 0 150 143" svg:d="M136 104c-2 3-4 4-7 8-7 10-11 13-14 13-5 0-8-4-10-13-1-3-1-5-1-5-8-32-12-47-12-52 14-24 26-38 31-38 2 0 5 1 8 3 4 2 6 3 8 3 7 0 11-5 11-12 0-6-5-11-12-11-14 0-26 11-48 45l-4-18c-4-21-7-27-16-27-7 0-19 2-38 9l-3 1 1 5c12-3 15-4 18-4 7 0 9 3 15 22l9 39-27 37c-6 9-13 15-16 15-2 0-5-1-8-3-4-2-8-3-10-3-6 0-11 5-11 12 0 8 6 13 16 13 9 0 13-3 29-23 9-10 15-19 29-37l10 38c4 17 8 22 18 22 12 0 20-7 39-37z">
          <text:p/>
        </draw:path>
        <draw:path draw:style-name="gr4" draw:text-style-name="P4" draw:layer="layout" svg:width="0.081cm" svg:height="0.158cm" svg:x="10.182cm" svg:y="11.898cm" svg:viewBox="0 0 82 159" svg:d="M52 6c0-6-1-6-7-6-14 15-37 15-45 15v7c5 0 20 0 33-6v124c0 9 0 12-24 12h-7v7c8 0 31 0 40 0 10 0 32 0 40 0v-7h-7c-23 0-23-3-23-12z">
          <text:p/>
        </draw:path>
        <draw:path draw:style-name="gr4" draw:text-style-name="P4" draw:layer="layout" svg:width="0.153cm" svg:height="0.225cm" svg:x="0.79cm" svg:y="15.667cm" svg:viewBox="0 0 154 226" svg:d="M86 3v10c21 0 24 2 24 18v70c-7-9-20-20-40-20-38 0-70 31-70 73 0 41 30 72 67 72 24 0 38-16 42-22v22l45-3v-10c-21 0-24-2-24-17v-196zM109 185c0 6 0 7-4 14-8 11-21 20-37 20-8 0-44-3-44-65 0-23 4-36 11-47 7-10 20-20 36-20 20 0 31 15 35 20 3 5 3 6 3 11z">
          <text:p/>
        </draw:path>
        <draw:polygon draw:style-name="gr4" draw:text-style-name="P4" draw:layer="layout" svg:width="0.33cm" svg:height="0.018cm" svg:x="0.779cm" svg:y="16.014cm" svg:viewBox="0 0 331 19" draw:points="0,0 331,0 331,19 0,19">
          <text:p/>
        </draw:polygon>
        <draw:path draw:style-name="gr4" draw:text-style-name="P4" draw:layer="layout" svg:width="0.153cm" svg:height="0.225cm" svg:x="0.79cm" svg:y="16.102cm" svg:viewBox="0 0 154 226" svg:d="M86 4v9c21 0 24 2 24 18v71c-7-10-20-21-40-21-38 0-70 32-70 73s30 72 67 72c24 0 38-16 42-22v22l45-3v-9c-21 0-24-2-24-18v-196zM109 186c0 5 0 6-4 13-8 12-21 21-37 21-8 0-44-3-44-65 0-24 4-37 11-48 7-9 20-19 36-19 20 0 31 14 35 19 3 6 3 6 3 12z">
          <text:p/>
        </draw:path>
        <draw:path draw:style-name="gr4" draw:text-style-name="P4" draw:layer="layout" svg:width="0.082cm" svg:height="0.177cm" svg:x="1.013cm" svg:y="16.151cm" svg:viewBox="0 0 83 178" svg:d="M83 37h-26l9-32c1-1 1-2 1-2 0-2-1-3-3-3s-3 0-5 3c-12 16-32 32-42 35-9 2-11 4-11 8 0 0 0 1 0 2h25l-24 88c-1 3-1 4-2 6-3 10-5 21-5 24 0 7 6 12 16 12 14 0 25-9 45-39l-4-2c-16 20-21 25-26 25-3 0-5-2-5-6 0-1 0-1 1-2l27-106h27z">
          <text:p/>
        </draw:path>
        <draw:path draw:style-name="gr4" draw:text-style-name="P4" draw:layer="layout" svg:width="0.096cm" svg:height="0.772cm" svg:x="1.236cm" svg:y="15.636cm" svg:viewBox="0 0 97 773" svg:d="M97 757c-51-91-65-223-65-370s14-280 65-370l-5-17c-17 32-92 123-92 387s75 354 92 386z">
          <text:p/>
        </draw:path>
        <draw:path draw:style-name="gr4" draw:text-style-name="P4" draw:layer="layout" svg:width="0.15cm" svg:height="0.225cm" svg:x="1.393cm" svg:y="15.669cm" svg:viewBox="0 0 151 226" svg:d="M151 83c0-46-14-83-48-83-27 0-56 26-56 40 0 10 9 14 15 14 7 0 11-5 11-6-1 0-3-3-3-8 0-3 6-30 33-30 23 0 28 29 28 55 0 19-3 36-3 37 0-1-12-20-37-20-64 0-91 63-91 95 0 30 17 49 54 49 54 0 97-56 97-143zM115 119c0 9-8 99-59 99-18 0-26-10-26-30s13-98 59-98c17 0 26 10 26 29z">
          <text:p/>
        </draw:path>
        <draw:path draw:style-name="gr4" draw:text-style-name="P4" draw:layer="layout" svg:width="0.201cm" svg:height="0.207cm" svg:x="1.578cm" svg:y="15.682cm" svg:viewBox="0 0 202 208" svg:d="M202 0h-158v5c19 2 24 4 24 13 0 3-2 14-3 20l-39 141c-6 18-8 20-26 24v5h162l19-52-5-3c-15 21-23 29-36 36-13 5-35 8-58 8-18 0-26-3-26-11 0-3 4-18 12-47 4-14 7-24 10-36 11 0 21 1 24 1 13-1 22 1 25 4 2 2 2 5 2 10 0 6 0 10-2 17l8 1 21-73-6-2c-12 27-15 29-44 31-4 0-14 0-25 0l20-74c2-7 6-8 24-8 50 0 62 4 62 23 0 4-1 9-1 15h7z">
          <text:p/>
        </draw:path>
        <draw:path draw:style-name="gr4" draw:text-style-name="P4" draw:layer="layout" svg:width="0.095cm" svg:height="0.11cm" svg:x="1.779cm" svg:y="15.829cm" svg:viewBox="0 0 96 111" svg:d="M80 13c-5 1-9 5-9 12s4 12 11 12c6 0 11-4 11-13 0-15-17-24-38-24-32 0-55 26-55 57s25 54 55 54c33 0 41-29 41-31 0-3-3-3-4-3-2 0-2 1-4 5-5 16-19 23-31 23-16 0-36-13-36-48 0-39 19-50 34-50 4 0 17 0 25 6z">
          <text:p/>
        </draw:path>
        <draw:polygon draw:style-name="gr4" draw:text-style-name="P4" draw:layer="layout" svg:width="0.515cm" svg:height="0.018cm" svg:x="1.38cm" svg:y="16.014cm" svg:viewBox="0 0 516 19" draw:points="0,0 516,0 516,19 0,19">
          <text:p/>
        </draw:polygon>
        <draw:path draw:style-name="gr4" draw:text-style-name="P4" draw:layer="layout" svg:width="0.15cm" svg:height="0.224cm" svg:x="1.418cm" svg:y="16.105cm" svg:viewBox="0 0 151 225" svg:d="M151 82c0-45-15-82-49-82-27 0-55 25-55 39 0 11 8 15 14 15 7 0 11-5 12-6-1-1-3-4-3-8 0-3 5-31 33-31 22 0 28 30 28 55 0 20-3 37-3 37h-1c0 0-12-20-37-20-63 0-90 63-90 96 0 29 18 48 53 48 54 0 98-55 98-143zM114 118c0 9-8 100-59 100-18 0-26-11-26-31s13-98 59-98c17 0 26 11 26 29z">
          <text:p/>
        </draw:path>
        <draw:path draw:style-name="gr4" draw:text-style-name="P4" draw:layer="layout" svg:width="0.031cm" svg:height="0.031cm" svg:x="1.686cm" svg:y="16.108cm" svg:viewBox="0 0 32 32" svg:d="M32 16c0-10-8-16-15-16-10 0-17 7-17 16s7 16 16 16c10 0 16-8 16-16z">
          <text:p/>
        </draw:path>
        <draw:path draw:style-name="gr4" draw:text-style-name="P4" draw:layer="layout" svg:width="0.145cm" svg:height="0.206cm" svg:x="1.604cm" svg:y="16.184cm" svg:viewBox="0 0 146 207" svg:d="M117 202h-5c-12 0-19-4-18-11 0 0 0-2 0-3l52-183h-23l-4 15c-6-15-12-20-25-20-43 0-94 59-94 107 0 22 13 37 33 37 22 0 38-12 66-52l-28 92c-4 14-11 17-31 18v5h77zM95 7c11 0 19 9 19 20 0 26-22 71-43 89-10 7-18 11-26 11-11 0-18-10-18-25 0-23 17-58 39-79 9-10 20-16 29-16z">
          <text:p/>
        </draw:path>
        <draw:path draw:style-name="gr4" draw:text-style-name="P4" draw:layer="layout" svg:width="0.093cm" svg:height="0.2cm" svg:x="1.745cm" svg:y="16.22cm" svg:viewBox="0 0 94 201" svg:d="M87 50l-1-1c-21 4-33 6-40 6v4h6 2c2 0 6 1 7 2s2 3 2 5c0 3-1 9-4 20l-16 68c-8 32-14 42-23 42-3 0-4-1-4-3 0-1 0-1 1-2 1-2 2-3 2-5 0-5-4-9-10-9-5 0-9 4-9 10 0 8 8 14 18 14 21 0 35-18 44-54zM82 0c-6 0-10 5-10 12 0 8 4 13 11 13 6 0 11-6 11-12 0-7-5-13-12-13z">
          <text:p/>
        </draw:path>
        <draw:path draw:style-name="gr4" draw:text-style-name="P4" draw:layer="layout" svg:width="0.096cm" svg:height="0.772cm" svg:x="1.943cm" svg:y="15.636cm" svg:viewBox="0 0 97 773" svg:d="M97 387c0-264-75-355-92-387l-5 17c51 90 65 223 65 370s-14 279-65 370l5 16c17-32 92-122 92-386z">
          <text:p/>
        </draw:path>
        <draw:polygon draw:style-name="gr4" draw:text-style-name="P4" draw:layer="layout" svg:width="0.163cm" svg:height="0.018cm" svg:x="2.172cm" svg:y="16.014cm" svg:viewBox="0 0 164 19" draw:points="164,19 164,0 0,0 0,19">
          <text:p/>
        </draw:polygon>
        <draw:path draw:style-name="gr4" draw:text-style-name="P4" draw:layer="layout" svg:width="0.15cm" svg:height="0.225cm" svg:x="2.47cm" svg:y="15.669cm" svg:viewBox="0 0 151 226" svg:d="M151 83c0-46-15-83-49-83-27 0-55 26-55 40 0 10 8 14 14 14 7 0 11-5 12-6-1 0-3-3-3-8 0-3 5-30 33-30 23 0 28 29 28 55 0 19-3 36-3 37h-1c0-1-12-20-37-20-63 0-90 63-90 95 0 30 18 49 53 49 54 0 98-56 98-143zM114 119c0 9-8 99-59 99-18 0-26-10-26-30s13-98 59-98c18 0 26 10 26 29z">
          <text:p/>
        </draw:path>
        <draw:path draw:style-name="gr4" draw:text-style-name="P4" draw:layer="layout" svg:width="0.202cm" svg:height="0.207cm" svg:x="2.655cm" svg:y="15.682cm" svg:viewBox="0 0 203 208" svg:d="M203 0h-159v5c21 2 26 4 26 13 0 3-2 14-4 20l-40 141c-5 18-8 20-26 24v5h162l20-52-5-3c-15 21-23 29-37 36-12 5-33 8-57 8-18 0-27-3-27-11 0-3 5-18 13-47 4-14 7-24 10-36 11 0 21 1 25 1 12-1 21 1 25 4 1 2 2 5 2 10 0 6-1 10-2 17l6 1 21-73-5-2c-12 27-15 29-44 31-4 0-14 0-25 0l21-74c2-7 5-8 23-8 50 0 61 4 61 23 0 4 0 9-1 15h7z">
          <text:p/>
        </draw:path>
        <draw:path draw:style-name="gr4" draw:text-style-name="P4" draw:layer="layout" svg:width="0.094cm" svg:height="0.11cm" svg:x="2.857cm" svg:y="15.829cm" svg:viewBox="0 0 95 111" svg:d="M80 13c-5 1-10 5-10 12s5 12 11 12 11-4 11-13c0-15-17-24-38-24-30 0-54 26-54 57s26 54 54 54c33 0 41-29 41-31 0-3-3-3-4-3-2 0-2 1-4 5-5 16-19 23-31 23-15 0-35-13-35-48 0-39 19-50 34-50 3 0 16 0 25 6z">
          <text:p/>
        </draw:path>
        <draw:polygon draw:style-name="gr4" draw:text-style-name="P4" draw:layer="layout" svg:width="0.515cm" svg:height="0.018cm" svg:x="2.458cm" svg:y="16.014cm" svg:viewBox="0 0 516 19" draw:points="0,0 516,0 516,19 0,19">
          <text:p/>
        </draw:polygon>
        <draw:path draw:style-name="gr4" draw:text-style-name="P4" draw:layer="layout" svg:width="0.15cm" svg:height="0.224cm" svg:x="2.496cm" svg:y="16.105cm" svg:viewBox="0 0 151 225" svg:d="M151 82c0-45-14-82-50-82-26 0-55 25-55 39 0 11 8 15 14 15 7 0 11-5 12-6-1-1-3-4-3-8 0-3 6-31 33-31 24 0 29 30 29 55 0 20-3 37-3 37 0 0-13-20-39-20-63 0-89 63-89 96 0 29 17 48 52 48 55 0 99-55 99-143zM114 118c0 9-9 100-60 100-18 0-26-11-26-31s13-98 59-98c18 0 27 11 27 29z">
          <text:p/>
        </draw:path>
        <draw:path draw:style-name="gr4" draw:text-style-name="P4" draw:layer="layout" svg:width="0.145cm" svg:height="0.206cm" svg:x="2.682cm" svg:y="16.184cm" svg:viewBox="0 0 146 207" svg:d="M117 202h-6c-12 0-18-4-18-11 0 0 0-2 1-3l52-183h-23l-5 15c-5-15-12-20-25-20-41 0-93 59-93 107 0 22 13 37 33 37 22 0 37-12 65-52l-28 92c-4 14-9 17-30 18v5h77zM94 7c11 0 19 9 19 20 0 26-21 71-43 89-8 7-17 11-24 11-11 0-18-10-18-25 0-23 16-58 37-79 10-10 20-16 29-16z">
          <text:p/>
        </draw:path>
        <draw:path draw:style-name="gr4" draw:text-style-name="P4" draw:layer="layout" svg:width="0.093cm" svg:height="0.2cm" svg:x="2.822cm" svg:y="16.22cm" svg:viewBox="0 0 94 201" svg:d="M87 50v-1c-21 4-33 6-40 6v4h7 1c2 0 7 1 8 2s1 3 1 5c0 3-1 9-3 20l-17 68c-8 32-13 42-23 42-2 0-4-1-4-3 0-1 0-1 1-2 2-2 2-3 2-5 0-5-4-9-10-9s-10 4-10 10c0 8 8 14 20 14 20 0 34-18 43-54zM83 0c-6 0-11 5-11 12 0 8 4 13 11 13 6 0 11-6 11-12 0-7-5-13-11-13z">
          <text:p/>
        </draw:path>
        <draw:polygon draw:style-name="gr4" draw:text-style-name="P4" draw:layer="layout" svg:width="0.163cm" svg:height="0.162cm" svg:x="3.095cm" svg:y="15.943cm" svg:viewBox="0 0 164 163" draw:points="164,90 164,73 91,73 91,0 74,0 74,73 0,73 0,90 74,90 74,163 91,163 91,90">
          <text:p/>
        </draw:polygon>
        <draw:path draw:style-name="gr4" draw:text-style-name="P4" draw:layer="layout" svg:width="0.15cm" svg:height="0.225cm" svg:x="3.411cm" svg:y="15.669cm" svg:viewBox="0 0 151 226" svg:d="M151 83c0-46-14-83-48-83-28 0-57 26-57 40 0 10 9 14 15 14 7 0 11-5 11-6-1 0-3-3-3-8 0-3 6-30 34-30 23 0 28 29 28 55 0 19-3 36-3 37 0-1-12-20-38-20-64 0-90 63-90 95 0 30 17 49 53 49 55 0 98-56 98-143zM115 119c0 9-8 99-60 99-18 0-26-10-26-30s13-98 58-98c19 0 28 10 28 29z">
          <text:p/>
        </draw:path>
        <draw:path draw:style-name="gr4" draw:text-style-name="P4" draw:layer="layout" svg:width="0.211cm" svg:height="0.212cm" svg:x="3.605cm" svg:y="15.682cm" svg:viewBox="0 0 212 213" svg:d="M212 0h-64v5c11 1 14 1 18 4 3 2 5 6 5 10 0 5-8 38-23 91-2 5-3 11-5 17-5 20-10 33-17 44-12 20-30 29-52 29-27 0-45-15-45-37 0-11 10-49 31-123 1-3 1-5 2-6 6-23 12-27 34-29v-5h-88v5c22 2 25 3 25 13 0 3-1 9-2 14l-17 61c-10 35-14 55-14 68 0 31 30 52 69 52 43 0 69-22 83-70l27-91c12-41 13-43 33-47z">
          <text:p/>
        </draw:path>
        <draw:polygon draw:style-name="gr4" draw:text-style-name="P4" draw:layer="layout" svg:width="0.465cm" svg:height="0.018cm" svg:x="3.381cm" svg:y="16.014cm" svg:viewBox="0 0 466 19" draw:points="0,0 466,0 466,19 0,19">
          <text:p/>
        </draw:polygon>
        <draw:path draw:style-name="gr4" draw:text-style-name="P4" draw:layer="layout" svg:width="0.15cm" svg:height="0.224cm" svg:x="3.394cm" svg:y="16.105cm" svg:viewBox="0 0 151 225" svg:d="M151 82c0-45-14-82-50-82-26 0-55 25-55 39 0 11 8 15 15 15 6 0 10-5 11-6-1-1-3-4-3-8 0-3 6-31 33-31 24 0 29 30 29 55 0 20-3 37-3 37 0 0-13-20-39-20-63 0-89 63-89 96 0 29 17 48 52 48 55 0 99-55 99-143zM115 118c0 9-10 100-60 100-19 0-27-11-27-31s14-98 59-98c18 0 28 11 28 29z">
          <text:p/>
        </draw:path>
        <draw:path draw:style-name="gr4" draw:text-style-name="P4" draw:layer="layout" svg:width="0.145cm" svg:height="0.206cm" svg:x="3.58cm" svg:y="16.184cm" svg:viewBox="0 0 146 207" svg:d="M116 202h-6c-11 0-18-4-18-11 0 0 1-2 1-3l53-183h-23l-6 15c-5-15-11-20-24-20-42 0-93 59-93 107 0 22 12 37 32 37 22 0 37-12 65-52l-28 92c-4 14-9 17-30 18v5h77zM94 7c10 0 18 9 18 20 0 26-21 71-43 89-8 7-17 11-24 11-11 0-18-10-18-25 0-23 16-58 37-79 10-10 20-16 30-16z">
          <text:p/>
        </draw:path>
        <draw:path draw:style-name="gr4" draw:text-style-name="P4" draw:layer="layout" svg:width="0.093cm" svg:height="0.2cm" svg:x="3.721cm" svg:y="16.22cm" svg:viewBox="0 0 94 201" svg:d="M87 50l-1-1c-21 4-32 6-41 6v4h8 1c2 0 7 1 8 2s2 3 2 5c0 3-2 9-4 20l-18 68c-8 32-13 42-22 42-3 0-5-1-5-3 0-1 1-1 2-2 1-2 1-3 1-5 0-5-4-9-9-9s-9 4-9 10c0 8 7 14 18 14 20 0 35-18 44-54zM82 0c-6 0-11 5-11 12 0 8 4 13 11 13 6 0 12-6 12-12 0-7-6-13-12-13z">
          <text:p/>
        </draw:path>
        <draw:path draw:style-name="gr4" draw:text-style-name="P4" draw:layer="layout" svg:width="0.162cm" svg:height="0.082cm" svg:x="3.986cm" svg:y="15.983cm" svg:viewBox="0 0 163 83" svg:d="M163 17v-17h-163v17zM163 83v-18h-163v18z">
          <text:p/>
        </draw:path>
        <draw:path draw:style-name="gr4" draw:text-style-name="P4" draw:layer="layout" svg:width="0.203cm" svg:height="0.269cm" svg:x="4.273cm" svg:y="15.894cm" svg:viewBox="0 0 204 270" svg:d="M71 217c24-2 36-5 54-15 47-26 79-77 79-128 0-43-31-74-73-74-25 0-54 13-80 36-32 29-51 68-51 106 0 26 10 47 27 61 8 6 15 10 29 13-29 25-32 28-56 45l3 5c12-7 24-10 36-10 7 0 16 2 30 5 20 6 37 9 49 9 18 0 40-8 56-21 8-6 12-10 20-22l-5-3c-18 18-31 24-53 24-9 0-15-1-39-7-17-4-33-7-35-6-1 0-2 0-2 0h-8zM130 10c25 0 40 19 40 49 0 33-14 81-35 110-17 25-37 38-60 38-27 0-42-20-42-53 0-30 16-78 35-106 19-26 38-38 62-38z">
          <text:p/>
        </draw:path>
        <draw:path draw:style-name="gr4" draw:text-style-name="P4" draw:layer="layout" svg:width="0.093cm" svg:height="0.2cm" svg:x="4.49cm" svg:y="16.001cm" svg:viewBox="0 0 94 201" svg:d="M87 50l-1-1c-20 4-32 6-39 6v4h6 2c2-1 6 1 7 2s2 3 2 5-1 9-4 19l-17 69c-7 31-13 42-23 42-3 0-4-1-4-3 0-1 0-1 1-2 1-2 2-3 2-5 0-5-4-9-10-9-5 0-9 4-9 10 0 8 8 14 18 14 22 0 35-18 45-55zM82 0c-6 0-11 5-11 12 0 8 5 12 12 12 6 0 11-5 11-11 0-7-5-13-12-13z">
          <text:p/>
        </draw:path>
        <draw:path draw:style-name="gr4" draw:text-style-name="P4" draw:layer="layout" svg:width="0.201cm" svg:height="0.267cm" svg:x="8.924cm" svg:y="15.877cm" svg:viewBox="0 0 202 268" svg:d="M70 215c24-1 36-4 54-14 46-26 78-77 78-127 0-42-30-74-72-74-25 0-53 14-79 36-32 30-51 68-51 105 0 26 10 47 28 60 8 7 15 10 28 13-28 25-31 28-56 45l3 4c12-6 25-9 37-9 6 0 16 2 29 5 20 6 37 9 48 9 17 0 39-8 56-21 7-6 11-10 19-21l-4-4c-18 18-31 24-54 24-8 0-14-1-38-6-17-5-31-7-33-7s-2 0-2 0h-8zM128 11c26 0 41 18 41 48 0 34-15 80-35 109-17 25-37 37-60 37-25 0-40-19-40-52 0-30 16-77 35-104 17-26 37-38 59-38z">
          <text:p/>
        </draw:path>
        <draw:path draw:style-name="gr4" draw:text-style-name="P4" draw:layer="layout" svg:width="0.092cm" svg:height="0.199cm" svg:x="9.139cm" svg:y="15.983cm" svg:viewBox="0 0 93 200" svg:d="M86 50v-1c-21 4-32 6-39 6v4h6l1-1c2 0 7 1 8 2s2 3 2 6c0 2-2 8-4 18l-17 68c-8 32-13 42-22 42-3 0-4-1-4-2s0-2 1-3c1-2 2-3 2-5 0-4-4-8-11-8-5 0-9 4-9 10 0 8 8 14 19 14 20 0 34-18 43-56zM82 0c-6 0-11 5-11 12 0 8 4 12 11 12 6 0 11-5 11-11 0-7-5-13-11-13z">
          <text:p/>
        </draw:path>
        <draw:path draw:style-name="gr4" draw:text-style-name="P4" draw:layer="layout" svg:width="0.162cm" svg:height="0.081cm" svg:x="9.369cm" svg:y="15.965cm" svg:viewBox="0 0 163 82" svg:d="M163 17v-17h-163v17zM163 82v-17h-163v17z">
          <text:p/>
        </draw:path>
        <draw:path draw:style-name="gr4" draw:text-style-name="P4" draw:layer="layout" svg:width="0.216cm" svg:height="0.278cm" svg:x="9.652cm" svg:y="15.871cm" svg:viewBox="0 0 217 279" svg:d="M217 194h-7c-6 40-20 58-43 58h-124l92-118-82-122h102c23 0 37 13 44 54h7l-2-66h-190l96 140-110 139h214z">
          <text:p/>
        </draw:path>
        <draw:path draw:style-name="gr4" draw:text-style-name="P4" draw:layer="layout" svg:width="0.049cm" svg:height="0.154cm" svg:x="9.902cm" svg:y="15.999cm" svg:viewBox="0 0 50 155" svg:d="M40 125c-5 7-7 9-9 12-4 4-7 7-9 7-3 0-5-3-5-4 0-3 1-6 2-11 0 0 1-2 1-4l2-1 20-74h-1c-24 4-29 5-38 5v4c12 0 15 1 15 6 0 1-1 5-2 10l-11 41c-4 13-5 20-5 25 0 9 3 14 10 14 12 0 20-7 33-27zM39 0c-7 0-11 6-11 13s4 12 11 12c6 0 11-5 11-12s-5-13-11-13z">
          <text:p/>
        </draw:path>
        <draw:polygon draw:style-name="gr4" draw:text-style-name="P4" draw:layer="layout" svg:width="0.134cm" svg:height="0.073cm" svg:x="10.119cm" svg:y="15.782cm" svg:viewBox="0 0 135 74" draw:points="135,37 101,0 92,8 109,31 3,31 0,44 106,44 76,66 82,74">
          <text:p/>
        </draw:polygon>
        <draw:path draw:style-name="gr4" draw:text-style-name="P4" draw:layer="layout" svg:width="0.201cm" svg:height="0.205cm" svg:x="10.041cm" svg:y="15.881cm" svg:viewBox="0 0 202 206" svg:d="M202 0h-158v5c22 3 25 5 25 14 0 5-1 12-3 20l-40 139c-6 19-8 21-26 23v5h81v-5c-19-1-25-4-25-14 0-2 1-7 3-14l20-70c12 1 19 1 26 1 12 0 14 0 17 2 5 2 7 6 7 13 0 5-1 8-3 18l6 2 23-74-5-2c-14 29-15 29-68 30l21-74c2-6 6-8 19-8 53 0 64 4 64 24 0 2 0 3 0 7-1 2-1 3-1 6l7 1z">
          <text:p/>
        </draw:path>
        <draw:path draw:style-name="gr4" draw:text-style-name="P4" draw:layer="layout" svg:width="0.05cm" svg:height="0.153cm" svg:x="10.215cm" svg:y="15.983cm" svg:viewBox="0 0 51 154" svg:d="M41 126c-6 7-7 9-10 11-3 4-7 7-9 7s-4-2-4-4 1-6 3-10c0-1 0-2 1-4v-1l20-74v-1c-24 4-28 5-37 6v4c12 0 14 0 14 5 0 2 0 6-2 10l-11 41c-5 13-6 21-6 25 0 9 5 13 12 13 10 0 19-7 32-26zM39 0c-6 0-11 5-11 13s5 12 11 12 12-5 12-11c0-7-6-14-12-14z">
          <text:p/>
        </draw:path>
        <draw:path draw:style-name="gr4" draw:text-style-name="P4" draw:layer="layout" svg:width="0.035cm" svg:height="0.035cm" svg:x="10.387cm" svg:y="15.987cm" svg:viewBox="0 0 36 36" svg:d="M36 18c0-10-8-18-19-18-9 0-17 8-17 18 0 13 10 18 17 18s19-5 19-18z">
          <text:p/>
        </draw:path>
        <draw:path draw:style-name="gr4" draw:text-style-name="P4" draw:layer="layout" svg:width="0.149cm" svg:height="0.223cm" svg:x="10.593cm" svg:y="15.654cm" svg:viewBox="0 0 150 224" svg:d="M150 82c0-45-15-82-49-82-26 0-55 25-55 39 0 11 8 15 15 15 6 0 10-5 11-6-1-1-3-4-3-8 0-3 6-30 33-30 22 0 28 29 28 54 0 19-3 36-3 37h-1c0-1-12-20-37-20-63 0-89 61-89 94 0 29 18 49 52 49 55 0 98-56 98-142zM113 118c0 8-8 97-58 97-18 0-26-10-26-30s13-96 58-96c18 0 26 10 26 29z">
          <text:p/>
        </draw:path>
        <draw:polygon draw:style-name="gr4" draw:text-style-name="P4" draw:layer="layout" svg:width="0.134cm" svg:height="0.073cm" svg:x="10.796cm" svg:y="15.636cm" svg:viewBox="0 0 135 74" draw:points="135,37 101,0 92,8 109,31 3,31 0,44 107,44 76,66 82,74">
          <text:p/>
        </draw:polygon>
        <draw:path draw:style-name="gr4" draw:text-style-name="P4" draw:layer="layout" svg:width="0.116cm" svg:height="0.139cm" svg:x="10.774cm" svg:y="15.733cm" svg:viewBox="0 0 117 140" svg:d="M24 140c16-54 22-67 36-92 11-18 19-28 25-28 2 0 3 2 5 5 2 5 6 7 12 7 9 0 15-6 15-16 0-9-6-16-15-16-7 0-17 5-25 13-13 13-26 32-31 45l-4 12 17-69-1-1c-23 4-26 5-49 9v5c8-2 8-2 11-2 7 0 11 3 11 9 0 5 0 5-5 26l-26 93z">
          <text:p/>
        </draw:path>
        <draw:path draw:style-name="gr4" draw:text-style-name="P4" draw:layer="layout" svg:width="0.049cm" svg:height="0.154cm" svg:x="10.902cm" svg:y="15.768cm" svg:viewBox="0 0 50 155" svg:d="M40 126c-5 7-7 9-9 12-4 4-7 6-9 6s-4-2-4-3c0-3 1-6 2-11 0 0 1-2 1-4l1-1 20-75h-1c-23 4-28 5-37 5v4c12 0 15 1 15 6 0 1-1 6-2 11l-11 41c-4 13-6 20-6 25 0 8 4 13 11 13 11 0 19-7 32-26zM39 0c-7 0-11 6-11 13s4 12 11 12c6 0 11-5 11-12s-5-13-11-13z">
          <text:p/>
        </draw:path>
        <draw:polygon draw:style-name="gr4" draw:text-style-name="P4" draw:layer="layout" svg:width="0.461cm" svg:height="0.018cm" svg:x="10.549cm" svg:y="15.996cm" svg:viewBox="0 0 462 19" draw:points="0,0 462,0 462,19 0,19">
          <text:p/>
        </draw:polygon>
        <draw:path draw:style-name="gr4" draw:text-style-name="P4" draw:layer="layout" svg:width="0.149cm" svg:height="0.223cm" svg:x="10.561cm" svg:y="16.086cm" svg:viewBox="0 0 150 224" svg:d="M150 83c0-45-14-83-48-83-26 0-55 26-55 40 0 11 9 15 15 15s11-5 11-6c-1-1-3-4-3-8 0-3 6-31 33-31 23 0 28 30 28 55 0 19-3 36-3 37 0-1-13-20-38-20-62 0-90 61-90 94 0 29 18 48 54 48 54 0 96-55 96-141zM114 119c0 8-8 97-58 97-18 0-26-10-26-30s13-96 58-96c18 0 26 10 26 29z">
          <text:p/>
        </draw:path>
        <draw:path draw:style-name="gr4" draw:text-style-name="P4" draw:layer="layout" svg:width="0.144cm" svg:height="0.204cm" svg:x="10.746cm" svg:y="16.165cm" svg:viewBox="0 0 145 205" svg:d="M115 200h-5c-12 0-19-3-18-9 0-1 0-3 0-4l53-182h-24l-5 14c-5-14-11-19-24-19-41 0-92 59-92 107 0 22 12 36 32 36 22 0 37-11 65-51l-28 92c-4 12-9 15-30 16v5h76zM93 7c10 0 19 8 19 19 0 26-22 72-43 90-8 7-17 10-24 10-11 0-18-9-18-24 0-23 16-59 37-80 10-9 20-15 29-15z">
          <text:p/>
        </draw:path>
        <draw:path draw:style-name="gr4" draw:text-style-name="P4" draw:layer="layout" svg:width="0.092cm" svg:height="0.199cm" svg:x="10.886cm" svg:y="16.2cm" svg:viewBox="0 0 93 200" svg:d="M86 50l-1-1c-20 4-32 6-39 6v4h6 2c2-1 6 1 8 2 1 1 1 3 1 5s-1 9-3 19l-17 68c-8 32-13 42-22 42-3 0-6-1-6-3 0-1 2-1 3-2 1-2 1-3 1-5 0-5-5-9-10-9s-9 4-9 10c0 8 7 14 19 14 20 0 34-18 43-54zM81 0c-6 0-10 5-10 13 0 7 4 12 11 12 6 0 11-5 11-12s-5-13-12-13z">
          <text:p/>
        </draw:path>
        <draw:path draw:style-name="gr4" draw:text-style-name="P4" draw:layer="layout" svg:width="0.154cm" svg:height="0.225cm" svg:x="0.8cm" svg:y="16.726cm" svg:viewBox="0 0 155 226" svg:d="M86 4v9c22 0 24 2 24 18v70c-6-9-20-20-40-20-38 0-70 31-70 72 0 42 31 73 67 73 24 0 38-16 43-22v22l45-3v-9c-22 0-25-3-25-18v-196zM110 184c0 7 0 8-5 15-7 11-21 21-37 21-8 0-43-4-43-67 0-23 3-35 10-46 8-10 21-20 37-20 19 0 31 15 34 20 4 5 4 6 4 12z">
          <text:p/>
        </draw:path>
        <draw:polygon draw:style-name="gr4" draw:text-style-name="P4" draw:layer="layout" svg:width="0.33cm" svg:height="0.018cm" svg:x="0.789cm" svg:y="17.073cm" svg:viewBox="0 0 331 19" draw:points="0,0 331,0 331,19 0,19">
          <text:p/>
        </draw:polygon>
        <draw:path draw:style-name="gr4" draw:text-style-name="P4" draw:layer="layout" svg:width="0.154cm" svg:height="0.224cm" svg:x="0.8cm" svg:y="17.162cm" svg:viewBox="0 0 155 225" svg:d="M86 3v9c22 0 24 3 24 18v71c-6-9-20-21-40-21-38 0-70 32-70 73 0 40 31 72 67 72 24 0 38-16 43-22v22l45-3v-9c-22 0-25-2-25-19v-194zM110 184c0 6 0 7-5 15-7 11-21 20-37 20-8 0-43-3-43-66 0-23 3-36 10-46 8-10 21-20 37-20 19 0 31 14 34 19 4 6 4 6 4 12z">
          <text:p/>
        </draw:path>
        <draw:path draw:style-name="gr4" draw:text-style-name="P4" draw:layer="layout" svg:width="0.082cm" svg:height="0.177cm" svg:x="1.023cm" svg:y="17.21cm" svg:viewBox="0 0 83 178" svg:d="M83 38h-25l8-33c1-1 1-1 1-2 0-2-1-3-3-3s-3 0-5 3c-12 16-32 32-42 35-8 2-10 4-10 8 0 0 0 1 0 2h24l-23 88c-1 3-1 4-2 7-3 9-6 20-6 23 0 7 7 12 16 12 15 0 25-9 45-39l-4-2c-16 20-21 25-26 25-3 0-5-2-5-6 0 0 0-1 1-2l28-106h26z">
          <text:p/>
        </draw:path>
        <draw:path draw:style-name="gr4" draw:text-style-name="P4" draw:layer="layout" svg:width="0.096cm" svg:height="0.771cm" svg:x="1.246cm" svg:y="16.696cm" svg:viewBox="0 0 97 772" svg:d="M97 756c-51-91-65-224-65-371s14-279 65-369l-4-16c-17 31-93 122-93 385 0 264 76 356 93 387z">
          <text:p/>
        </draw:path>
        <draw:path draw:style-name="gr4" draw:text-style-name="P4" draw:layer="layout" svg:width="0.15cm" svg:height="0.225cm" svg:x="1.403cm" svg:y="16.728cm" svg:viewBox="0 0 151 226" svg:d="M151 83c0-45-14-83-48-83-27 0-55 26-55 40 0 11 8 15 14 15 7 0 11-5 12-6-1-1-3-4-3-9 0-2 5-30 33-30 22 0 28 29 28 55 0 19-3 37-3 37h-1c0 0-12-20-37-20-63 0-91 62-91 94 0 31 19 50 54 50 54 0 97-57 97-143zM115 119c0 8-8 99-59 99-18 0-26-10-26-30 0-21 13-98 59-98 17 0 26 10 26 29z">
          <text:p/>
        </draw:path>
        <draw:path draw:style-name="gr4" draw:text-style-name="P4" draw:layer="layout" svg:width="0.202cm" svg:height="0.207cm" svg:x="1.588cm" svg:y="16.741cm" svg:viewBox="0 0 203 208" svg:d="M203 0h-159v5c20 2 24 4 24 13 0 3-1 14-3 20l-39 141c-5 18-8 21-26 24v5h162l20-52-5-2c-15 20-24 28-37 35-12 5-34 8-58 8-18 0-26-3-26-10 0-4 4-19 12-47 4-15 7-25 10-37 11 0 21 1 25 1 12-1 22 1 25 5 2 1 3 4 3 9 0 6-1 10-3 18l7 1 21-74-5-1c-12 27-15 28-45 30-4 0-14 0-25 0l21-73c2-7 5-9 24-9 50 0 61 4 61 23 0 5-1 9-1 15h7z">
          <text:p/>
        </draw:path>
        <draw:path draw:style-name="gr4" draw:text-style-name="P4" draw:layer="layout" svg:width="0.094cm" svg:height="0.11cm" svg:x="1.79cm" svg:y="16.888cm" svg:viewBox="0 0 95 111" svg:d="M80 14c-5 1-10 4-10 11 0 6 5 11 11 11s11-4 11-12c0-14-17-24-38-24-31 0-54 26-54 56 0 32 25 55 54 55 33 0 41-29 41-31 0-3-3-3-4-3-2 0-2 1-4 5-5 16-19 23-31 23-16 0-36-13-36-49 0-38 19-49 35-49 3 0 16 1 25 7z">
          <text:p/>
        </draw:path>
        <draw:polygon draw:style-name="gr4" draw:text-style-name="P4" draw:layer="layout" svg:width="0.516cm" svg:height="0.018cm" svg:x="1.39cm" svg:y="17.073cm" svg:viewBox="0 0 517 19" draw:points="0,0 517,0 517,19 0,19">
          <text:p/>
        </draw:polygon>
        <draw:path draw:style-name="gr4" draw:text-style-name="P4" draw:layer="layout" svg:width="0.15cm" svg:height="0.224cm" svg:x="1.428cm" svg:y="17.164cm" svg:viewBox="0 0 151 225" svg:d="M151 83c0-46-15-83-49-83-26 0-55 25-55 39 0 11 8 15 14 15 7 0 11-5 12-6-1-1-3-4-3-8 0-3 6-31 33-31 23 0 28 30 28 56 0 19-3 36-3 36 0 0-13-19-38-19-63 0-90 61-90 94 0 30 18 49 53 49 55 0 98-56 98-142zM114 118c0 9-8 100-59 100-18 0-26-10-26-32 0-20 13-97 59-97 18 0 26 11 26 29z">
          <text:p/>
        </draw:path>
        <draw:path draw:style-name="gr4" draw:text-style-name="P4" draw:layer="layout" svg:width="0.031cm" svg:height="0.031cm" svg:x="1.696cm" svg:y="17.167cm" svg:viewBox="0 0 32 32" svg:d="M32 17c0-11-8-17-16-17-9 0-16 7-16 17 0 8 7 15 16 15s16-7 16-15z">
          <text:p/>
        </draw:path>
        <draw:path draw:style-name="gr4" draw:text-style-name="P4" draw:layer="layout" svg:width="0.146cm" svg:height="0.207cm" svg:x="1.614cm" svg:y="17.243cm" svg:viewBox="0 0 147 208" svg:d="M117 202h-5c-12 0-18-3-18-9 0-1 0-3 1-4l52-184h-23l-5 15c-5-14-12-20-25-20-43 0-94 59-94 107 0 22 13 37 33 37 23 0 38-12 66-52l-28 94c-4 12-9 15-31 16v6h77zM95 7c11 0 19 9 19 20 0 26-22 71-43 89-8 7-18 11-26 11-10 0-17-10-17-24 0-24 16-59 38-80 10-10 20-16 29-16z">
          <text:p/>
        </draw:path>
        <draw:path draw:style-name="gr4" draw:text-style-name="P4" draw:layer="layout" svg:width="0.093cm" svg:height="0.2cm" svg:x="1.755cm" svg:y="17.279cm" svg:viewBox="0 0 94 201" svg:d="M87 51c-21 3-34 5-41 5v4h6 2c2 0 8 1 9 2s1 3 1 5c0 3-1 9-3 19l-18 68c-8 32-13 42-23 42-2 0-4-1-4-3 0-1 0-1 1-2 2-2 2-3 2-5 0-5-4-9-9-9-6 0-10 5-10 10 0 8 8 14 19 14 20 0 34-17 44-54zM83 0c-7 0-11 5-11 12 0 8 4 14 11 14 6 0 11-7 11-13 0-7-5-13-11-13z">
          <text:p/>
        </draw:path>
        <draw:path draw:style-name="gr4" draw:text-style-name="P4" draw:layer="layout" svg:width="0.097cm" svg:height="0.771cm" svg:x="1.953cm" svg:y="16.696cm" svg:viewBox="0 0 98 772" svg:d="M98 385c0-263-75-354-93-385l-5 16c52 90 65 222 65 369s-13 280-65 371l5 16c18-31 93-123 93-387z">
          <text:p/>
        </draw:path>
        <draw:polygon draw:style-name="gr4" draw:text-style-name="P4" draw:layer="layout" svg:width="0.163cm" svg:height="0.018cm" svg:x="2.182cm" svg:y="17.073cm" svg:viewBox="0 0 164 19" draw:points="164,19 164,0 0,0 0,19">
          <text:p/>
        </draw:polygon>
        <draw:path draw:style-name="gr4" draw:text-style-name="P4" draw:layer="layout" svg:width="0.15cm" svg:height="0.225cm" svg:x="2.481cm" svg:y="16.728cm" svg:viewBox="0 0 151 226" svg:d="M151 83c0-45-14-83-50-83-26 0-55 26-55 40 0 11 8 15 14 15 7 0 11-5 12-6-1-1-3-4-3-9 0-2 6-30 33-30 23 0 29 29 29 55 0 19-3 37-3 37 0 0-14-20-39-20-63 0-89 62-89 94 0 31 17 50 52 50 55 0 99-57 99-143zM113 119c0 8-8 99-59 99-18 0-26-10-26-30 0-21 13-98 59-98 18 0 26 10 26 29z">
          <text:p/>
        </draw:path>
        <draw:path draw:style-name="gr4" draw:text-style-name="P4" draw:layer="layout" svg:width="0.201cm" svg:height="0.207cm" svg:x="2.666cm" svg:y="16.741cm" svg:viewBox="0 0 202 208" svg:d="M202 0h-159v5c21 2 26 4 26 13 0 3-2 14-4 20l-40 141c-5 18-8 21-25 24v5h161l20-52-5-2c-15 20-23 28-37 35-12 5-33 8-57 8-18 0-25-3-25-10 0-4 3-19 11-47 4-15 7-25 10-37 11 0 21 1 25 1 12-1 21 1 25 5 1 1 2 4 2 9 0 6-1 10-2 18l6 1 22-74-6-1c-12 27-15 28-44 30-4 0-14 0-25 0l21-73c2-7 5-9 23-9 50 0 61 4 61 23 0 5 0 9-1 15h7z">
          <text:p/>
        </draw:path>
        <draw:path draw:style-name="gr4" draw:text-style-name="P4" draw:layer="layout" svg:width="0.094cm" svg:height="0.11cm" svg:x="2.867cm" svg:y="16.888cm" svg:viewBox="0 0 95 111" svg:d="M79 14c-5 1-10 4-10 11 0 6 5 11 11 11s11-4 11-12c0-14-16-24-37-24-31 0-54 26-54 56 0 32 25 55 53 55 33 0 42-29 42-31 0-3-4-3-4-3-3 0-3 1-4 5-6 16-19 23-31 23-16 0-35-13-35-49 0-38 19-49 33-49 3 0 16 1 25 7z">
          <text:p/>
        </draw:path>
        <draw:polygon draw:style-name="gr4" draw:text-style-name="P4" draw:layer="layout" svg:width="0.515cm" svg:height="0.018cm" svg:x="2.468cm" svg:y="17.073cm" svg:viewBox="0 0 516 19" draw:points="0,0 516,0 516,19 0,19">
          <text:p/>
        </draw:polygon>
        <draw:path draw:style-name="gr4" draw:text-style-name="P4" draw:layer="layout" svg:width="0.15cm" svg:height="0.224cm" svg:x="2.506cm" svg:y="17.164cm" svg:viewBox="0 0 151 225" svg:d="M151 83c0-46-14-83-48-83-28 0-57 25-57 39 0 11 8 15 15 15 6 0 10-5 11-6-1-1-3-4-3-8 0-3 6-31 34-31 23 0 28 30 28 56 0 19-3 36-3 36 0 0-12-19-38-19-64 0-90 61-90 94 0 30 17 49 52 49 56 0 99-56 99-142zM115 118c0 9-9 100-60 100-18 0-27-10-27-32 0-20 14-97 59-97 19 0 28 11 28 29z">
          <text:p/>
        </draw:path>
        <draw:path draw:style-name="gr4" draw:text-style-name="P4" draw:layer="layout" svg:width="0.145cm" svg:height="0.207cm" svg:x="2.692cm" svg:y="17.243cm" svg:viewBox="0 0 146 208" svg:d="M116 202h-6c-11 0-18-3-18-9 0-1 1-3 1-4l53-184h-24l-5 15c-5-14-11-20-24-20-42 0-93 59-93 107 0 22 12 37 32 37 23 0 37-12 65-52l-28 94c-4 12-9 15-30 16v6h77zM94 7c10 0 18 9 18 20 0 26-21 71-43 89-8 7-17 11-24 11-11 0-18-10-18-24 0-24 17-59 37-80 10-10 20-16 30-16z">
          <text:p/>
        </draw:path>
        <draw:path draw:style-name="gr4" draw:text-style-name="P4" draw:layer="layout" svg:width="0.093cm" svg:height="0.2cm" svg:x="2.833cm" svg:y="17.279cm" svg:viewBox="0 0 94 201" svg:d="M87 51h-1c-21 3-32 5-40 5v4h7 1c2 0 7 1 8 2s2 3 2 5c0 3-1 9-4 19l-17 68c-8 32-13 42-22 42-3 0-5-1-5-3 0-1 1-1 2-2 1-2 2-3 2-5 0-5-5-9-10-9s-10 5-10 10c0 8 8 14 19 14 20 0 34-17 44-54zM82 0c-6 0-11 5-11 12 0 8 5 14 11 14s12-7 12-13c0-7-6-13-12-13z">
          <text:p/>
        </draw:path>
        <draw:polygon draw:style-name="gr4" draw:text-style-name="P4" draw:layer="layout" svg:width="0.163cm" svg:height="0.162cm" svg:x="3.105cm" svg:y="17.002cm" svg:viewBox="0 0 164 163" draw:points="164,91 164,72 92,72 92,0 74,0 74,72 0,72 0,91 74,91 74,163 92,163 92,91">
          <text:p/>
        </draw:polygon>
        <draw:path draw:style-name="gr4" draw:text-style-name="P4" draw:layer="layout" svg:width="0.15cm" svg:height="0.225cm" svg:x="3.421cm" svg:y="16.728cm" svg:viewBox="0 0 151 226" svg:d="M151 83c0-45-14-83-48-83-28 0-57 26-57 40 0 11 9 15 15 15 7 0 11-5 11-6s-2-4-2-9c0-2 5-30 34-30 22 0 28 29 28 55 0 19-3 37-3 37h-1c0 0-12-20-37-20-64 0-91 62-91 94 0 31 18 50 53 50 55 0 98-57 98-143zM115 119c0 8-8 99-60 99-18 0-26-10-26-30 0-21 13-98 60-98 17 0 26 10 26 29z">
          <text:p/>
        </draw:path>
        <draw:path draw:style-name="gr4" draw:text-style-name="P4" draw:layer="layout" svg:width="0.21cm" svg:height="0.213cm" svg:x="3.616cm" svg:y="16.741cm" svg:viewBox="0 0 211 214" svg:d="M211 0h-63v5c10 1 13 1 17 4 3 2 5 6 5 10 0 6-8 38-23 91-1 6-3 11-4 17-6 21-11 33-18 44-12 20-29 30-51 30-28 0-46-16-46-38 0-11 10-49 32-123 1-2 1-5 2-6 6-22 12-27 33-29v-5h-87v5c21 2 24 4 24 13 0 4-1 9-2 14l-17 61c-9 35-13 56-13 68 0 31 29 53 70 53s68-23 82-71l26-91c12-41 13-43 33-47z">
          <text:p/>
        </draw:path>
        <draw:polygon draw:style-name="gr4" draw:text-style-name="P4" draw:layer="layout" svg:width="0.465cm" svg:height="0.018cm" svg:x="3.391cm" svg:y="17.073cm" svg:viewBox="0 0 466 19" draw:points="0,0 466,0 466,19 0,19">
          <text:p/>
        </draw:polygon>
        <draw:path draw:style-name="gr4" draw:text-style-name="P4" draw:layer="layout" svg:width="0.15cm" svg:height="0.224cm" svg:x="3.404cm" svg:y="17.164cm" svg:viewBox="0 0 151 225" svg:d="M151 83c0-46-14-83-48-83-28 0-57 25-57 39 0 11 8 15 15 15 6 0 11-5 11-6-1-1-3-4-3-8 0-3 6-31 34-31 23 0 28 30 28 56 0 19-3 36-3 36 0 0-12-19-38-19-64 0-90 61-90 94 0 30 17 49 53 49 55 0 98-56 98-142zM115 118c0 9-9 100-60 100-18 0-27-10-27-32 0-20 14-97 59-97 19 0 28 11 28 29z">
          <text:p/>
        </draw:path>
        <draw:path draw:style-name="gr4" draw:text-style-name="P4" draw:layer="layout" svg:width="0.145cm" svg:height="0.207cm" svg:x="3.59cm" svg:y="17.243cm" svg:viewBox="0 0 146 208" svg:d="M117 202h-5c-13 0-20-3-20-9 0-1 1-3 1-4l53-184h-23l-5 15c-5-14-12-20-25-20-42 0-93 59-93 107 0 22 12 37 32 37 23 0 37-12 66-52l-29 94c-4 12-9 15-29 16v6h77zM94 7c10 0 19 9 19 20 0 26-22 71-44 89-8 7-16 11-24 11-11 0-18-10-18-24 0-24 17-59 37-80 10-10 21-16 30-16z">
          <text:p/>
        </draw:path>
        <draw:path draw:style-name="gr4" draw:text-style-name="P4" draw:layer="layout" svg:width="0.093cm" svg:height="0.2cm" svg:x="3.731cm" svg:y="17.279cm" svg:viewBox="0 0 94 201" svg:d="M87 51h-1c-21 3-32 5-39 5v4h6 2c1 0 6 1 7 2s2 3 2 5c0 3-1 9-4 19l-17 68c-9 32-14 42-23 42-3 0-4-1-4-3 0-1 0-1 1-2 1-2 2-3 2-5 0-5-5-9-10-9s-9 5-9 10c0 8 7 14 18 14 21 0 35-17 45-54zM82 0c-6 0-11 5-11 12 0 8 5 14 11 14s12-7 12-13c0-7-6-13-12-13z">
          <text:p/>
        </draw:path>
        <draw:polygon draw:style-name="gr4" draw:text-style-name="P4" draw:layer="layout" svg:width="0.163cm" svg:height="0.018cm" svg:x="3.978cm" svg:y="17.073cm" svg:viewBox="0 0 164 19" draw:points="164,19 164,0 0,0 0,19">
          <text:p/>
        </draw:polygon>
        <draw:path draw:style-name="gr4" draw:text-style-name="P4" draw:layer="layout" svg:width="0.162cm" svg:height="0.212cm" svg:x="4.249cm" svg:y="16.956cm" svg:viewBox="0 0 163 213" svg:d="M163 186v-1c-5 0-10 11-23 11-60 0 49-196-45-196h-3c-6 0-19 5-23 9l2 3c2-1 9-4 15-4 31 0 23 52 23 60 0 1 0 2-1 3-6 29-100 112-108 138h32c0-3 0-6 1-10 9-40 72-102 72-102-2 16-30 116 22 116 14 0 35-23 36-27z">
          <text:p/>
        </draw:path>
        <draw:path draw:style-name="gr4" draw:text-style-name="P4" draw:layer="layout" svg:width="0.15cm" svg:height="0.225cm" svg:x="4.566cm" svg:y="16.728cm" svg:viewBox="0 0 151 226" svg:d="M151 83c0-45-14-83-49-83-27 0-56 26-56 40 0 11 9 15 15 15 7 0 11-5 11-6-1-1-3-4-3-9 0-2 6-30 33-30 23 0 29 29 29 55 0 19-2 37-2 37h-2c0 0-12-20-37-20-64 0-90 62-90 94 0 31 17 50 53 50 54 0 98-57 98-143zM114 119c0 8-8 99-59 99-18 0-26-10-26-30 0-21 13-98 59-98 17 0 26 10 26 29z">
          <text:p/>
        </draw:path>
        <draw:path draw:style-name="gr4" draw:text-style-name="P4" draw:layer="layout" svg:width="0.181cm" svg:height="0.28cm" svg:x="4.748cm" svg:y="16.733cm" svg:viewBox="0 0 182 281" svg:d="M59 89h28l-28 134c-7 34-18 52-31 52-4 0-7-2-7-5 0-1 1-2 2-4s1-3 1-5c0-6-6-12-12-12-7 0-12 6-12 13 0 11 11 19 25 19 29 0 52-31 65-90l22-102h35l2-10h-34c9-50 21-72 38-72 4 0 7 1 7 4 0 1 0 1-1 3-1 3-2 4-2 6 0 8 5 13 12 13s13-6 13-13c0-11-12-20-27-20-16 0-28 7-39 22-10 12-16 27-26 57h-29z">
          <text:p/>
        </draw:path>
        <draw:polygon draw:style-name="gr4" draw:text-style-name="P4" draw:layer="layout" svg:width="0.464cm" svg:height="0.018cm" svg:x="4.515cm" svg:y="17.073cm" svg:viewBox="0 0 465 19" draw:points="0,0 465,0 465,19 0,19">
          <text:p/>
        </draw:polygon>
        <draw:path draw:style-name="gr4" draw:text-style-name="P4" draw:layer="layout" svg:width="0.15cm" svg:height="0.224cm" svg:x="4.527cm" svg:y="17.164cm" svg:viewBox="0 0 151 225" svg:d="M151 83c0-46-14-83-48-83-26 0-55 25-55 39 0 11 8 15 14 15 7 0 11-5 12-6-1-1-3-4-3-8 0-3 6-31 33-31 23 0 28 30 28 56 0 19-3 36-3 36 0 0-13-19-38-19-63 0-91 61-91 94 0 30 19 49 54 49 55 0 97-56 97-142zM115 118c0 9-8 100-59 100-18 0-26-10-26-32 0-20 13-97 59-97 18 0 26 11 26 29z">
          <text:p/>
        </draw:path>
        <draw:path draw:style-name="gr4" draw:text-style-name="P4" draw:layer="layout" svg:width="0.146cm" svg:height="0.207cm" svg:x="4.713cm" svg:y="17.243cm" svg:viewBox="0 0 147 208" svg:d="M116 202h-5c-12 0-18-3-18-9 0-1 0-3 1-4l53-184h-25l-4 15c-5-14-12-20-25-20-42 0-93 59-93 107 0 22 13 37 33 37 22 0 37-12 65-52l-28 94c-4 12-9 15-30 16v6h76zM94 7c11 0 19 9 19 20 0 26-22 71-43 89-8 7-17 11-25 11-10 0-17-10-17-24 0-24 16-59 37-80 10-10 20-16 29-16z">
          <text:p/>
        </draw:path>
        <draw:path draw:style-name="gr4" draw:text-style-name="P4" draw:layer="layout" svg:width="0.093cm" svg:height="0.2cm" svg:x="4.854cm" svg:y="17.279cm" svg:viewBox="0 0 94 201" svg:d="M87 51c-21 3-33 5-40 5v4h6 2c2 0 6 1 8 2 1 1 1 3 1 5 0 3-1 9-3 19l-17 68c-8 32-13 42-24 42-3 0-4-1-4-3 0-1 0-1 1-2 2-2 2-3 2-5 0-5-4-9-9-9-6 0-10 5-10 10 0 8 8 14 19 14 21 0 35-17 44-54zM83 0c-7 0-11 5-11 12 0 8 4 14 11 14 6 0 11-7 11-13 0-7-5-13-11-13z">
          <text:p/>
        </draw:path>
        <draw:path draw:style-name="gr4" draw:text-style-name="P4" draw:layer="layout" svg:width="0.162cm" svg:height="0.082cm" svg:x="5.12cm" svg:y="17.042cm" svg:viewBox="0 0 163 83" svg:d="M163 17v-17h-163v17zM163 83v-18h-163v18z">
          <text:p/>
        </draw:path>
        <draw:path draw:style-name="gr4" draw:text-style-name="P4" draw:layer="layout" svg:width="0.202cm" svg:height="0.269cm" svg:x="5.407cm" svg:y="16.953cm" svg:viewBox="0 0 203 270" svg:d="M69 217c25-1 37-5 55-14 47-27 79-79 79-129 0-43-30-74-73-74-26 0-54 13-79 36-32 30-51 68-51 106 0 26 9 48 26 61 9 7 16 10 30 13-29 25-32 28-56 45l3 5c12-7 24-10 36-10 7 0 16 2 30 6 19 5 36 8 48 8 17 0 41-8 57-21 7-5 11-10 20-21l-5-4c-18 19-31 25-55 25-8 0-15-2-39-7-16-5-31-7-33-7-1 0-2 0-2 0h-8zM128 10c27 0 42 19 42 49 0 34-15 81-36 110-17 25-37 38-60 38-26 0-41-20-41-53 0-31 16-78 35-106 18-26 37-38 60-38z">
          <text:p/>
        </draw:path>
        <draw:path draw:style-name="gr4" draw:text-style-name="P4" draw:layer="layout" svg:width="0.093cm" svg:height="0.2cm" svg:x="5.624cm" svg:y="17.06cm" svg:viewBox="0 0 94 201" svg:d="M87 51h-1c-21 3-32 5-40 5v4h7 1c2 0 7 1 8 2s2 3 2 5c0 3-2 9-4 19l-17 68c-8 32-13 42-22 42-3 0-5-1-5-3 0-1 1-1 2-2 1-2 1-3 1-5 0-5-4-9-9-9s-10 4-10 10c0 8 8 14 19 14 20 0 34-17 43-54zM82 0c-6 0-11 5-11 12 0 8 4 13 11 13 6 0 12-6 12-12 0-7-6-13-12-13z">
          <text:p/>
        </draw:path>
        <draw:path draw:style-name="gr4" draw:text-style-name="P4" draw:layer="layout" svg:width="0.16cm" svg:height="0.208cm" svg:x="8.9cm" svg:y="16.921cm" svg:viewBox="0 0 161 209" svg:d="M161 183v-1c-4 0-10 11-23 11-60 0 49-193-43-193h-4c-5 0-20 4-24 8l3 3c1-1 8-4 16-4 30 0 22 51 22 59 0 1 0 2 0 3-7 29-100 111-108 137h32c0-3 0-7 1-10 9-40 71-101 71-101-1 16-31 114 21 114 14 0 36-22 36-26z">
          <text:p/>
        </draw:path>
        <draw:path draw:style-name="gr4" draw:text-style-name="P4" draw:layer="layout" svg:width="0.149cm" svg:height="0.221cm" svg:x="9.213cm" svg:y="16.696cm" svg:viewBox="0 0 150 222" svg:d="M150 81c0-45-14-81-48-81-26 0-55 25-55 39 0 10 8 14 15 14 6 0 10-5 11-6-1-1-3-4-3-8 0-3 6-30 33-30 22 0 27 29 27 54 0 20-3 36-3 37 0-1-12-20-37-20-64 0-90 61-90 93 0 29 18 49 53 49 54 0 97-56 97-141zM114 117c0 8-8 98-58 98-18 0-27-11-27-31s14-96 59-96c17 0 26 10 26 29z">
          <text:p/>
        </draw:path>
        <draw:path draw:style-name="gr4" draw:text-style-name="P4" draw:layer="layout" svg:width="0.179cm" svg:height="0.277cm" svg:x="9.393cm" svg:y="16.7cm" svg:viewBox="0 0 180 278" svg:d="M57 89h28l-27 132c-7 33-17 50-31 50-3 0-6-2-6-5 0-1 1-1 1-3 2-2 2-3 2-5 0-7-6-12-12-12-7 0-12 6-12 13 0 11 11 19 25 19 28 0 50-31 63-89l22-100h35l2-10h-35c9-50 22-72 39-72 5 0 7 1 7 4 0 1 0 1-1 3-1 3-2 4-2 6 0 8 5 13 12 13s13-6 13-13c0-11-12-20-27-20s-28 7-40 22c-9 12-15 26-25 57h-29z">
          <text:p/>
        </draw:path>
        <draw:polygon draw:style-name="gr4" draw:text-style-name="P4" draw:layer="layout" svg:width="0.458cm" svg:height="0.018cm" svg:x="9.163cm" svg:y="17.036cm" svg:viewBox="0 0 459 19" draw:points="0,0 459,0 459,19 0,19">
          <text:p/>
        </draw:polygon>
        <draw:path draw:style-name="gr4" draw:text-style-name="P4" draw:layer="layout" svg:width="0.148cm" svg:height="0.222cm" svg:x="9.175cm" svg:y="17.125cm" svg:viewBox="0 0 149 223" svg:d="M149 83c0-45-13-83-47-83-28 0-56 27-56 41 0 10 8 14 14 14 7 0 11-5 12-6-1-1-3-4-3-8 0-3 5-30 33-30 23 0 28 29 28 54 0 19-3 36-3 37 0-1-12-20-37-20-64 0-90 61-90 93 0 29 17 48 52 48 55 0 97-55 97-140zM114 119c0 8-8 97-60 97-17 0-26-10-26-30s14-96 60-96c17 0 26 10 26 29z">
          <text:p/>
        </draw:path>
        <draw:path draw:style-name="gr4" draw:text-style-name="P4" draw:layer="layout" svg:width="0.143cm" svg:height="0.204cm" svg:x="9.359cm" svg:y="17.204cm" svg:viewBox="0 0 144 205" svg:d="M115 199h-5c-11 0-18-3-18-9 0-1 1-2 1-4l51-181h-23l-4 14c-5-14-12-19-24-19-42 0-93 58-93 105 0 22 13 37 33 37 22 0 36-12 64-52l-28 93c-4 12-9 15-29 17v5h75zM94 7c10 0 18 8 18 19 0 26-21 70-43 88-8 7-16 11-24 11-10 0-17-9-17-24 0-23 16-58 36-79 10-9 20-15 30-15z">
          <text:p/>
        </draw:path>
        <draw:path draw:style-name="gr4" draw:text-style-name="P4" draw:layer="layout" svg:width="0.092cm" svg:height="0.198cm" svg:x="9.498cm" svg:y="17.239cm" svg:viewBox="0 0 93 199" svg:d="M86 50l-1-1c-20 4-32 6-39 6v4h6l2-1c2 0 6 2 8 2 1 1 1 3 1 6 0 2-1 8-3 18l-17 67c-8 32-13 42-22 42-3 0-4-1-4-3 0-1 0-1 1-2 1-2 2-3 2-5 0-5-5-9-11-9-5 0-9 4-9 10 0 8 8 15 19 15 20 0 34-18 43-55zM81 0c-6 0-10 5-10 12 0 8 4 13 11 13 6 0 11-6 11-12 0-7-5-13-12-13z">
          <text:p/>
        </draw:path>
        <draw:frame draw:style-name="gr5" draw:text-style-name="P6" draw:layer="layout" svg:width="3.194cm" svg:height="0.395cm" svg:x="9.63cm" svg:y="16.805cm">
          <draw:text-box>
            <text:p text:style-name="P5"><text:span text:style-name="T1"><text:s/></text:span><text:span text:style-name="T1">= força de ligação</text:span></text:p>
          </draw:text-box>
        </draw:frame>
        <draw:path draw:style-name="gr4" draw:text-style-name="P4" draw:layer="layout" svg:width="0.154cm" svg:height="0.226cm" svg:x="0.767cm" svg:y="18.681cm" svg:viewBox="0 0 155 227" svg:d="M86 4v9c21 0 24 2 24 18v71c-7-10-20-21-41-21-37 0-69 33-69 74 0 40 30 72 65 72 26 0 40-16 44-22v22l46-4v-9c-22 0-25-2-25-18v-196zM109 186c0 6 0 7-4 14-8 11-21 20-38 20-8 0-43-3-43-65 0-23 4-36 11-47 6-10 19-20 35-20 21 0 32 14 36 20 3 6 3 6 3 12z">
          <text:p/>
        </draw:path>
        <draw:polygon draw:style-name="gr4" draw:text-style-name="P4" draw:layer="layout" svg:width="0.135cm" svg:height="0.073cm" svg:x="1.014cm" svg:y="18.666cm" svg:viewBox="0 0 136 74" draw:points="136,36 101,0 92,7 109,30 2,30 0,42 107,42 75,66 81,74">
          <text:p/>
        </draw:polygon>
        <draw:path draw:style-name="gr4" draw:text-style-name="P4" draw:layer="layout" svg:width="0.116cm" svg:height="0.14cm" svg:x="0.992cm" svg:y="18.763cm" svg:viewBox="0 0 117 141" svg:d="M24 141c16-54 22-67 36-92 11-18 20-28 25-28 2 0 4 1 5 4 3 6 5 7 12 7 10 0 15-5 15-15s-6-17-16-17c-7 0-15 5-24 14-13 13-25 32-31 44l-4 13 17-70-1-1c-23 4-26 5-49 9v5c7-1 8-1 10-1 7 0 12 3 12 9 0 4 0 4-6 26l-25 93z">
          <text:p/>
        </draw:path>
        <draw:polygon draw:style-name="gr4" draw:text-style-name="P4" draw:layer="layout" svg:width="0.371cm" svg:height="0.018cm" svg:x="0.756cm" svg:y="19.029cm" svg:viewBox="0 0 372 19" draw:points="0,0 372,0 372,19 0,19">
          <text:p/>
        </draw:polygon>
        <draw:path draw:style-name="gr4" draw:text-style-name="P4" draw:layer="layout" svg:width="0.154cm" svg:height="0.225cm" svg:x="0.787cm" svg:y="19.118cm" svg:viewBox="0 0 155 226" svg:d="M86 3v10c22 0 24 2 24 17v71c-7-9-20-20-40-20-38 0-70 31-70 73 0 41 30 72 67 72 24 0 38-16 43-22v22l45-3v-9c-22 0-25-3-25-18v-196zM110 186c0 5 0 6-5 13-8 11-21 21-37 21-8 0-44-3-44-66 0-23 4-36 11-47 7-10 19-20 36-20 20 0 32 15 35 20 4 5 4 6 4 12z">
          <text:p/>
        </draw:path>
        <draw:path draw:style-name="gr4" draw:text-style-name="P4" draw:layer="layout" svg:width="0.082cm" svg:height="0.177cm" svg:x="1.01cm" svg:y="19.166cm" svg:viewBox="0 0 83 178" svg:d="M83 38h-25l9-33v-1c0-3-1-4-2-4-2 0-3 1-5 3-13 16-32 32-42 35-9 4-12 6-12 9 0 1 0 1 1 2h24l-24 88c0 2-1 3-2 6-2 10-5 21-5 23 0 7 7 12 16 12 15 0 25-8 45-38l-4-2c-15 20-20 25-25 25-3 0-5-3-5-6 0-1 0-1 0-2l28-106h27z">
          <text:p/>
        </draw:path>
        <draw:path draw:style-name="gr4" draw:text-style-name="P4" draw:layer="layout" svg:width="0.162cm" svg:height="0.082cm" svg:x="1.268cm" svg:y="18.998cm" svg:viewBox="0 0 163 83" svg:d="M163 17v-17h-163v17zM163 83v-19h-163v19z">
          <text:p/>
        </draw:path>
        <draw:path draw:style-name="gr4" draw:text-style-name="P4" draw:layer="layout" svg:width="0.219cm" svg:height="0.223cm" svg:x="1.551cm" svg:y="18.897cm" svg:viewBox="0 0 220 224" svg:d="M123 8c-3-8-6-8-12-8s-9 0-12 8l-69 194c-2 5-2 6-11 7-7 0-14 0-19 0v15c9 0 22-1 34-1 13 0 30 1 38 1v-15c-3 0-25 0-25-4 0 0 0-1 1-3l13-37h71l15 44h-27v15c12-1 40-1 52-1 13 0 37 0 48 1v-15h-27zM97 65l29 85h-60z">
          <text:p/>
        </draw:path>
        <draw:polygon draw:style-name="gr4" draw:text-style-name="P4" draw:layer="layout" svg:width="0.136cm" svg:height="0.073cm" svg:x="1.865cm" svg:y="18.882cm" svg:viewBox="0 0 137 74" draw:points="137,37 103,0 94,8 111,30 3,30 0,43 108,43 76,67 82,74">
          <text:p/>
        </draw:polygon>
        <draw:path draw:style-name="gr4" draw:text-style-name="P4" draw:layer="layout" svg:width="0.116cm" svg:height="0.14cm" svg:x="1.844cm" svg:y="18.98cm" svg:viewBox="0 0 117 141" svg:d="M24 141c16-55 22-68 36-93 12-17 21-27 26-27 2 0 4 1 5 4 3 6 5 7 12 7 9 0 14-6 14-15 0-10-6-17-15-17-7 0-16 5-24 13-14 14-27 33-32 45l-4 12 17-69-1-1c-24 4-26 5-50 9v5c8-2 9-2 11-2 7 0 11 4 11 9s0 5-5 26l-25 94z">
          <text:p/>
        </draw:path>
        <draw:polygon draw:style-name="gr4" draw:text-style-name="P4" draw:layer="layout" svg:width="0.134cm" svg:height="0.072cm" svg:x="4.874cm" svg:y="18.895cm" svg:viewBox="0 0 135 73" draw:points="135,37 100,0 91,8 108,30 3,30 0,43 106,43 75,65 81,73">
          <text:p/>
        </draw:polygon>
        <draw:path draw:style-name="gr4" draw:text-style-name="P4" draw:layer="layout" svg:width="0.115cm" svg:height="0.139cm" svg:x="4.853cm" svg:y="18.991cm" svg:viewBox="0 0 116 140" svg:d="M23 140c18-55 23-68 38-92 10-18 19-27 24-27 2 0 3 1 5 4 3 5 5 7 11 7 9 0 15-6 15-16 0-9-6-16-15-16-7 0-16 5-24 13-13 13-25 32-30 45l-5 11 17-68-1-1c-24 4-27 5-50 9v5c8-2 9-2 11-2 7 0 11 3 11 9 0 5 0 5-5 26l-25 93z">
          <text:p/>
        </draw:path>
        <draw:path draw:style-name="gr4" draw:text-style-name="P4" draw:layer="layout" svg:width="0.161cm" svg:height="0.082cm" svg:x="5.093cm" svg:y="19.008cm" svg:viewBox="0 0 162 83" svg:d="M162 18v-18h-162v18zM162 83v-19h-162v19z">
          <text:p/>
        </draw:path>
        <draw:path draw:style-name="gr4" draw:text-style-name="P4" draw:layer="layout" svg:width="0.076cm" svg:height="0.762cm" svg:x="5.418cm" svg:y="18.666cm" svg:viewBox="0 0 77 763" svg:d="M77 763v-16h-37c-8 0-15-6-15-13v-704c0-8 7-13 15-13h37v-17h-77v763z">
          <text:p/>
        </draw:path>
        <draw:path draw:style-name="gr4" draw:text-style-name="P4" draw:layer="layout" svg:width="0.149cm" svg:height="0.142cm" svg:x="5.52cm" svg:y="18.795cm" svg:viewBox="0 0 150 143" svg:d="M136 105c-3 3-4 4-7 8-7 10-11 13-15 13s-7-4-9-13c-1-3-1-4-1-5-8-32-12-47-12-51 14-24 25-39 31-39 2 0 4 1 8 2 3 2 5 3 8 3 7 0 11-5 11-11 0-7-5-12-13-12-14 0-26 11-47 46l-4-18c-4-22-8-28-16-28-7 0-18 3-37 9l-4 2 2 4c12-3 15-3 18-3 7 0 9 3 14 22l9 39-26 37c-6 9-12 15-17 15-2 0-5-1-8-3-4-2-8-3-10-3-6 0-11 5-11 11 0 8 6 13 16 13s13-3 30-22c9-10 15-18 28-37l10 38c4 16 8 21 18 21 12 0 20-7 38-36z">
          <text:p/>
        </draw:path>
        <draw:path draw:style-name="gr4" draw:text-style-name="P4" draw:layer="layout" svg:width="0.08cm" svg:height="0.158cm" svg:x="5.706cm" svg:y="18.823cm" svg:viewBox="0 0 81 159" svg:d="M51 6c0-5 0-6-6-6-15 15-38 15-45 15v8c4 0 20 0 33-7v124c0 9-1 12-24 12h-8v7c9-1 31-1 41-1 9 0 31 0 39 1v-7h-7c-22 0-23-3-23-12z">
          <text:p/>
        </draw:path>
        <draw:path draw:style-name="gr4" draw:text-style-name="P4" draw:layer="layout" svg:width="0.149cm" svg:height="0.142cm" svg:x="5.52cm" svg:y="19.177cm" svg:viewBox="0 0 150 143" svg:d="M136 105c-3 3-4 5-7 8-7 10-11 13-15 13s-7-4-9-13c-1-2-1-4-1-5-8-32-12-47-12-52 14-24 25-38 31-38 2 0 4 1 8 2 3 3 5 3 8 3 7 0 11-4 11-11s-5-12-13-12c-14 0-26 12-47 45l-4-17c-4-21-8-28-16-28-7 0-18 3-37 9l-4 2 2 4c12-2 15-3 18-3 7 0 9 3 14 22l9 39-26 37c-6 9-12 15-17 15-2 0-5-1-8-3-4-2-8-3-10-3-6 0-11 5-11 11 0 8 6 13 16 13s13-3 30-22c9-10 15-18 28-36l10 37c4 16 8 21 18 21 12 0 20-7 38-36z">
          <text:p/>
        </draw:path>
        <draw:path draw:style-name="gr4" draw:text-style-name="P4" draw:layer="layout" svg:width="0.097cm" svg:height="0.158cm" svg:x="5.696cm" svg:y="19.205cm" svg:viewBox="0 0 98 159" svg:d="M98 117h-6c-1 3-3 17-6 21-1 2-19 2-23 2h-43l24-22c40-34 54-46 54-70 0-29-23-48-52-48-28 0-46 22-46 44 0 12 10 13 12 13 5 0 12-3 12-12 0-7-5-12-12-12-1 0-2 0-3 0 6-18 21-25 34-25 24 0 32 23 32 40 0 24-18 43-29 56l-44 47c-2 2-2 3-2 8h92z">
          <text:p/>
        </draw:path>
        <draw:path draw:style-name="gr4" draw:text-style-name="P4" draw:layer="layout" svg:width="0.076cm" svg:height="0.762cm" svg:x="5.836cm" svg:y="18.666cm" svg:viewBox="0 0 77 763" svg:d="M77 763v-763h-77v17h38c8 0 15 5 15 13v704c0 7-7 13-15 13h-38v16z">
          <text:p/>
        </draw:path>
        <draw:path draw:style-name="gr4" draw:text-style-name="P4" draw:layer="layout" svg:width="0.216cm" svg:height="0.221cm" svg:x="8.916cm" svg:y="18.909cm" svg:viewBox="0 0 217 222" svg:d="M121 8c-3-8-6-8-12-8s-9 0-12 8l-68 191c-1 5-2 6-11 7-6 1-14 1-18 1v15c9-1 22-1 33-1 13 0 31 0 39 1v-15c-3 0-26 0-26-4 0 0 0-1 1-4l13-35h70l15 43h-27v15c12-1 39-1 52-1 12 0 36 0 47 1v-15h-27zM95 65l29 84h-58z">
          <text:p/>
        </draw:path>
        <draw:path draw:style-name="gr4" draw:text-style-name="P4" draw:layer="layout" svg:width="0.161cm" svg:height="0.082cm" svg:x="9.25cm" svg:y="19.008cm" svg:viewBox="0 0 162 83" svg:d="M162 18v-18h-162v18zM162 83v-19h-162v19z">
          <text:p/>
        </draw:path>
        <draw:path draw:style-name="gr4" draw:text-style-name="P4" draw:layer="layout" svg:width="0.076cm" svg:height="0.762cm" svg:x="9.575cm" svg:y="18.666cm" svg:viewBox="0 0 77 763" svg:d="M77 763v-16h-38c-8 0-15-6-15-13v-704c0-8 7-13 15-13h38v-17h-77v763z">
          <text:p/>
        </draw:path>
        <draw:path draw:style-name="gr4" draw:text-style-name="P4" draw:layer="layout" svg:width="0.193cm" svg:height="0.21cm" svg:x="9.679cm" svg:y="18.724cm" svg:viewBox="0 0 194 211" svg:d="M194 206c-18-2-19-4-23-28l-30-178h-8l-92 157c-25 43-28 46-41 49v5h59v-5c-16-2-19-4-19-11s1-10 7-21l18-35h70l6 41c0 3 1 5 1 8 0 13-5 16-25 18v5h77zM72 127l47-81 14 81z">
          <text:p/>
        </draw:path>
        <draw:path draw:style-name="gr4" draw:text-style-name="P4" draw:layer="layout" svg:width="0.081cm" svg:height="0.158cm" svg:x="9.904cm" svg:y="18.823cm" svg:viewBox="0 0 82 159" svg:d="M50 6c0-5 0-6-6-6-15 15-36 15-44 15v8c5 0 19 0 32-7v124c0 9-1 12-23 12h-7v7c8-1 29-1 39-1s32 0 41 1v-7h-8c-23 0-24-3-24-12z">
          <text:p/>
        </draw:path>
        <draw:path draw:style-name="gr4" draw:text-style-name="P4" draw:layer="layout" svg:width="0.08cm" svg:height="0.158cm" svg:x="10.026cm" svg:y="18.823cm" svg:viewBox="0 0 81 159" svg:d="M51 6c0-5-1-6-6-6-15 15-38 15-45 15v8c4 0 20 0 32-7v124c0 9 0 12-23 12h-8v7c9-1 31-1 40-1 10 0 32 0 40 1v-7h-8c-22 0-22-3-22-12z">
          <text:p/>
        </draw:path>
        <draw:path draw:style-name="gr4" draw:text-style-name="P4" draw:layer="layout" svg:width="0.193cm" svg:height="0.21cm" svg:x="10.414cm" svg:y="18.724cm" svg:viewBox="0 0 194 211" svg:d="M194 206c-17-2-19-4-23-28l-30-178h-8l-92 157c-25 43-28 46-41 49v5h59v-5c-16-2-18-4-18-11s0-10 6-21l18-35h70l6 41c0 3 1 5 1 8 0 13-5 16-25 18v5h77zM71 127l48-81 14 81z">
          <text:p/>
        </draw:path>
        <draw:path draw:style-name="gr4" draw:text-style-name="P4" draw:layer="layout" svg:width="0.081cm" svg:height="0.158cm" svg:x="10.639cm" svg:y="18.823cm" svg:viewBox="0 0 82 159" svg:d="M51 6c0-5 0-6-6-6-16 15-37 15-45 15v8c5 0 19 0 32-7v124c0 9-1 12-23 12h-7v7c8-1 29-1 40-1 10 0 31 0 40 1v-7h-8c-22 0-23-3-23-12z">
          <text:p/>
        </draw:path>
        <draw:path draw:style-name="gr4" draw:text-style-name="P4" draw:layer="layout" svg:width="0.097cm" svg:height="0.158cm" svg:x="10.751cm" svg:y="18.823cm" svg:viewBox="0 0 98 159" svg:d="M98 117h-6c-1 3-3 17-6 21-1 2-18 2-23 2h-43l24-22c40-35 54-47 54-72 0-27-22-46-52-46-28 0-46 22-46 43 0 12 10 13 12 13 5 0 12-4 12-12 0-7-5-12-12-12-1 0-2 0-3 0 6-17 21-25 34-25 25 0 33 23 33 39 0 25-19 44-30 58l-44 47c-2 2-2 3-2 8h92z">
          <text:p/>
        </draw:path>
        <draw:path draw:style-name="gr4" draw:text-style-name="P4" draw:layer="layout" svg:width="0.193cm" svg:height="0.21cm" svg:x="9.679cm" svg:y="19.106cm" svg:viewBox="0 0 194 211" svg:d="M194 206c-18-2-19-4-23-27l-30-179h-8l-92 158c-25 42-28 45-41 48v5h59v-5c-16-2-19-3-19-11 0-6 1-9 7-20l18-35h70l6 41c0 3 1 6 1 8 0 12-5 15-25 17v5h77zM72 129l47-82 14 82z">
          <text:p/>
        </draw:path>
        <draw:path draw:style-name="gr4" draw:text-style-name="P4" draw:layer="layout" svg:width="0.098cm" svg:height="0.158cm" svg:x="9.894cm" svg:y="19.205cm" svg:viewBox="0 0 99 159" svg:d="M99 117h-7c0 3-2 17-5 21-2 2-18 2-23 2h-43l23-22c40-34 55-46 55-70 0-29-23-48-53-48-27 0-46 22-46 44 0 12 10 13 13 13 5 0 12-3 12-12 0-7-5-12-12-12-2 0-2 0-3 0 5-18 21-25 33-25 26 0 34 23 34 40 0 24-18 43-31 56l-43 47c-3 2-3 3-3 8h92z">
          <text:p/>
        </draw:path>
        <draw:path draw:style-name="gr4" draw:text-style-name="P4" draw:layer="layout" svg:width="0.08cm" svg:height="0.158cm" svg:x="10.026cm" svg:y="19.205cm" svg:viewBox="0 0 81 159" svg:d="M51 7c0-6-1-7-6-7-15 15-38 15-45 15v8c4 0 20 0 32-6v123c0 9 0 12-23 12h-8v7c9 0 31 0 40 0 10 0 32 0 40 0v-7h-8c-22 0-22-3-22-12z">
          <text:p/>
        </draw:path>
        <draw:path draw:style-name="gr4" draw:text-style-name="P4" draw:layer="layout" svg:width="0.193cm" svg:height="0.21cm" svg:x="10.414cm" svg:y="19.106cm" svg:viewBox="0 0 194 211" svg:d="M194 206c-17-2-19-4-23-27l-30-179h-8l-92 158c-25 42-28 45-41 48v5h59v-5c-16-2-18-3-18-11 0-6 0-9 6-20l18-35h70l6 41c0 3 1 6 1 8 0 12-5 15-25 17v5h77zM71 129l48-82 14 82z">
          <text:p/>
        </draw:path>
        <draw:path draw:style-name="gr4" draw:text-style-name="P4" draw:layer="layout" svg:width="0.098cm" svg:height="0.158cm" svg:x="10.629cm" svg:y="19.205cm" svg:viewBox="0 0 99 159" svg:d="M99 117h-7c0 3-3 17-6 21-2 2-18 2-23 2h-42l23-22c39-34 55-46 55-70 0-29-24-48-53-48-27 0-46 22-46 44 0 12 10 13 13 13 5 0 12-3 12-12 0-7-5-12-12-12-2 0-2 0-3 0 5-18 21-25 33-25 25 0 33 23 33 40 0 24-18 43-30 56l-43 47c-3 2-3 3-3 8h92z">
          <text:p/>
        </draw:path>
        <draw:path draw:style-name="gr4" draw:text-style-name="P4" draw:layer="layout" svg:width="0.097cm" svg:height="0.158cm" svg:x="10.751cm" svg:y="19.205cm" svg:viewBox="0 0 98 159" svg:d="M98 117h-6c-1 3-3 17-6 21-1 2-18 2-23 2h-43l24-22c40-34 54-46 54-70 0-29-22-48-52-48-28 0-46 22-46 44 0 12 10 13 12 13 5 0 12-3 12-12 0-7-5-12-12-12-1 0-2 0-3 0 6-18 21-25 34-25 25 0 33 23 33 40 0 24-19 43-30 56l-44 47c-2 2-2 3-2 8h92z">
          <text:p/>
        </draw:path>
        <draw:path draw:style-name="gr4" draw:text-style-name="P4" draw:layer="layout" svg:width="0.076cm" svg:height="0.762cm" svg:x="10.892cm" svg:y="18.666cm" svg:viewBox="0 0 77 763" svg:d="M77 763v-763h-77v17h38c8 0 15 5 15 13v704c0 7-7 13-15 13h-38v16z">
          <text:p/>
        </draw:path>
        <draw:frame draw:style-name="gr12" draw:text-style-name="P13" draw:layer="layout" svg:width="0.296cm" svg:height="0.332cm" svg:x="11.896cm" svg:y="16.915cm">
          <draw:text-box>
            <text:p text:style-name="P5"><text:span text:style-name="T13">j</text:span></text:p>
          </draw:text-box>
        </draw:frame>
        <draw:frame draw:style-name="gr11" draw:text-style-name="P12" draw:layer="layout" svg:width="3.791cm" svg:height="0.424cm" svg:x="0.605cm" svg:y="3.302cm">
          <draw:text-box>
            <text:p text:style-name="P5"><text:span text:style-name="T9">6. Trabalho e energia</text:span></text:p>
          </draw:text-box>
        </draw:frame>
        <draw:frame draw:style-name="gr11" draw:text-style-name="P12" draw:layer="layout" svg:width="4.087cm" svg:height="0.424cm" svg:x="0.605cm" svg:y="7.39cm">
          <draw:text-box>
            <text:p text:style-name="P5"><text:span text:style-name="T9">7. Sistemas dinâmicos</text:span></text:p>
          </draw:text-box>
        </draw:frame>
        <draw:frame draw:style-name="gr5" draw:text-style-name="P6" draw:layer="layout" svg:width="3.998cm" svg:height="0.378cm" svg:x="0.754cm" svg:y="10.521cm">
          <draw:text-box>
            <text:p text:style-name="P5"><text:span text:style-name="T10">Sistemas conservativos:</text:span></text:p>
          </draw:text-box>
        </draw:frame>
        <draw:frame draw:style-name="gr5" draw:text-style-name="P6" draw:layer="layout" svg:width="3.071cm" svg:height="0.378cm" svg:x="0.754cm" svg:y="12.534cm">
          <draw:text-box>
            <text:p text:style-name="P5"><text:span text:style-name="T10">Ponto de equilíbrio</text:span></text:p>
          </draw:text-box>
        </draw:frame>
        <draw:polygon draw:style-name="gr4" draw:text-style-name="P4" draw:layer="layout" svg:width="0.13cm" svg:height="0.07cm" svg:x="3.565cm" svg:y="12.606cm" svg:viewBox="0 0 131 71" draw:points="131,35 97,0 89,7 105,29 3,29 0,41 103,41 73,63 78,71">
          <text:p/>
        </draw:polygon>
        <draw:path draw:style-name="gr4" draw:text-style-name="P4" draw:layer="layout" svg:width="0.132cm" svg:height="0.138cm" svg:x="3.533cm" svg:y="12.699cm" svg:viewBox="0 0 133 139" svg:d="M129 99c-16 21-21 25-26 25-2 0-3-2-3-5 0-2 0-2 6-25l24-91h-23c-17 47-19 52-33 74-19 29-34 46-44 46-4 0-6-3-6-8 0-1 0-2 0-2l28-112-1-1c-18 4-29 7-46 9v4c12 0 12 0 15 2 2 0 3 3 3 5 0 3-1 10-4 21l-11 43c-6 21-8 33-8 38 0 11 6 17 16 17 22 0 38-16 74-76-9 32-14 54-14 61 0 9 6 14 15 14 14 0 21-6 42-36z">
          <text:p/>
        </draw:path>
        <draw:path draw:style-name="gr4" draw:text-style-name="P4" draw:layer="layout" svg:width="0.156cm" svg:height="0.079cm" svg:x="3.782cm" svg:y="12.716cm" svg:viewBox="0 0 157 80" svg:d="M157 17v-17h-157v17zM157 80v-17h-157v17z">
          <text:p/>
        </draw:path>
        <draw:polygon draw:style-name="gr4" draw:text-style-name="P4" draw:layer="layout" svg:width="0.131cm" svg:height="0.07cm" svg:x="4.063cm" svg:y="12.544cm" svg:viewBox="0 0 132 71" draw:points="132,34 98,0 90,7 106,28 4,28 0,41 104,41 74,63 79,71">
          <text:p/>
        </draw:polygon>
        <draw:path draw:style-name="gr4" draw:text-style-name="P4" draw:layer="layout" svg:width="0.125cm" svg:height="0.21cm" svg:x="4.055cm" svg:y="12.63cm" svg:viewBox="0 0 126 211" svg:d="M126 107c0-26-1-52-12-75-13-26-36-32-51-32-18 0-39 9-51 34-8 19-12 38-12 73 0 29 3 52 14 73 12 24 33 31 49 31 26 0 43-16 52-34 11-23 11-53 11-70zM63 205c-10 0-30-6-36-39-3-18-3-42-3-63 0-25 0-49 5-67 5-21 21-30 34-30 11 0 29 7 35 33 5 18 5 43 5 64 0 20 0 44-3 62-7 34-26 40-37 40z">
          <text:p/>
        </draw:path>
        <draw:frame draw:style-name="gr5" draw:text-style-name="P6" draw:layer="layout" svg:width="0.338cm" svg:height="0.395cm" svg:x="3.338cm" svg:y="12.526cm">
          <draw:text-box>
            <text:p text:style-name="P5"><text:span text:style-name="T1">: </text:span></text:p>
          </draw:text-box>
        </draw:frame>
        <draw:frame draw:style-name="gr5" draw:text-style-name="P6" draw:layer="layout" svg:width="3.66cm" svg:height="0.395cm" svg:x="4.207cm" svg:y="12.526cm">
          <draw:text-box>
            <text:p text:style-name="P5"><text:span text:style-name="T1"><text:s/></text:span><text:span text:style-name="T1">(estável ou instável).</text:span></text:p>
          </draw:text-box>
        </draw:frame>
        <draw:frame draw:style-name="gr5" draw:text-style-name="P6" draw:layer="layout" svg:width="0.832cm" svg:height="0.378cm" svg:x="0.754cm" svg:y="13.106cm">
          <draw:text-box>
            <text:p text:style-name="P5"><text:span text:style-name="T10">Ciclo</text:span></text:p>
          </draw:text-box>
        </draw:frame>
        <draw:frame draw:style-name="gr5" draw:text-style-name="P6" draw:layer="layout" svg:width="5.924cm" svg:height="0.395cm" svg:x="1.432cm" svg:y="13.098cm">
          <draw:text-box>
            <text:p text:style-name="P5"><text:span text:style-name="T1">: curva fechada no espaço de fase.</text:span></text:p>
          </draw:text-box>
        </draw:frame>
        <draw:frame draw:style-name="gr5" draw:text-style-name="P6" draw:layer="layout" svg:width="3.075cm" svg:height="0.378cm" svg:x="0.754cm" svg:y="13.678cm">
          <draw:text-box>
            <text:p text:style-name="P5"><text:span text:style-name="T10">Órbita homoclínica</text:span></text:p>
          </draw:text-box>
        </draw:frame>
        <draw:frame draw:style-name="gr5" draw:text-style-name="P6" draw:layer="layout" svg:width="10.001cm" svg:height="0.395cm" svg:x="3.317cm" svg:y="13.67cm">
          <draw:text-box>
            <text:p text:style-name="P5"><text:span text:style-name="T1">: começa e termina no mesmo ponto de equilíbrio instável.</text:span></text:p>
          </draw:text-box>
        </draw:frame>
        <draw:frame draw:style-name="gr5" draw:text-style-name="P6" draw:layer="layout" svg:width="3.194cm" svg:height="0.378cm" svg:x="0.754cm" svg:y="14.25cm">
          <draw:text-box>
            <text:p text:style-name="P5"><text:span text:style-name="T10">Órbita heteroclínica</text:span></text:p>
          </draw:text-box>
        </draw:frame>
        <draw:frame draw:style-name="gr5" draw:text-style-name="P6" draw:layer="layout" svg:width="6.97cm" svg:height="0.395cm" svg:x="3.423cm" svg:y="14.242cm">
          <draw:text-box>
            <text:p text:style-name="P5"><text:span text:style-name="T1">: liga vários pontos de equilíbrio instável.</text:span></text:p>
          </draw:text-box>
        </draw:frame>
        <draw:frame draw:style-name="gr11" draw:text-style-name="P12" draw:layer="layout" svg:width="4.384cm" svg:height="0.424cm" svg:x="0.605cm" svg:y="14.826cm">
          <draw:text-box>
            <text:p text:style-name="P5"><text:span text:style-name="T9">8. Mecânica lagrangiana</text:span></text:p>
          </draw:text-box>
        </draw:frame>
        <draw:frame draw:style-name="gr11" draw:text-style-name="P12" draw:layer="layout" svg:width="3.643cm" svg:height="0.424cm" svg:x="0.605cm" svg:y="17.855cm">
          <draw:text-box>
            <text:p text:style-name="P5"><text:span text:style-name="T9">9. Sistemas lineares</text:span></text:p>
          </draw:text-box>
        </draw:frame>
        <draw:frame draw:style-name="gr5" draw:text-style-name="P6" draw:layer="layout" svg:width="2.792cm" svg:height="0.378cm" svg:x="0.754cm" svg:y="19.821cm">
          <draw:text-box>
            <text:p text:style-name="P5"><text:span text:style-name="T10">Valores próprios:</text:span></text:p>
          </draw:text-box>
        </draw:frame>
        <draw:path draw:style-name="gr4" draw:text-style-name="P4" draw:layer="layout" svg:width="0.155cm" svg:height="0.202cm" svg:x="3.41cm" svg:y="19.917cm" svg:viewBox="0 0 156 203" svg:d="M156 177v-1c-5 0-10 11-22 11-59 0 47-187-43-187h-3c-5 0-19 4-23 8l2 3c2-1 8-4 16-4 29 0 21 49 21 57 0 1 0 1 0 2-6 29-97 108-104 134h30c0-3 1-6 1-10 9-40 69-98 69-99h1c-2 16-30 112 20 112 13 0 34-23 35-26z">
          <text:p/>
        </draw:path>
        <draw:path draw:style-name="gr4" draw:text-style-name="P4" draw:layer="layout" svg:width="0.095cm" svg:height="0.153cm" svg:x="3.594cm" svg:y="19.852cm" svg:viewBox="0 0 96 154" svg:d="M96 112h-7c0 3-2 17-5 20-1 2-17 2-22 2h-42l24-21c38-33 52-45 52-68 0-27-22-45-50-45s-46 21-46 42c0 11 10 12 12 12 5 0 12-3 12-12 0-7-5-12-12-12-1 0-2 0-3 1 6-17 22-24 34-24 23 0 31 22 31 38 0 23-17 42-28 54l-43 46c-3 3-3 3-3 9h89z">
          <text:p/>
        </draw:path>
        <draw:polygon draw:style-name="gr4" draw:text-style-name="P4" draw:layer="layout" svg:width="0.156cm" svg:height="0.017cm" svg:x="3.8cm" svg:y="20.029cm" svg:viewBox="0 0 157 18" draw:points="157,18 157,0 0,0 0,18">
          <text:p/>
        </draw:polygon>
        <draw:path draw:style-name="gr4" draw:text-style-name="P4" draw:layer="layout" svg:width="0.095cm" svg:height="0.191cm" svg:x="4.048cm" svg:y="19.928cm" svg:viewBox="0 0 96 192" svg:d="M47 66h44v-9h-44v-57h-7c-1 28-12 59-40 60v6h26v85c0 34 24 41 40 41 20 0 30-19 30-41v-18h-7v17c0 22-9 35-21 35-21 0-21-28-21-34z">
          <text:p/>
        </draw:path>
        <draw:path draw:style-name="gr4" draw:text-style-name="P4" draw:layer="layout" svg:width="0.099cm" svg:height="0.135cm" svg:x="4.168cm" svg:y="19.981cm" svg:viewBox="0 0 100 136" svg:d="M43 64c0-30 12-58 36-58 2 0 3 0 4 0-2 1-7 3-7 12 0 8 7 12 12 12 6 0 12-4 12-12 0-10-8-18-21-18-26 0-35 28-37 34v-34l-42 3v9c20 0 23 2 23 17v84c0 14-4 14-23 14v9c8-1 25-1 34-1s31 0 38 1v-9h-6c-22 0-23-4-23-15z">
          <text:p/>
        </draw:path>
        <draw:path draw:style-name="gr4" draw:text-style-name="P4" draw:layer="layout" svg:width="0.078cm" svg:height="0.26cm" svg:x="4.303cm" svg:y="19.91cm" svg:viewBox="0 0 79 261" svg:d="M76 0c-22 14-32 22-43 36-23 27-33 57-33 93 0 40 11 69 39 101 12 14 20 21 36 31l4-5c-25-19-33-30-41-53-8-20-11-45-11-75 0-32 4-57 12-76 9-19 18-30 40-47z">
          <text:p/>
        </draw:path>
        <draw:path draw:style-name="gr4" draw:text-style-name="P4" draw:layer="layout" svg:width="0.21cm" svg:height="0.214cm" svg:x="4.406cm" svg:y="19.902cm" svg:viewBox="0 0 211 215" svg:d="M118 8c-3-7-6-8-12-8-5 0-9 0-11 8l-66 185c-2 5-2 6-11 7-6 0-13 0-18 0v15c9-1 22-1 33-1 13 0 29 0 36 1v-15c-3 0-24 0-24-3 0-1 0-1 1-4l12-34h68l15 41h-26v15c11-1 38-1 50-1s35 0 46 1v-15h-26zM93 64l28 81h-58z">
          <text:p/>
        </draw:path>
        <draw:path draw:style-name="gr4" draw:text-style-name="P4" draw:layer="layout" svg:width="0.078cm" svg:height="0.26cm" svg:x="4.641cm" svg:y="19.91cm" svg:viewBox="0 0 79 261" svg:d="M3 261c22-15 31-23 43-37 21-26 33-57 33-94 0-39-12-68-39-99-13-15-21-22-36-31l-4 5c24 19 33 29 41 52 7 21 11 44 11 74 0 33-4 58-12 77-9 19-18 30-40 48z">
          <text:p/>
        </draw:path>
        <draw:path draw:style-name="gr4" draw:text-style-name="P4" draw:layer="layout" svg:width="0.155cm" svg:height="0.202cm" svg:x="4.813cm" svg:y="19.917cm" svg:viewBox="0 0 156 203" svg:d="M156 177v-1c-5 0-10 11-22 11-58 0 47-187-43-187h-3c-5 0-19 4-23 8l2 3c2-1 10-4 16-4 29 0 21 49 21 57 0 1 0 1 0 2-6 29-97 108-104 134h30c0-3 1-6 1-10 9-40 69-98 69-99h1c-2 16-29 112 20 112 13 0 34-23 35-26z">
          <text:p/>
        </draw:path>
        <draw:polygon draw:style-name="gr4" draw:text-style-name="P4" draw:layer="layout" svg:width="0.156cm" svg:height="0.155cm" svg:x="5.072cm" svg:y="19.961cm" svg:viewBox="0 0 157 156" draw:points="157,85 157,68 87,68 87,0 70,0 70,68 0,68 0,85 70,85 70,156 87,156 87,85">
          <text:p/>
        </draw:polygon>
        <draw:path draw:style-name="gr4" draw:text-style-name="P4" draw:layer="layout" svg:width="0.147cm" svg:height="0.216cm" svg:x="5.326cm" svg:y="19.903cm" svg:viewBox="0 0 148 217" svg:d="M82 4v9c21 0 23 2 23 17v67c-6-8-19-19-38-19-35 0-67 30-67 69s30 70 64 70c23 0 37-16 41-22v22l43-3v-9c-21 0-23-2-23-18v-187zM105 177c0 5 0 6-4 13-8 12-20 21-36 21-8 0-41-3-41-64 0-22 4-34 11-44 6-10 18-19 33-19 19 0 30 14 33 19 4 5 4 5 4 11z">
          <text:p/>
        </draw:path>
        <draw:path draw:style-name="gr4" draw:text-style-name="P4" draw:layer="layout" svg:width="0.116cm" svg:height="0.14cm" svg:x="5.49cm" svg:y="19.979cm" svg:viewBox="0 0 117 141" svg:d="M109 66c7 0 8 0 8-6 0-31-17-60-55-60-35 0-62 32-62 70 0 41 32 71 66 71 37 0 51-33 51-41 0-2-2-3-4-3s-3 2-3 3c-8 27-30 34-43 34-12 0-43-9-43-62v-6zM24 60c2-48 29-54 38-54 34 0 35 44 36 54z">
          <text:p/>
        </draw:path>
        <draw:path draw:style-name="gr4" draw:text-style-name="P4" draw:layer="layout" svg:width="0.095cm" svg:height="0.191cm" svg:x="5.619cm" svg:y="19.928cm" svg:viewBox="0 0 96 192" svg:d="M46 66h44v-9h-44v-57h-7c0 28-11 59-39 60v6h26v85c0 34 23 41 39 41 20 0 31-19 31-41v-18h-7v17c0 22-9 35-22 35-21 0-21-28-21-34z">
          <text:p/>
        </draw:path>
        <draw:path draw:style-name="gr4" draw:text-style-name="P4" draw:layer="layout" svg:width="0.078cm" svg:height="0.26cm" svg:x="5.758cm" svg:y="19.91cm" svg:viewBox="0 0 79 261" svg:d="M77 0c-24 14-33 22-44 36-22 27-33 57-33 93 0 40 12 69 38 101 13 14 22 21 38 31l3-5c-24-19-34-30-42-53-7-20-11-45-11-75 0-32 4-57 13-76 8-19 18-30 40-47z">
          <text:p/>
        </draw:path>
        <draw:path draw:style-name="gr4" draw:text-style-name="P4" draw:layer="layout" svg:width="0.209cm" svg:height="0.214cm" svg:x="5.862cm" svg:y="19.902cm" svg:viewBox="0 0 210 215" svg:d="M117 8c-3-7-6-8-11-8-6 0-9 0-13 8l-65 185c-1 5-2 6-10 7-6 0-14 0-18 0v15c9-1 21-1 32-1 13 0 29 0 36 1v-15c-2 0-23 0-23-3 0-1 0-1 1-4l12-34h68l14 41h-25v15c11-1 37-1 50-1 11 0 34 0 45 1v-15h-26zM91 64l29 81h-57z">
          <text:p/>
        </draw:path>
        <draw:path draw:style-name="gr4" draw:text-style-name="P4" draw:layer="layout" svg:width="0.078cm" svg:height="0.26cm" svg:x="6.096cm" svg:y="19.91cm" svg:viewBox="0 0 79 261" svg:d="M3 261c23-15 33-23 44-37 22-26 32-57 32-94 0-39-11-68-38-99-12-15-21-22-37-31l-4 5c25 19 34 29 42 52 8 21 11 44 11 74 0 33-4 58-12 77-9 19-19 30-41 48z">
          <text:p/>
        </draw:path>
        <draw:path draw:style-name="gr4" draw:text-style-name="P4" draw:layer="layout" svg:width="0.155cm" svg:height="0.078cm" svg:x="6.305cm" svg:y="19.999cm" svg:viewBox="0 0 156 79" svg:d="M156 18v-18h-156v18zM156 79v-17h-156v17z">
          <text:p/>
        </draw:path>
        <draw:path draw:style-name="gr4" draw:text-style-name="P4" draw:layer="layout" svg:width="0.124cm" svg:height="0.21cm" svg:x="6.578cm" svg:y="19.912cm" svg:viewBox="0 0 125 211" svg:d="M125 107c0-26-2-50-13-75-12-25-34-32-49-32-19 0-41 9-52 35-8 20-11 39-11 72 0 29 2 52 13 74 12 23 33 30 50 30 26 0 41-16 50-34 11-22 12-52 12-70zM63 205c-11 0-31-6-37-39-3-18-3-41-3-63 0-25 0-48 5-67 5-20 20-30 35-30 11 0 29 7 35 34 4 18 4 42 4 63s0 44-4 63c-5 33-25 39-35 39z">
          <text:p/>
        </draw:path>
        <draw:frame draw:style-name="gr5" draw:text-style-name="P6" draw:layer="layout" svg:width="0.341cm" svg:height="0.395cm" svg:x="3.042cm" svg:y="19.813cm">
          <draw:text-box>
            <text:p text:style-name="P5"><text:span text:style-name="T1"> </text:span></text:p>
          </draw:text-box>
        </draw:frame>
        <draw:frame draw:style-name="gr5" draw:text-style-name="P6" draw:layer="layout" svg:width="2.961cm" svg:height="0.378cm" svg:x="1.633cm" svg:y="20.562cm">
          <draw:text-box>
            <text:p text:style-name="P5"><text:span text:style-name="T10">Valores próprios λ</text:span></text:p>
          </draw:text-box>
        </draw:frame>
        <draw:frame draw:style-name="gr5" draw:text-style-name="P6" draw:layer="layout" svg:width="2.237cm" svg:height="0.378cm" svg:x="5.488cm" svg:y="20.562cm">
          <draw:text-box>
            <text:p text:style-name="P5"><text:span text:style-name="T10">Tipo de ponto</text:span></text:p>
          </draw:text-box>
        </draw:frame>
        <draw:frame draw:style-name="gr5" draw:text-style-name="P6" draw:layer="layout" svg:width="2.004cm" svg:height="0.378cm" svg:x="7.998cm" svg:y="20.562cm">
          <draw:text-box>
            <text:p text:style-name="P5"><text:span text:style-name="T10">Estabilidade</text:span></text:p>
          </draw:text-box>
        </draw:frame>
        <draw:frame draw:style-name="gr5" draw:text-style-name="P6" draw:layer="layout" svg:width="3.757cm" svg:height="0.395cm" svg:x="0.881cm" svg:y="21.148cm">
          <draw:text-box>
            <text:p text:style-name="P5"><text:span text:style-name="T1">2 reais; sinais opostos</text:span></text:p>
          </draw:text-box>
        </draw:frame>
        <draw:frame draw:style-name="gr5" draw:text-style-name="P6" draw:layer="layout" svg:width="2.301cm" svg:height="0.395cm" svg:x="5.096cm" svg:y="21.148cm">
          <draw:text-box>
            <text:p text:style-name="P5"><text:span text:style-name="T1">ponto de sela</text:span></text:p>
          </draw:text-box>
        </draw:frame>
        <draw:frame draw:style-name="gr5" draw:text-style-name="P6" draw:layer="layout" svg:width="1.327cm" svg:height="0.395cm" svg:x="7.998cm" svg:y="21.148cm">
          <draw:text-box>
            <text:p text:style-name="P5"><text:span text:style-name="T1">instável</text:span></text:p>
          </draw:text-box>
        </draw:frame>
        <draw:frame draw:style-name="gr5" draw:text-style-name="P6" draw:layer="layout" svg:width="2.855cm" svg:height="0.395cm" svg:x="0.881cm" svg:y="21.72cm">
          <draw:text-box>
            <text:p text:style-name="P5"><text:span text:style-name="T1">2 reais, positivos</text:span></text:p>
          </draw:text-box>
        </draw:frame>
        <draw:frame draw:style-name="gr5" draw:text-style-name="P6" draw:layer="layout" svg:width="2.072cm" svg:height="0.395cm" svg:x="5.096cm" svg:y="21.72cm">
          <draw:text-box>
            <text:p text:style-name="P5"><text:span text:style-name="T1">nó repulsivo</text:span></text:p>
          </draw:text-box>
        </draw:frame>
        <draw:frame draw:style-name="gr5" draw:text-style-name="P6" draw:layer="layout" svg:width="1.327cm" svg:height="0.395cm" svg:x="7.998cm" svg:y="21.72cm">
          <draw:text-box>
            <text:p text:style-name="P5"><text:span text:style-name="T1">instável</text:span></text:p>
          </draw:text-box>
        </draw:frame>
        <draw:frame draw:style-name="gr5" draw:text-style-name="P6" draw:layer="layout" svg:width="3.008cm" svg:height="0.395cm" svg:x="0.881cm" svg:y="22.292cm">
          <draw:text-box>
            <text:p text:style-name="P5"><text:span text:style-name="T1">2 reais, negativos</text:span></text:p>
          </draw:text-box>
        </draw:frame>
        <draw:frame draw:style-name="gr5" draw:text-style-name="P6" draw:layer="layout" svg:width="1.848cm" svg:height="0.395cm" svg:x="5.096cm" svg:y="22.292cm">
          <draw:text-box>
            <text:p text:style-name="P5"><text:span text:style-name="T1">nó atrativo</text:span></text:p>
          </draw:text-box>
        </draw:frame>
        <draw:frame draw:style-name="gr5" draw:text-style-name="P6" draw:layer="layout" svg:width="1.225cm" svg:height="0.395cm" svg:x="7.998cm" svg:y="22.292cm">
          <draw:text-box>
            <text:p text:style-name="P5"><text:span text:style-name="T1">estável</text:span></text:p>
          </draw:text-box>
        </draw:frame>
        <draw:frame draw:style-name="gr5" draw:text-style-name="P6" draw:layer="layout" svg:width="5.425cm" svg:height="0.395cm" svg:x="0.881cm" svg:y="22.864cm">
          <draw:text-box>
            <text:p text:style-name="P5"><text:span text:style-name="T1">2 complexos; parte real positiva</text:span></text:p>
          </draw:text-box>
        </draw:frame>
        <draw:frame draw:style-name="gr5" draw:text-style-name="P6" draw:layer="layout" svg:width="2.368cm" svg:height="0.395cm" svg:x="5.096cm" svg:y="22.864cm">
          <draw:text-box>
            <text:p text:style-name="P5"><text:span text:style-name="T1">foco repulsivo</text:span></text:p>
          </draw:text-box>
        </draw:frame>
        <draw:frame draw:style-name="gr5" draw:text-style-name="P6" draw:layer="layout" svg:width="1.327cm" svg:height="0.395cm" svg:x="7.998cm" svg:y="22.864cm">
          <draw:text-box>
            <text:p text:style-name="P5"><text:span text:style-name="T1">instável</text:span></text:p>
          </draw:text-box>
        </draw:frame>
        <draw:frame draw:style-name="gr5" draw:text-style-name="P6" draw:layer="layout" svg:width="5.577cm" svg:height="0.395cm" svg:x="0.881cm" svg:y="23.436cm">
          <draw:text-box>
            <text:p text:style-name="P5"><text:span text:style-name="T1">2 complexos; parte real negativa</text:span></text:p>
          </draw:text-box>
        </draw:frame>
        <draw:frame draw:style-name="gr5" draw:text-style-name="P6" draw:layer="layout" svg:width="2.144cm" svg:height="0.395cm" svg:x="5.096cm" svg:y="23.436cm">
          <draw:text-box>
            <text:p text:style-name="P5"><text:span text:style-name="T1">foco atrativo</text:span></text:p>
          </draw:text-box>
        </draw:frame>
        <draw:frame draw:style-name="gr5" draw:text-style-name="P6" draw:layer="layout" svg:width="1.225cm" svg:height="0.395cm" svg:x="7.998cm" svg:y="23.436cm">
          <draw:text-box>
            <text:p text:style-name="P5"><text:span text:style-name="T1">estável</text:span></text:p>
          </draw:text-box>
        </draw:frame>
        <draw:frame draw:style-name="gr5" draw:text-style-name="P6" draw:layer="layout" svg:width="2.305cm" svg:height="0.395cm" svg:x="0.881cm" svg:y="24.008cm">
          <draw:text-box>
            <text:p text:style-name="P5"><text:span text:style-name="T1">2 imaginários</text:span></text:p>
          </draw:text-box>
        </draw:frame>
        <draw:frame draw:style-name="gr5" draw:text-style-name="P6" draw:layer="layout" svg:width="1.082cm" svg:height="0.395cm" svg:x="5.096cm" svg:y="24.008cm">
          <draw:text-box>
            <text:p text:style-name="P5"><text:span text:style-name="T1">centro</text:span></text:p>
          </draw:text-box>
        </draw:frame>
        <draw:frame draw:style-name="gr5" draw:text-style-name="P6" draw:layer="layout" svg:width="1.225cm" svg:height="0.395cm" svg:x="7.998cm" svg:y="24.008cm">
          <draw:text-box>
            <text:p text:style-name="P5"><text:span text:style-name="T1">estável</text:span></text:p>
          </draw:text-box>
        </draw:frame>
        <draw:frame draw:style-name="gr5" draw:text-style-name="P6" draw:layer="layout" svg:width="2.5cm" svg:height="0.395cm" svg:x="0.881cm" svg:y="24.58cm">
          <draw:text-box>
            <text:p text:style-name="P5"><text:span text:style-name="T1">1 real, positivo</text:span></text:p>
          </draw:text-box>
        </draw:frame>
        <draw:frame draw:style-name="gr5" draw:text-style-name="P6" draw:layer="layout" svg:width="3.812cm" svg:height="0.395cm" svg:x="5.096cm" svg:y="24.58cm">
          <draw:text-box>
            <text:p text:style-name="P5"><text:span text:style-name="T1">nó impróprio repulsivo</text:span></text:p>
          </draw:text-box>
        </draw:frame>
        <draw:frame draw:style-name="gr5" draw:text-style-name="P6" draw:layer="layout" svg:width="1.327cm" svg:height="0.395cm" svg:x="7.998cm" svg:y="24.58cm">
          <draw:text-box>
            <text:p text:style-name="P5"><text:span text:style-name="T1">instável</text:span></text:p>
          </draw:text-box>
        </draw:frame>
        <draw:frame draw:style-name="gr5" draw:text-style-name="P6" draw:layer="layout" svg:width="2.652cm" svg:height="0.395cm" svg:x="0.881cm" svg:y="25.151cm">
          <draw:text-box>
            <text:p text:style-name="P5"><text:span text:style-name="T1">1 real, negativo</text:span></text:p>
          </draw:text-box>
        </draw:frame>
        <draw:frame draw:style-name="gr5" draw:text-style-name="P6" draw:layer="layout" svg:width="3.588cm" svg:height="0.395cm" svg:x="5.096cm" svg:y="25.151cm">
          <draw:text-box>
            <text:p text:style-name="P5"><text:span text:style-name="T1">nó impróprio atrativo</text:span></text:p>
          </draw:text-box>
        </draw:frame>
        <draw:frame draw:style-name="gr5" draw:text-style-name="P6" draw:layer="layout" svg:width="1.225cm" svg:height="0.395cm" svg:x="7.998cm" svg:y="25.151cm">
          <draw:text-box>
            <text:p text:style-name="P5"><text:span text:style-name="T1">estável</text:span></text:p>
          </draw:text-box>
        </draw:frame>
        <draw:frame draw:style-name="gr11" draw:text-style-name="P12" draw:layer="layout" svg:width="4.638cm" svg:height="0.424cm" svg:x="0.605cm" svg:y="25.905cm">
          <draw:text-box>
            <text:p text:style-name="P5"><text:span text:style-name="T9">10. Sistemas não lineares</text:span></text:p>
          </draw:text-box>
        </draw:frame>
        <draw:frame draw:style-name="gr5" draw:text-style-name="P6" draw:layer="layout" svg:width="2.762cm" svg:height="0.378cm" svg:x="0.754cm" svg:y="27.087cm">
          <draw:text-box>
            <text:p text:style-name="P5"><text:span text:style-name="T10">Matriz jacobiana:</text:span></text:p>
          </draw:text-box>
        </draw:frame>
        <draw:path draw:style-name="gr4" draw:text-style-name="P4" draw:layer="layout" svg:width="0.158cm" svg:height="0.215cm" svg:x="3.444cm" svg:y="27.171cm" svg:viewBox="0 0 159 216" svg:d="M159 0h-82v6c20 2 25 4 25 13 0 4-2 11-4 20l-42 150c-3 12-8 17-16 17-7 0-11-4-11-13 0-1 0-3 1-5v-3c0-7-8-15-16-15s-14 8-14 18c0 16 15 28 37 28 16 0 31-7 40-18s16-25 22-49l34-120c6-19 8-21 26-23z">
          <text:p/>
        </draw:path>
        <draw:path draw:style-name="gr4" draw:text-style-name="P4" draw:layer="layout" svg:width="0.164cm" svg:height="0.083cm" svg:x="3.718cm" svg:y="27.257cm" svg:viewBox="0 0 165 84" svg:d="M165 19v-19h-165v19zM165 84v-18h-165v18z">
          <text:p/>
        </draw:path>
        <draw:path draw:style-name="gr4" draw:text-style-name="P4" draw:layer="layout" svg:width="0.077cm" svg:height="0.162cm" svg:x="4.049cm" svg:y="26.597cm" svg:viewBox="0 0 78 163" svg:d="M78 16v-16h-78v163h24v-133c0-8 7-14 15-14z">
          <text:p/>
        </draw:path>
        <draw:polygon draw:style-name="gr4" draw:text-style-name="P4" draw:layer="layout" svg:width="0.024cm" svg:height="0.163cm" svg:x="4.049cm" svg:y="26.749cm" svg:viewBox="0 0 25 164" draw:points="25,164 25,0 0,0 0,164">
          <text:p/>
        </draw:polygon>
        <draw:polygon draw:style-name="gr4" draw:text-style-name="P4" draw:layer="layout" svg:width="0.024cm" svg:height="0.163cm" svg:x="4.049cm" svg:y="26.905cm" svg:viewBox="0 0 25 164" draw:points="25,164 25,0 0,0 0,164">
          <text:p/>
        </draw:polygon>
        <draw:polygon draw:style-name="gr4" draw:text-style-name="P4" draw:layer="layout" svg:width="0.024cm" svg:height="0.162cm" svg:x="4.049cm" svg:y="27.061cm" svg:viewBox="0 0 25 163" draw:points="25,163 25,0 0,0 0,163">
          <text:p/>
        </draw:polygon>
        <draw:polygon draw:style-name="gr4" draw:text-style-name="P4" draw:layer="layout" svg:width="0.024cm" svg:height="0.162cm" svg:x="4.049cm" svg:y="27.217cm" svg:viewBox="0 0 25 163" draw:points="25,163 25,0 0,0 0,163">
          <text:p/>
        </draw:polygon>
        <draw:polygon draw:style-name="gr4" draw:text-style-name="P4" draw:layer="layout" svg:width="0.024cm" svg:height="0.163cm" svg:x="4.049cm" svg:y="27.372cm" svg:viewBox="0 0 25 164" draw:points="25,164 25,0 0,0 0,164">
          <text:p/>
        </draw:polygon>
        <draw:polygon draw:style-name="gr4" draw:text-style-name="P4" draw:layer="layout" svg:width="0.024cm" svg:height="0.163cm" svg:x="4.049cm" svg:y="27.528cm" svg:viewBox="0 0 25 164" draw:points="25,164 25,0 0,0 0,164">
          <text:p/>
        </draw:polygon>
        <draw:polygon draw:style-name="gr4" draw:text-style-name="P4" draw:layer="layout" svg:width="0.024cm" svg:height="0.162cm" svg:x="4.049cm" svg:y="27.684cm" svg:viewBox="0 0 25 163" draw:points="25,163 25,0 0,0 0,163">
          <text:p/>
        </draw:polygon>
        <draw:path draw:style-name="gr4" draw:text-style-name="P4" draw:layer="layout" svg:width="0.077cm" svg:height="0.269cm" svg:x="4.049cm" svg:y="27.729cm" svg:viewBox="0 0 78 270" svg:d="M78 270v-16h-39c-8 0-15-5-15-13v-241h-24v270z">
          <text:p/>
        </draw:path>
        <draw:path draw:style-name="gr4" draw:text-style-name="P4" draw:layer="layout" svg:width="0.151cm" svg:height="0.227cm" svg:x="4.186cm" svg:y="26.589cm" svg:viewBox="0 0 152 228" svg:d="M152 84c0-46-14-84-50-84-27 0-56 26-56 40 0 11 9 15 15 15 7 0 11-5 12-6-1-1-3-4-3-8 0-3 5-31 33-31 24 0 29 30 29 55 0 20-3 37-3 38 0-1-14-20-39-20-64 0-90 62-90 95 0 30 17 50 53 50 55 0 99-57 99-144zM114 120c0 8-8 100-59 100-18 0-27-10-27-32 0-20 14-98 60-98 18 0 26 11 26 30z">
          <text:p/>
        </draw:path>
        <draw:path draw:style-name="gr4" draw:text-style-name="P4" draw:layer="layout" svg:width="0.183cm" svg:height="0.283cm" svg:x="4.369cm" svg:y="26.594cm" svg:viewBox="0 0 184 284" svg:d="M58 91h29l-28 134c-7 34-18 52-31 52-4 0-6-2-6-5 0-1 0-2 1-4s1-3 1-5c0-7-5-12-12-12s-12 6-12 13c0 11 11 20 25 20 29 0 51-32 64-91l24-102h35l2-10h-35c10-51 22-74 39-74 5 0 7 1 7 4 0 1 0 1-1 3-1 3-2 4-2 7 0 7 5 12 12 12s14-5 14-12c0-12-12-21-28-21s-28 7-40 22c-9 12-16 27-25 59h-31z">
          <text:p/>
        </draw:path>
        <draw:path draw:style-name="gr4" draw:text-style-name="P4" draw:layer="layout" svg:width="0.082cm" svg:height="0.161cm" svg:x="4.551cm" svg:y="26.698cm" svg:viewBox="0 0 83 162" svg:d="M52 6c0-6 0-6-6-6-15 15-38 15-46 15v8c5 0 20 0 34-6v125c0 9-1 12-24 12h-8v8c9-1 31-1 41-1s32 0 40 1v-8h-8c-22 0-23-3-23-12z">
          <text:p/>
        </draw:path>
        <draw:polygon draw:style-name="gr4" draw:text-style-name="P4" draw:layer="layout" svg:width="0.501cm" svg:height="0.018cm" svg:x="4.17cm" svg:y="26.937cm" svg:viewBox="0 0 502 19" draw:points="0,0 502,0 502,19 0,19">
          <text:p/>
        </draw:polygon>
        <draw:path draw:style-name="gr4" draw:text-style-name="P4" draw:layer="layout" svg:width="0.151cm" svg:height="0.226cm" svg:x="4.182cm" svg:y="27.028cm" svg:viewBox="0 0 152 227" svg:d="M152 83c0-46-14-83-49-83-27 0-56 26-56 40 0 11 8 15 15 15 6 0 11-5 11-6-1-1-3-4-3-9 0-3 6-30 34-30 24 0 29 29 29 55 0 20-3 37-3 37h-1c0 0-13-20-38-20-64 0-91 62-91 95 0 31 18 50 53 50 55 0 99-57 99-144zM115 120c0 8-8 100-59 100-19 0-27-11-27-32 0-20 13-98 59-98 18 0 27 11 27 30z">
          <text:p/>
        </draw:path>
        <draw:path draw:style-name="gr4" draw:text-style-name="P4" draw:layer="layout" svg:width="0.151cm" svg:height="0.145cm" svg:x="4.366cm" svg:y="27.108cm" svg:viewBox="0 0 152 146" svg:d="M138 107c-3 3-4 4-7 8-7 10-11 13-15 13-5 0-7-4-10-13 0-3-1-5-1-5-8-33-11-47-11-52 14-26 25-40 31-40 2 0 4 1 8 3 3 2 6 3 8 3 7 0 11-5 11-12s-5-12-13-12c-14 0-26 12-48 47l-5-19c-4-21-8-28-16-28-7 0-18 3-38 9l-3 2 1 5c12-3 15-4 18-4 8 0 10 3 15 22l9 40-26 38c-7 9-13 15-17 15-2 0-5-1-8-3-4-2-8-3-10-3-6 0-11 5-11 11 0 8 6 14 16 14s14-3 30-23c8-10 15-19 28-37l10 38c4 16 9 22 19 22 13 0 21-8 39-37z">
          <text:p/>
        </draw:path>
        <draw:path draw:style-name="gr4" draw:text-style-name="P4" draw:layer="layout" svg:width="0.082cm" svg:height="0.16cm" svg:x="4.555cm" svg:y="27.137cm" svg:viewBox="0 0 83 161" svg:d="M52 6c0-6-1-6-7-6-15 15-38 15-45 15v8c4 0 19 0 33-7v125c0 10-1 13-24 13h-8v7c9 0 31 0 41 0s32 0 41 0v-7h-8c-23 0-23-3-23-13z">
          <text:p/>
        </draw:path>
        <draw:path draw:style-name="gr4" draw:text-style-name="P4" draw:layer="layout" svg:width="0.151cm" svg:height="0.227cm" svg:x="5.02cm" svg:y="26.589cm" svg:viewBox="0 0 152 228" svg:d="M152 84c0-46-14-84-49-84-26 0-56 26-56 40 0 11 9 15 15 15 7 0 11-5 12-6-1-1-3-4-3-8 0-3 6-31 33-31 23 0 28 30 28 55 0 20-3 37-3 38 0-1-13-20-38-20-65 0-91 62-91 95 0 30 17 50 54 50 55 0 98-57 98-144zM115 120c0 8-8 100-59 100-19 0-27-10-27-32 0-20 14-98 60-98 18 0 26 11 26 30z">
          <text:p/>
        </draw:path>
        <draw:path draw:style-name="gr4" draw:text-style-name="P4" draw:layer="layout" svg:width="0.183cm" svg:height="0.283cm" svg:x="5.203cm" svg:y="26.594cm" svg:viewBox="0 0 184 284" svg:d="M58 91h29l-28 134c-7 34-18 52-31 52-4 0-6-2-6-5 0-1 0-2 1-4s1-3 1-5c0-7-5-12-12-12s-12 6-12 13c0 11 11 20 25 20 29 0 51-32 64-91l23-102h35l2-10h-34c9-51 21-74 39-74 4 0 7 1 7 4 0 1-1 1-2 3-1 3-2 4-2 7 0 7 5 12 13 12s14-5 14-12c0-12-12-21-29-21-16 0-28 7-39 22-10 12-16 27-26 59h-29z">
          <text:p/>
        </draw:path>
        <draw:path draw:style-name="gr4" draw:text-style-name="P4" draw:layer="layout" svg:width="0.082cm" svg:height="0.161cm" svg:x="5.385cm" svg:y="26.698cm" svg:viewBox="0 0 83 162" svg:d="M52 6c0-6 0-6-6-6-15 15-37 15-46 15v8c6 0 21 0 34-6v125c0 9-1 12-23 12h-8v8c9-1 30-1 40-1s32 0 40 1v-8h-7c-23 0-24-3-24-12z">
          <text:p/>
        </draw:path>
        <draw:polygon draw:style-name="gr4" draw:text-style-name="P4" draw:layer="layout" svg:width="0.501cm" svg:height="0.018cm" svg:x="5.004cm" svg:y="26.937cm" svg:viewBox="0 0 502 19" draw:points="0,0 502,0 502,19 0,19">
          <text:p/>
        </draw:polygon>
        <draw:path draw:style-name="gr4" draw:text-style-name="P4" draw:layer="layout" svg:width="0.152cm" svg:height="0.226cm" svg:x="5.016cm" svg:y="27.028cm" svg:viewBox="0 0 153 227" svg:d="M153 83c0-46-15-83-49-83-27 0-56 26-56 40 0 11 8 15 15 15 6 0 11-5 11-6-1-1-3-4-3-9 0-3 6-30 34-30 23 0 28 29 28 55 0 20-3 37-3 37 0 0-13-20-38-20-65 0-92 62-92 95 0 31 18 50 54 50 55 0 99-57 99-144zM116 120c0 8-8 100-59 100-20 0-28-11-28-32 0-20 15-98 61-98 17 0 26 11 26 30z">
          <text:p/>
        </draw:path>
        <draw:path draw:style-name="gr4" draw:text-style-name="P4" draw:layer="layout" svg:width="0.151cm" svg:height="0.145cm" svg:x="5.2cm" svg:y="27.108cm" svg:viewBox="0 0 152 146" svg:d="M138 107c-3 3-4 4-7 8-7 10-11 13-15 13s-7-4-10-13c0-3-1-5-1-5-8-33-11-47-11-52 14-26 25-40 31-40 2 0 4 1 8 3 3 2 6 3 8 3 7 0 11-5 11-12s-5-12-13-12c-14 0-26 12-48 47l-3-19c-5-21-8-28-17-28-7 0-18 3-37 9l-4 2 1 5c12-3 15-4 18-4 8 0 10 3 15 22l9 40-26 38c-7 9-13 15-17 15-2 0-5-1-8-3-4-2-8-3-10-3-7 0-12 5-12 11 0 8 6 14 17 14 10 0 14-3 30-23 8-10 15-19 28-37l10 38c4 16 8 22 19 22 12 0 20-8 38-37z">
          <text:p/>
        </draw:path>
        <draw:path draw:style-name="gr4" draw:text-style-name="P4" draw:layer="layout" svg:width="0.099cm" svg:height="0.16cm" svg:x="5.379cm" svg:y="27.137cm" svg:viewBox="0 0 100 161" svg:d="M100 118h-7c0 3-2 17-5 21-2 2-19 2-23 2h-43l24-23c39-34 54-47 54-71 0-28-23-47-53-47-27 0-47 22-47 44 0 12 10 13 12 13 7 0 14-4 14-13 0-7-5-12-14-12-1 0-2 0-3 0 6-17 23-25 36-25 24 0 33 23 33 40 0 24-19 44-30 57l-46 49c-2 2-2 3-2 8h93z">
          <text:p/>
        </draw:path>
        <draw:path draw:style-name="gr4" draw:text-style-name="P4" draw:layer="layout" svg:width="0.151cm" svg:height="0.227cm" svg:x="4.186cm" svg:y="27.298cm" svg:viewBox="0 0 152 228" svg:d="M152 84c0-46-14-84-50-84-27 0-56 26-56 40 0 11 9 15 15 15 7 0 11-5 12-6-1-1-3-4-3-8 0-3 5-31 33-31 24 0 29 30 29 56 0 19-3 36-3 37 0-1-14-20-39-20-64 0-90 62-90 96 0 29 17 49 53 49 55 0 99-56 99-144zM114 120c0 8-8 100-59 100-18 0-27-10-27-31 0-20 14-99 60-99 18 0 26 11 26 30z">
          <text:p/>
        </draw:path>
        <draw:path draw:style-name="gr4" draw:text-style-name="P4" draw:layer="layout" svg:width="0.183cm" svg:height="0.283cm" svg:x="4.369cm" svg:y="27.303cm" svg:viewBox="0 0 184 284" svg:d="M58 90h29l-28 135c-7 34-18 52-31 52-4 0-6-2-6-5 0-1 0-2 1-4s1-3 1-5c0-7-5-12-12-12s-12 6-12 13c0 11 11 20 25 20 29 0 51-32 64-91l24-103h35l2-10h-35c10-50 22-73 39-73 5 0 7 1 7 4 0 1 0 1-1 3-1 3-2 4-2 7 0 7 5 12 12 12s14-5 14-12c0-12-12-21-28-21s-28 7-40 22c-9 12-16 27-25 58h-31z">
          <text:p/>
        </draw:path>
        <draw:path draw:style-name="gr4" draw:text-style-name="P4" draw:layer="layout" svg:width="0.099cm" svg:height="0.161cm" svg:x="4.541cm" svg:y="27.407cm" svg:viewBox="0 0 100 162" svg:d="M100 119h-6c-1 3-3 17-6 21-1 2-18 2-23 2h-44l24-22c41-35 55-47 55-72 0-29-22-48-53-48-28 0-47 22-47 45 0 12 11 13 13 13 5 0 12-4 12-12s-5-14-12-14c-1 0-2 0-3 0 6-17 21-25 34-25 26 0 34 23 34 41 0 25-19 45-31 57l-44 48c-3 3-3 3-3 9h94z">
          <text:p/>
        </draw:path>
        <draw:polygon draw:style-name="gr4" draw:text-style-name="P4" draw:layer="layout" svg:width="0.501cm" svg:height="0.018cm" svg:x="4.17cm" svg:y="27.646cm" svg:viewBox="0 0 502 19" draw:points="0,0 502,0 502,19 0,19">
          <text:p/>
        </draw:polygon>
        <draw:path draw:style-name="gr4" draw:text-style-name="P4" draw:layer="layout" svg:width="0.151cm" svg:height="0.226cm" svg:x="4.182cm" svg:y="27.737cm" svg:viewBox="0 0 152 227" svg:d="M152 83c0-46-14-83-49-83-27 0-56 26-56 40 0 11 8 15 15 15 6 0 11-5 11-6-1-1-3-4-3-9 0-3 6-30 34-30 24 0 29 29 29 55 0 20-3 37-3 37h-1c0 0-13-19-38-19-64 0-91 61-91 95 0 30 18 49 53 49 55 0 99-57 99-144zM115 120c0 8-8 100-59 100-19 0-27-11-27-31 0-21 13-99 59-99 18 0 27 11 27 30z">
          <text:p/>
        </draw:path>
        <draw:path draw:style-name="gr4" draw:text-style-name="P4" draw:layer="layout" svg:width="0.151cm" svg:height="0.145cm" svg:x="4.366cm" svg:y="27.817cm" svg:viewBox="0 0 152 146" svg:d="M138 107c-3 3-4 4-7 8-7 10-11 13-15 13-5 0-7-4-10-13 0-3-1-4-1-5-8-33-11-47-11-52 14-26 25-40 31-40 2 0 4 1 8 3 3 2 6 3 8 3 7 0 11-5 11-12s-5-12-13-12c-14 0-26 12-48 46l-5-18c-4-21-8-28-16-28-7 0-18 3-38 10l-3 1 1 5c12-3 15-4 18-4 8 0 10 3 15 22l9 40-26 38c-7 9-13 15-17 15-2 0-5-1-8-3-4-2-8-3-10-3-6 0-11 5-11 11 0 9 6 14 16 14s14-3 30-23c8-10 15-19 28-37l10 38c4 17 9 22 19 22 13 0 21-8 39-37z">
          <text:p/>
        </draw:path>
        <draw:path draw:style-name="gr4" draw:text-style-name="P4" draw:layer="layout" svg:width="0.082cm" svg:height="0.16cm" svg:x="4.555cm" svg:y="27.846cm" svg:viewBox="0 0 83 161" svg:d="M52 6c0-6-1-6-7-6-15 15-38 15-45 15v8c4 0 19 0 33-7v126c0 9-1 12-24 12h-8v7c9 0 31 0 41 0s32 0 41 0v-7h-8c-23 0-23-3-23-12z">
          <text:p/>
        </draw:path>
        <draw:path draw:style-name="gr4" draw:text-style-name="P4" draw:layer="layout" svg:width="0.151cm" svg:height="0.227cm" svg:x="5.02cm" svg:y="27.298cm" svg:viewBox="0 0 152 228" svg:d="M152 84c0-46-14-84-49-84-26 0-56 26-56 40 0 11 9 15 15 15 7 0 11-5 12-6-1-1-3-4-3-8 0-3 6-31 33-31 23 0 28 30 28 56 0 19-3 36-3 37 0-1-13-20-38-20-65 0-91 62-91 96 0 29 17 49 54 49 55 0 98-56 98-144zM115 120c0 8-8 100-59 100-19 0-27-10-27-31 0-20 14-99 60-99 18 0 26 11 26 30z">
          <text:p/>
        </draw:path>
        <draw:path draw:style-name="gr4" draw:text-style-name="P4" draw:layer="layout" svg:width="0.183cm" svg:height="0.283cm" svg:x="5.203cm" svg:y="27.303cm" svg:viewBox="0 0 184 284" svg:d="M58 90h29l-28 135c-7 34-18 52-31 52-4 0-6-2-6-5 0-1 0-2 1-4s1-3 1-5c0-7-5-12-12-12s-12 6-12 13c0 11 11 20 25 20 29 0 51-32 64-91l23-103h35l2-10h-34c9-50 21-73 39-73 4 0 7 1 7 4 0 1-1 1-2 3-1 3-2 4-2 7 0 7 5 12 13 12s14-5 14-12c0-12-12-21-29-21-16 0-28 7-39 22-10 12-16 27-26 58h-29z">
          <text:p/>
        </draw:path>
        <draw:path draw:style-name="gr4" draw:text-style-name="P4" draw:layer="layout" svg:width="0.1cm" svg:height="0.161cm" svg:x="5.375cm" svg:y="27.407cm" svg:viewBox="0 0 101 162" svg:d="M101 119h-7c-1 3-3 17-6 21-1 2-18 2-23 2h-43l24-22c40-35 55-47 55-72 0-29-23-48-53-48-29 0-48 22-48 45 0 12 11 13 13 13 5 0 13-4 13-12s-6-14-13-14c-1 0-2 0-3 0 6-17 22-25 35-25 25 0 33 23 33 41 0 25-18 45-30 57l-45 48c-3 3-3 3-3 9h94z">
          <text:p/>
        </draw:path>
        <draw:polygon draw:style-name="gr4" draw:text-style-name="P4" draw:layer="layout" svg:width="0.501cm" svg:height="0.018cm" svg:x="5.004cm" svg:y="27.646cm" svg:viewBox="0 0 502 19" draw:points="0,0 502,0 502,19 0,19">
          <text:p/>
        </draw:polygon>
        <draw:path draw:style-name="gr4" draw:text-style-name="P4" draw:layer="layout" svg:width="0.152cm" svg:height="0.226cm" svg:x="5.016cm" svg:y="27.737cm" svg:viewBox="0 0 153 227" svg:d="M153 83c0-46-15-83-49-83-27 0-56 26-56 40 0 11 8 15 15 15 6 0 11-5 11-6-1-1-3-4-3-9 0-3 6-30 34-30 23 0 28 29 28 55 0 20-3 37-3 37 0 0-13-19-38-19-65 0-92 61-92 95 0 30 18 49 54 49 55 0 99-57 99-144zM116 120c0 8-8 100-59 100-20 0-28-11-28-31 0-21 15-99 61-99 17 0 26 11 26 30z">
          <text:p/>
        </draw:path>
        <draw:path draw:style-name="gr4" draw:text-style-name="P4" draw:layer="layout" svg:width="0.151cm" svg:height="0.145cm" svg:x="5.2cm" svg:y="27.817cm" svg:viewBox="0 0 152 146" svg:d="M138 107c-3 3-4 4-7 8-7 10-11 13-15 13s-7-4-10-13c0-3-1-4-1-5-8-33-11-47-11-52 14-26 25-40 31-40 2 0 4 1 8 3 3 2 6 3 8 3 7 0 11-5 11-12s-5-12-13-12c-14 0-26 12-48 46l-3-18c-5-21-8-28-17-28-7 0-18 3-37 10l-4 1 1 5c12-3 15-4 18-4 8 0 10 3 15 22l9 40-26 38c-7 9-13 15-17 15-2 0-5-1-8-3-4-2-8-3-10-3-7 0-12 5-12 11 0 9 6 14 17 14 10 0 14-3 30-23 8-10 15-19 28-37l10 38c4 17 8 22 19 22 12 0 20-8 38-37z">
          <text:p/>
        </draw:path>
        <draw:path draw:style-name="gr4" draw:text-style-name="P4" draw:layer="layout" svg:width="0.099cm" svg:height="0.16cm" svg:x="5.379cm" svg:y="27.846cm" svg:viewBox="0 0 100 161" svg:d="M100 119h-7c0 3-2 17-5 21-2 2-19 2-23 2h-43l24-23c39-34 54-48 54-72 0-28-23-47-53-47-27 0-47 22-47 44 0 12 10 13 12 13 7 0 14-4 14-13 0-7-5-12-14-12-1 0-2 0-3 0 6-17 23-25 36-25 24 0 33 23 33 40 0 24-19 45-30 58l-46 48c-2 2-2 3-2 8h93z">
          <text:p/>
        </draw:path>
        <draw:path draw:style-name="gr4" draw:text-style-name="P4" draw:layer="layout" svg:width="0.077cm" svg:height="0.162cm" svg:x="5.548cm" svg:y="26.597cm" svg:viewBox="0 0 78 163" svg:d="M78 163v-163h-78v16h39c8 0 15 6 15 14v133z">
          <text:p/>
        </draw:path>
        <draw:polygon draw:style-name="gr4" draw:text-style-name="P4" draw:layer="layout" svg:width="0.024cm" svg:height="0.162cm" svg:x="5.601cm" svg:y="26.749cm" svg:viewBox="0 0 25 163" draw:points="25,163 25,0 0,0 0,163">
          <text:p/>
        </draw:polygon>
        <draw:polygon draw:style-name="gr4" draw:text-style-name="P4" draw:layer="layout" svg:width="0.024cm" svg:height="0.162cm" svg:x="5.601cm" svg:y="26.905cm" svg:viewBox="0 0 25 163" draw:points="25,163 25,0 0,0 0,163">
          <text:p/>
        </draw:polygon>
        <draw:polygon draw:style-name="gr4" draw:text-style-name="P4" draw:layer="layout" svg:width="0.024cm" svg:height="0.162cm" svg:x="5.601cm" svg:y="27.061cm" svg:viewBox="0 0 25 163" draw:points="25,163 25,0 0,0 0,163">
          <text:p/>
        </draw:polygon>
        <draw:polygon draw:style-name="gr4" draw:text-style-name="P4" draw:layer="layout" svg:width="0.024cm" svg:height="0.162cm" svg:x="5.601cm" svg:y="27.217cm" svg:viewBox="0 0 25 163" draw:points="25,163 25,0 0,0 0,163">
          <text:p/>
        </draw:polygon>
        <draw:polygon draw:style-name="gr4" draw:text-style-name="P4" draw:layer="layout" svg:width="0.024cm" svg:height="0.163cm" svg:x="5.601cm" svg:y="27.372cm" svg:viewBox="0 0 25 164" draw:points="25,164 25,0 0,0 0,164">
          <text:p/>
        </draw:polygon>
        <draw:polygon draw:style-name="gr4" draw:text-style-name="P4" draw:layer="layout" svg:width="0.024cm" svg:height="0.162cm" svg:x="5.601cm" svg:y="27.528cm" svg:viewBox="0 0 25 163" draw:points="25,163 25,0 0,0 0,163">
          <text:p/>
        </draw:polygon>
        <draw:polygon draw:style-name="gr4" draw:text-style-name="P4" draw:layer="layout" svg:width="0.024cm" svg:height="0.162cm" svg:x="5.601cm" svg:y="27.684cm" svg:viewBox="0 0 25 163" draw:points="25,163 25,0 0,0 0,163">
          <text:p/>
        </draw:polygon>
        <draw:path draw:style-name="gr4" draw:text-style-name="P4" draw:layer="layout" svg:width="0.077cm" svg:height="0.269cm" svg:x="5.548cm" svg:y="27.729cm" svg:viewBox="0 0 78 270" svg:d="M78 270v-270h-24v241c0 8-7 13-15 13h-39v16z">
          <text:p/>
        </draw:path>
        <draw:frame draw:style-name="gr5" draw:text-style-name="P6" draw:layer="layout" svg:width="0.447cm" svg:height="0.395cm" svg:x="3.084cm" svg:y="27.079cm">
          <draw:text-box>
            <text:p text:style-name="P5"><text:span text:style-name="T1"><text:s/> </text:span></text:p>
          </draw:text-box>
        </draw:frame>
        <draw:polygon draw:style-name="gr13" draw:text-style-name="P14" draw:layer="layout" svg:width="19.976cm" svg:height="29.699cm" svg:x="0.499cm" svg:y="28.704cm" svg:viewBox="0 0 19977 29700" draw:points="0,0 19977,0 19977,29700 0,29700">
          <text:p/>
        </draw:polygon>
        <draw:frame draw:style-name="gr14" draw:text-style-name="P15" draw:layer="layout" svg:width="2.753cm" svg:height="0.571cm" svg:x="16.98cm" svg:y="28.704cm">
          <draw:image xlink:href="Pictures/10000000000000820000001B93B44D5CDBFF6DAD.jpg" xlink:type="simple" xlink:show="embed" xlink:actuate="onLoad">
            <text:p/>
          </draw:image>
        </draw:frame>
        <draw:frame draw:style-name="gr5" draw:text-style-name="P6" draw:layer="layout" svg:width="12.782cm" svg:height="0.395cm" svg:x="0.754cm" svg:y="28.223cm">
          <draw:text-box>
            <text:p text:style-name="P5"><text:span text:style-name="T1">(Em cada ponto de equilíbrio é a matriz da aproximação linear do sistema.)</text:span></text:p>
          </draw:text-box>
        </draw:frame>
        <draw:line draw:style-name="gr15" draw:text-style-name="P15" draw:layer="layout" svg:x1="16.26cm" svg:y1="29.519cm" svg:x2="20.454cm" svg:y2="29.519cm">
          <text:p/>
        </draw:line>
        <draw:frame draw:style-name="gr7" draw:text-style-name="P8" draw:layer="layout" svg:width="4.608cm" svg:height="0.297cm" svg:x="16.26cm" svg:y="29.252cm">
          <draw:text-box>
            <text:p text:style-name="P5"><text:span text:style-name="T14">converted by Web2PDFConvert.com</text:span></text:p>
          </draw:text-box>
        </draw:frame>
      </draw:page>
      <draw:page draw:name="page3" draw:style-name="dp1" draw:master-page-name="master-page64">
        <draw:polygon draw:style-name="gr1" draw:text-style-name="P1" draw:layer="layout" svg:width="19.976cm" svg:height="10.507cm" svg:x="0.499cm" svg:y="0.999cm" svg:viewBox="0 0 19977 10508" draw:points="0,0 19977,0 19977,10508 0,10508">
          <text:p/>
        </draw:polygon>
        <draw:polygon draw:style-name="gr2" draw:text-style-name="P2" draw:layer="layout" svg:width="19.976cm" svg:height="0.021cm" svg:x="0.499cm" svg:y="10.616cm" svg:viewBox="0 0 19977 22" draw:points="0,0 19977,0 19977,22 0,22">
          <text:p/>
        </draw:polygon>
        <draw:path draw:style-name="gr4" draw:text-style-name="P4" draw:layer="layout" svg:width="0.03cm" svg:height="0.031cm" svg:x="0.856cm" svg:y="3.18cm" svg:viewBox="0 0 31 32" svg:d="M31 17c0-11-8-17-16-17-9 0-15 7-15 17 0 8 7 15 15 15 9 0 16-8 16-15z">
          <text:p/>
        </draw:path>
        <draw:path draw:style-name="gr4" draw:text-style-name="P4" draw:layer="layout" svg:width="0.147cm" svg:height="0.14cm" svg:x="0.775cm" svg:y="3.255cm" svg:viewBox="0 0 148 141" svg:d="M134 103c-3 3-4 5-7 9-7 9-11 12-14 12-5 0-8-4-10-13-1-2-1-4-1-5-8-31-11-46-11-50 13-25 24-39 30-39 2 0 4 1 7 3 4 2 6 3 9 3 6 0 11-5 11-12 0-6-6-11-13-11-14 0-25 11-47 45l-3-18c-5-21-8-27-16-27-7 0-18 3-37 9l-3 1 1 5c12-3 15-4 18-4 7 0 9 3 14 22l9 39-26 36c-6 10-12 15-16 15-3 0-6-1-9-3-4-2-7-3-10-3-6 0-10 5-10 11 0 8 6 13 15 13 10 0 15-3 30-22 8-10 15-18 28-36l9 37c4 16 8 21 18 21 12 0 20-7 38-35z">
          <text:p/>
        </draw:path>
        <draw:path draw:style-name="gr4" draw:text-style-name="P4" draw:layer="layout" svg:width="0.159cm" svg:height="0.08cm" svg:x="1.043cm" svg:y="3.272cm" svg:viewBox="0 0 160 81" svg:d="M160 17v-17h-160v17zM160 81v-17h-160v17z">
          <text:p/>
        </draw:path>
        <draw:path draw:style-name="gr4" draw:text-style-name="P4" draw:layer="layout" svg:width="0.177cm" svg:height="0.275cm" svg:x="1.317cm" svg:y="3.181cm" svg:viewBox="0 0 178 276" svg:d="M57 88h28l-27 130c-7 34-17 51-30 51-4 0-6-2-6-5 0-1 0-1 1-3s2-3 2-5c0-7-6-13-12-13-8 0-13 7-13 14 0 10 12 19 26 19 27 0 49-32 62-89l22-99h34l2-10h-34c9-49 21-71 38-71 4 0 7 2 7 4 0 1-1 1-2 3-1 3-1 4-1 7 0 7 4 12 11 12s13-6 13-12c0-12-11-21-27-21-15 0-27 7-38 22-9 12-16 26-25 56h-28z">
          <text:p/>
        </draw:path>
        <draw:path draw:style-name="gr4" draw:text-style-name="P4" draw:layer="layout" svg:width="0.08cm" svg:height="0.266cm" svg:x="1.531cm" svg:y="3.181cm" svg:viewBox="0 0 81 267" svg:d="M78 0c-23 15-32 23-44 38-22 27-34 58-34 95 0 40 13 70 40 102 13 15 21 22 37 32l4-5c-25-20-33-31-42-54-7-21-11-45-11-77s4-58 13-77c8-20 18-31 40-49z">
          <text:p/>
        </draw:path>
        <draw:path draw:style-name="gr4" draw:text-style-name="P4" draw:layer="layout" svg:width="0.147cm" svg:height="0.14cm" svg:x="1.635cm" svg:y="3.255cm" svg:viewBox="0 0 148 141" svg:d="M134 103c-2 3-4 5-7 9-7 9-11 12-14 12-5 0-7-4-10-13 0-2 0-4-1-5-8-31-11-46-11-50 14-25 25-39 30-39 2 0 5 1 8 3 4 2 6 3 8 3 7 0 11-5 11-12 0-6-5-11-13-11-13 0-25 11-46 45l-4-18c-4-21-8-27-16-27-7 0-17 3-37 9l-4 1 2 5c11-3 15-4 18-4 8 0 10 3 14 22l9 39-26 36c-7 10-13 15-16 15-2 0-5-1-8-3-4-2-8-3-10-3-6 0-11 5-11 11 0 8 6 13 16 13 9 0 13-3 29-22 9-10 15-18 28-36l10 37c4 16 8 21 18 21 11 0 20-7 38-35z">
          <text:p/>
        </draw:path>
        <draw:path draw:style-name="gr4" draw:text-style-name="P4" draw:layer="layout" svg:width="0.043cm" svg:height="0.075cm" svg:x="1.795cm" svg:y="3.36cm" svg:viewBox="0 0 44 76" svg:d="M44 30c0-26-19-30-26-30s-18 5-18 18c0 12 11 16 19 16 3 0 4-1 5-1s2-1 3-1c2 0 4 2 4 5 0 6-5 20-25 33l3 6c9-3 35-24 35-46z">
          <text:p/>
        </draw:path>
        <draw:path draw:style-name="gr4" draw:text-style-name="P4" draw:layer="layout" svg:width="0.14cm" svg:height="0.202cm" svg:x="1.92cm" svg:y="3.254cm" svg:viewBox="0 0 141 203" svg:d="M141 18c0-10-8-18-17-18-7 0-12 5-12 12 0 5 2 8 8 12 6 3 8 6 8 11 0 12-11 37-39 81l-6-36c-4-29-22-80-27-80h-1l-3 1-30 5-10 2v5c4-1 6-1 10-1 12 0 18 5 24 20 8 21 25 92 25 104 0 4-1 7-3 11-3 4-17 22-22 28-7 8-11 11-15 11-2 0-4-1-8-4s-7-5-11-5c-7 0-12 5-12 12 0 8 6 14 16 14 17 0 51-36 83-90 27-43 42-78 42-95z">
          <text:p/>
        </draw:path>
        <draw:path draw:style-name="gr4" draw:text-style-name="P4" draw:layer="layout" svg:width="0.079cm" svg:height="0.266cm" svg:x="2.093cm" svg:y="3.181cm" svg:viewBox="0 0 80 267" svg:d="M3 267c23-15 33-23 44-38 22-27 33-58 33-94 0-41-11-71-39-103-12-15-21-22-37-32l-4 5c25 20 34 31 43 54 7 21 10 45 10 77s-4 58-12 77c-9 20-18 31-41 49z">
          <text:p/>
        </draw:path>
        <draw:path draw:style-name="gr4" draw:text-style-name="P4" draw:layer="layout" svg:width="0.03cm" svg:height="0.031cm" svg:x="4.912cm" svg:y="3.18cm" svg:viewBox="0 0 31 32" svg:d="M31 17c0-11-9-17-16-17-9 0-15 7-15 17 0 8 6 15 15 15 10 0 16-8 16-15z">
          <text:p/>
        </draw:path>
        <draw:path draw:style-name="gr4" draw:text-style-name="P4" draw:layer="layout" svg:width="0.14cm" svg:height="0.202cm" svg:x="4.837cm" svg:y="3.254cm" svg:viewBox="0 0 141 203" svg:d="M141 18c0-10-9-18-18-18-7 0-12 5-12 12 0 5 2 8 8 12 6 3 9 6 9 11 0 12-12 37-38 81l-7-36c-4-29-22-80-26-80h-2l-3 1-30 5-10 2v5c4-1 6-1 10-1 12 0 18 5 24 20 8 21 25 92 25 104 0 4-1 7-3 11s-16 23-22 28c-7 8-11 11-15 11-2 0-4-1-7-4-5-3-8-5-12-5-7 0-12 5-12 12 0 8 6 14 16 14 17 0 51-36 83-90 26-42 42-78 42-95z">
          <text:p/>
        </draw:path>
        <draw:path draw:style-name="gr4" draw:text-style-name="P4" draw:layer="layout" svg:width="0.159cm" svg:height="0.08cm" svg:x="5.101cm" svg:y="3.272cm" svg:viewBox="0 0 160 81" svg:d="M160 17v-17h-160v17zM160 81v-17h-160v17z">
          <text:p/>
        </draw:path>
        <draw:path draw:style-name="gr4" draw:text-style-name="P4" draw:layer="layout" svg:width="0.143cm" svg:height="0.202cm" svg:x="5.371cm" svg:y="3.254cm" svg:viewBox="0 0 144 203" svg:d="M118 157c-1-19-16-33-45-41-14-3-22-8-22-13 0-4 7-13 11-13 0 0 1 0 2 1 3 0 7 1 10 1 28 0 57-25 57-50 0-6-1-12-3-18h16v-12h-20c-1 0-2-1-5-3-8-5-18-9-30-9-35 0-63 24-63 54 1 17 8 26 25 34-18 13-23 19-23 26 0 4 2 8 8 13-30 19-36 26-36 39 0 23 21 37 53 37 39 0 65-19 65-46zM99 167c0 17-18 29-42 29-25 0-40-12-40-32 0-7 2-13 7-18 4-6 17-16 20-16l1 1 9 2c33 11 45 19 45 34zM97 66c-7 12-17 19-27 19-12 0-19-9-19-25 0-28 17-53 37-53 12 0 18 8 18 22 0 11-4 25-9 37z">
          <text:p/>
        </draw:path>
        <draw:path draw:style-name="gr4" draw:text-style-name="P4" draw:layer="layout" svg:width="0.08cm" svg:height="0.266cm" svg:x="5.561cm" svg:y="3.181cm" svg:viewBox="0 0 81 267" svg:d="M78 0c-23 15-32 23-44 38-22 27-34 58-34 95 0 40 13 70 40 102 13 15 21 22 37 32l4-5c-25-20-34-31-42-54-8-21-11-45-11-77s4-58 13-77c8-20 18-31 40-49z">
          <text:p/>
        </draw:path>
        <draw:path draw:style-name="gr4" draw:text-style-name="P4" draw:layer="layout" svg:width="0.147cm" svg:height="0.14cm" svg:x="5.665cm" svg:y="3.255cm" svg:viewBox="0 0 148 141" svg:d="M133 103c-2 3-4 5-7 9-7 9-11 12-14 12-5 0-7-4-10-13 0-2-1-4-1-5-8-31-11-46-11-50 14-25 25-39 30-39 2 0 5 1 8 3 4 2 6 3 8 3 8 0 12-5 12-12 0-6-5-11-14-11-13 0-25 11-47 45l-3-18c-4-21-8-27-16-27-7 0-17 3-36 9l-4 1 1 5c12-3 15-4 18-4 8 0 9 3 14 22l9 39-26 36c-6 10-12 15-15 15-2 0-5-1-9-3s-7-3-9-3c-6 0-11 5-11 11 0 8 6 13 15 13 10 0 14-3 29-22 9-10 15-18 28-36l10 37c4 16 8 21 18 21 11 0 19-7 37-35z">
          <text:p/>
        </draw:path>
        <draw:path draw:style-name="gr4" draw:text-style-name="P4" draw:layer="layout" svg:width="0.043cm" svg:height="0.075cm" svg:x="5.825cm" svg:y="3.36cm" svg:viewBox="0 0 44 76" svg:d="M44 30c0-26-18-30-25-30-8 0-19 5-19 18 0 12 12 16 20 16 3 0 4-1 5-1s2-1 3-1c2 0 4 2 4 5 0 6-5 21-25 34l3 5c9-3 34-24 34-46z">
          <text:p/>
        </draw:path>
        <draw:path draw:style-name="gr4" draw:text-style-name="P4" draw:layer="layout" svg:width="0.14cm" svg:height="0.202cm" svg:x="5.95cm" svg:y="3.254cm" svg:viewBox="0 0 141 203" svg:d="M141 18c0-10-9-18-18-18-7 0-12 5-12 12 0 5 2 8 8 12 6 3 8 6 8 11 0 12-11 37-38 81l-6-36c-5-29-22-80-27-80h-1l-3 1-30 5-10 2v5c4-1 6-1 9-1 13 0 19 5 24 20 9 21 26 92 26 104 0 4-1 7-3 11-3 4-17 23-22 28-7 8-11 11-15 11-2 0-4-1-8-4s-7-5-11-5c-7 0-12 5-12 12 0 8 6 14 16 14 17 0 51-36 83-90 26-42 42-78 42-95z">
          <text:p/>
        </draw:path>
        <draw:path draw:style-name="gr4" draw:text-style-name="P4" draw:layer="layout" svg:width="0.081cm" svg:height="0.266cm" svg:x="6.122cm" svg:y="3.181cm" svg:viewBox="0 0 82 267" svg:d="M4 267c23-15 33-23 44-38 22-27 34-58 34-94 0-41-12-71-40-103-12-15-21-22-37-32l-5 5c26 20 35 31 44 54 7 21 10 45 10 77s-4 58-12 77c-9 20-18 31-42 49z">
          <text:p/>
        </draw:path>
        <draw:path draw:style-name="gr4" draw:text-style-name="P4" draw:layer="layout" svg:width="0.067cm" svg:height="0.216cm" svg:x="8.936cm" svg:y="3.202cm" svg:viewBox="0 0 68 217" svg:d="M45 0l-45 3v9c23 0 25 2 25 18v164c0 14-3 14-25 14v9c10-1 25-1 35-1 9 0 25 0 33 1v-9c-20 0-23 0-23-14z">
          <text:p/>
        </draw:path>
        <draw:path draw:style-name="gr4" draw:text-style-name="P4" draw:layer="layout" svg:width="0.065cm" svg:height="0.207cm" svg:x="9.021cm" svg:y="3.211cm" svg:viewBox="0 0 66 208" svg:d="M45 15c0-8-7-15-17-15-8 0-15 6-15 15s8 15 15 15c11 0 17-8 17-15zM1 73v9c20 0 22 2 22 17v85c0 14-3 14-23 14v10c9-1 23-1 32-1 5 0 23 0 34 1v-10c-21 0-22-2-22-14v-115z">
          <text:p/>
        </draw:path>
        <draw:path draw:style-name="gr4" draw:text-style-name="P4" draw:layer="layout" svg:width="0.237cm" svg:height="0.138cm" svg:x="9.105cm" svg:y="3.28cm" svg:viewBox="0 0 238 139" svg:d="M213 62c0-29 0-38-7-48-9-12-24-14-34-14-26 0-39 19-44 31-5-24-21-31-41-31-30 0-42 26-45 32v-32l-42 4v9c21 0 23 2 23 17v86c0 14-3 14-23 14v9c8-1 25-1 33-1 9 0 26 0 34 1v-9c-20 0-23 0-23-14v-59c0-33 21-50 41-50 19 0 23 16 23 35v74c0 14-3 14-23 14v9c8-1 24-1 33-1s26 0 34 1v-9c-20 0-24 0-24-14v-59c0-33 22-50 41-50 20 0 24 16 24 35v74c0 14-4 14-24 14v9c8-1 25-1 34-1s27 0 35 1v-9c-16 0-25 0-25-10z">
          <text:p/>
        </draw:path>
        <draw:path draw:style-name="gr4" draw:text-style-name="P4" draw:layer="layout" svg:width="0.107cm" svg:height="0.103cm" svg:x="8.912cm" svg:y="3.52cm" svg:viewBox="0 0 108 104" svg:d="M98 75c-2 2-3 3-5 6-5 7-8 9-10 9-4 0-6-3-7-9-1-2-1-3-1-4-6-23-9-33-9-37 10-17 19-27 23-27 1 0 3 1 5 2 3 1 4 2 6 2 5 0 8-4 8-8 0-5-4-9-9-9-10 0-19 8-34 33l-3-13c-3-15-5-20-12-20-5 0-12 2-26 7l-4 1 1 3c10-2 12-2 14-2 6 0 7 2 10 15l7 28-19 27c-4 6-9 11-12 11-2 0-4-1-6-3-3-1-6-2-8-2-4 0-7 4-7 8 0 6 4 11 11 11s10-3 22-17c6-7 11-14 21-27l6 27c3 12 6 17 13 17 9 0 15-7 28-27z">
          <text:p/>
        </draw:path>
        <draw:polygon draw:style-name="gr4" draw:text-style-name="P4" draw:layer="layout" svg:width="0.191cm" svg:height="0.093cm" svg:x="9.044cm" svg:y="3.515cm" svg:viewBox="0 0 192 94" draw:points="192,46 147,0 140,8 167,40 0,40 0,53 167,53 140,87 147,94">
          <text:p/>
        </draw:polygon>
        <draw:path draw:style-name="gr4" draw:text-style-name="P4" draw:layer="layout" svg:width="0.101cm" svg:height="0.16cm" svg:x="9.258cm" svg:y="3.465cm" svg:viewBox="0 0 102 161" svg:d="M102 80c0-15 0-35-8-53-12-22-29-27-43-27s-32 5-42 28c-7 16-9 35-9 52 0 16 1 38 11 58 11 20 29 23 40 23 15 0 32-6 43-29 7-15 8-33 8-52zM51 155c-7 0-24-3-28-30-3-14-3-34-3-47 0-16 0-35 3-48 5-20 20-24 28-24 9 0 23 4 28 26 2 13 2 31 2 46 0 14 0 34-2 48-5 27-22 29-28 29z">
          <text:p/>
        </draw:path>
        <draw:path draw:style-name="gr4" draw:text-style-name="P4" draw:layer="layout" svg:width="0.176cm" svg:height="0.274cm" svg:x="9.431cm" svg:y="3.208cm" svg:viewBox="0 0 177 275" svg:d="M56 87h28l-27 131c-7 33-17 50-30 50-4 0-7-2-7-5 0-1 1-2 2-3 1-2 1-3 1-5 0-7-5-12-12-12-6 0-11 6-11 13 0 10 11 19 24 19 28 0 49-31 62-89l22-99h34l2-10h-34c9-48 21-70 38-70 4 0 7 2 7 4 0 1 0 1-1 3-2 3-2 4-2 6 0 8 4 13 12 13 7 0 13-6 13-13 0-11-11-20-27-20-15 0-28 7-39 22-9 12-15 26-24 55h-29z">
          <text:p/>
        </draw:path>
        <draw:path draw:style-name="gr4" draw:text-style-name="P4" draw:layer="layout" svg:width="0.08cm" svg:height="0.265cm" svg:x="9.644cm" svg:y="3.208cm" svg:viewBox="0 0 81 266" svg:d="M78 0c-23 15-32 23-45 37-22 27-33 59-33 96 0 39 12 69 40 101 13 15 21 22 37 32l4-5c-25-20-34-31-42-54-8-21-12-44-12-75 0-33 4-59 14-79 8-19 18-30 40-48z">
          <text:p/>
        </draw:path>
        <draw:path draw:style-name="gr4" draw:text-style-name="P4" draw:layer="layout" svg:width="0.146cm" svg:height="0.14cm" svg:x="9.748cm" svg:y="3.281cm" svg:viewBox="0 0 147 141" svg:d="M133 102c-2 3-4 5-6 9-8 9-11 12-15 12s-8-4-10-13c-1-2-1-4-1-5-8-31-12-45-12-50 14-24 26-37 32-37 2 0 4 1 7 2 4 2 6 3 8 3 7 0 11-5 11-11 0-7-5-12-12-12-14 0-26 12-48 45l-3-17c-5-21-8-28-17-28-6 0-17 3-36 9l-3 2 1 4c12-3 15-3 17-3 8 0 10 3 14 21l9 38-25 36c-6 10-12 15-16 15-2 0-5-1-8-3-4-2-7-3-10-3-6 0-10 5-10 12 0 8 6 13 15 13 10 0 14-3 29-23 8-9 15-18 28-36l9 37c4 17 8 22 18 22 13 0 21-7 39-36z">
          <text:p/>
        </draw:path>
        <draw:path draw:style-name="gr4" draw:text-style-name="P4" draw:layer="layout" svg:width="0.043cm" svg:height="0.075cm" svg:x="9.907cm" svg:y="3.386cm" svg:viewBox="0 0 44 76" svg:d="M44 31c0-27-19-31-26-31s-18 5-18 18 11 17 19 17c3 0 4-1 5-1s3-1 4-1c2 0 4 2 4 5 0 6-5 19-26 32l3 6c9-3 35-23 35-45z">
          <text:p/>
        </draw:path>
        <draw:path draw:style-name="gr4" draw:text-style-name="P4" draw:layer="layout" svg:width="0.14cm" svg:height="0.201cm" svg:x="10.031cm" svg:y="3.281cm" svg:viewBox="0 0 141 202" svg:d="M141 17c0-9-8-17-17-17-7 0-12 5-12 11 0 5 2 8 8 14 6 3 9 6 9 10 0 12-12 36-38 80l-6-36c-5-27-23-79-27-79h-1-3l-32 6-10 1v6c4-1 7-2 10-2 12 0 18 5 24 21 9 21 26 91 26 103 0 4-1 7-3 11s-16 22-23 28c-7 8-11 11-15 11-2 0-4-1-7-4-5-4-8-5-12-5-6 0-12 5-12 12 0 8 7 14 16 14 18 0 52-36 84-89 26-43 41-77 41-96z">
          <text:p/>
        </draw:path>
        <draw:path draw:style-name="gr4" draw:text-style-name="P4" draw:layer="layout" svg:width="0.079cm" svg:height="0.265cm" svg:x="10.204cm" svg:y="3.208cm" svg:viewBox="0 0 80 266" svg:d="M2 266c23-15 34-23 45-38 22-27 33-58 33-94 0-40-12-71-39-102-13-15-22-22-38-32l-3 5c24 20 34 30 42 54 8 20 11 45 11 76 0 32-4 58-12 77-9 19-19 31-41 49z">
          <text:p/>
        </draw:path>
        <draw:path draw:style-name="gr4" draw:text-style-name="P4" draw:layer="layout" svg:width="0.067cm" svg:height="0.216cm" svg:x="12.996cm" svg:y="3.202cm" svg:viewBox="0 0 68 217" svg:d="M44 0l-44 3v9c21 0 23 2 23 18v164c0 14-3 14-23 14v9c8-1 24-1 33-1 10 0 26 0 35 1v-9c-20 0-24 0-24-14z">
          <text:p/>
        </draw:path>
        <draw:path draw:style-name="gr4" draw:text-style-name="P4" draw:layer="layout" svg:width="0.065cm" svg:height="0.207cm" svg:x="13.08cm" svg:y="3.211cm" svg:viewBox="0 0 66 208" svg:d="M45 15c0-8-6-15-15-15-8 0-15 6-15 15s7 15 15 15c10 0 15-8 15-15zM1 73v9c21 0 24 2 24 17v85c0 14-4 14-25 14v10c10-1 25-1 34-1 3 0 21 0 32 1v-10c-20 0-21-2-21-14v-114z">
          <text:p/>
        </draw:path>
        <draw:path draw:style-name="gr4" draw:text-style-name="P4" draw:layer="layout" svg:width="0.238cm" svg:height="0.137cm" svg:x="13.164cm" svg:y="3.281cm" svg:viewBox="0 0 239 138" svg:d="M214 61c0-29 0-37-7-47-9-13-24-14-35-14-25 0-39 18-44 30-4-24-21-30-40-30-31 0-42 25-45 32v-32l-43 3v9c22 0 24 2 24 17v86c0 14-3 14-24 14v9c8-1 25-1 34-1s26 0 34 1v-9c-20 0-24 0-24-14v-59c0-33 22-50 41-50s24 16 24 35v74c0 14-4 14-24 14v9c8-1 25-1 34-1s26 0 34 1v-9c-20 0-24 0-24-14v-59c0-33 22-50 41-50s24 16 24 35v74c0 14-4 14-24 14v9c8-1 25-1 34-1s27 0 35 1v-9c-17 0-25 0-25-9z">
          <text:p/>
        </draw:path>
        <draw:path draw:style-name="gr4" draw:text-style-name="P4" draw:layer="layout" svg:width="0.102cm" svg:height="0.148cm" svg:x="12.973cm" svg:y="3.52cm" svg:viewBox="0 0 103 149" svg:d="M103 13c0-7-6-13-13-13-5 0-8 4-8 9 0 3 1 6 6 9 4 2 6 4 6 7 0 9-8 27-28 60l-4-27c-4-20-17-58-20-58h-1l-2 1-23 3-8 2v4c3-1 5-1 7-1 10 0 14 3 19 14 6 16 19 68 19 77 0 2-1 5-3 8-1 3-12 16-16 21-6 5-9 7-12 7-1 0-3-1-5-2-4-3-6-4-9-4-5 0-8 4-8 9 0 6 4 10 11 10 13 0 39-27 62-66 19-32 30-57 30-70z">
          <text:p/>
        </draw:path>
        <draw:polygon draw:style-name="gr4" draw:text-style-name="P4" draw:layer="layout" svg:width="0.191cm" svg:height="0.093cm" svg:x="13.102cm" svg:y="3.516cm" svg:viewBox="0 0 192 94" draw:points="192,46 147,0 140,7 167,40 0,40 0,53 167,53 140,86 147,94">
          <text:p/>
        </draw:polygon>
        <draw:path draw:style-name="gr4" draw:text-style-name="P4" draw:layer="layout" svg:width="0.101cm" svg:height="0.161cm" svg:x="13.317cm" svg:y="3.465cm" svg:viewBox="0 0 102 162" svg:d="M102 81c0-16-1-36-9-53-10-22-29-28-43-28s-31 6-42 28c-7 16-8 35-8 53 0 15 0 38 10 57 11 20 29 24 40 24 15 0 34-7 44-29 7-16 8-33 8-52zM50 156c-7 0-23-3-28-31-2-13-2-34-2-47 0-16 0-34 3-47 4-21 19-25 27-25 9 0 25 5 29 26 3 13 3 31 3 46s0 34-3 48c-4 28-23 30-29 30z">
          <text:p/>
        </draw:path>
        <draw:path draw:style-name="gr4" draw:text-style-name="P4" draw:layer="layout" svg:width="0.143cm" svg:height="0.201cm" svg:x="13.485cm" svg:y="3.281cm" svg:viewBox="0 0 144 202" svg:d="M118 157c0-20-15-34-46-41-13-4-21-9-21-13 0-5 7-13 11-13 0 0 1 0 2 0 3 1 7 1 10 1 29 0 58-25 58-49 0-5-1-11-3-18h15v-13h-19c-1 0-3 0-5-2-8-6-19-9-30-9-36 0-64 25-64 54 1 16 8 26 25 34-18 12-23 18-23 26 0 4 2 8 8 12-29 19-36 26-36 40 0 22 21 36 53 36 40 0 65-18 65-45zM100 166c0 17-18 29-43 29s-40-12-40-32c0-7 2-12 7-18 4-5 17-16 20-16 0 0 0 1 1 1l9 3c34 10 46 19 46 33zM98 65c-7 13-17 20-28 20-12 0-19-9-19-24 0-29 17-54 38-54 12 0 18 7 18 23 0 11-4 24-9 35z">
          <text:p/>
        </draw:path>
        <draw:path draw:style-name="gr4" draw:text-style-name="P4" draw:layer="layout" svg:width="0.079cm" svg:height="0.265cm" svg:x="13.675cm" svg:y="3.208cm" svg:viewBox="0 0 80 266" svg:d="M78 0c-23 15-33 23-44 37-23 27-34 59-34 96 0 39 11 70 40 101 12 15 21 22 37 32l3-5c-24-20-33-30-42-54-8-21-11-44-11-75 0-33 4-59 13-79 9-19 18-30 40-48z">
          <text:p/>
        </draw:path>
        <draw:path draw:style-name="gr4" draw:text-style-name="P4" draw:layer="layout" svg:width="0.147cm" svg:height="0.139cm" svg:x="13.778cm" svg:y="3.282cm" svg:viewBox="0 0 148 140" svg:d="M134 102c-2 2-4 4-7 8-7 9-11 12-14 12-5 0-7-4-10-12 0-3 0-5-1-6-8-31-11-45-11-50 14-24 25-37 30-37 2 0 5 1 8 2 4 3 6 3 8 3 7 0 11-5 11-11s-5-11-13-11c-13 0-25 11-46 44l-4-17c-4-21-8-27-16-27-7 0-17 2-36 9l-3 1 1 4c12-2 14-3 17-3 8 0 10 3 14 21l9 38-25 37c-7 9-13 14-16 14-2 0-5 0-8-2-5-2-9-3-11-3-6 0-11 4-11 11 0 8 7 13 16 13 10 0 14-2 30-22 8-10 14-18 27-36l10 37c4 16 8 21 18 21 11 0 19-7 37-36z">
          <text:p/>
        </draw:path>
        <draw:path draw:style-name="gr4" draw:text-style-name="P4" draw:layer="layout" svg:width="0.043cm" svg:height="0.076cm" svg:x="13.938cm" svg:y="3.386cm" svg:viewBox="0 0 44 77" svg:d="M44 31c0-27-18-31-25-31-9 0-19 5-19 18 0 14 11 17 20 17 2 0 4 0 5-1 1 0 2 0 3 0 2 0 4 1 4 4 0 6-5 20-26 33l3 6c10-3 35-24 35-46z">
          <text:p/>
        </draw:path>
        <draw:path draw:style-name="gr4" draw:text-style-name="P4" draw:layer="layout" svg:width="0.14cm" svg:height="0.201cm" svg:x="14.062cm" svg:y="3.281cm" svg:viewBox="0 0 141 202" svg:d="M141 17c0-9-8-17-17-17-7 0-12 5-12 12 0 5 2 9 9 13 6 3 8 6 8 10 0 13-11 37-38 81l-6-36c-5-28-22-80-27-80h-1-3l-32 6-10 1v6c4-1 7-1 10-1 13 0 18 4 24 20 9 22 27 91 27 104 0 3-2 7-4 10-2 4-16 23-23 29-7 7-11 10-15 10-2 0-4-1-7-4-5-3-8-5-12-5-6 0-12 5-12 12 0 8 7 14 16 14 18 0 52-36 84-89 27-43 41-77 41-96z">
          <text:p/>
        </draw:path>
        <draw:path draw:style-name="gr4" draw:text-style-name="P4" draw:layer="layout" svg:width="0.079cm" svg:height="0.265cm" svg:x="14.235cm" svg:y="3.208cm" svg:viewBox="0 0 80 266" svg:d="M3 266c24-15 33-23 44-37 22-27 33-58 33-95 0-39-11-71-39-102-12-15-21-22-38-32l-3 5c26 20 34 30 43 54 7 21 11 45 11 76 0 33-4 58-13 77-9 20-19 31-41 49z">
          <text:p/>
        </draw:path>
        <draw:frame draw:style-name="gr5" draw:text-style-name="P6" draw:layer="layout" svg:width="0.713cm" svg:height="0.395cm" svg:x="10.307cm" svg:y="3.078cm">
          <draw:text-box>
            <text:p text:style-name="P5"><text:span text:style-name="T1"><text:s/></text:span><text:span text:style-name="T1">= 0</text:span></text:p>
          </draw:text-box>
        </draw:frame>
        <draw:frame draw:style-name="gr5" draw:text-style-name="P6" draw:layer="layout" svg:width="0.713cm" svg:height="0.395cm" svg:x="14.332cm" svg:y="3.078cm">
          <draw:text-box>
            <text:p text:style-name="P5"><text:span text:style-name="T1"><text:s/></text:span><text:span text:style-name="T1">= 0</text:span></text:p>
          </draw:text-box>
        </draw:frame>
        <draw:frame draw:style-name="gr11" draw:text-style-name="P12" draw:layer="layout" svg:width="7.41cm" svg:height="0.424cm" svg:x="0.605cm" svg:y="0.951cm">
          <draw:text-box>
            <text:p text:style-name="P5"><text:span text:style-name="T9">11. Ciclos limite e dinâmica populacional</text:span></text:p>
          </draw:text-box>
        </draw:frame>
        <draw:frame draw:style-name="gr5" draw:text-style-name="P6" draw:layer="layout" svg:width="1.81cm" svg:height="0.378cm" svg:x="0.754cm" svg:y="1.603cm">
          <draw:text-box>
            <text:p text:style-name="P5"><text:span text:style-name="T10">Ciclo limite</text:span></text:p>
          </draw:text-box>
        </draw:frame>
        <draw:frame draw:style-name="gr5" draw:text-style-name="P6" draw:layer="layout" svg:width="5.637cm" svg:height="0.395cm" svg:x="2.279cm" svg:y="1.595cm">
          <draw:text-box>
            <text:p text:style-name="P5"><text:span text:style-name="T1">: Ciclo isolado no espaço de fase.</text:span></text:p>
          </draw:text-box>
        </draw:frame>
        <draw:frame draw:style-name="gr5" draw:text-style-name="P6" draw:layer="layout" svg:width="4.527cm" svg:height="0.378cm" svg:x="0.754cm" svg:y="2.281cm">
          <draw:text-box>
            <text:p text:style-name="P5"><text:span text:style-name="T10">Sistemas de duas espécies:</text:span></text:p>
          </draw:text-box>
        </draw:frame>
        <draw:frame draw:style-name="gr11" draw:text-style-name="P12" draw:layer="layout" svg:width="3.96cm" svg:height="0.424cm" svg:x="0.605cm" svg:y="4.276cm">
          <draw:text-box>
            <text:p text:style-name="P5"><text:span text:style-name="T9">12. Sistemas caóticos</text:span></text:p>
          </draw:text-box>
        </draw:frame>
        <draw:frame draw:style-name="gr5" draw:text-style-name="P6" draw:layer="layout" svg:width="3.981cm" svg:height="0.378cm" svg:x="0.754cm" svg:y="4.929cm">
          <draw:text-box>
            <text:p text:style-name="P5"><text:span text:style-name="T10">Conjunto limite positivo:</text:span></text:p>
          </draw:text-box>
        </draw:frame>
        <draw:path draw:style-name="gr4" draw:text-style-name="P4" draw:layer="layout" svg:width="0.203cm" svg:height="0.142cm" svg:x="4.298cm" svg:y="5.08cm" svg:viewBox="0 0 204 143" svg:d="M204 59c0-33-22-56-24-59h-11c2 4 10 19 10 41 0 37-24 89-55 89-12 0-20-6-20-18 0-32 17-62 17-69 0-1 0-2-2-2h-15c-10 0-2 89-51 89-23 0-24-22-24-31 0-50 37-92 44-99h-11c0 0-62 41-62 98 0 20 10 45 43 45 40 0 51-32 51-32 0 0 0 3 0 7 0 9 4 25 32 25 39 0 78-44 78-84z">
          <text:p/>
        </draw:path>
        <draw:path draw:style-name="gr4" draw:text-style-name="P4" draw:layer="layout" svg:width="0.081cm" svg:height="0.269cm" svg:x="4.546cm" svg:y="5.005cm" svg:viewBox="0 0 82 270" svg:d="M79 0c-24 16-34 24-46 38-22 28-33 59-33 96 0 40 12 71 39 103 13 16 22 23 39 33l4-5c-26-19-35-31-44-55-8-21-11-45-11-77 0-33 4-59 13-78 8-20 19-31 42-50z">
          <text:p/>
        </draw:path>
        <draw:path draw:style-name="gr4" draw:text-style-name="P4" draw:layer="layout" svg:width="0.169cm" svg:height="0.209cm" svg:x="4.652cm" svg:y="5.01cm" svg:viewBox="0 0 170 210" svg:d="M170 45l-1-45h-169v6c22 1 28 5 28 28v138c0 23-3 30-28 32v6h89v-6c-23-1-29-6-29-29v-152c0-9 1-11 10-11h43c30 0 43 1 49 33z">
          <text:p/>
        </draw:path>
        <draw:path draw:style-name="gr4" draw:text-style-name="P4" draw:layer="layout" svg:width="0.08cm" svg:height="0.269cm" svg:x="4.846cm" svg:y="5.005cm" svg:viewBox="0 0 81 270" svg:d="M2 270c24-15 33-23 45-38 22-28 34-59 34-96 0-41-12-71-40-103-13-16-21-23-38-33l-3 5c25 20 33 31 42 55 8 21 11 45 11 77s-4 59-12 78c-9 20-19 32-41 50z">
          <text:p/>
        </draw:path>
        <draw:frame draw:style-name="gr5" draw:text-style-name="P6" draw:layer="layout" svg:width="0.341cm" svg:height="0.395cm" svg:x="4.016cm" svg:y="4.921cm">
          <draw:text-box>
            <text:p text:style-name="P5"><text:span text:style-name="T1"> </text:span></text:p>
          </draw:text-box>
        </draw:frame>
        <draw:path draw:style-name="gr4" draw:text-style-name="P4" draw:layer="layout" svg:width="0.166cm" svg:height="0.205cm" svg:x="8.489cm" svg:y="5.027cm" svg:viewBox="0 0 167 206" svg:d="M167 44l-1-44h-166v6c23 1 28 5 28 27v135c0 23-3 30-28 31v7h88v-7c-22-1-28-5-28-28v-149c0-8 1-11 10-11h42c28 0 42 2 47 33z">
          <text:p/>
        </draw:path>
        <draw:frame draw:style-name="gr5" draw:text-style-name="P6" draw:layer="layout" svg:width="4.993cm" svg:height="0.395cm" svg:x="4.927cm" svg:y="4.921cm">
          <draw:text-box>
            <text:p text:style-name="P5"><text:span text:style-name="T1"><text:s/></text:span><text:span text:style-name="T1">= onde se aproxima a curva </text:span></text:p>
          </draw:text-box>
        </draw:frame>
        <draw:path draw:style-name="gr4" draw:text-style-name="P4" draw:layer="layout" svg:width="0.074cm" svg:height="0.159cm" svg:x="9.216cm" svg:y="5.071cm" svg:viewBox="0 0 75 160" svg:d="M75 34h-24l8-30c1 0 1-1 1-1 0-2-1-3-3-3-1 0-2 0-4 2-11 15-29 29-38 32-7 2-9 4-9 7 0 0 0 1 0 2h21l-20 79c-1 3-1 4-2 6-3 9-5 19-5 21 0 7 6 11 14 11 13 0 22-8 40-34l-3-2c-14 18-19 22-23 22-3 0-5-2-5-5 0-1 0-1 1-2l25-96h25z">
          <text:p/>
        </draw:path>
        <draw:frame draw:style-name="gr5" draw:text-style-name="P6" draw:layer="layout" svg:width="1.53cm" svg:height="0.395cm" svg:x="8.655cm" svg:y="4.921cm">
          <draw:text-box>
            <text:p text:style-name="P5"><text:span text:style-name="T1"><text:s/></text:span><text:span text:style-name="T1">em <text:s text:c="2"/>→∞</text:span></text:p>
          </draw:text-box>
        </draw:frame>
        <draw:frame draw:style-name="gr5" draw:text-style-name="P6" draw:layer="layout" svg:width="4.079cm" svg:height="0.378cm" svg:x="0.754cm" svg:y="5.501cm">
          <draw:text-box>
            <text:p text:style-name="P5"><text:span text:style-name="T10">Conjunto limite negativo:</text:span></text:p>
          </draw:text-box>
        </draw:frame>
        <draw:path draw:style-name="gr4" draw:text-style-name="P4" draw:layer="layout" svg:width="0.178cm" svg:height="0.144cm" svg:x="4.426cm" svg:y="5.651cm" svg:viewBox="0 0 179 145" svg:d="M179 10l-22 3c-8 25-34 63-34 63 0 0 5-14 5-31 0-22-7-45-42-45-54 0-86 58-86 96 0 27 14 49 47 49 25 0 44-19 44-20h1c0 3 0 20 25 20s40-29 40-36c0-1 0-2-1-2-4 0-12 26-30 26-7 0-9-8-9-16 0-7 1-14 3-18 4-6 59-89 59-89zM104 48c0 30-12 65-12 65 0 0-16 24-40 24-7 0-24-2-24-43 0-16 8-86 53-86 21 0 23 27 23 40z">
          <text:p/>
        </draw:path>
        <draw:path draw:style-name="gr4" draw:text-style-name="P4" draw:layer="layout" svg:width="0.082cm" svg:height="0.274cm" svg:x="4.646cm" svg:y="5.575cm" svg:viewBox="0 0 83 275" svg:d="M80 0c-23 17-33 25-45 40-22 28-35 60-35 97 0 41 13 72 41 105 14 15 22 22 38 33l4-6c-25-20-34-31-43-55-8-22-11-46-11-78 0-33 4-60 13-80 9-19 18-31 41-49z">
          <text:p/>
        </draw:path>
        <draw:path draw:style-name="gr4" draw:text-style-name="P4" draw:layer="layout" svg:width="0.171cm" svg:height="0.212cm" svg:x="4.754cm" svg:y="5.58cm" svg:viewBox="0 0 172 213" svg:d="M172 47l-1-47h-171v6c23 2 28 7 28 30v138c0 24-2 31-28 33v6h90v-6c-23-1-29-6-29-29v-154c0-8 1-11 10-11h44c30 0 44 1 49 34z">
          <text:p/>
        </draw:path>
        <draw:path draw:style-name="gr4" draw:text-style-name="P4" draw:layer="layout" svg:width="0.082cm" svg:height="0.274cm" svg:x="4.95cm" svg:y="5.575cm" svg:viewBox="0 0 83 275" svg:d="M3 275c24-16 35-24 46-39 23-28 34-60 34-97 0-41-12-72-40-105-14-15-22-22-39-34l-4 7c26 20 36 31 45 55 7 21 11 46 11 78 0 33-4 59-13 79s-20 32-43 50z">
          <text:p/>
        </draw:path>
        <draw:frame draw:style-name="gr5" draw:text-style-name="P6" draw:layer="layout" svg:width="0.341cm" svg:height="0.395cm" svg:x="4.143cm" svg:y="5.493cm">
          <draw:text-box>
            <text:p text:style-name="P5"><text:span text:style-name="T1"> </text:span></text:p>
          </draw:text-box>
        </draw:frame>
        <draw:path draw:style-name="gr4" draw:text-style-name="P4" draw:layer="layout" svg:width="0.166cm" svg:height="0.205cm" svg:x="8.595cm" svg:y="5.599cm" svg:viewBox="0 0 167 206" svg:d="M167 45l-1-45h-166v5c22 2 27 6 27 28v136c0 23-3 30-27 31v6h88v-6c-23-1-29-5-29-28v-150c0-8 1-11 10-11h43c28 0 42 2 47 34z">
          <text:p/>
        </draw:path>
        <draw:frame draw:style-name="gr5" draw:text-style-name="P6" draw:layer="layout" svg:width="4.993cm" svg:height="0.395cm" svg:x="5.033cm" svg:y="5.493cm">
          <draw:text-box>
            <text:p text:style-name="P5"><text:span text:style-name="T1"><text:s/></text:span><text:span text:style-name="T1">= onde se aproxima a curva </text:span></text:p>
          </draw:text-box>
        </draw:frame>
        <draw:path draw:style-name="gr4" draw:text-style-name="P4" draw:layer="layout" svg:width="0.074cm" svg:height="0.159cm" svg:x="9.322cm" svg:y="5.643cm" svg:viewBox="0 0 75 160" svg:d="M75 35h-23l8-30c1-1 1-1 1-1 0-3-1-4-3-4s-2 0-4 3c-11 15-30 29-39 32-7 2-9 4-9 7 0 0 0 1 0 2h21l-20 78c-1 3-1 4-2 6-3 9-5 19-5 21 0 7 6 11 14 11 13 0 22-8 41-34l-3-2c-15 18-20 22-25 22-2 0-4-2-4-6v-1l27-95h24z">
          <text:p/>
        </draw:path>
        <draw:frame draw:style-name="gr5" draw:text-style-name="P6" draw:layer="layout" svg:width="1.814cm" svg:height="0.395cm" svg:x="8.761cm" svg:y="5.493cm">
          <draw:text-box>
            <text:p text:style-name="P5"><text:span text:style-name="T1"><text:s/></text:span><text:span text:style-name="T1">em <text:s text:c="2"/>→−∞</text:span></text:p>
          </draw:text-box>
        </draw:frame>
        <draw:frame draw:style-name="gr5" draw:text-style-name="P6" draw:layer="layout" svg:width="2.047cm" svg:height="0.378cm" svg:x="0.754cm" svg:y="6.242cm">
          <draw:text-box>
            <text:p text:style-name="P5"><text:span text:style-name="T10">Divergência:</text:span></text:p>
          </draw:text-box>
        </draw:frame>
        <draw:path draw:style-name="gr4" draw:text-style-name="P4" draw:layer="layout" svg:width="0.189cm" svg:height="0.214cm" svg:x="2.75cm" svg:y="6.323cm" svg:viewBox="0 0 190 215" svg:d="M190 0h-190l93 215h7zM163 28l-58 140-59-140z">
          <text:p/>
        </draw:path>
        <draw:path draw:style-name="gr4" draw:text-style-name="P4" draw:layer="layout" svg:width="0.036cm" svg:height="0.035cm" svg:x="3.046cm" svg:y="6.438cm" svg:viewBox="0 0 37 36" svg:d="M37 18c0-10-9-18-18-18-11 0-19 8-19 18 0 13 11 18 19 18 6 0 18-5 18-18z">
          <text:p/>
        </draw:path>
        <draw:polygon draw:style-name="gr4" draw:text-style-name="P4" draw:layer="layout" svg:width="0.135cm" svg:height="0.073cm" svg:x="3.219cm" svg:y="6.301cm" svg:viewBox="0 0 136 74" draw:points="136,36 102,0 93,8 110,30 3,30 0,43 108,43 76,65 82,74">
          <text:p/>
        </draw:polygon>
        <draw:path draw:style-name="gr4" draw:text-style-name="P4" draw:layer="layout" svg:width="0.137cm" svg:height="0.143cm" svg:x="3.186cm" svg:y="6.398cm" svg:viewBox="0 0 138 144" svg:d="M133 103c-16 21-21 25-26 25-2 0-3-2-3-5 0-2 0-2 6-25l25-95h-24c-18 49-20 54-34 78-19 30-35 46-45 46-4 0-6-3-6-8 0-1 0-2 0-3l29-115-1-1c-18 4-30 6-49 9v4c13 0 14 0 17 2 2 1 3 3 3 6 0 2-1 10-4 21l-13 46c-5 22-8 33-8 38 0 12 6 18 18 18 22 0 39-17 75-78-9 33-14 55-14 62 0 9 6 15 15 15 15 0 22-6 44-37z">
          <text:p/>
        </draw:path>
        <draw:path draw:style-name="gr4" draw:text-style-name="P4" draw:layer="layout" svg:width="0.162cm" svg:height="0.082cm" svg:x="3.444cm" svg:y="6.415cm" svg:viewBox="0 0 163 83" svg:d="M163 18v-18h-163v18zM163 83v-18h-163v18z">
          <text:p/>
        </draw:path>
        <draw:path draw:style-name="gr4" draw:text-style-name="P4" draw:layer="layout" svg:width="0.149cm" svg:height="0.223cm" svg:x="3.762cm" svg:y="6.104cm" svg:viewBox="0 0 150 224" svg:d="M150 83c0-45-14-83-48-83-26 0-55 25-55 40 0 11 8 15 15 15 6 0 10-5 11-6-1-1-3-4-3-8 0-3 6-32 33-32 23 0 28 31 28 56 0 19-3 36-3 37 0-1-13-20-38-20-64 0-90 61-90 94 0 29 17 48 53 48 55 0 97-55 97-141zM114 119c0 8-8 98-58 98-19 0-28-11-28-31s15-96 60-96c18 0 26 10 26 29z">
          <text:p/>
        </draw:path>
        <draw:path draw:style-name="gr4" draw:text-style-name="P4" draw:layer="layout" svg:width="0.18cm" svg:height="0.279cm" svg:x="3.943cm" svg:y="6.108cm" svg:viewBox="0 0 181 280" svg:d="M58 89h28l-28 134c-7 33-17 51-30 51-4 0-7-2-7-5 0-1 1-2 2-4s1-3 1-5c0-6-6-12-12-12-7 0-12 6-12 13 0 11 11 19 25 19 28 0 50-31 63-89l24-102h34l2-10h-34c9-49 21-72 39-72 4 0 6 2 6 4 0 1 0 2-1 3-1 3-2 4-2 7 0 7 5 12 12 12s13-5 13-12c0-12-11-21-27-21-15 0-28 7-39 22-10 12-17 27-26 57h-29z">
          <text:p/>
        </draw:path>
        <draw:path draw:style-name="gr4" draw:text-style-name="P4" draw:layer="layout" svg:width="0.081cm" svg:height="0.159cm" svg:x="4.123cm" svg:y="6.211cm" svg:viewBox="0 0 82 160" svg:d="M50 6c0-6 0-6-6-6-15 15-37 15-44 15v8c5 0 19 0 32-7v125c0 8-1 11-23 11h-7v8c8-1 29-1 39-1s31 0 41 1v-8h-9c-22 0-23-3-23-11z">
          <text:p/>
        </draw:path>
        <draw:polygon draw:style-name="gr4" draw:text-style-name="P4" draw:layer="layout" svg:width="0.495cm" svg:height="0.017cm" svg:x="3.746cm" svg:y="6.447cm" svg:viewBox="0 0 496 18" draw:points="0,0 496,0 496,18 0,18">
          <text:p/>
        </draw:polygon>
        <draw:path draw:style-name="gr4" draw:text-style-name="P4" draw:layer="layout" svg:width="0.149cm" svg:height="0.223cm" svg:x="3.759cm" svg:y="6.537cm" svg:viewBox="0 0 150 224" svg:d="M150 83c0-46-14-83-48-83-27 0-55 25-55 39 0 12 8 16 14 16 7 0 11-5 12-6-1-1-3-4-3-9 0-3 5-31 33-31 22 0 27 30 27 56 0 20-2 37-2 37h-1c0 0-12-20-37-20-64 0-90 61-90 94 0 29 17 48 53 48 54 0 97-55 97-141zM114 119c0 8-8 98-59 98-19 0-27-10-27-31 0-19 14-96 60-96 17 0 26 10 26 29z">
          <text:p/>
        </draw:path>
        <draw:path draw:style-name="gr4" draw:text-style-name="P4" draw:layer="layout" svg:width="0.149cm" svg:height="0.143cm" svg:x="3.94cm" svg:y="6.616cm" svg:viewBox="0 0 150 144" svg:d="M136 104c-2 3-4 5-7 9-7 9-11 12-14 12-5 0-8-4-10-13-1-2-1-4-1-5-8-32-12-46-12-51 14-24 26-38 31-38 2 0 5 1 8 2 4 2 6 3 8 3 7 0 11-5 11-11 0-7-5-12-12-12-14 0-26 11-48 45l-4-17c-4-22-7-28-16-28-7 0-18 3-37 9l-3 1 1 5c12-3 15-3 18-3 7 0 9 3 14 22l9 38-26 37c-6 10-13 15-16 15-2 0-5-1-8-2-4-3-8-4-10-4-7 0-12 5-12 12 0 9 6 14 17 14 10 0 13-3 29-23 9-11 15-19 28-37l10 38c4 17 8 22 18 22 12 0 20-8 39-37z">
          <text:p/>
        </draw:path>
        <draw:path draw:style-name="gr4" draw:text-style-name="P4" draw:layer="layout" svg:width="0.081cm" svg:height="0.159cm" svg:x="4.126cm" svg:y="6.644cm" svg:viewBox="0 0 82 160" svg:d="M51 7c0-6-1-7-7-7-14 15-36 15-44 15v8c5 0 19 0 32-6v124c0 9 0 11-23 11h-7v8c8-1 30-1 39-1 10 0 32 0 41 1v-8h-7c-24 0-24-2-24-11z">
          <text:p/>
        </draw:path>
        <draw:polygon draw:style-name="gr4" draw:text-style-name="P4" draw:layer="layout" svg:width="0.162cm" svg:height="0.161cm" svg:x="4.363cm" svg:y="6.376cm" svg:viewBox="0 0 163 162" draw:points="163,89 163,71 91,71 91,0 73,0 73,71 0,71 0,89 73,89 73,162 91,162 91,89">
          <text:p/>
        </draw:polygon>
        <draw:path draw:style-name="gr4" draw:text-style-name="P4" draw:layer="layout" svg:width="0.15cm" svg:height="0.223cm" svg:x="4.663cm" svg:y="6.104cm" svg:viewBox="0 0 151 224" svg:d="M151 83c0-45-14-83-48-83-27 0-56 25-56 40 0 11 9 15 15 15 7 0 11-5 11-6-1-1-3-4-3-8 0-3 6-32 33-32 23 0 28 31 28 56 0 19-3 36-3 37 0-1-12-20-37-20-64 0-91 61-91 94 0 29 18 48 54 48 54 0 97-55 97-141zM115 119c0 8-9 98-59 98-18 0-27-11-27-31s14-96 59-96c18 0 27 10 27 29z">
          <text:p/>
        </draw:path>
        <draw:path draw:style-name="gr4" draw:text-style-name="P4" draw:layer="layout" svg:width="0.181cm" svg:height="0.279cm" svg:x="4.844cm" svg:y="6.108cm" svg:viewBox="0 0 182 280" svg:d="M58 89h28l-28 134c-6 33-17 51-30 51-4 0-6-2-6-5 0-1 0-2 1-4s1-3 1-5c0-6-5-12-12-12s-12 6-12 13c0 11 11 19 25 19 28 0 50-31 63-89l24-102h34l2-10h-34c9-49 21-72 39-72 4 0 7 2 7 4 0 1-1 2-2 3-1 3-1 4-1 7 0 7 4 12 11 12 8 0 14-5 14-12 0-12-12-21-28-21-15 0-27 7-39 22-10 12-16 27-26 57h-29z">
          <text:p/>
        </draw:path>
        <draw:path draw:style-name="gr4" draw:text-style-name="P4" draw:layer="layout" svg:width="0.098cm" svg:height="0.159cm" svg:x="5.014cm" svg:y="6.211cm" svg:viewBox="0 0 99 160" svg:d="M99 118h-6c-1 3-3 17-6 21-1 2-19 2-24 2h-42l24-23c40-34 54-46 54-71 0-28-23-47-53-47-27 0-46 22-46 44 0 12 11 13 13 13 5 0 12-3 12-12 0-7-5-12-12-12-1 0-2 0-3 0 6-18 21-26 34-26 24 0 32 24 32 40 0 25-18 45-29 57l-44 47c-3 3-3 3-3 9h93z">
          <text:p/>
        </draw:path>
        <draw:polygon draw:style-name="gr4" draw:text-style-name="P4" draw:layer="layout" svg:width="0.495cm" svg:height="0.017cm" svg:x="4.647cm" svg:y="6.447cm" svg:viewBox="0 0 496 18" draw:points="0,0 496,0 496,18 0,18">
          <text:p/>
        </draw:polygon>
        <draw:path draw:style-name="gr4" draw:text-style-name="P4" draw:layer="layout" svg:width="0.149cm" svg:height="0.223cm" svg:x="4.66cm" svg:y="6.537cm" svg:viewBox="0 0 150 224" svg:d="M150 83c0-46-14-83-48-83-26 0-55 25-55 39 0 12 8 16 15 16 6 0 10-5 11-6-1-1-3-4-3-9 0-3 6-31 33-31 23 0 28 30 28 56 0 20-3 37-3 37h-1c0 0-12-20-37-20-64 0-90 61-90 94 0 29 17 48 53 48 55 0 97-55 97-141zM114 119c0 8-8 98-58 98-18 0-28-10-28-31 0-19 15-96 60-96 18 0 26 10 26 29z">
          <text:p/>
        </draw:path>
        <draw:path draw:style-name="gr4" draw:text-style-name="P4" draw:layer="layout" svg:width="0.15cm" svg:height="0.143cm" svg:x="4.841cm" svg:y="6.616cm" svg:viewBox="0 0 151 144" svg:d="M137 104c-3 3-5 5-7 9-8 9-11 12-15 12-5 0-7-4-10-13 0-2-1-4-1-5-8-32-11-46-11-51 14-24 25-38 31-38 1 0 4 1 7 2 4 2 6 3 9 3 6 0 11-5 11-11 0-7-6-12-13-12-14 0-26 11-48 45l-3-17c-5-22-8-28-17-28-7 0-17 3-37 9l-3 1 1 5c12-3 15-3 18-3 8 0 10 3 14 22l9 38-26 37c-6 10-12 15-16 15-2 0-5-1-8-2-4-3-8-4-10-4-6 0-12 5-12 12 0 9 8 14 17 14 10 0 14-3 29-23 9-11 15-19 29-37l9 38c4 17 8 22 18 22 12 0 21-8 39-37z">
          <text:p/>
        </draw:path>
        <draw:path draw:style-name="gr4" draw:text-style-name="P4" draw:layer="layout" svg:width="0.098cm" svg:height="0.159cm" svg:x="5.018cm" svg:y="6.644cm" svg:viewBox="0 0 99 160" svg:d="M99 118h-7c-1 3-2 17-6 21-1 2-18 2-23 2h-43l24-23c40-33 55-46 55-71 0-28-23-47-53-47-28 0-46 22-46 43 0 12 10 14 12 14 5 0 12-4 12-13 0-7-5-12-12-12-1 0-2 0-3 0 6-17 21-24 34-24 24 0 34 22 34 39 0 25-20 45-31 57l-44 47c-2 3-2 3-2 9h92z">
          <text:p/>
        </draw:path>
        <draw:frame draw:style-name="gr5" draw:text-style-name="P6" draw:layer="layout" svg:width="0.341cm" svg:height="0.395cm" svg:x="2.448cm" svg:y="6.235cm">
          <draw:text-box>
            <text:p text:style-name="P5"><text:span text:style-name="T1"> </text:span></text:p>
          </draw:text-box>
        </draw:frame>
        <draw:frame draw:style-name="gr5" draw:text-style-name="P6" draw:layer="layout" svg:width="5.268cm" svg:height="0.378cm" svg:x="0.754cm" svg:y="7.026cm">
          <draw:text-box>
            <text:p text:style-name="P5"><text:span text:style-name="T10">Teorema de Poincaré-Bendixson</text:span></text:p>
          </draw:text-box>
        </draw:frame>
        <draw:path draw:style-name="gr4" draw:text-style-name="P4" draw:layer="layout" svg:width="0.179cm" svg:height="0.144cm" svg:x="13.026cm" svg:y="7.176cm" svg:viewBox="0 0 180 145" svg:d="M180 10l-22 3c-9 25-34 62-34 63 0-1 5-14 5-31 0-21-7-45-41-45-55 0-88 57-88 95 0 28 14 50 48 50 26 0 45-19 45-19 0 2 1 19 24 19 26 0 41-29 41-36 0-1-1-2-1-2-4 0-12 26-31 26-7 0-9-8-9-16 0-7 2-14 3-17 4-8 60-90 60-90zM106 47c0 30-12 66-12 66 0 1-16 24-42 24-7 0-24-2-24-44 0-16 8-85 54-85 22 0 24 27 24 39z">
          <text:p/>
        </draw:path>
        <draw:path draw:style-name="gr4" draw:text-style-name="P4" draw:layer="layout" svg:width="0.082cm" svg:height="0.273cm" svg:x="13.247cm" svg:y="7.101cm" svg:viewBox="0 0 83 274" svg:d="M80 0c-25 15-34 23-46 38-23 28-34 60-34 98 0 41 12 72 40 105 13 15 21 22 39 33l4-6c-27-20-36-31-44-55-8-21-12-46-12-78 0-34 5-60 13-80 9-20 19-32 43-50z">
          <text:p/>
        </draw:path>
        <draw:path draw:style-name="gr4" draw:text-style-name="P4" draw:layer="layout" svg:width="0.171cm" svg:height="0.212cm" svg:x="13.355cm" svg:y="7.105cm" svg:viewBox="0 0 172 213" svg:d="M172 46l-1-46h-171v6c22 2 28 6 28 29v139c0 25-3 32-28 33v6h89v-6c-22-1-29-6-29-29v-155c0-8 2-11 10-11h44c29 0 43 2 50 34z">
          <text:p/>
        </draw:path>
        <draw:path draw:style-name="gr4" draw:text-style-name="P4" draw:layer="layout" svg:width="0.082cm" svg:height="0.273cm" svg:x="13.551cm" svg:y="7.101cm" svg:viewBox="0 0 83 274" svg:d="M3 274c24-16 34-24 46-39 23-28 34-60 34-97 0-42-12-73-40-106-13-15-22-22-39-32l-4 5c26 20 35 31 44 55 8 22 11 46 11 79s-4 60-13 79c-8 20-18 32-42 50z">
          <text:p/>
        </draw:path>
        <draw:frame draw:style-name="gr5" draw:text-style-name="P6" draw:layer="layout" svg:width="10.789cm" svg:height="0.395cm" svg:x="5.181cm" svg:y="7.018cm">
          <draw:text-box>
            <text:p text:style-name="P5"><text:span text:style-name="T1">. Num sistema com apenas duas variáveis de estado, se existir </text:span></text:p>
          </draw:text-box>
        </draw:frame>
        <draw:path draw:style-name="gr4" draw:text-style-name="P4" draw:layer="layout" svg:width="0.202cm" svg:height="0.142cm" svg:x="14.106cm" svg:y="7.177cm" svg:viewBox="0 0 203 143" svg:d="M203 59c0-32-21-56-23-59h-11c2 4 10 19 10 41 0 37-24 88-56 88-12 0-20-6-20-18 0-31 17-60 17-68 0-1 0-2-2-2h-15c-10 0-2 88-51 88-22 0-23-22-23-30 0-50 36-92 43-99h-11c0 0-61 41-61 98 0 19 10 45 43 45 39 0 50-33 50-33 0 0 0 3 0 7 0 10 4 26 32 26 40 0 78-43 78-84z">
          <text:p/>
        </draw:path>
        <draw:path draw:style-name="gr4" draw:text-style-name="P4" draw:layer="layout" svg:width="0.081cm" svg:height="0.269cm" svg:x="14.354cm" svg:y="7.103cm" svg:viewBox="0 0 82 270" svg:d="M79 0c-24 15-33 23-45 38-22 28-34 59-34 96 0 40 12 71 40 103 13 16 21 23 38 33l4-5c-26-20-34-31-43-55-8-21-11-45-11-77 0-33 4-59 13-78 8-20 18-32 41-50z">
          <text:p/>
        </draw:path>
        <draw:path draw:style-name="gr4" draw:text-style-name="P4" draw:layer="layout" svg:width="0.169cm" svg:height="0.209cm" svg:x="14.46cm" svg:y="7.107cm" svg:viewBox="0 0 170 210" svg:d="M170 45l-1-45h-169v6c22 2 28 6 28 28v138c0 24-3 31-28 32v6h89v-6c-23-1-29-6-29-29v-152c0-9 1-11 10-11h44c28 0 42 1 48 33z">
          <text:p/>
        </draw:path>
        <draw:path draw:style-name="gr4" draw:text-style-name="P4" draw:layer="layout" svg:width="0.08cm" svg:height="0.269cm" svg:x="14.654cm" svg:y="7.103cm" svg:viewBox="0 0 81 270" svg:d="M2 270c24-15 34-24 46-38 22-28 33-59 33-96 0-40-11-71-39-103-13-16-22-23-39-33l-3 5c25 19 34 32 43 55 8 21 11 45 11 77 0 33-4 59-12 78-9 20-20 31-42 50z">
          <text:p/>
        </draw:path>
        <draw:frame draw:style-name="gr5" draw:text-style-name="P6" draw:layer="layout" svg:width="0.637cm" svg:height="0.395cm" svg:x="13.633cm" svg:y="7.018cm">
          <draw:text-box>
            <text:p text:style-name="P5"><text:span text:style-name="T1"><text:s/></text:span><text:span text:style-name="T1">ou </text:span></text:p>
          </draw:text-box>
        </draw:frame>
        <draw:frame draw:style-name="gr5" draw:text-style-name="P6" draw:layer="layout" svg:width="7.165cm" svg:height="0.395cm" svg:x="14.735cm" svg:y="7.018cm">
          <draw:text-box>
            <text:p text:style-name="P5"><text:span text:style-name="T1"><text:s/></text:span><text:span text:style-name="T1">, deverá ser um dos três casos seguintes:</text:span></text:p>
          </draw:text-box>
        </draw:frame>
        <draw:frame draw:style-name="gr5" draw:text-style-name="P6" draw:layer="layout" svg:width="3.837cm" svg:height="0.395cm" svg:x="1.199cm" svg:y="7.59cm">
          <draw:text-box>
            <text:p text:style-name="P5"><text:span text:style-name="T1">1. <text:s/>ponto de equilíbrio;</text:span></text:p>
          </draw:text-box>
        </draw:frame>
        <draw:frame draw:style-name="gr5" draw:text-style-name="P6" draw:layer="layout" svg:width="1.416cm" svg:height="0.395cm" svg:x="1.199cm" svg:y="7.908cm">
          <draw:text-box>
            <text:p text:style-name="P5"><text:span text:style-name="T1">2. <text:s/>ciclo;</text:span></text:p>
          </draw:text-box>
        </draw:frame>
        <draw:frame draw:style-name="gr5" draw:text-style-name="P6" draw:layer="layout" svg:width="6.589cm" svg:height="0.395cm" svg:x="1.199cm" svg:y="8.226cm">
          <draw:text-box>
            <text:p text:style-name="P5"><text:span text:style-name="T1">3. <text:s/>órbita homoclínica ou heteroclínica.</text:span></text:p>
          </draw:text-box>
        </draw:frame>
        <draw:frame draw:style-name="gr5" draw:text-style-name="P6" draw:layer="layout" svg:width="16.851cm" svg:height="0.395cm" svg:x="0.754cm" svg:y="8.798cm">
          <draw:text-box>
            <text:p text:style-name="P5"><text:span text:style-name="T1">Com 3 ou mais variáveis de estado, um conjunto limite que não seja nenhum desses 3 casos é um </text:span></text:p>
          </draw:text-box>
        </draw:frame>
        <draw:frame draw:style-name="gr5" draw:text-style-name="P6" draw:layer="layout" svg:width="2.614cm" svg:height="0.378cm" svg:x="12.955cm" svg:y="8.806cm">
          <draw:text-box>
            <text:p text:style-name="P5"><text:span text:style-name="T10">atrator estranho</text:span></text:p>
          </draw:text-box>
        </draw:frame>
        <draw:frame draw:style-name="gr5" draw:text-style-name="P6" draw:layer="layout" svg:width="0.338cm" svg:height="0.395cm" svg:x="15.095cm" svg:y="8.798cm">
          <draw:text-box>
            <text:p text:style-name="P5"><text:span text:style-name="T1">.</text:span></text:p>
          </draw:text-box>
        </draw:frame>
        <draw:frame draw:style-name="gr5" draw:text-style-name="P6" draw:layer="layout" svg:width="3.533cm" svg:height="0.378cm" svg:x="0.754cm" svg:y="9.378cm">
          <draw:text-box>
            <text:p text:style-name="P5"><text:span text:style-name="T10">Critério de Bendixson</text:span></text:p>
          </draw:text-box>
        </draw:frame>
        <draw:frame draw:style-name="gr5" draw:text-style-name="P6" draw:layer="layout" svg:width="23.146cm" svg:height="0.395cm" svg:x="3.677cm" svg:y="9.37cm">
          <draw:text-box>
            <text:p text:style-name="P5"><text:span text:style-name="T1">. Num sistema dinâmico com apenas duas variáveis de estado, se numa região simplesmente conexa do espaço de fase a divergência é</text:span></text:p>
          </draw:text-box>
        </draw:frame>
        <draw:polygon draw:style-name="gr13" draw:text-style-name="P14" draw:layer="layout" svg:width="0.254cm" svg:height="0.593cm" svg:x="0.499cm" svg:y="10.171cm" svg:viewBox="0 0 255 594" draw:points="0,0 255,0 255,594 0,594">
          <text:p/>
        </draw:polygon>
        <draw:frame draw:style-name="gr5" draw:text-style-name="P6" draw:layer="layout" svg:width="14.891cm" svg:height="0.395cm" svg:x="0.754cm" svg:y="9.688cm">
          <draw:text-box>
            <text:p text:style-name="P5"><text:span text:style-name="T1">sempre positiva ou sempre negativa, nessa região não existem nem ciclos nem órbitas.</text:span></text:p>
          </draw:text-box>
        </draw:frame>
        <draw:frame draw:style-name="gr7" draw:text-style-name="P8" draw:layer="layout" svg:width="1.141cm" svg:height="0.297cm" svg:x="7.257cm" svg:y="10.783cm">
          <draw:text-box>
            <text:p text:style-name="P5"><text:span text:style-name="T15">© 2017, </text:span></text:p>
          </draw:text-box>
        </draw:frame>
        <draw:frame draw:style-name="gr16" draw:text-style-name="P16" draw:layer="layout" svg:width="1.602cm" svg:height="0.196cm" svg:x="8.02cm" svg:y="10.862cm">
          <draw:text-box>
            <text:p text:style-name="P5"><text:span text:style-name="T16">villate (at) fe.up.pt</text:span></text:p>
          </draw:text-box>
        </draw:frame>
        <draw:polygon draw:style-name="gr13" draw:text-style-name="P14" draw:layer="layout" svg:width="19.976cm" svg:height="29.699cm" svg:x="0.499cm" svg:y="28.704cm" svg:viewBox="0 0 19977 29700" draw:points="0,0 19977,0 19977,29700 0,29700">
          <text:p/>
        </draw:polygon>
        <draw:frame draw:style-name="gr14" draw:text-style-name="P15" draw:layer="layout" svg:width="2.753cm" svg:height="0.571cm" svg:x="16.98cm" svg:y="28.704cm">
          <draw:image xlink:href="Pictures/10000000000000820000001BD458AA934825D568.jpg" xlink:type="simple" xlink:show="embed" xlink:actuate="onLoad">
            <text:p/>
          </draw:image>
        </draw:frame>
        <draw:frame draw:style-name="gr7" draw:text-style-name="P8" draw:layer="layout" svg:width="5.561cm" svg:height="0.297cm" svg:x="9.799cm" svg:y="10.783cm">
          <draw:text-box>
            <text:p text:style-name="P5"><text:span text:style-name="T15"><text:s/>— </text:span><text:span text:style-name="T15">Last modified: 2017/03/08 15:15:40 UTC</text:span></text:p>
          </draw:text-box>
        </draw:frame>
        <draw:line draw:style-name="gr15" draw:text-style-name="P15" draw:layer="layout" svg:x1="16.26cm" svg:y1="29.519cm" svg:x2="20.454cm" svg:y2="29.519cm">
          <text:p/>
        </draw:line>
        <draw:frame draw:style-name="gr7" draw:text-style-name="P8" draw:layer="layout" svg:width="4.608cm" svg:height="0.297cm" svg:x="16.26cm" svg:y="29.252cm">
          <draw:text-box>
            <text:p text:style-name="P5"><text:span text:style-name="T14">converted by Web2PDFConvert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Regular1" svg:font-family="ArialRegular"/>
    <style:font-face style:name="CourierNewRegular1" svg:font-family="CourierNewRegular"/>
    <style:font-face style:name="VerdanaRegular1" svg:font-family="VerdanaRegular"/>
    <style:font-face style:name="Arial" svg:font-family="Arial" style:font-pitch="variable"/>
    <style:font-face style:name="ArialRegular" svg:font-family="ArialRegular" style:font-pitch="variable"/>
    <style:font-face style:name="CourierNewRegular" svg:font-family="CourierNewRegula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VerdanaRegular" svg:font-family="Verdana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.3cm" fo:margin-right="0.3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24T11:32:52.060423088</dc:date>
    <meta:editing-duration>PT35S</meta:editing-duration>
    <meta:editing-cycles>1</meta:editing-cycles>
    <meta:document-statistic meta:object-count="1248"/>
    <meta:generator>LibreOffice/5.1.6.2$Linux_X86_64 LibreOffice_project/10m0$Build-2</meta:generator>
  </office:meta>
</office:document-meta>
</file>